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44mm"/>
    </style:style>
    <style:style style:name="co2" style:family="table-column">
      <style:table-column-properties fo:break-before="auto" style:column-width="26.74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24.78mm"/>
    </style:style>
    <style:style style:name="co6" style:family="table-column">
      <style:table-column-properties fo:break-before="auto" style:column-width="46.32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9.9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9.56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9.74mm" fo:break-before="auto" style:use-optimal-row-height="false"/>
    </style:style>
    <style:style style:name="ro9" style:family="table-row">
      <style:table-row-properties style:row-height="9.1mm" fo:break-before="auto" style:use-optimal-row-height="false"/>
    </style:style>
    <style:style style:name="ro10" style:family="table-row">
      <style:table-row-properties style:row-height="9.31mm" fo:break-before="auto" style:use-optimal-row-height="false"/>
    </style:style>
    <style:style style:name="ro11" style:family="table-row">
      <style:table-row-properties style:row-height="21.45mm" fo:break-before="auto" style:use-optimal-row-height="true"/>
    </style:style>
    <style:style style:name="ro12" style:family="table-row">
      <style:table-row-properties style:row-height="13.76mm" fo:break-before="auto" style:use-optimal-row-height="false"/>
    </style:style>
    <style:style style:name="ro13" style:family="table-row">
      <style:table-row-properties style:row-height="5.31mm" fo:break-before="auto" style:use-optimal-row-height="true"/>
    </style:style>
    <style:style style:name="ro14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text-align-source="value-type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84">
      <style:table-cell-properties fo:border-bottom="0.06pt solid #000000" fo:border-left="0.06pt solid #000000" fo:padding="0.71mm" fo:border-right="0.06pt solid #000000" fo:border-top="non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84">
      <style:table-cell-properties fo:padding="0.71mm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fo:padding="0.71mm"/>
    </style:style>
    <style:style style:name="ce35" style:family="table-cell" style:parent-style-name="Default" style:data-style-name="N156">
      <style:table-cell-properties fo:border-bottom="0.06pt solid #000000" fo:border-left="none" fo:padding="0.71mm" fo:border-right="none" fo:border-top="none" style:vertical-align="bottom"/>
      <style:text-properties fo:color="#00a933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</style:style>
    <style:style style:name="ce37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 style:vertical-align="bottom"/>
      <style:text-properties fo:color="#00a933"/>
    </style:style>
    <style:style style:name="ce38" style:family="table-cell" style:parent-style-name="Default" style:data-style-name="N152">
      <style:table-cell-properties fo:border-bottom="0.06pt solid #000000" style:diagonal-bl-tr="none" style:diagonal-tl-br="none" fo:border-left="none" fo:padding="0.71mm" fo:border-right="none" style:rotation-align="none" fo:border-top="none" style:vertical-align="bottom"/>
      <style:text-properties fo:color="#00a933"/>
    </style:style>
    <style:style style:name="ce17" style:family="table-cell" style:parent-style-name="Default" style:data-style-name="N1">
      <style:table-cell-properties fo:border-bottom="0.06pt solid #000000" style:diagonal-bl-tr="none" style:diagonal-tl-br="none" fo:border-left="none" fo:padding="0.71mm" fo:border-right="none" style:rotation-align="none" fo:border-top="none" style:vertical-align="bottom"/>
    </style:style>
    <style:style style:name="ce18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41" style:family="table-cell" style:parent-style-name="Default" style:data-style-name="N84">
      <style:table-cell-properties fo:border-bottom="0.06pt solid #000000" fo:border-left="none" fo:padding="0.71mm" fo:border-right="none" fo:border-top="none" style:vertical-align="bottom"/>
      <style:text-properties fo:color="#00a933"/>
    </style:style>
    <style:style style:name="ce19" style:family="table-cell" style:parent-style-name="Default" style:data-style-name="N152">
      <style:table-cell-properties fo:padding="0.71mm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52" table:default-cell-style-name="ce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erba</text:p>
          </table:table-cell>
          <table:covered-table-cell table:style-name="Default"/>
          <table:table-cell table:style-name="ce35" office:value-type="currency" office:currency="EUR" office:value="1200000" calcext:value-type="currency">
            <text:p>1 200 0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Custo do prototipo</text:p>
          </table:table-cell>
          <table:covered-table-cell table:style-name="Default"/>
          <table:table-cell table:style-name="ce35" office:value-type="currency" office:currency="EUR" office:value="300000" calcext:value-type="currency">
            <text:p>300 000 €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 table:number-columns-spanned="2" table:number-rows-spanned="1">
            <text:p>Custo de implementação da fábrica </text:p>
          </table:table-cell>
          <table:covered-table-cell table:style-name="Default"/>
          <table:table-cell table:style-name="ce35" office:value-type="currency" office:currency="EUR" office:value="200000" calcext:value-type="currency">
            <text:p>200 000 €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 table:number-columns-spanned="2" table:number-rows-spanned="1">
            <text:p>Custo de produção de cada unidade</text:p>
          </table:table-cell>
          <table:covered-table-cell table:style-name="Default"/>
          <table:table-cell table:style-name="ce35" office:value-type="currency" office:currency="EUR" office:value="20000" calcext:value-type="currency">
            <text:p>20 000 €</text:p>
          </table:table-cell>
          <table:table-cell table:number-columns-repeated="1021"/>
        </table:table-row>
        <table:table-row table:style-name="ro5">
          <table:table-cell table:style-name="ce2" table:number-columns-spanned="2" table:number-rows-spanned="1"/>
          <table:covered-table-cell table:style-name="Default"/>
          <table:table-cell table:style-name="ce14"/>
          <table:table-cell table:number-columns-repeated="1021"/>
        </table:table-row>
        <table:table-row table:style-name="ro6">
          <table:table-cell table:style-name="ce1" office:value-type="string" calcext:value-type="string" table:number-columns-spanned="2" table:number-rows-spanned="1">
            <text:p>Quantidade de doses diárias por maquina</text:p>
          </table:table-cell>
          <table:covered-table-cell table:style-name="Default"/>
          <table:table-cell table:style-name="ce37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PVP de cada dose</text:p>
          </table:table-cell>
          <table:covered-table-cell table:style-name="Default"/>
          <table:table-cell table:style-name="ce38" office:value-type="currency" office:currency="EUR" office:value="3" calcext:value-type="currency">
            <text:p>3,00 €</text:p>
          </table:table-cell>
          <table:table-cell table:number-columns-repeated="1021"/>
        </table:table-row>
        <table:table-row table:style-name="ro7">
          <table:table-cell table:style-name="ce3"/>
          <table:table-cell table:style-name="ce9"/>
          <table:table-cell table:style-name="ce14"/>
          <table:table-cell table:number-columns-repeated="1021"/>
        </table:table-row>
        <table:table-row table:style-name="ro8">
          <table:table-cell table:style-name="ce1" office:value-type="string" calcext:value-type="string" table:number-columns-spanned="2" table:number-rows-spanned="1">
            <text:p>Cada maquina amortiza-se em (dias)</text:p>
          </table:table-cell>
          <table:covered-table-cell table:style-name="ce10"/>
          <table:table-cell table:style-name="ce17" table:formula="of:=[.C4]/([.C7]*[.C6])" office:value-type="float" office:value="133.333333333333" calcext:value-type="float">
            <text:p>133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Default"/>
          <table:table-cell table:style-name="ce18"/>
          <table:table-cell table:number-columns-repeated="1021"/>
        </table:table-row>
        <table:table-row table:style-name="ro9">
          <table:table-cell table:style-name="ce1" office:value-type="string" calcext:value-type="string" table:number-columns-spanned="2" table:number-rows-spanned="1">
            <text:p>Data inicio de construção do prototipo</text:p>
          </table:table-cell>
          <table:covered-table-cell table:style-name="ce32"/>
          <table:table-cell table:style-name="ce41" office:value-type="date" office:date-value="2020-01-01" calcext:value-type="date">
            <text:p>2020-01-01</text:p>
          </table:table-cell>
          <table:table-cell table:number-columns-repeated="1021"/>
        </table:table-row>
        <table:table-row table:style-name="ro10">
          <table:table-cell table:style-name="ce1" office:value-type="string" calcext:value-type="string" table:number-columns-spanned="2" table:number-rows-spanned="1">
            <text:p>Data de construção da fábrica</text:p>
          </table:table-cell>
          <table:covered-table-cell table:style-name="Default"/>
          <table:table-cell table:style-name="ce41"/>
          <table:table-cell table:number-columns-repeated="1021"/>
        </table:table-row>
        <table:table-row table:style-name="ro1">
          <table:table-cell table:style-name="ce4"/>
          <table:table-cell table:style-name="Default"/>
          <table:table-cell table:style-name="ce18"/>
          <table:table-cell table:number-columns-repeated="1021"/>
        </table:table-row>
        <table:table-row table:style-name="ro11">
          <table:table-cell table:style-name="ce5" office:value-type="string" calcext:value-type="string">
            <text:p>Data inicial de produção de maquinas em serie, 1 por semana</text:p>
          </table:table-cell>
          <table:table-cell table:number-columns-repeated="1023"/>
        </table:table-row>
        <table:table-row table:style-name="ro12">
          <table:table-cell table:style-name="ce6" office:value-type="date" office:date-value="2020-01-01" calcext:value-type="date">
            <text:p>2020-01-01</text:p>
          </table:table-cell>
          <table:table-cell table:style-name="ce11" office:value-type="string" calcext:value-type="string">
            <text:p>Balanço com fabricação de cada maquina</text:p>
          </table:table-cell>
          <table:table-cell table:style-name="ce11" office:value-type="string" calcext:value-type="string">
            <text:p>Uso do financiamento</text:p>
          </table:table-cell>
          <table:table-cell table:style-name="ce11" office:value-type="string" calcext:value-type="string">
            <text:p>lucro das maquinas</text:p>
          </table:table-cell>
          <table:table-cell table:style-name="ce11" office:value-type="string" calcext:value-type="string">
            <text:p>Quantidade de maquinas no activo</text:p>
          </table:table-cell>
          <table:table-cell table:number-columns-repeated="1019"/>
        </table:table-row>
        <table:table-row table:style-name="ro7">
          <table:table-cell table:style-name="ce7" table:formula="of:=[.A15]+7" office:value-type="date" office:date-value="2020-01-08" calcext:value-type="date">
            <text:p>2020-01-08</text:p>
          </table:table-cell>
          <table:table-cell table:style-name="ce12" table:formula="of:=(-cpcu)*[.E16]+[.D16]" office:value-type="currency" office:currency="EUR" office:value="-18950" calcext:value-type="currency">
            <text:p>-18 950 €</text:p>
          </table:table-cell>
          <table:table-cell table:style-name="ce12" table:formula="of:=financ-custoprot-custofab+[.B16]" office:value-type="currency" office:currency="EUR" office:value="681050" calcext:value-type="currency">
            <text:p>681 050 €</text:p>
          </table:table-cell>
          <table:table-cell table:style-name="ce12" table:formula="of:=(qtdoses*pvpdose*7)*[.E16]" office:value-type="currency" office:currency="EUR" office:value="1050" calcext:value-type="currency">
            <text:p>1 050 €</text:p>
          </table:table-cell>
          <table:table-cell table:style-name="ce20" office:value-type="string" calcext:value-type="string">
            <text:p>1</text:p>
          </table:table-cell>
          <table:table-cell table:number-columns-repeated="1019"/>
        </table:table-row>
        <table:table-row table:style-name="ro13">
          <table:table-cell table:style-name="ce7" table:formula="of:=[.A16]+7" office:value-type="date" office:date-value="2020-01-15" calcext:value-type="date">
            <text:p>2020-01-15</text:p>
          </table:table-cell>
          <table:table-cell table:style-name="ce12" table:formula="of:=(-cpcu)*[.E17]+[.D17]" office:value-type="currency" office:currency="EUR" office:value="-36850" calcext:value-type="currency">
            <text:p>-36 850 €</text:p>
          </table:table-cell>
          <table:table-cell table:style-name="ce12" table:formula="of:=financ-custoprot-custofab+[.B17]" office:value-type="currency" office:currency="EUR" office:value="663150" calcext:value-type="currency">
            <text:p>663 150 €</text:p>
          </table:table-cell>
          <table:table-cell table:style-name="ce12" table:formula="of:=(qtdoses*pvpdose*7)*[.E17]+[.D16]" office:value-type="currency" office:currency="EUR" office:value="3150" calcext:value-type="currency">
            <text:p>3 150 €</text:p>
          </table:table-cell>
          <table:table-cell table:style-name="ce20" office:value-type="string" calcext:value-type="string">
            <text:p>2</text:p>
          </table:table-cell>
          <table:table-cell table:number-columns-repeated="1019"/>
        </table:table-row>
        <table:table-row table:style-name="ro13">
          <table:table-cell table:style-name="ce7" table:formula="of:=[.A17]+7" office:value-type="date" office:date-value="2020-01-22" calcext:value-type="date">
            <text:p>2020-01-22</text:p>
          </table:table-cell>
          <table:table-cell table:style-name="ce12" table:formula="of:=(-cpcu)*[.E18]+[.D18]" office:value-type="currency" office:currency="EUR" office:value="-53700" calcext:value-type="currency">
            <text:p>-53 700 €</text:p>
          </table:table-cell>
          <table:table-cell table:style-name="ce12" table:formula="of:=financ-custoprot-custofab+[.B18]" office:value-type="currency" office:currency="EUR" office:value="646300" calcext:value-type="currency">
            <text:p>646 300 €</text:p>
          </table:table-cell>
          <table:table-cell table:style-name="ce12" table:formula="of:=(qtdoses*pvpdose*7)*[.E18]+[.D17]" office:value-type="currency" office:currency="EUR" office:value="6300" calcext:value-type="currency">
            <text:p>6 300 €</text:p>
          </table:table-cell>
          <table:table-cell table:style-name="ce20" office:value-type="string" calcext:value-type="string">
            <text:p>3</text:p>
          </table:table-cell>
          <table:table-cell table:number-columns-repeated="1019"/>
        </table:table-row>
        <table:table-row table:style-name="ro13">
          <table:table-cell table:style-name="ce7" table:formula="of:=[.A18]+7" office:value-type="date" office:date-value="2020-01-29" calcext:value-type="date">
            <text:p>2020-01-29</text:p>
          </table:table-cell>
          <table:table-cell table:style-name="ce12" table:formula="of:=(-cpcu)*[.E19]+[.D19]" office:value-type="currency" office:currency="EUR" office:value="-69500" calcext:value-type="currency">
            <text:p>-69 500 €</text:p>
          </table:table-cell>
          <table:table-cell table:style-name="ce12" table:formula="of:=financ-custoprot-custofab+[.B19]" office:value-type="currency" office:currency="EUR" office:value="630500" calcext:value-type="currency">
            <text:p>630 500 €</text:p>
          </table:table-cell>
          <table:table-cell table:style-name="ce12" table:formula="of:=(qtdoses*pvpdose*7)*[.E19]+[.D18]" office:value-type="currency" office:currency="EUR" office:value="10500" calcext:value-type="currency">
            <text:p>10 500 €</text:p>
          </table:table-cell>
          <table:table-cell table:style-name="ce20" office:value-type="string" calcext:value-type="string">
            <text:p>4</text:p>
          </table:table-cell>
          <table:table-cell table:number-columns-repeated="1019"/>
        </table:table-row>
        <table:table-row table:style-name="ro13">
          <table:table-cell table:style-name="ce7" table:formula="of:=[.A19]+7" office:value-type="date" office:date-value="2020-02-05" calcext:value-type="date">
            <text:p>2020-02-05</text:p>
          </table:table-cell>
          <table:table-cell table:style-name="ce12" table:formula="of:=(-cpcu)*[.E20]+[.D20]" office:value-type="currency" office:currency="EUR" office:value="-84250" calcext:value-type="currency">
            <text:p>-84 250 €</text:p>
          </table:table-cell>
          <table:table-cell table:style-name="ce12" table:formula="of:=financ-custoprot-custofab+[.B20]" office:value-type="currency" office:currency="EUR" office:value="615750" calcext:value-type="currency">
            <text:p>615 750 €</text:p>
          </table:table-cell>
          <table:table-cell table:style-name="ce12" table:formula="of:=(qtdoses*pvpdose*7)*[.E20]+[.D19]" office:value-type="currency" office:currency="EUR" office:value="15750" calcext:value-type="currency">
            <text:p>15 750 €</text:p>
          </table:table-cell>
          <table:table-cell table:style-name="ce20" office:value-type="string" calcext:value-type="string">
            <text:p>5</text:p>
          </table:table-cell>
          <table:table-cell table:number-columns-repeated="1019"/>
        </table:table-row>
        <table:table-row table:style-name="ro13">
          <table:table-cell table:style-name="ce7" table:formula="of:=[.A20]+7" office:value-type="date" office:date-value="2020-02-12" calcext:value-type="date">
            <text:p>2020-02-12</text:p>
          </table:table-cell>
          <table:table-cell table:style-name="ce12" table:formula="of:=(-cpcu)*[.E21]+[.D21]" office:value-type="currency" office:currency="EUR" office:value="-97950" calcext:value-type="currency">
            <text:p>-97 950 €</text:p>
          </table:table-cell>
          <table:table-cell table:style-name="ce12" table:formula="of:=financ-custoprot-custofab+[.B21]" office:value-type="currency" office:currency="EUR" office:value="602050" calcext:value-type="currency">
            <text:p>602 050 €</text:p>
          </table:table-cell>
          <table:table-cell table:style-name="ce12" table:formula="of:=(qtdoses*pvpdose*7)*[.E21]+[.D20]" office:value-type="currency" office:currency="EUR" office:value="22050" calcext:value-type="currency">
            <text:p>22 050 €</text:p>
          </table:table-cell>
          <table:table-cell table:style-name="ce20" office:value-type="string" calcext:value-type="string">
            <text:p>6</text:p>
          </table:table-cell>
          <table:table-cell table:number-columns-repeated="1019"/>
        </table:table-row>
        <table:table-row table:style-name="ro13">
          <table:table-cell table:style-name="ce7" table:formula="of:=[.A21]+7" office:value-type="date" office:date-value="2020-02-19" calcext:value-type="date">
            <text:p>2020-02-19</text:p>
          </table:table-cell>
          <table:table-cell table:style-name="ce12" table:formula="of:=(-cpcu)*[.E22]+[.D22]" office:value-type="currency" office:currency="EUR" office:value="-110600" calcext:value-type="currency">
            <text:p>-110 600 €</text:p>
          </table:table-cell>
          <table:table-cell table:style-name="ce12" table:formula="of:=financ-custoprot-custofab+[.B22]" office:value-type="currency" office:currency="EUR" office:value="589400" calcext:value-type="currency">
            <text:p>589 400 €</text:p>
          </table:table-cell>
          <table:table-cell table:style-name="ce12" table:formula="of:=(qtdoses*pvpdose*7)*[.E22]+[.D21]" office:value-type="currency" office:currency="EUR" office:value="29400" calcext:value-type="currency">
            <text:p>29 400 €</text:p>
          </table:table-cell>
          <table:table-cell table:style-name="ce20" office:value-type="string" calcext:value-type="string">
            <text:p>7</text:p>
          </table:table-cell>
          <table:table-cell table:number-columns-repeated="1019"/>
        </table:table-row>
        <table:table-row table:style-name="ro13">
          <table:table-cell table:style-name="ce7" table:formula="of:=[.A22]+7" office:value-type="date" office:date-value="2020-02-26" calcext:value-type="date">
            <text:p>2020-02-26</text:p>
          </table:table-cell>
          <table:table-cell table:style-name="ce12" table:formula="of:=(-cpcu)*[.E23]+[.D23]" office:value-type="currency" office:currency="EUR" office:value="-122200" calcext:value-type="currency">
            <text:p>-122 200 €</text:p>
          </table:table-cell>
          <table:table-cell table:style-name="ce12" table:formula="of:=financ-custoprot-custofab+[.B23]" office:value-type="currency" office:currency="EUR" office:value="577800" calcext:value-type="currency">
            <text:p>577 800 €</text:p>
          </table:table-cell>
          <table:table-cell table:style-name="ce12" table:formula="of:=(qtdoses*pvpdose*7)*[.E23]+[.D22]" office:value-type="currency" office:currency="EUR" office:value="37800" calcext:value-type="currency">
            <text:p>37 800 €</text:p>
          </table:table-cell>
          <table:table-cell table:style-name="ce20" office:value-type="string" calcext:value-type="string">
            <text:p>8</text:p>
          </table:table-cell>
          <table:table-cell table:number-columns-repeated="1019"/>
        </table:table-row>
        <table:table-row table:style-name="ro13">
          <table:table-cell table:style-name="ce7" table:formula="of:=[.A23]+7" office:value-type="date" office:date-value="2020-03-04" calcext:value-type="date">
            <text:p>2020-03-04</text:p>
          </table:table-cell>
          <table:table-cell table:style-name="ce12" table:formula="of:=(-cpcu)*[.E24]+[.D24]" office:value-type="currency" office:currency="EUR" office:value="-132750" calcext:value-type="currency">
            <text:p>-132 750 €</text:p>
          </table:table-cell>
          <table:table-cell table:style-name="ce12" table:formula="of:=financ-custoprot-custofab+[.B24]" office:value-type="currency" office:currency="EUR" office:value="567250" calcext:value-type="currency">
            <text:p>567 250 €</text:p>
          </table:table-cell>
          <table:table-cell table:style-name="ce12" table:formula="of:=(qtdoses*pvpdose*7)*[.E24]+[.D23]" office:value-type="currency" office:currency="EUR" office:value="47250" calcext:value-type="currency">
            <text:p>47 250 €</text:p>
          </table:table-cell>
          <table:table-cell table:style-name="ce20" office:value-type="string" calcext:value-type="string">
            <text:p>9</text:p>
          </table:table-cell>
          <table:table-cell table:number-columns-repeated="1019"/>
        </table:table-row>
        <table:table-row table:style-name="ro13">
          <table:table-cell table:style-name="ce7" table:formula="of:=[.A24]+7" office:value-type="date" office:date-value="2020-03-11" calcext:value-type="date">
            <text:p>2020-03-11</text:p>
          </table:table-cell>
          <table:table-cell table:style-name="ce12" table:formula="of:=(-cpcu)*[.E25]+[.D25]" office:value-type="currency" office:currency="EUR" office:value="-142250" calcext:value-type="currency">
            <text:p>-142 250 €</text:p>
          </table:table-cell>
          <table:table-cell table:style-name="ce12" table:formula="of:=financ-custoprot-custofab+[.B25]" office:value-type="currency" office:currency="EUR" office:value="557750" calcext:value-type="currency">
            <text:p>557 750 €</text:p>
          </table:table-cell>
          <table:table-cell table:style-name="ce12" table:formula="of:=(qtdoses*pvpdose*7)*[.E25]+[.D24]" office:value-type="currency" office:currency="EUR" office:value="57750" calcext:value-type="currency">
            <text:p>57 750 €</text:p>
          </table:table-cell>
          <table:table-cell table:style-name="ce20" office:value-type="string" calcext:value-type="string">
            <text:p>10</text:p>
          </table:table-cell>
          <table:table-cell table:number-columns-repeated="1019"/>
        </table:table-row>
        <table:table-row table:style-name="ro13">
          <table:table-cell table:style-name="ce7" table:formula="of:=[.A25]+7" office:value-type="date" office:date-value="2020-03-18" calcext:value-type="date">
            <text:p>2020-03-18</text:p>
          </table:table-cell>
          <table:table-cell table:style-name="ce12" table:formula="of:=(-cpcu)*[.E26]+[.D26]" office:value-type="currency" office:currency="EUR" office:value="-150700" calcext:value-type="currency">
            <text:p>-150 700 €</text:p>
          </table:table-cell>
          <table:table-cell table:style-name="ce12" table:formula="of:=financ-custoprot-custofab+[.B26]" office:value-type="currency" office:currency="EUR" office:value="549300" calcext:value-type="currency">
            <text:p>549 300 €</text:p>
          </table:table-cell>
          <table:table-cell table:style-name="ce12" table:formula="of:=(qtdoses*pvpdose*7)*[.E26]+[.D25]" office:value-type="currency" office:currency="EUR" office:value="69300" calcext:value-type="currency">
            <text:p>69 300 €</text:p>
          </table:table-cell>
          <table:table-cell table:style-name="ce20" office:value-type="string" calcext:value-type="string">
            <text:p>11</text:p>
          </table:table-cell>
          <table:table-cell table:number-columns-repeated="1019"/>
        </table:table-row>
        <table:table-row table:style-name="ro13">
          <table:table-cell table:style-name="ce7" table:formula="of:=[.A26]+7" office:value-type="date" office:date-value="2020-03-25" calcext:value-type="date">
            <text:p>2020-03-25</text:p>
          </table:table-cell>
          <table:table-cell table:style-name="ce12" table:formula="of:=(-cpcu)*[.E27]+[.D27]" office:value-type="currency" office:currency="EUR" office:value="-158100" calcext:value-type="currency">
            <text:p>-158 100 €</text:p>
          </table:table-cell>
          <table:table-cell table:style-name="ce12" table:formula="of:=financ-custoprot-custofab+[.B27]" office:value-type="currency" office:currency="EUR" office:value="541900" calcext:value-type="currency">
            <text:p>541 900 €</text:p>
          </table:table-cell>
          <table:table-cell table:style-name="ce12" table:formula="of:=(qtdoses*pvpdose*7)*[.E27]+[.D26]" office:value-type="currency" office:currency="EUR" office:value="81900" calcext:value-type="currency">
            <text:p>81 900 €</text:p>
          </table:table-cell>
          <table:table-cell table:style-name="ce20" office:value-type="string" calcext:value-type="string">
            <text:p>12</text:p>
          </table:table-cell>
          <table:table-cell table:number-columns-repeated="1019"/>
        </table:table-row>
        <table:table-row table:style-name="ro13">
          <table:table-cell table:style-name="ce7" table:formula="of:=[.A27]+7" office:value-type="date" office:date-value="2020-04-01" calcext:value-type="date">
            <text:p>2020-04-01</text:p>
          </table:table-cell>
          <table:table-cell table:style-name="ce12" table:formula="of:=(-cpcu)*[.E28]+[.D28]" office:value-type="currency" office:currency="EUR" office:value="-164450" calcext:value-type="currency">
            <text:p>-164 450 €</text:p>
          </table:table-cell>
          <table:table-cell table:style-name="ce12" table:formula="of:=financ-custoprot-custofab+[.B28]" office:value-type="currency" office:currency="EUR" office:value="535550" calcext:value-type="currency">
            <text:p>535 550 €</text:p>
          </table:table-cell>
          <table:table-cell table:style-name="ce12" table:formula="of:=(qtdoses*pvpdose*7)*[.E28]+[.D27]" office:value-type="currency" office:currency="EUR" office:value="95550" calcext:value-type="currency">
            <text:p>95 550 €</text:p>
          </table:table-cell>
          <table:table-cell table:style-name="ce20" office:value-type="string" calcext:value-type="string">
            <text:p>13</text:p>
          </table:table-cell>
          <table:table-cell table:number-columns-repeated="1019"/>
        </table:table-row>
        <table:table-row table:style-name="ro13">
          <table:table-cell table:style-name="ce7" table:formula="of:=[.A28]+7" office:value-type="date" office:date-value="2020-04-08" calcext:value-type="date">
            <text:p>2020-04-08</text:p>
          </table:table-cell>
          <table:table-cell table:style-name="ce12" table:formula="of:=(-cpcu)*[.E29]+[.D29]" office:value-type="currency" office:currency="EUR" office:value="-169750" calcext:value-type="currency">
            <text:p>-169 750 €</text:p>
          </table:table-cell>
          <table:table-cell table:style-name="ce12" table:formula="of:=financ-custoprot-custofab+[.B29]" office:value-type="currency" office:currency="EUR" office:value="530250" calcext:value-type="currency">
            <text:p>530 250 €</text:p>
          </table:table-cell>
          <table:table-cell table:style-name="ce12" table:formula="of:=(qtdoses*pvpdose*7)*[.E29]+[.D28]" office:value-type="currency" office:currency="EUR" office:value="110250" calcext:value-type="currency">
            <text:p>110 250 €</text:p>
          </table:table-cell>
          <table:table-cell table:style-name="ce20" office:value-type="string" calcext:value-type="string">
            <text:p>14</text:p>
          </table:table-cell>
          <table:table-cell table:number-columns-repeated="1019"/>
        </table:table-row>
        <table:table-row table:style-name="ro13">
          <table:table-cell table:style-name="ce7" table:formula="of:=[.A29]+7" office:value-type="date" office:date-value="2020-04-15" calcext:value-type="date">
            <text:p>2020-04-15</text:p>
          </table:table-cell>
          <table:table-cell table:style-name="ce12" table:formula="of:=(-cpcu)*[.E30]+[.D30]" office:value-type="currency" office:currency="EUR" office:value="-174000" calcext:value-type="currency">
            <text:p>-174 000 €</text:p>
          </table:table-cell>
          <table:table-cell table:style-name="ce12" table:formula="of:=financ-custoprot-custofab+[.B30]" office:value-type="currency" office:currency="EUR" office:value="526000" calcext:value-type="currency">
            <text:p>526 000 €</text:p>
          </table:table-cell>
          <table:table-cell table:style-name="ce12" table:formula="of:=(qtdoses*pvpdose*7)*[.E30]+[.D29]" office:value-type="currency" office:currency="EUR" office:value="126000" calcext:value-type="currency">
            <text:p>126 000 €</text:p>
          </table:table-cell>
          <table:table-cell table:style-name="ce20" office:value-type="string" calcext:value-type="string">
            <text:p>15</text:p>
          </table:table-cell>
          <table:table-cell table:number-columns-repeated="1019"/>
        </table:table-row>
        <table:table-row table:style-name="ro13">
          <table:table-cell table:style-name="ce7" table:formula="of:=[.A30]+7" office:value-type="date" office:date-value="2020-04-22" calcext:value-type="date">
            <text:p>2020-04-22</text:p>
          </table:table-cell>
          <table:table-cell table:style-name="ce12" table:formula="of:=(-cpcu)*[.E31]+[.D31]" office:value-type="currency" office:currency="EUR" office:value="-177200" calcext:value-type="currency">
            <text:p>-177 200 €</text:p>
          </table:table-cell>
          <table:table-cell table:style-name="ce12" table:formula="of:=financ-custoprot-custofab+[.B31]" office:value-type="currency" office:currency="EUR" office:value="522800" calcext:value-type="currency">
            <text:p>522 800 €</text:p>
          </table:table-cell>
          <table:table-cell table:style-name="ce12" table:formula="of:=(qtdoses*pvpdose*7)*[.E31]+[.D30]" office:value-type="currency" office:currency="EUR" office:value="142800" calcext:value-type="currency">
            <text:p>142 800 €</text:p>
          </table:table-cell>
          <table:table-cell table:style-name="ce20" office:value-type="string" calcext:value-type="string">
            <text:p>16</text:p>
          </table:table-cell>
          <table:table-cell table:number-columns-repeated="1019"/>
        </table:table-row>
        <table:table-row table:style-name="ro13">
          <table:table-cell table:style-name="ce7" table:formula="of:=[.A31]+7" office:value-type="date" office:date-value="2020-04-29" calcext:value-type="date">
            <text:p>2020-04-29</text:p>
          </table:table-cell>
          <table:table-cell table:style-name="ce12" table:formula="of:=(-cpcu)*[.E32]+[.D32]" office:value-type="currency" office:currency="EUR" office:value="-179350" calcext:value-type="currency">
            <text:p>-179 350 €</text:p>
          </table:table-cell>
          <table:table-cell table:style-name="ce12" table:formula="of:=financ-custoprot-custofab+[.B32]" office:value-type="currency" office:currency="EUR" office:value="520650" calcext:value-type="currency">
            <text:p>520 650 €</text:p>
          </table:table-cell>
          <table:table-cell table:style-name="ce12" table:formula="of:=(qtdoses*pvpdose*7)*[.E32]+[.D31]" office:value-type="currency" office:currency="EUR" office:value="160650" calcext:value-type="currency">
            <text:p>160 650 €</text:p>
          </table:table-cell>
          <table:table-cell table:style-name="ce20" office:value-type="string" calcext:value-type="string">
            <text:p>17</text:p>
          </table:table-cell>
          <table:table-cell table:number-columns-repeated="1019"/>
        </table:table-row>
        <table:table-row table:style-name="ro13">
          <table:table-cell table:style-name="ce7" table:formula="of:=[.A32]+7" office:value-type="date" office:date-value="2020-05-06" calcext:value-type="date">
            <text:p>2020-05-06</text:p>
          </table:table-cell>
          <table:table-cell table:style-name="ce12" table:formula="of:=(-cpcu)*[.E33]+[.D33]" office:value-type="currency" office:currency="EUR" office:value="-180450" calcext:value-type="currency">
            <text:p>-180 450 €</text:p>
          </table:table-cell>
          <table:table-cell table:style-name="ce12" table:formula="of:=financ-custoprot-custofab+[.B33]" office:value-type="currency" office:currency="EUR" office:value="519550" calcext:value-type="currency">
            <text:p>519 550 €</text:p>
          </table:table-cell>
          <table:table-cell table:style-name="ce12" table:formula="of:=(qtdoses*pvpdose*7)*[.E33]+[.D32]" office:value-type="currency" office:currency="EUR" office:value="179550" calcext:value-type="currency">
            <text:p>179 550 €</text:p>
          </table:table-cell>
          <table:table-cell table:style-name="ce20" office:value-type="string" calcext:value-type="string">
            <text:p>18</text:p>
          </table:table-cell>
          <table:table-cell table:number-columns-repeated="1019"/>
        </table:table-row>
        <table:table-row table:style-name="ro13">
          <table:table-cell table:style-name="ce7" table:formula="of:=[.A33]+7" office:value-type="date" office:date-value="2020-05-13" calcext:value-type="date">
            <text:p>2020-05-13</text:p>
          </table:table-cell>
          <table:table-cell table:style-name="ce12" table:formula="of:=(-cpcu)*[.E34]+[.D34]" office:value-type="currency" office:currency="EUR" office:value="-180500" calcext:value-type="currency">
            <text:p>-180 500 €</text:p>
          </table:table-cell>
          <table:table-cell table:style-name="ce12" table:formula="of:=financ-custoprot-custofab+[.B34]" office:value-type="currency" office:currency="EUR" office:value="519500" calcext:value-type="currency">
            <text:p>519 500 €</text:p>
          </table:table-cell>
          <table:table-cell table:style-name="ce12" table:formula="of:=(qtdoses*pvpdose*7)*[.E34]+[.D33]" office:value-type="currency" office:currency="EUR" office:value="199500" calcext:value-type="currency">
            <text:p>199 500 €</text:p>
          </table:table-cell>
          <table:table-cell table:style-name="ce20" office:value-type="string" calcext:value-type="string">
            <text:p>19</text:p>
          </table:table-cell>
          <table:table-cell table:number-columns-repeated="1019"/>
        </table:table-row>
        <table:table-row table:style-name="ro13">
          <table:table-cell table:style-name="ce7" table:formula="of:=[.A34]+7" office:value-type="date" office:date-value="2020-05-20" calcext:value-type="date">
            <text:p>2020-05-20</text:p>
          </table:table-cell>
          <table:table-cell table:style-name="ce12" table:formula="of:=(-cpcu)*[.E35]+[.D35]" office:value-type="currency" office:currency="EUR" office:value="-179500" calcext:value-type="currency">
            <text:p>-179 500 €</text:p>
          </table:table-cell>
          <table:table-cell table:style-name="ce12" table:formula="of:=financ-custoprot-custofab+[.B35]" office:value-type="currency" office:currency="EUR" office:value="520500" calcext:value-type="currency">
            <text:p>520 500 €</text:p>
          </table:table-cell>
          <table:table-cell table:style-name="ce12" table:formula="of:=(qtdoses*pvpdose*7)*[.E35]+[.D34]" office:value-type="currency" office:currency="EUR" office:value="220500" calcext:value-type="currency">
            <text:p>220 500 €</text:p>
          </table:table-cell>
          <table:table-cell table:style-name="ce20" office:value-type="string" calcext:value-type="string">
            <text:p>20</text:p>
          </table:table-cell>
          <table:table-cell table:number-columns-repeated="1019"/>
        </table:table-row>
        <table:table-row table:style-name="ro13">
          <table:table-cell table:style-name="ce7" table:formula="of:=[.A35]+7" office:value-type="date" office:date-value="2020-05-27" calcext:value-type="date">
            <text:p>2020-05-27</text:p>
          </table:table-cell>
          <table:table-cell table:style-name="ce12" table:formula="of:=(-cpcu)*[.E36]+[.D36]" office:value-type="currency" office:currency="EUR" office:value="-177450" calcext:value-type="currency">
            <text:p>-177 450 €</text:p>
          </table:table-cell>
          <table:table-cell table:style-name="ce12" table:formula="of:=financ-custoprot-custofab+[.B36]" office:value-type="currency" office:currency="EUR" office:value="522550" calcext:value-type="currency">
            <text:p>522 550 €</text:p>
          </table:table-cell>
          <table:table-cell table:style-name="ce12" table:formula="of:=(qtdoses*pvpdose*7)*[.E36]+[.D35]" office:value-type="currency" office:currency="EUR" office:value="242550" calcext:value-type="currency">
            <text:p>242 550 €</text:p>
          </table:table-cell>
          <table:table-cell table:style-name="ce20" office:value-type="string" calcext:value-type="string">
            <text:p>21</text:p>
          </table:table-cell>
          <table:table-cell table:number-columns-repeated="1019"/>
        </table:table-row>
        <table:table-row table:style-name="ro13">
          <table:table-cell table:style-name="ce7" table:formula="of:=[.A36]+7" office:value-type="date" office:date-value="2020-06-03" calcext:value-type="date">
            <text:p>2020-06-03</text:p>
          </table:table-cell>
          <table:table-cell table:style-name="ce12" table:formula="of:=(-cpcu)*[.E37]+[.D37]" office:value-type="currency" office:currency="EUR" office:value="-174350" calcext:value-type="currency">
            <text:p>-174 350 €</text:p>
          </table:table-cell>
          <table:table-cell table:style-name="ce12" table:formula="of:=financ-custoprot-custofab+[.B37]" office:value-type="currency" office:currency="EUR" office:value="525650" calcext:value-type="currency">
            <text:p>525 650 €</text:p>
          </table:table-cell>
          <table:table-cell table:style-name="ce12" table:formula="of:=(qtdoses*pvpdose*7)*[.E37]+[.D36]" office:value-type="currency" office:currency="EUR" office:value="265650" calcext:value-type="currency">
            <text:p>265 650 €</text:p>
          </table:table-cell>
          <table:table-cell table:style-name="ce20" office:value-type="string" calcext:value-type="string">
            <text:p>22</text:p>
          </table:table-cell>
          <table:table-cell table:number-columns-repeated="1019"/>
        </table:table-row>
        <table:table-row table:style-name="ro13">
          <table:table-cell table:style-name="ce7" table:formula="of:=[.A37]+7" office:value-type="date" office:date-value="2020-06-10" calcext:value-type="date">
            <text:p>2020-06-10</text:p>
          </table:table-cell>
          <table:table-cell table:style-name="ce12" table:formula="of:=(-cpcu)*[.E38]+[.D38]" office:value-type="currency" office:currency="EUR" office:value="-170200" calcext:value-type="currency">
            <text:p>-170 200 €</text:p>
          </table:table-cell>
          <table:table-cell table:style-name="ce12" table:formula="of:=financ-custoprot-custofab+[.B38]" office:value-type="currency" office:currency="EUR" office:value="529800" calcext:value-type="currency">
            <text:p>529 800 €</text:p>
          </table:table-cell>
          <table:table-cell table:style-name="ce12" table:formula="of:=(qtdoses*pvpdose*7)*[.E38]+[.D37]" office:value-type="currency" office:currency="EUR" office:value="289800" calcext:value-type="currency">
            <text:p>289 800 €</text:p>
          </table:table-cell>
          <table:table-cell table:style-name="ce20" office:value-type="string" calcext:value-type="string">
            <text:p>23</text:p>
          </table:table-cell>
          <table:table-cell table:number-columns-repeated="1019"/>
        </table:table-row>
        <table:table-row table:style-name="ro13">
          <table:table-cell table:style-name="ce7" table:formula="of:=[.A38]+7" office:value-type="date" office:date-value="2020-06-17" calcext:value-type="date">
            <text:p>2020-06-17</text:p>
          </table:table-cell>
          <table:table-cell table:style-name="ce12" table:formula="of:=(-cpcu)*[.E39]+[.D39]" office:value-type="currency" office:currency="EUR" office:value="-165000" calcext:value-type="currency">
            <text:p>-165 000 €</text:p>
          </table:table-cell>
          <table:table-cell table:style-name="ce12" table:formula="of:=financ-custoprot-custofab+[.B39]" office:value-type="currency" office:currency="EUR" office:value="535000" calcext:value-type="currency">
            <text:p>535 000 €</text:p>
          </table:table-cell>
          <table:table-cell table:style-name="ce12" table:formula="of:=(qtdoses*pvpdose*7)*[.E39]+[.D38]" office:value-type="currency" office:currency="EUR" office:value="315000" calcext:value-type="currency">
            <text:p>315 000 €</text:p>
          </table:table-cell>
          <table:table-cell table:style-name="ce20" office:value-type="string" calcext:value-type="string">
            <text:p>24</text:p>
          </table:table-cell>
          <table:table-cell table:number-columns-repeated="1019"/>
        </table:table-row>
        <table:table-row table:style-name="ro13">
          <table:table-cell table:style-name="ce7" table:formula="of:=[.A39]+7" office:value-type="date" office:date-value="2020-06-24" calcext:value-type="date">
            <text:p>2020-06-24</text:p>
          </table:table-cell>
          <table:table-cell table:style-name="ce12" table:formula="of:=(-cpcu)*[.E40]+[.D40]" office:value-type="currency" office:currency="EUR" office:value="-158750" calcext:value-type="currency">
            <text:p>-158 750 €</text:p>
          </table:table-cell>
          <table:table-cell table:style-name="ce12" table:formula="of:=financ-custoprot-custofab+[.B40]" office:value-type="currency" office:currency="EUR" office:value="541250" calcext:value-type="currency">
            <text:p>541 250 €</text:p>
          </table:table-cell>
          <table:table-cell table:style-name="ce12" table:formula="of:=(qtdoses*pvpdose*7)*[.E40]+[.D39]" office:value-type="currency" office:currency="EUR" office:value="341250" calcext:value-type="currency">
            <text:p>341 250 €</text:p>
          </table:table-cell>
          <table:table-cell table:style-name="ce20" office:value-type="string" calcext:value-type="string">
            <text:p>25</text:p>
          </table:table-cell>
          <table:table-cell table:number-columns-repeated="1019"/>
        </table:table-row>
        <table:table-row table:style-name="ro13">
          <table:table-cell table:style-name="ce7" table:formula="of:=[.A40]+7" office:value-type="date" office:date-value="2020-07-01" calcext:value-type="date">
            <text:p>2020-07-01</text:p>
          </table:table-cell>
          <table:table-cell table:style-name="ce12" table:formula="of:=(-cpcu)*[.E41]+[.D41]" office:value-type="currency" office:currency="EUR" office:value="-151450" calcext:value-type="currency">
            <text:p>-151 450 €</text:p>
          </table:table-cell>
          <table:table-cell table:style-name="ce12" table:formula="of:=financ-custoprot-custofab+[.B41]" office:value-type="currency" office:currency="EUR" office:value="548550" calcext:value-type="currency">
            <text:p>548 550 €</text:p>
          </table:table-cell>
          <table:table-cell table:style-name="ce12" table:formula="of:=(qtdoses*pvpdose*7)*[.E41]+[.D40]" office:value-type="currency" office:currency="EUR" office:value="368550" calcext:value-type="currency">
            <text:p>368 550 €</text:p>
          </table:table-cell>
          <table:table-cell table:style-name="ce20" office:value-type="string" calcext:value-type="string">
            <text:p>26</text:p>
          </table:table-cell>
          <table:table-cell table:number-columns-repeated="1019"/>
        </table:table-row>
        <table:table-row table:style-name="ro13">
          <table:table-cell table:style-name="ce7" table:formula="of:=[.A41]+7" office:value-type="date" office:date-value="2020-07-08" calcext:value-type="date">
            <text:p>2020-07-08</text:p>
          </table:table-cell>
          <table:table-cell table:style-name="ce12" table:formula="of:=(-cpcu)*[.E42]+[.D42]" office:value-type="currency" office:currency="EUR" office:value="-143100" calcext:value-type="currency">
            <text:p>-143 100 €</text:p>
          </table:table-cell>
          <table:table-cell table:style-name="ce12" table:formula="of:=financ-custoprot-custofab+[.B42]" office:value-type="currency" office:currency="EUR" office:value="556900" calcext:value-type="currency">
            <text:p>556 900 €</text:p>
          </table:table-cell>
          <table:table-cell table:style-name="ce12" table:formula="of:=(qtdoses*pvpdose*7)*[.E42]+[.D41]" office:value-type="currency" office:currency="EUR" office:value="396900" calcext:value-type="currency">
            <text:p>396 900 €</text:p>
          </table:table-cell>
          <table:table-cell table:style-name="ce20" office:value-type="string" calcext:value-type="string">
            <text:p>27</text:p>
          </table:table-cell>
          <table:table-cell table:number-columns-repeated="1019"/>
        </table:table-row>
        <table:table-row table:style-name="ro13">
          <table:table-cell table:style-name="ce7" table:formula="of:=[.A42]+7" office:value-type="date" office:date-value="2020-07-15" calcext:value-type="date">
            <text:p>2020-07-15</text:p>
          </table:table-cell>
          <table:table-cell table:style-name="ce12" table:formula="of:=(-cpcu)*[.E43]+[.D43]" office:value-type="currency" office:currency="EUR" office:value="-133700" calcext:value-type="currency">
            <text:p>-133 700 €</text:p>
          </table:table-cell>
          <table:table-cell table:style-name="ce12" table:formula="of:=financ-custoprot-custofab+[.B43]" office:value-type="currency" office:currency="EUR" office:value="566300" calcext:value-type="currency">
            <text:p>566 300 €</text:p>
          </table:table-cell>
          <table:table-cell table:style-name="ce12" table:formula="of:=(qtdoses*pvpdose*7)*[.E43]+[.D42]" office:value-type="currency" office:currency="EUR" office:value="426300" calcext:value-type="currency">
            <text:p>426 300 €</text:p>
          </table:table-cell>
          <table:table-cell table:style-name="ce20" office:value-type="string" calcext:value-type="string">
            <text:p>28</text:p>
          </table:table-cell>
          <table:table-cell table:number-columns-repeated="1019"/>
        </table:table-row>
        <table:table-row table:style-name="ro13">
          <table:table-cell table:style-name="ce7" table:formula="of:=[.A43]+7" office:value-type="date" office:date-value="2020-07-22" calcext:value-type="date">
            <text:p>2020-07-22</text:p>
          </table:table-cell>
          <table:table-cell table:style-name="ce12" table:formula="of:=(-cpcu)*[.E44]+[.D44]" office:value-type="currency" office:currency="EUR" office:value="-123250" calcext:value-type="currency">
            <text:p>-123 250 €</text:p>
          </table:table-cell>
          <table:table-cell table:style-name="ce12" table:formula="of:=financ-custoprot-custofab+[.B44]" office:value-type="currency" office:currency="EUR" office:value="576750" calcext:value-type="currency">
            <text:p>576 750 €</text:p>
          </table:table-cell>
          <table:table-cell table:style-name="ce12" table:formula="of:=(qtdoses*pvpdose*7)*[.E44]+[.D43]" office:value-type="currency" office:currency="EUR" office:value="456750" calcext:value-type="currency">
            <text:p>456 750 €</text:p>
          </table:table-cell>
          <table:table-cell table:style-name="ce20" office:value-type="string" calcext:value-type="string">
            <text:p>29</text:p>
          </table:table-cell>
          <table:table-cell table:number-columns-repeated="1019"/>
        </table:table-row>
        <table:table-row table:style-name="ro13">
          <table:table-cell table:style-name="ce7" table:formula="of:=[.A44]+7" office:value-type="date" office:date-value="2020-07-29" calcext:value-type="date">
            <text:p>2020-07-29</text:p>
          </table:table-cell>
          <table:table-cell table:style-name="ce12" table:formula="of:=(-cpcu)*[.E45]+[.D45]" office:value-type="currency" office:currency="EUR" office:value="-111750" calcext:value-type="currency">
            <text:p>-111 750 €</text:p>
          </table:table-cell>
          <table:table-cell table:style-name="ce12" table:formula="of:=financ-custoprot-custofab+[.B45]" office:value-type="currency" office:currency="EUR" office:value="588250" calcext:value-type="currency">
            <text:p>588 250 €</text:p>
          </table:table-cell>
          <table:table-cell table:style-name="ce12" table:formula="of:=(qtdoses*pvpdose*7)*[.E45]+[.D44]" office:value-type="currency" office:currency="EUR" office:value="488250" calcext:value-type="currency">
            <text:p>488 250 €</text:p>
          </table:table-cell>
          <table:table-cell table:style-name="ce20" office:value-type="string" calcext:value-type="string">
            <text:p>30</text:p>
          </table:table-cell>
          <table:table-cell table:number-columns-repeated="1019"/>
        </table:table-row>
        <table:table-row table:style-name="ro13">
          <table:table-cell table:style-name="ce7" table:formula="of:=[.A45]+7" office:value-type="date" office:date-value="2020-08-05" calcext:value-type="date">
            <text:p>2020-08-05</text:p>
          </table:table-cell>
          <table:table-cell table:style-name="ce12" table:formula="of:=(-cpcu)*[.E46]+[.D46]" office:value-type="currency" office:currency="EUR" office:value="-99200" calcext:value-type="currency">
            <text:p>-99 200 €</text:p>
          </table:table-cell>
          <table:table-cell table:style-name="ce12" table:formula="of:=financ-custoprot-custofab+[.B46]" office:value-type="currency" office:currency="EUR" office:value="600800" calcext:value-type="currency">
            <text:p>600 800 €</text:p>
          </table:table-cell>
          <table:table-cell table:style-name="ce12" table:formula="of:=(qtdoses*pvpdose*7)*[.E46]+[.D45]" office:value-type="currency" office:currency="EUR" office:value="520800" calcext:value-type="currency">
            <text:p>520 800 €</text:p>
          </table:table-cell>
          <table:table-cell table:style-name="ce20" office:value-type="string" calcext:value-type="string">
            <text:p>31</text:p>
          </table:table-cell>
          <table:table-cell table:number-columns-repeated="1019"/>
        </table:table-row>
        <table:table-row table:style-name="ro13">
          <table:table-cell table:style-name="ce7" table:formula="of:=[.A46]+7" office:value-type="date" office:date-value="2020-08-12" calcext:value-type="date">
            <text:p>2020-08-12</text:p>
          </table:table-cell>
          <table:table-cell table:style-name="ce12" table:formula="of:=(-cpcu)*[.E47]+[.D47]" office:value-type="currency" office:currency="EUR" office:value="-85600" calcext:value-type="currency">
            <text:p>-85 600 €</text:p>
          </table:table-cell>
          <table:table-cell table:style-name="ce12" table:formula="of:=financ-custoprot-custofab+[.B47]" office:value-type="currency" office:currency="EUR" office:value="614400" calcext:value-type="currency">
            <text:p>614 400 €</text:p>
          </table:table-cell>
          <table:table-cell table:style-name="ce12" table:formula="of:=(qtdoses*pvpdose*7)*[.E47]+[.D46]" office:value-type="currency" office:currency="EUR" office:value="554400" calcext:value-type="currency">
            <text:p>554 400 €</text:p>
          </table:table-cell>
          <table:table-cell table:style-name="ce20" office:value-type="string" calcext:value-type="string">
            <text:p>32</text:p>
          </table:table-cell>
          <table:table-cell table:number-columns-repeated="1019"/>
        </table:table-row>
        <table:table-row table:style-name="ro13">
          <table:table-cell table:style-name="ce7" table:formula="of:=[.A47]+7" office:value-type="date" office:date-value="2020-08-19" calcext:value-type="date">
            <text:p>2020-08-19</text:p>
          </table:table-cell>
          <table:table-cell table:style-name="ce12" table:formula="of:=(-cpcu)*[.E48]+[.D48]" office:value-type="currency" office:currency="EUR" office:value="-70950" calcext:value-type="currency">
            <text:p>-70 950 €</text:p>
          </table:table-cell>
          <table:table-cell table:style-name="ce12" table:formula="of:=financ-custoprot-custofab+[.B48]" office:value-type="currency" office:currency="EUR" office:value="629050" calcext:value-type="currency">
            <text:p>629 050 €</text:p>
          </table:table-cell>
          <table:table-cell table:style-name="ce12" table:formula="of:=(qtdoses*pvpdose*7)*[.E48]+[.D47]" office:value-type="currency" office:currency="EUR" office:value="589050" calcext:value-type="currency">
            <text:p>589 050 €</text:p>
          </table:table-cell>
          <table:table-cell table:style-name="ce20" office:value-type="string" calcext:value-type="string">
            <text:p>33</text:p>
          </table:table-cell>
          <table:table-cell table:number-columns-repeated="1019"/>
        </table:table-row>
        <table:table-row table:style-name="ro13">
          <table:table-cell table:style-name="ce7" table:formula="of:=[.A48]+7" office:value-type="date" office:date-value="2020-08-26" calcext:value-type="date">
            <text:p>2020-08-26</text:p>
          </table:table-cell>
          <table:table-cell table:style-name="ce12" table:formula="of:=(-cpcu)*[.E49]+[.D49]" office:value-type="currency" office:currency="EUR" office:value="-55250" calcext:value-type="currency">
            <text:p>-55 250 €</text:p>
          </table:table-cell>
          <table:table-cell table:style-name="ce12" table:formula="of:=financ-custoprot-custofab+[.B49]" office:value-type="currency" office:currency="EUR" office:value="644750" calcext:value-type="currency">
            <text:p>644 750 €</text:p>
          </table:table-cell>
          <table:table-cell table:style-name="ce12" table:formula="of:=(qtdoses*pvpdose*7)*[.E49]+[.D48]" office:value-type="currency" office:currency="EUR" office:value="624750" calcext:value-type="currency">
            <text:p>624 750 €</text:p>
          </table:table-cell>
          <table:table-cell table:style-name="ce20" office:value-type="string" calcext:value-type="string">
            <text:p>34</text:p>
          </table:table-cell>
          <table:table-cell table:number-columns-repeated="1019"/>
        </table:table-row>
        <table:table-row table:style-name="ro13">
          <table:table-cell table:style-name="ce7" table:formula="of:=[.A49]+7" office:value-type="date" office:date-value="2020-09-02" calcext:value-type="date">
            <text:p>2020-09-02</text:p>
          </table:table-cell>
          <table:table-cell table:style-name="ce12" table:formula="of:=(-cpcu)*[.E50]+[.D50]" office:value-type="currency" office:currency="EUR" office:value="-38500" calcext:value-type="currency">
            <text:p>-38 500 €</text:p>
          </table:table-cell>
          <table:table-cell table:style-name="ce12" table:formula="of:=financ-custoprot-custofab+[.B50]" office:value-type="currency" office:currency="EUR" office:value="661500" calcext:value-type="currency">
            <text:p>661 500 €</text:p>
          </table:table-cell>
          <table:table-cell table:style-name="ce12" table:formula="of:=(qtdoses*pvpdose*7)*[.E50]+[.D49]" office:value-type="currency" office:currency="EUR" office:value="661500" calcext:value-type="currency">
            <text:p>661 500 €</text:p>
          </table:table-cell>
          <table:table-cell table:style-name="ce20" office:value-type="string" calcext:value-type="string">
            <text:p>35</text:p>
          </table:table-cell>
          <table:table-cell table:number-columns-repeated="1019"/>
        </table:table-row>
        <table:table-row table:style-name="ro13">
          <table:table-cell table:style-name="ce7" table:formula="of:=[.A50]+7" office:value-type="date" office:date-value="2020-09-09" calcext:value-type="date">
            <text:p>2020-09-09</text:p>
          </table:table-cell>
          <table:table-cell table:style-name="ce12" table:formula="of:=(-cpcu)*[.E51]+[.D51]" office:value-type="currency" office:currency="EUR" office:value="-20700" calcext:value-type="currency">
            <text:p>-20 700 €</text:p>
          </table:table-cell>
          <table:table-cell table:style-name="ce12" table:formula="of:=financ-custoprot-custofab+[.B51]" office:value-type="currency" office:currency="EUR" office:value="679300" calcext:value-type="currency">
            <text:p>679 300 €</text:p>
          </table:table-cell>
          <table:table-cell table:style-name="ce12" table:formula="of:=(qtdoses*pvpdose*7)*[.E51]+[.D50]" office:value-type="currency" office:currency="EUR" office:value="699300" calcext:value-type="currency">
            <text:p>699 300 €</text:p>
          </table:table-cell>
          <table:table-cell table:style-name="ce20" office:value-type="string" calcext:value-type="string">
            <text:p>36</text:p>
          </table:table-cell>
          <table:table-cell table:number-columns-repeated="1019"/>
        </table:table-row>
        <table:table-row table:style-name="ro13">
          <table:table-cell table:style-name="ce7" table:formula="of:=[.A51]+7" office:value-type="date" office:date-value="2020-09-16" calcext:value-type="date">
            <text:p>2020-09-16</text:p>
          </table:table-cell>
          <table:table-cell table:style-name="ce12" table:formula="of:=(-cpcu)*[.E52]+[.D52]" office:value-type="currency" office:currency="EUR" office:value="-1850" calcext:value-type="currency">
            <text:p>-1 850 €</text:p>
          </table:table-cell>
          <table:table-cell table:style-name="ce12" table:formula="of:=financ-custoprot-custofab+[.B52]" office:value-type="currency" office:currency="EUR" office:value="698150" calcext:value-type="currency">
            <text:p>698 150 €</text:p>
          </table:table-cell>
          <table:table-cell table:style-name="ce12" table:formula="of:=(qtdoses*pvpdose*7)*[.E52]+[.D51]" office:value-type="currency" office:currency="EUR" office:value="738150" calcext:value-type="currency">
            <text:p>738 150 €</text:p>
          </table:table-cell>
          <table:table-cell table:style-name="ce20" office:value-type="string" calcext:value-type="string">
            <text:p>37</text:p>
          </table:table-cell>
          <table:table-cell table:number-columns-repeated="1019"/>
        </table:table-row>
        <table:table-row table:style-name="ro13">
          <table:table-cell table:style-name="ce7" table:formula="of:=[.A52]+7" office:value-type="date" office:date-value="2020-09-23" calcext:value-type="date">
            <text:p>2020-09-23</text:p>
          </table:table-cell>
          <table:table-cell table:style-name="ce12" table:formula="of:=(-cpcu)*[.E53]+[.D53]" office:value-type="currency" office:currency="EUR" office:value="18050" calcext:value-type="currency">
            <text:p>18 050 €</text:p>
          </table:table-cell>
          <table:table-cell table:style-name="ce12" table:formula="of:=financ-custoprot-custofab+[.B53]" office:value-type="currency" office:currency="EUR" office:value="718050" calcext:value-type="currency">
            <text:p>718 050 €</text:p>
          </table:table-cell>
          <table:table-cell table:style-name="ce12" table:formula="of:=(qtdoses*pvpdose*7)*[.E53]+[.D52]" office:value-type="currency" office:currency="EUR" office:value="778050" calcext:value-type="currency">
            <text:p>778 050 €</text:p>
          </table:table-cell>
          <table:table-cell table:style-name="ce20" office:value-type="string" calcext:value-type="string">
            <text:p>38</text:p>
          </table:table-cell>
          <table:table-cell table:number-columns-repeated="1019"/>
        </table:table-row>
        <table:table-row table:style-name="ro13">
          <table:table-cell table:style-name="ce7" table:formula="of:=[.A53]+7" office:value-type="date" office:date-value="2020-09-30" calcext:value-type="date">
            <text:p>2020-09-30</text:p>
          </table:table-cell>
          <table:table-cell table:style-name="ce12" table:formula="of:=(-cpcu)*[.E54]+[.D54]" office:value-type="currency" office:currency="EUR" office:value="39000" calcext:value-type="currency">
            <text:p>39 000 €</text:p>
          </table:table-cell>
          <table:table-cell table:style-name="ce12" table:formula="of:=financ-custoprot-custofab+[.B54]" office:value-type="currency" office:currency="EUR" office:value="739000" calcext:value-type="currency">
            <text:p>739 000 €</text:p>
          </table:table-cell>
          <table:table-cell table:style-name="ce12" table:formula="of:=(qtdoses*pvpdose*7)*[.E54]+[.D53]" office:value-type="currency" office:currency="EUR" office:value="819000" calcext:value-type="currency">
            <text:p>819 000 €</text:p>
          </table:table-cell>
          <table:table-cell table:style-name="ce20" office:value-type="string" calcext:value-type="string">
            <text:p>39</text:p>
          </table:table-cell>
          <table:table-cell table:number-columns-repeated="1019"/>
        </table:table-row>
        <table:table-row table:style-name="ro13">
          <table:table-cell table:style-name="ce7" table:formula="of:=[.A54]+7" office:value-type="date" office:date-value="2020-10-07" calcext:value-type="date">
            <text:p>2020-10-07</text:p>
          </table:table-cell>
          <table:table-cell table:style-name="ce12" table:formula="of:=(-cpcu)*[.E55]+[.D55]" office:value-type="currency" office:currency="EUR" office:value="61000" calcext:value-type="currency">
            <text:p>61 000 €</text:p>
          </table:table-cell>
          <table:table-cell table:style-name="ce12" table:formula="of:=financ-custoprot-custofab+[.B55]" office:value-type="currency" office:currency="EUR" office:value="761000" calcext:value-type="currency">
            <text:p>761 000 €</text:p>
          </table:table-cell>
          <table:table-cell table:style-name="ce12" table:formula="of:=(qtdoses*pvpdose*7)*[.E55]+[.D54]" office:value-type="currency" office:currency="EUR" office:value="861000" calcext:value-type="currency">
            <text:p>861 000 €</text:p>
          </table:table-cell>
          <table:table-cell table:style-name="ce20" office:value-type="string" calcext:value-type="string">
            <text:p>40</text:p>
          </table:table-cell>
          <table:table-cell table:number-columns-repeated="1019"/>
        </table:table-row>
        <table:table-row table:style-name="ro13">
          <table:table-cell table:style-name="ce7" table:formula="of:=[.A55]+7" office:value-type="date" office:date-value="2020-10-14" calcext:value-type="date">
            <text:p>2020-10-14</text:p>
          </table:table-cell>
          <table:table-cell table:style-name="ce12" table:formula="of:=(-cpcu)*[.E56]+[.D56]" office:value-type="currency" office:currency="EUR" office:value="84050" calcext:value-type="currency">
            <text:p>84 050 €</text:p>
          </table:table-cell>
          <table:table-cell table:style-name="ce12" table:formula="of:=financ-custoprot-custofab+[.B56]" office:value-type="currency" office:currency="EUR" office:value="784050" calcext:value-type="currency">
            <text:p>784 050 €</text:p>
          </table:table-cell>
          <table:table-cell table:style-name="ce12" table:formula="of:=(qtdoses*pvpdose*7)*[.E56]+[.D55]" office:value-type="currency" office:currency="EUR" office:value="904050" calcext:value-type="currency">
            <text:p>904 050 €</text:p>
          </table:table-cell>
          <table:table-cell table:style-name="ce20" office:value-type="string" calcext:value-type="string">
            <text:p>41</text:p>
          </table:table-cell>
          <table:table-cell table:number-columns-repeated="1019"/>
        </table:table-row>
        <table:table-row table:style-name="ro13">
          <table:table-cell table:style-name="ce7" table:formula="of:=[.A56]+7" office:value-type="date" office:date-value="2020-10-21" calcext:value-type="date">
            <text:p>2020-10-21</text:p>
          </table:table-cell>
          <table:table-cell table:style-name="ce12" table:formula="of:=(-cpcu)*[.E57]+[.D57]" office:value-type="currency" office:currency="EUR" office:value="108150" calcext:value-type="currency">
            <text:p>108 150 €</text:p>
          </table:table-cell>
          <table:table-cell table:style-name="ce12" table:formula="of:=financ-custoprot-custofab+[.B57]" office:value-type="currency" office:currency="EUR" office:value="808150" calcext:value-type="currency">
            <text:p>808 150 €</text:p>
          </table:table-cell>
          <table:table-cell table:style-name="ce12" table:formula="of:=(qtdoses*pvpdose*7)*[.E57]+[.D56]" office:value-type="currency" office:currency="EUR" office:value="948150" calcext:value-type="currency">
            <text:p>948 150 €</text:p>
          </table:table-cell>
          <table:table-cell table:style-name="ce20" office:value-type="string" calcext:value-type="string">
            <text:p>42</text:p>
          </table:table-cell>
          <table:table-cell table:number-columns-repeated="1019"/>
        </table:table-row>
        <table:table-row table:style-name="ro13">
          <table:table-cell table:style-name="ce7" table:formula="of:=[.A57]+7" office:value-type="date" office:date-value="2020-10-28" calcext:value-type="date">
            <text:p>2020-10-28</text:p>
          </table:table-cell>
          <table:table-cell table:style-name="ce12" table:formula="of:=(-cpcu)*[.E58]+[.D58]" office:value-type="currency" office:currency="EUR" office:value="133300" calcext:value-type="currency">
            <text:p>133 300 €</text:p>
          </table:table-cell>
          <table:table-cell table:style-name="ce12" table:formula="of:=financ-custoprot-custofab+[.B58]" office:value-type="currency" office:currency="EUR" office:value="833300" calcext:value-type="currency">
            <text:p>833 300 €</text:p>
          </table:table-cell>
          <table:table-cell table:style-name="ce12" table:formula="of:=(qtdoses*pvpdose*7)*[.E58]+[.D57]" office:value-type="currency" office:currency="EUR" office:value="993300" calcext:value-type="currency">
            <text:p>993 300 €</text:p>
          </table:table-cell>
          <table:table-cell table:style-name="ce20" office:value-type="string" calcext:value-type="string">
            <text:p>43</text:p>
          </table:table-cell>
          <table:table-cell table:number-columns-repeated="1019"/>
        </table:table-row>
        <table:table-row table:style-name="ro13">
          <table:table-cell table:style-name="ce7" table:formula="of:=[.A58]+7" office:value-type="date" office:date-value="2020-11-04" calcext:value-type="date">
            <text:p>2020-11-04</text:p>
          </table:table-cell>
          <table:table-cell table:style-name="ce12" table:formula="of:=(-cpcu)*[.E59]+[.D59]" office:value-type="currency" office:currency="EUR" office:value="159500" calcext:value-type="currency">
            <text:p>159 500 €</text:p>
          </table:table-cell>
          <table:table-cell table:style-name="ce12" table:formula="of:=financ-custoprot-custofab+[.B59]" office:value-type="currency" office:currency="EUR" office:value="859500" calcext:value-type="currency">
            <text:p>859 500 €</text:p>
          </table:table-cell>
          <table:table-cell table:style-name="ce12" table:formula="of:=(qtdoses*pvpdose*7)*[.E59]+[.D58]" office:value-type="currency" office:currency="EUR" office:value="1039500" calcext:value-type="currency">
            <text:p>1 039 500 €</text:p>
          </table:table-cell>
          <table:table-cell table:style-name="ce20" office:value-type="string" calcext:value-type="string">
            <text:p>44</text:p>
          </table:table-cell>
          <table:table-cell table:number-columns-repeated="1019"/>
        </table:table-row>
        <table:table-row table:style-name="ro13">
          <table:table-cell table:style-name="ce7" table:formula="of:=[.A59]+7" office:value-type="date" office:date-value="2020-11-11" calcext:value-type="date">
            <text:p>2020-11-11</text:p>
          </table:table-cell>
          <table:table-cell table:style-name="ce12" table:formula="of:=(-cpcu)*[.E60]+[.D60]" office:value-type="currency" office:currency="EUR" office:value="186750" calcext:value-type="currency">
            <text:p>186 750 €</text:p>
          </table:table-cell>
          <table:table-cell table:style-name="ce12" table:formula="of:=financ-custoprot-custofab+[.B60]" office:value-type="currency" office:currency="EUR" office:value="886750" calcext:value-type="currency">
            <text:p>886 750 €</text:p>
          </table:table-cell>
          <table:table-cell table:style-name="ce12" table:formula="of:=(qtdoses*pvpdose*7)*[.E60]+[.D59]" office:value-type="currency" office:currency="EUR" office:value="1086750" calcext:value-type="currency">
            <text:p>1 086 750 €</text:p>
          </table:table-cell>
          <table:table-cell table:style-name="ce20" office:value-type="string" calcext:value-type="string">
            <text:p>45</text:p>
          </table:table-cell>
          <table:table-cell table:number-columns-repeated="1019"/>
        </table:table-row>
        <table:table-row table:style-name="ro13">
          <table:table-cell table:style-name="ce7" table:formula="of:=[.A60]+7" office:value-type="date" office:date-value="2020-11-18" calcext:value-type="date">
            <text:p>2020-11-18</text:p>
          </table:table-cell>
          <table:table-cell table:style-name="ce12" table:formula="of:=(-cpcu)*[.E61]+[.D61]" office:value-type="currency" office:currency="EUR" office:value="215050" calcext:value-type="currency">
            <text:p>215 050 €</text:p>
          </table:table-cell>
          <table:table-cell table:style-name="ce12" table:formula="of:=financ-custoprot-custofab+[.B61]" office:value-type="currency" office:currency="EUR" office:value="915050" calcext:value-type="currency">
            <text:p>915 050 €</text:p>
          </table:table-cell>
          <table:table-cell table:style-name="ce12" table:formula="of:=(qtdoses*pvpdose*7)*[.E61]+[.D60]" office:value-type="currency" office:currency="EUR" office:value="1135050" calcext:value-type="currency">
            <text:p>1 135 050 €</text:p>
          </table:table-cell>
          <table:table-cell table:style-name="ce20" office:value-type="string" calcext:value-type="string">
            <text:p>46</text:p>
          </table:table-cell>
          <table:table-cell table:number-columns-repeated="1019"/>
        </table:table-row>
        <table:table-row table:style-name="ro13">
          <table:table-cell table:style-name="ce7" table:formula="of:=[.A61]+7" office:value-type="date" office:date-value="2020-11-25" calcext:value-type="date">
            <text:p>2020-11-25</text:p>
          </table:table-cell>
          <table:table-cell table:style-name="ce12" table:formula="of:=(-cpcu)*[.E62]+[.D62]" office:value-type="currency" office:currency="EUR" office:value="244400" calcext:value-type="currency">
            <text:p>244 400 €</text:p>
          </table:table-cell>
          <table:table-cell table:style-name="ce12" table:formula="of:=financ-custoprot-custofab+[.B62]" office:value-type="currency" office:currency="EUR" office:value="944400" calcext:value-type="currency">
            <text:p>944 400 €</text:p>
          </table:table-cell>
          <table:table-cell table:style-name="ce12" table:formula="of:=(qtdoses*pvpdose*7)*[.E62]+[.D61]" office:value-type="currency" office:currency="EUR" office:value="1184400" calcext:value-type="currency">
            <text:p>1 184 400 €</text:p>
          </table:table-cell>
          <table:table-cell table:style-name="ce20" office:value-type="string" calcext:value-type="string">
            <text:p>47</text:p>
          </table:table-cell>
          <table:table-cell table:number-columns-repeated="1019"/>
        </table:table-row>
        <table:table-row table:style-name="ro13">
          <table:table-cell table:style-name="ce7" table:formula="of:=[.A62]+7" office:value-type="date" office:date-value="2020-12-02" calcext:value-type="date">
            <text:p>2020-12-02</text:p>
          </table:table-cell>
          <table:table-cell table:style-name="ce12" table:formula="of:=(-cpcu)*[.E63]+[.D63]" office:value-type="currency" office:currency="EUR" office:value="274800" calcext:value-type="currency">
            <text:p>274 800 €</text:p>
          </table:table-cell>
          <table:table-cell table:style-name="ce12" table:formula="of:=financ-custoprot-custofab+[.B63]" office:value-type="currency" office:currency="EUR" office:value="974800" calcext:value-type="currency">
            <text:p>974 800 €</text:p>
          </table:table-cell>
          <table:table-cell table:style-name="ce12" table:formula="of:=(qtdoses*pvpdose*7)*[.E63]+[.D62]" office:value-type="currency" office:currency="EUR" office:value="1234800" calcext:value-type="currency">
            <text:p>1 234 800 €</text:p>
          </table:table-cell>
          <table:table-cell table:style-name="ce20" office:value-type="string" calcext:value-type="string">
            <text:p>48</text:p>
          </table:table-cell>
          <table:table-cell table:number-columns-repeated="1019"/>
        </table:table-row>
        <table:table-row table:style-name="ro13">
          <table:table-cell table:style-name="ce7" table:formula="of:=[.A63]+7" office:value-type="date" office:date-value="2020-12-09" calcext:value-type="date">
            <text:p>2020-12-09</text:p>
          </table:table-cell>
          <table:table-cell table:style-name="ce12" table:formula="of:=(-cpcu)*[.E64]+[.D64]" office:value-type="currency" office:currency="EUR" office:value="306250" calcext:value-type="currency">
            <text:p>306 250 €</text:p>
          </table:table-cell>
          <table:table-cell table:style-name="ce12" table:formula="of:=financ-custoprot-custofab+[.B64]" office:value-type="currency" office:currency="EUR" office:value="1006250" calcext:value-type="currency">
            <text:p>1 006 250 €</text:p>
          </table:table-cell>
          <table:table-cell table:style-name="ce12" table:formula="of:=(qtdoses*pvpdose*7)*[.E64]+[.D63]" office:value-type="currency" office:currency="EUR" office:value="1286250" calcext:value-type="currency">
            <text:p>1 286 250 €</text:p>
          </table:table-cell>
          <table:table-cell table:style-name="ce20" office:value-type="string" calcext:value-type="string">
            <text:p>49</text:p>
          </table:table-cell>
          <table:table-cell table:number-columns-repeated="1019"/>
        </table:table-row>
        <table:table-row table:style-name="ro13">
          <table:table-cell table:style-name="ce7" table:formula="of:=[.A64]+7" office:value-type="date" office:date-value="2020-12-16" calcext:value-type="date">
            <text:p>2020-12-16</text:p>
          </table:table-cell>
          <table:table-cell table:style-name="ce12" table:formula="of:=(-cpcu)*[.E65]+[.D65]" office:value-type="currency" office:currency="EUR" office:value="338750" calcext:value-type="currency">
            <text:p>338 750 €</text:p>
          </table:table-cell>
          <table:table-cell table:style-name="ce12" table:formula="of:=financ-custoprot-custofab+[.B65]" office:value-type="currency" office:currency="EUR" office:value="1038750" calcext:value-type="currency">
            <text:p>1 038 750 €</text:p>
          </table:table-cell>
          <table:table-cell table:style-name="ce12" table:formula="of:=(qtdoses*pvpdose*7)*[.E65]+[.D64]" office:value-type="currency" office:currency="EUR" office:value="1338750" calcext:value-type="currency">
            <text:p>1 338 750 €</text:p>
          </table:table-cell>
          <table:table-cell table:style-name="ce20" office:value-type="string" calcext:value-type="string">
            <text:p>50</text:p>
          </table:table-cell>
          <table:table-cell table:number-columns-repeated="1019"/>
        </table:table-row>
        <table:table-row table:style-name="ro13">
          <table:table-cell table:style-name="ce7" table:formula="of:=[.A65]+7" office:value-type="date" office:date-value="2020-12-23" calcext:value-type="date">
            <text:p>2020-12-23</text:p>
          </table:table-cell>
          <table:table-cell table:style-name="ce12" table:formula="of:=(-cpcu)*[.E66]+[.D66]" office:value-type="currency" office:currency="EUR" office:value="372300" calcext:value-type="currency">
            <text:p>372 300 €</text:p>
          </table:table-cell>
          <table:table-cell table:style-name="ce12" table:formula="of:=financ-custoprot-custofab+[.B66]" office:value-type="currency" office:currency="EUR" office:value="1072300" calcext:value-type="currency">
            <text:p>1 072 300 €</text:p>
          </table:table-cell>
          <table:table-cell table:style-name="ce12" table:formula="of:=(qtdoses*pvpdose*7)*[.E66]+[.D65]" office:value-type="currency" office:currency="EUR" office:value="1392300" calcext:value-type="currency">
            <text:p>1 392 300 €</text:p>
          </table:table-cell>
          <table:table-cell table:style-name="ce20" office:value-type="string" calcext:value-type="string">
            <text:p>51</text:p>
          </table:table-cell>
          <table:table-cell table:number-columns-repeated="1019"/>
        </table:table-row>
        <table:table-row table:style-name="ro13">
          <table:table-cell table:style-name="ce7" table:formula="of:=[.A66]+7" office:value-type="date" office:date-value="2020-12-30" calcext:value-type="date">
            <text:p>2020-12-30</text:p>
          </table:table-cell>
          <table:table-cell table:style-name="ce12" table:formula="of:=(-cpcu)*[.E67]+[.D67]" office:value-type="currency" office:currency="EUR" office:value="406900" calcext:value-type="currency">
            <text:p>406 900 €</text:p>
          </table:table-cell>
          <table:table-cell table:style-name="ce12" table:formula="of:=financ-custoprot-custofab+[.B67]" office:value-type="currency" office:currency="EUR" office:value="1106900" calcext:value-type="currency">
            <text:p>1 106 900 €</text:p>
          </table:table-cell>
          <table:table-cell table:style-name="ce12" table:formula="of:=(qtdoses*pvpdose*7)*[.E67]+[.D66]" office:value-type="currency" office:currency="EUR" office:value="1446900" calcext:value-type="currency">
            <text:p>1 446 900 €</text:p>
          </table:table-cell>
          <table:table-cell table:style-name="ce20" office:value-type="string" calcext:value-type="string">
            <text:p>52</text:p>
          </table:table-cell>
          <table:table-cell table:number-columns-repeated="1019"/>
        </table:table-row>
        <table:table-row table:style-name="ro13">
          <table:table-cell table:style-name="ce7" table:formula="of:=[.A67]+7" office:value-type="date" office:date-value="2021-01-06" calcext:value-type="date">
            <text:p>2021-01-06</text:p>
          </table:table-cell>
          <table:table-cell table:style-name="ce12" table:formula="of:=(-cpcu)*[.E68]+[.D68]" office:value-type="currency" office:currency="EUR" office:value="442550" calcext:value-type="currency">
            <text:p>442 550 €</text:p>
          </table:table-cell>
          <table:table-cell table:style-name="ce12" table:formula="of:=financ-custoprot-custofab+[.B68]" office:value-type="currency" office:currency="EUR" office:value="1142550" calcext:value-type="currency">
            <text:p>1 142 550 €</text:p>
          </table:table-cell>
          <table:table-cell table:style-name="ce12" table:formula="of:=(qtdoses*pvpdose*7)*[.E68]+[.D67]" office:value-type="currency" office:currency="EUR" office:value="1502550" calcext:value-type="currency">
            <text:p>1 502 550 €</text:p>
          </table:table-cell>
          <table:table-cell table:style-name="ce20" office:value-type="string" calcext:value-type="string">
            <text:p>53</text:p>
          </table:table-cell>
          <table:table-cell table:number-columns-repeated="1019"/>
        </table:table-row>
        <table:table-row table:style-name="ro13">
          <table:table-cell table:style-name="ce7" table:formula="of:=[.A68]+7" office:value-type="date" office:date-value="2021-01-13" calcext:value-type="date">
            <text:p>2021-01-13</text:p>
          </table:table-cell>
          <table:table-cell table:style-name="ce12" table:formula="of:=(-cpcu)*[.E69]+[.D69]" office:value-type="currency" office:currency="EUR" office:value="479250" calcext:value-type="currency">
            <text:p>479 250 €</text:p>
          </table:table-cell>
          <table:table-cell table:style-name="ce12" table:formula="of:=financ-custoprot-custofab+[.B69]" office:value-type="currency" office:currency="EUR" office:value="1179250" calcext:value-type="currency">
            <text:p>1 179 250 €</text:p>
          </table:table-cell>
          <table:table-cell table:style-name="ce12" table:formula="of:=(qtdoses*pvpdose*7)*[.E69]+[.D68]" office:value-type="currency" office:currency="EUR" office:value="1559250" calcext:value-type="currency">
            <text:p>1 559 250 €</text:p>
          </table:table-cell>
          <table:table-cell table:style-name="ce20" office:value-type="string" calcext:value-type="string">
            <text:p>54</text:p>
          </table:table-cell>
          <table:table-cell table:number-columns-repeated="1019"/>
        </table:table-row>
        <table:table-row table:style-name="ro13">
          <table:table-cell table:style-name="ce7" table:formula="of:=[.A69]+7" office:value-type="date" office:date-value="2021-01-20" calcext:value-type="date">
            <text:p>2021-01-20</text:p>
          </table:table-cell>
          <table:table-cell table:style-name="ce12" table:formula="of:=(-cpcu)*[.E70]+[.D70]" office:value-type="currency" office:currency="EUR" office:value="517000" calcext:value-type="currency">
            <text:p>517 000 €</text:p>
          </table:table-cell>
          <table:table-cell table:style-name="ce12" table:formula="of:=financ-custoprot-custofab+[.B70]" office:value-type="currency" office:currency="EUR" office:value="1217000" calcext:value-type="currency">
            <text:p>1 217 000 €</text:p>
          </table:table-cell>
          <table:table-cell table:style-name="ce12" table:formula="of:=(qtdoses*pvpdose*7)*[.E70]+[.D69]" office:value-type="currency" office:currency="EUR" office:value="1617000" calcext:value-type="currency">
            <text:p>1 617 000 €</text:p>
          </table:table-cell>
          <table:table-cell table:style-name="ce20" office:value-type="string" calcext:value-type="string">
            <text:p>55</text:p>
          </table:table-cell>
          <table:table-cell table:number-columns-repeated="1019"/>
        </table:table-row>
        <table:table-row table:style-name="ro13">
          <table:table-cell table:style-name="ce7" table:formula="of:=[.A70]+7" office:value-type="date" office:date-value="2021-01-27" calcext:value-type="date">
            <text:p>2021-01-27</text:p>
          </table:table-cell>
          <table:table-cell table:style-name="ce12" table:formula="of:=(-cpcu)*[.E71]+[.D71]" office:value-type="currency" office:currency="EUR" office:value="555800" calcext:value-type="currency">
            <text:p>555 800 €</text:p>
          </table:table-cell>
          <table:table-cell table:style-name="ce12" table:formula="of:=financ-custoprot-custofab+[.B71]" office:value-type="currency" office:currency="EUR" office:value="1255800" calcext:value-type="currency">
            <text:p>1 255 800 €</text:p>
          </table:table-cell>
          <table:table-cell table:style-name="ce12" table:formula="of:=(qtdoses*pvpdose*7)*[.E71]+[.D70]" office:value-type="currency" office:currency="EUR" office:value="1675800" calcext:value-type="currency">
            <text:p>1 675 800 €</text:p>
          </table:table-cell>
          <table:table-cell table:style-name="ce20" office:value-type="string" calcext:value-type="string">
            <text:p>56</text:p>
          </table:table-cell>
          <table:table-cell table:number-columns-repeated="1019"/>
        </table:table-row>
        <table:table-row table:style-name="ro13">
          <table:table-cell table:style-name="ce7" table:formula="of:=[.A71]+7" office:value-type="date" office:date-value="2021-02-03" calcext:value-type="date">
            <text:p>2021-02-03</text:p>
          </table:table-cell>
          <table:table-cell table:style-name="ce12" table:formula="of:=(-cpcu)*[.E72]+[.D72]" office:value-type="currency" office:currency="EUR" office:value="595650" calcext:value-type="currency">
            <text:p>595 650 €</text:p>
          </table:table-cell>
          <table:table-cell table:style-name="ce12" table:formula="of:=financ-custoprot-custofab+[.B72]" office:value-type="currency" office:currency="EUR" office:value="1295650" calcext:value-type="currency">
            <text:p>1 295 650 €</text:p>
          </table:table-cell>
          <table:table-cell table:style-name="ce12" table:formula="of:=(qtdoses*pvpdose*7)*[.E72]+[.D71]" office:value-type="currency" office:currency="EUR" office:value="1735650" calcext:value-type="currency">
            <text:p>1 735 650 €</text:p>
          </table:table-cell>
          <table:table-cell table:style-name="ce20" office:value-type="string" calcext:value-type="string">
            <text:p>57</text:p>
          </table:table-cell>
          <table:table-cell table:number-columns-repeated="1019"/>
        </table:table-row>
        <table:table-row table:style-name="ro13">
          <table:table-cell table:style-name="ce7" table:formula="of:=[.A72]+7" office:value-type="date" office:date-value="2021-02-10" calcext:value-type="date">
            <text:p>2021-02-10</text:p>
          </table:table-cell>
          <table:table-cell table:style-name="ce12" table:formula="of:=(-cpcu)*[.E73]+[.D73]" office:value-type="currency" office:currency="EUR" office:value="636550" calcext:value-type="currency">
            <text:p>636 550 €</text:p>
          </table:table-cell>
          <table:table-cell table:style-name="ce12" table:formula="of:=financ-custoprot-custofab+[.B73]" office:value-type="currency" office:currency="EUR" office:value="1336550" calcext:value-type="currency">
            <text:p>1 336 550 €</text:p>
          </table:table-cell>
          <table:table-cell table:style-name="ce12" table:formula="of:=(qtdoses*pvpdose*7)*[.E73]+[.D72]" office:value-type="currency" office:currency="EUR" office:value="1796550" calcext:value-type="currency">
            <text:p>1 796 550 €</text:p>
          </table:table-cell>
          <table:table-cell table:style-name="ce20" office:value-type="string" calcext:value-type="string">
            <text:p>58</text:p>
          </table:table-cell>
          <table:table-cell table:number-columns-repeated="1019"/>
        </table:table-row>
        <table:table-row table:style-name="ro13">
          <table:table-cell table:style-name="ce7" table:formula="of:=[.A73]+7" office:value-type="date" office:date-value="2021-02-17" calcext:value-type="date">
            <text:p>2021-02-17</text:p>
          </table:table-cell>
          <table:table-cell table:style-name="ce12" table:formula="of:=(-cpcu)*[.E74]+[.D74]" office:value-type="currency" office:currency="EUR" office:value="678500" calcext:value-type="currency">
            <text:p>678 500 €</text:p>
          </table:table-cell>
          <table:table-cell table:style-name="ce12" table:formula="of:=financ-custoprot-custofab+[.B74]" office:value-type="currency" office:currency="EUR" office:value="1378500" calcext:value-type="currency">
            <text:p>1 378 500 €</text:p>
          </table:table-cell>
          <table:table-cell table:style-name="ce12" table:formula="of:=(qtdoses*pvpdose*7)*[.E74]+[.D73]" office:value-type="currency" office:currency="EUR" office:value="1858500" calcext:value-type="currency">
            <text:p>1 858 500 €</text:p>
          </table:table-cell>
          <table:table-cell table:style-name="ce20" office:value-type="string" calcext:value-type="string">
            <text:p>59</text:p>
          </table:table-cell>
          <table:table-cell table:number-columns-repeated="1019"/>
        </table:table-row>
        <table:table-row table:style-name="ro13">
          <table:table-cell table:style-name="ce7" table:formula="of:=[.A74]+7" office:value-type="date" office:date-value="2021-02-24" calcext:value-type="date">
            <text:p>2021-02-24</text:p>
          </table:table-cell>
          <table:table-cell table:style-name="ce12" table:formula="of:=(-cpcu)*[.E75]+[.D75]" office:value-type="currency" office:currency="EUR" office:value="721500" calcext:value-type="currency">
            <text:p>721 500 €</text:p>
          </table:table-cell>
          <table:table-cell table:style-name="ce12" table:formula="of:=financ-custoprot-custofab+[.B75]" office:value-type="currency" office:currency="EUR" office:value="1421500" calcext:value-type="currency">
            <text:p>1 421 500 €</text:p>
          </table:table-cell>
          <table:table-cell table:style-name="ce12" table:formula="of:=(qtdoses*pvpdose*7)*[.E75]+[.D74]" office:value-type="currency" office:currency="EUR" office:value="1921500" calcext:value-type="currency">
            <text:p>1 921 500 €</text:p>
          </table:table-cell>
          <table:table-cell table:style-name="ce20" office:value-type="string" calcext:value-type="string">
            <text:p>60</text:p>
          </table:table-cell>
          <table:table-cell table:number-columns-repeated="1019"/>
        </table:table-row>
        <table:table-row table:style-name="ro13">
          <table:table-cell table:style-name="ce7" table:formula="of:=[.A75]+7" office:value-type="date" office:date-value="2021-03-03" calcext:value-type="date">
            <text:p>2021-03-03</text:p>
          </table:table-cell>
          <table:table-cell table:style-name="ce12" table:formula="of:=(-cpcu)*[.E76]+[.D76]" office:value-type="currency" office:currency="EUR" office:value="765550" calcext:value-type="currency">
            <text:p>765 550 €</text:p>
          </table:table-cell>
          <table:table-cell table:style-name="ce12" table:formula="of:=financ-custoprot-custofab+[.B76]" office:value-type="currency" office:currency="EUR" office:value="1465550" calcext:value-type="currency">
            <text:p>1 465 550 €</text:p>
          </table:table-cell>
          <table:table-cell table:style-name="ce12" table:formula="of:=(qtdoses*pvpdose*7)*[.E76]+[.D75]" office:value-type="currency" office:currency="EUR" office:value="1985550" calcext:value-type="currency">
            <text:p>1 985 550 €</text:p>
          </table:table-cell>
          <table:table-cell table:style-name="ce20" office:value-type="string" calcext:value-type="string">
            <text:p>61</text:p>
          </table:table-cell>
          <table:table-cell table:number-columns-repeated="1019"/>
        </table:table-row>
        <table:table-row table:style-name="ro13">
          <table:table-cell table:style-name="ce7" table:formula="of:=[.A76]+7" office:value-type="date" office:date-value="2021-03-10" calcext:value-type="date">
            <text:p>2021-03-10</text:p>
          </table:table-cell>
          <table:table-cell table:style-name="ce12" table:formula="of:=(-cpcu)*[.E77]+[.D77]" office:value-type="currency" office:currency="EUR" office:value="810650" calcext:value-type="currency">
            <text:p>810 650 €</text:p>
          </table:table-cell>
          <table:table-cell table:style-name="ce12" table:formula="of:=financ-custoprot-custofab+[.B77]" office:value-type="currency" office:currency="EUR" office:value="1510650" calcext:value-type="currency">
            <text:p>1 510 650 €</text:p>
          </table:table-cell>
          <table:table-cell table:style-name="ce12" table:formula="of:=(qtdoses*pvpdose*7)*[.E77]+[.D76]" office:value-type="currency" office:currency="EUR" office:value="2050650" calcext:value-type="currency">
            <text:p>2 050 650 €</text:p>
          </table:table-cell>
          <table:table-cell table:style-name="ce20" office:value-type="string" calcext:value-type="string">
            <text:p>62</text:p>
          </table:table-cell>
          <table:table-cell table:number-columns-repeated="1019"/>
        </table:table-row>
        <table:table-row table:style-name="ro13">
          <table:table-cell table:style-name="ce7" table:formula="of:=[.A77]+7" office:value-type="date" office:date-value="2021-03-17" calcext:value-type="date">
            <text:p>2021-03-17</text:p>
          </table:table-cell>
          <table:table-cell table:style-name="ce12" table:formula="of:=(-cpcu)*[.E78]+[.D78]" office:value-type="currency" office:currency="EUR" office:value="856800" calcext:value-type="currency">
            <text:p>856 800 €</text:p>
          </table:table-cell>
          <table:table-cell table:style-name="ce12" table:formula="of:=financ-custoprot-custofab+[.B78]" office:value-type="currency" office:currency="EUR" office:value="1556800" calcext:value-type="currency">
            <text:p>1 556 800 €</text:p>
          </table:table-cell>
          <table:table-cell table:style-name="ce12" table:formula="of:=(qtdoses*pvpdose*7)*[.E78]+[.D77]" office:value-type="currency" office:currency="EUR" office:value="2116800" calcext:value-type="currency">
            <text:p>2 116 800 €</text:p>
          </table:table-cell>
          <table:table-cell table:style-name="ce20" office:value-type="string" calcext:value-type="string">
            <text:p>63</text:p>
          </table:table-cell>
          <table:table-cell table:number-columns-repeated="1019"/>
        </table:table-row>
        <table:table-row table:style-name="ro13">
          <table:table-cell table:style-name="ce7" table:formula="of:=[.A78]+7" office:value-type="date" office:date-value="2021-03-24" calcext:value-type="date">
            <text:p>2021-03-24</text:p>
          </table:table-cell>
          <table:table-cell table:style-name="ce12" table:formula="of:=(-cpcu)*[.E79]+[.D79]" office:value-type="currency" office:currency="EUR" office:value="904000" calcext:value-type="currency">
            <text:p>904 000 €</text:p>
          </table:table-cell>
          <table:table-cell table:style-name="ce12" table:formula="of:=financ-custoprot-custofab+[.B79]" office:value-type="currency" office:currency="EUR" office:value="1604000" calcext:value-type="currency">
            <text:p>1 604 000 €</text:p>
          </table:table-cell>
          <table:table-cell table:style-name="ce12" table:formula="of:=(qtdoses*pvpdose*7)*[.E79]+[.D78]" office:value-type="currency" office:currency="EUR" office:value="2184000" calcext:value-type="currency">
            <text:p>2 184 000 €</text:p>
          </table:table-cell>
          <table:table-cell table:style-name="ce20" office:value-type="string" calcext:value-type="string">
            <text:p>64</text:p>
          </table:table-cell>
          <table:table-cell table:number-columns-repeated="1019"/>
        </table:table-row>
        <table:table-row table:style-name="ro13">
          <table:table-cell table:style-name="ce7" table:formula="of:=[.A79]+7" office:value-type="date" office:date-value="2021-03-31" calcext:value-type="date">
            <text:p>2021-03-31</text:p>
          </table:table-cell>
          <table:table-cell table:style-name="ce12" table:formula="of:=(-cpcu)*[.E80]+[.D80]" office:value-type="currency" office:currency="EUR" office:value="952250" calcext:value-type="currency">
            <text:p>952 250 €</text:p>
          </table:table-cell>
          <table:table-cell table:style-name="ce12" table:formula="of:=financ-custoprot-custofab+[.B80]" office:value-type="currency" office:currency="EUR" office:value="1652250" calcext:value-type="currency">
            <text:p>1 652 250 €</text:p>
          </table:table-cell>
          <table:table-cell table:style-name="ce12" table:formula="of:=(qtdoses*pvpdose*7)*[.E80]+[.D79]" office:value-type="currency" office:currency="EUR" office:value="2252250" calcext:value-type="currency">
            <text:p>2 252 250 €</text:p>
          </table:table-cell>
          <table:table-cell table:style-name="ce20" office:value-type="string" calcext:value-type="string">
            <text:p>65</text:p>
          </table:table-cell>
          <table:table-cell table:number-columns-repeated="1019"/>
        </table:table-row>
        <table:table-row table:style-name="ro13">
          <table:table-cell table:style-name="ce7" table:formula="of:=[.A80]+7" office:value-type="date" office:date-value="2021-04-07" calcext:value-type="date">
            <text:p>2021-04-07</text:p>
          </table:table-cell>
          <table:table-cell table:style-name="ce12" table:formula="of:=(-cpcu)*[.E81]+[.D81]" office:value-type="currency" office:currency="EUR" office:value="1001550" calcext:value-type="currency">
            <text:p>1 001 550 €</text:p>
          </table:table-cell>
          <table:table-cell table:style-name="ce12" table:formula="of:=financ-custoprot-custofab+[.B81]" office:value-type="currency" office:currency="EUR" office:value="1701550" calcext:value-type="currency">
            <text:p>1 701 550 €</text:p>
          </table:table-cell>
          <table:table-cell table:style-name="ce12" table:formula="of:=(qtdoses*pvpdose*7)*[.E81]+[.D80]" office:value-type="currency" office:currency="EUR" office:value="2321550" calcext:value-type="currency">
            <text:p>2 321 550 €</text:p>
          </table:table-cell>
          <table:table-cell table:style-name="ce20" office:value-type="string" calcext:value-type="string">
            <text:p>66</text:p>
          </table:table-cell>
          <table:table-cell table:number-columns-repeated="1019"/>
        </table:table-row>
        <table:table-row table:style-name="ro13">
          <table:table-cell table:style-name="ce7" table:formula="of:=[.A81]+7" office:value-type="date" office:date-value="2021-04-14" calcext:value-type="date">
            <text:p>2021-04-14</text:p>
          </table:table-cell>
          <table:table-cell table:style-name="ce12" table:formula="of:=(-cpcu)*[.E82]+[.D82]" office:value-type="currency" office:currency="EUR" office:value="1051900" calcext:value-type="currency">
            <text:p>1 051 900 €</text:p>
          </table:table-cell>
          <table:table-cell table:style-name="ce12" table:formula="of:=financ-custoprot-custofab+[.B82]" office:value-type="currency" office:currency="EUR" office:value="1751900" calcext:value-type="currency">
            <text:p>1 751 900 €</text:p>
          </table:table-cell>
          <table:table-cell table:style-name="ce12" table:formula="of:=(qtdoses*pvpdose*7)*[.E82]+[.D81]" office:value-type="currency" office:currency="EUR" office:value="2391900" calcext:value-type="currency">
            <text:p>2 391 900 €</text:p>
          </table:table-cell>
          <table:table-cell table:style-name="ce20" office:value-type="string" calcext:value-type="string">
            <text:p>67</text:p>
          </table:table-cell>
          <table:table-cell table:number-columns-repeated="1019"/>
        </table:table-row>
        <table:table-row table:style-name="ro13">
          <table:table-cell table:style-name="ce7" table:formula="of:=[.A82]+7" office:value-type="date" office:date-value="2021-04-21" calcext:value-type="date">
            <text:p>2021-04-21</text:p>
          </table:table-cell>
          <table:table-cell table:style-name="ce12" table:formula="of:=(-cpcu)*[.E83]+[.D83]" office:value-type="currency" office:currency="EUR" office:value="1103300" calcext:value-type="currency">
            <text:p>1 103 300 €</text:p>
          </table:table-cell>
          <table:table-cell table:style-name="ce12" table:formula="of:=financ-custoprot-custofab+[.B83]" office:value-type="currency" office:currency="EUR" office:value="1803300" calcext:value-type="currency">
            <text:p>1 803 300 €</text:p>
          </table:table-cell>
          <table:table-cell table:style-name="ce12" table:formula="of:=(qtdoses*pvpdose*7)*[.E83]+[.D82]" office:value-type="currency" office:currency="EUR" office:value="2463300" calcext:value-type="currency">
            <text:p>2 463 300 €</text:p>
          </table:table-cell>
          <table:table-cell table:style-name="ce20" office:value-type="string" calcext:value-type="string">
            <text:p>68</text:p>
          </table:table-cell>
          <table:table-cell table:number-columns-repeated="1019"/>
        </table:table-row>
        <table:table-row table:style-name="ro13">
          <table:table-cell table:style-name="ce7" table:formula="of:=[.A83]+7" office:value-type="date" office:date-value="2021-04-28" calcext:value-type="date">
            <text:p>2021-04-28</text:p>
          </table:table-cell>
          <table:table-cell table:style-name="ce12" table:formula="of:=(-cpcu)*[.E84]+[.D84]" office:value-type="currency" office:currency="EUR" office:value="1155750" calcext:value-type="currency">
            <text:p>1 155 750 €</text:p>
          </table:table-cell>
          <table:table-cell table:style-name="ce12" table:formula="of:=financ-custoprot-custofab+[.B84]" office:value-type="currency" office:currency="EUR" office:value="1855750" calcext:value-type="currency">
            <text:p>1 855 750 €</text:p>
          </table:table-cell>
          <table:table-cell table:style-name="ce12" table:formula="of:=(qtdoses*pvpdose*7)*[.E84]+[.D83]" office:value-type="currency" office:currency="EUR" office:value="2535750" calcext:value-type="currency">
            <text:p>2 535 750 €</text:p>
          </table:table-cell>
          <table:table-cell table:style-name="ce20" office:value-type="string" calcext:value-type="string">
            <text:p>69</text:p>
          </table:table-cell>
          <table:table-cell table:number-columns-repeated="1019"/>
        </table:table-row>
        <table:table-row table:style-name="ro13">
          <table:table-cell table:style-name="ce7" table:formula="of:=[.A84]+7" office:value-type="date" office:date-value="2021-05-05" calcext:value-type="date">
            <text:p>2021-05-05</text:p>
          </table:table-cell>
          <table:table-cell table:style-name="ce12" table:formula="of:=(-cpcu)*[.E85]+[.D85]" office:value-type="currency" office:currency="EUR" office:value="1209250" calcext:value-type="currency">
            <text:p>1 209 250 €</text:p>
          </table:table-cell>
          <table:table-cell table:style-name="ce12" table:formula="of:=financ-custoprot-custofab+[.B85]" office:value-type="currency" office:currency="EUR" office:value="1909250" calcext:value-type="currency">
            <text:p>1 909 250 €</text:p>
          </table:table-cell>
          <table:table-cell table:style-name="ce12" table:formula="of:=(qtdoses*pvpdose*7)*[.E85]+[.D84]" office:value-type="currency" office:currency="EUR" office:value="2609250" calcext:value-type="currency">
            <text:p>2 609 250 €</text:p>
          </table:table-cell>
          <table:table-cell table:style-name="ce20" office:value-type="string" calcext:value-type="string">
            <text:p>70</text:p>
          </table:table-cell>
          <table:table-cell table:number-columns-repeated="1019"/>
        </table:table-row>
        <table:table-row table:style-name="ro13">
          <table:table-cell table:style-name="ce7" table:formula="of:=[.A85]+7" office:value-type="date" office:date-value="2021-05-12" calcext:value-type="date">
            <text:p>2021-05-12</text:p>
          </table:table-cell>
          <table:table-cell table:style-name="ce12" table:formula="of:=(-cpcu)*[.E86]+[.D86]" office:value-type="currency" office:currency="EUR" office:value="1263800" calcext:value-type="currency">
            <text:p>1 263 800 €</text:p>
          </table:table-cell>
          <table:table-cell table:style-name="ce12" table:formula="of:=financ-custoprot-custofab+[.B86]" office:value-type="currency" office:currency="EUR" office:value="1963800" calcext:value-type="currency">
            <text:p>1 963 800 €</text:p>
          </table:table-cell>
          <table:table-cell table:style-name="ce12" table:formula="of:=(qtdoses*pvpdose*7)*[.E86]+[.D85]" office:value-type="currency" office:currency="EUR" office:value="2683800" calcext:value-type="currency">
            <text:p>2 683 800 €</text:p>
          </table:table-cell>
          <table:table-cell table:style-name="ce20" office:value-type="string" calcext:value-type="string">
            <text:p>71</text:p>
          </table:table-cell>
          <table:table-cell table:number-columns-repeated="1019"/>
        </table:table-row>
        <table:table-row table:style-name="ro13">
          <table:table-cell table:style-name="ce7" table:formula="of:=[.A86]+7" office:value-type="date" office:date-value="2021-05-19" calcext:value-type="date">
            <text:p>2021-05-19</text:p>
          </table:table-cell>
          <table:table-cell table:style-name="ce12" table:formula="of:=(-cpcu)*[.E87]+[.D87]" office:value-type="currency" office:currency="EUR" office:value="1319400" calcext:value-type="currency">
            <text:p>1 319 400 €</text:p>
          </table:table-cell>
          <table:table-cell table:style-name="ce12" table:formula="of:=financ-custoprot-custofab+[.B87]" office:value-type="currency" office:currency="EUR" office:value="2019400" calcext:value-type="currency">
            <text:p>2 019 400 €</text:p>
          </table:table-cell>
          <table:table-cell table:style-name="ce12" table:formula="of:=(qtdoses*pvpdose*7)*[.E87]+[.D86]" office:value-type="currency" office:currency="EUR" office:value="2759400" calcext:value-type="currency">
            <text:p>2 759 400 €</text:p>
          </table:table-cell>
          <table:table-cell table:style-name="ce20" office:value-type="string" calcext:value-type="string">
            <text:p>72</text:p>
          </table:table-cell>
          <table:table-cell table:number-columns-repeated="1019"/>
        </table:table-row>
        <table:table-row table:style-name="ro13">
          <table:table-cell table:style-name="ce7" table:formula="of:=[.A87]+7" office:value-type="date" office:date-value="2021-05-26" calcext:value-type="date">
            <text:p>2021-05-26</text:p>
          </table:table-cell>
          <table:table-cell table:style-name="ce12" table:formula="of:=(-cpcu)*[.E88]+[.D88]" office:value-type="currency" office:currency="EUR" office:value="1376050" calcext:value-type="currency">
            <text:p>1 376 050 €</text:p>
          </table:table-cell>
          <table:table-cell table:style-name="ce12" table:formula="of:=financ-custoprot-custofab+[.B88]" office:value-type="currency" office:currency="EUR" office:value="2076050" calcext:value-type="currency">
            <text:p>2 076 050 €</text:p>
          </table:table-cell>
          <table:table-cell table:style-name="ce12" table:formula="of:=(qtdoses*pvpdose*7)*[.E88]+[.D87]" office:value-type="currency" office:currency="EUR" office:value="2836050" calcext:value-type="currency">
            <text:p>2 836 050 €</text:p>
          </table:table-cell>
          <table:table-cell table:style-name="ce20" office:value-type="string" calcext:value-type="string">
            <text:p>73</text:p>
          </table:table-cell>
          <table:table-cell table:number-columns-repeated="1019"/>
        </table:table-row>
        <table:table-row table:style-name="ro13">
          <table:table-cell table:style-name="ce7" table:formula="of:=[.A88]+7" office:value-type="date" office:date-value="2021-06-02" calcext:value-type="date">
            <text:p>2021-06-02</text:p>
          </table:table-cell>
          <table:table-cell table:style-name="ce12" table:formula="of:=(-cpcu)*[.E89]+[.D89]" office:value-type="currency" office:currency="EUR" office:value="1433750" calcext:value-type="currency">
            <text:p>1 433 750 €</text:p>
          </table:table-cell>
          <table:table-cell table:style-name="ce12" table:formula="of:=financ-custoprot-custofab+[.B89]" office:value-type="currency" office:currency="EUR" office:value="2133750" calcext:value-type="currency">
            <text:p>2 133 750 €</text:p>
          </table:table-cell>
          <table:table-cell table:style-name="ce12" table:formula="of:=(qtdoses*pvpdose*7)*[.E89]+[.D88]" office:value-type="currency" office:currency="EUR" office:value="2913750" calcext:value-type="currency">
            <text:p>2 913 750 €</text:p>
          </table:table-cell>
          <table:table-cell table:style-name="ce20" office:value-type="string" calcext:value-type="string">
            <text:p>74</text:p>
          </table:table-cell>
          <table:table-cell table:number-columns-repeated="1019"/>
        </table:table-row>
        <table:table-row table:style-name="ro13">
          <table:table-cell table:style-name="ce7" table:formula="of:=[.A89]+7" office:value-type="date" office:date-value="2021-06-09" calcext:value-type="date">
            <text:p>2021-06-09</text:p>
          </table:table-cell>
          <table:table-cell table:style-name="ce12" table:formula="of:=(-cpcu)*[.E90]+[.D90]" office:value-type="currency" office:currency="EUR" office:value="1492500" calcext:value-type="currency">
            <text:p>1 492 500 €</text:p>
          </table:table-cell>
          <table:table-cell table:style-name="ce12" table:formula="of:=financ-custoprot-custofab+[.B90]" office:value-type="currency" office:currency="EUR" office:value="2192500" calcext:value-type="currency">
            <text:p>2 192 500 €</text:p>
          </table:table-cell>
          <table:table-cell table:style-name="ce12" table:formula="of:=(qtdoses*pvpdose*7)*[.E90]+[.D89]" office:value-type="currency" office:currency="EUR" office:value="2992500" calcext:value-type="currency">
            <text:p>2 992 500 €</text:p>
          </table:table-cell>
          <table:table-cell table:style-name="ce20" office:value-type="string" calcext:value-type="string">
            <text:p>75</text:p>
          </table:table-cell>
          <table:table-cell table:number-columns-repeated="1019"/>
        </table:table-row>
        <table:table-row table:style-name="ro13">
          <table:table-cell table:style-name="ce7" table:formula="of:=[.A90]+7" office:value-type="date" office:date-value="2021-06-16" calcext:value-type="date">
            <text:p>2021-06-16</text:p>
          </table:table-cell>
          <table:table-cell table:style-name="ce12" table:formula="of:=(-cpcu)*[.E91]+[.D91]" office:value-type="currency" office:currency="EUR" office:value="1552300" calcext:value-type="currency">
            <text:p>1 552 300 €</text:p>
          </table:table-cell>
          <table:table-cell table:style-name="ce12" table:formula="of:=financ-custoprot-custofab+[.B91]" office:value-type="currency" office:currency="EUR" office:value="2252300" calcext:value-type="currency">
            <text:p>2 252 300 €</text:p>
          </table:table-cell>
          <table:table-cell table:style-name="ce12" table:formula="of:=(qtdoses*pvpdose*7)*[.E91]+[.D90]" office:value-type="currency" office:currency="EUR" office:value="3072300" calcext:value-type="currency">
            <text:p>3 072 300 €</text:p>
          </table:table-cell>
          <table:table-cell table:style-name="ce20" office:value-type="string" calcext:value-type="string">
            <text:p>76</text:p>
          </table:table-cell>
          <table:table-cell table:number-columns-repeated="1019"/>
        </table:table-row>
        <table:table-row table:style-name="ro13">
          <table:table-cell table:style-name="ce7" table:formula="of:=[.A91]+7" office:value-type="date" office:date-value="2021-06-23" calcext:value-type="date">
            <text:p>2021-06-23</text:p>
          </table:table-cell>
          <table:table-cell table:style-name="ce12" table:formula="of:=(-cpcu)*[.E92]+[.D92]" office:value-type="currency" office:currency="EUR" office:value="1613150" calcext:value-type="currency">
            <text:p>1 613 150 €</text:p>
          </table:table-cell>
          <table:table-cell table:style-name="ce12" table:formula="of:=financ-custoprot-custofab+[.B92]" office:value-type="currency" office:currency="EUR" office:value="2313150" calcext:value-type="currency">
            <text:p>2 313 150 €</text:p>
          </table:table-cell>
          <table:table-cell table:style-name="ce12" table:formula="of:=(qtdoses*pvpdose*7)*[.E92]+[.D91]" office:value-type="currency" office:currency="EUR" office:value="3153150" calcext:value-type="currency">
            <text:p>3 153 150 €</text:p>
          </table:table-cell>
          <table:table-cell table:style-name="ce20" office:value-type="string" calcext:value-type="string">
            <text:p>77</text:p>
          </table:table-cell>
          <table:table-cell table:number-columns-repeated="1019"/>
        </table:table-row>
        <table:table-row table:style-name="ro13">
          <table:table-cell table:style-name="ce7" table:formula="of:=[.A92]+7" office:value-type="date" office:date-value="2021-06-30" calcext:value-type="date">
            <text:p>2021-06-30</text:p>
          </table:table-cell>
          <table:table-cell table:style-name="ce12" table:formula="of:=(-cpcu)*[.E93]+[.D93]" office:value-type="currency" office:currency="EUR" office:value="1675050" calcext:value-type="currency">
            <text:p>1 675 050 €</text:p>
          </table:table-cell>
          <table:table-cell table:style-name="ce12" table:formula="of:=financ-custoprot-custofab+[.B93]" office:value-type="currency" office:currency="EUR" office:value="2375050" calcext:value-type="currency">
            <text:p>2 375 050 €</text:p>
          </table:table-cell>
          <table:table-cell table:style-name="ce12" table:formula="of:=(qtdoses*pvpdose*7)*[.E93]+[.D92]" office:value-type="currency" office:currency="EUR" office:value="3235050" calcext:value-type="currency">
            <text:p>3 235 050 €</text:p>
          </table:table-cell>
          <table:table-cell table:style-name="ce20" office:value-type="string" calcext:value-type="string">
            <text:p>78</text:p>
          </table:table-cell>
          <table:table-cell table:number-columns-repeated="1019"/>
        </table:table-row>
        <table:table-row table:style-name="ro13">
          <table:table-cell table:style-name="ce7" table:formula="of:=[.A93]+7" office:value-type="date" office:date-value="2021-07-07" calcext:value-type="date">
            <text:p>2021-07-07</text:p>
          </table:table-cell>
          <table:table-cell table:style-name="ce12" table:formula="of:=(-cpcu)*[.E94]+[.D94]" office:value-type="currency" office:currency="EUR" office:value="1738000" calcext:value-type="currency">
            <text:p>1 738 000 €</text:p>
          </table:table-cell>
          <table:table-cell table:style-name="ce12" table:formula="of:=financ-custoprot-custofab+[.B94]" office:value-type="currency" office:currency="EUR" office:value="2438000" calcext:value-type="currency">
            <text:p>2 438 000 €</text:p>
          </table:table-cell>
          <table:table-cell table:style-name="ce12" table:formula="of:=(qtdoses*pvpdose*7)*[.E94]+[.D93]" office:value-type="currency" office:currency="EUR" office:value="3318000" calcext:value-type="currency">
            <text:p>3 318 000 €</text:p>
          </table:table-cell>
          <table:table-cell table:style-name="ce20" office:value-type="string" calcext:value-type="string">
            <text:p>79</text:p>
          </table:table-cell>
          <table:table-cell table:number-columns-repeated="1019"/>
        </table:table-row>
        <table:table-row table:style-name="ro13">
          <table:table-cell table:style-name="ce7" table:formula="of:=[.A94]+7" office:value-type="date" office:date-value="2021-07-14" calcext:value-type="date">
            <text:p>2021-07-14</text:p>
          </table:table-cell>
          <table:table-cell table:style-name="ce12" table:formula="of:=(-cpcu)*[.E95]+[.D95]" office:value-type="currency" office:currency="EUR" office:value="1802000" calcext:value-type="currency">
            <text:p>1 802 000 €</text:p>
          </table:table-cell>
          <table:table-cell table:style-name="ce12" table:formula="of:=financ-custoprot-custofab+[.B95]" office:value-type="currency" office:currency="EUR" office:value="2502000" calcext:value-type="currency">
            <text:p>2 502 000 €</text:p>
          </table:table-cell>
          <table:table-cell table:style-name="ce12" table:formula="of:=(qtdoses*pvpdose*7)*[.E95]+[.D94]" office:value-type="currency" office:currency="EUR" office:value="3402000" calcext:value-type="currency">
            <text:p>3 402 000 €</text:p>
          </table:table-cell>
          <table:table-cell table:style-name="ce20" office:value-type="string" calcext:value-type="string">
            <text:p>80</text:p>
          </table:table-cell>
          <table:table-cell table:number-columns-repeated="1019"/>
        </table:table-row>
        <table:table-row table:style-name="ro13">
          <table:table-cell table:style-name="ce7" table:formula="of:=[.A95]+7" office:value-type="date" office:date-value="2021-07-21" calcext:value-type="date">
            <text:p>2021-07-21</text:p>
          </table:table-cell>
          <table:table-cell table:style-name="ce12" table:formula="of:=(-cpcu)*[.E96]+[.D96]" office:value-type="currency" office:currency="EUR" office:value="1867050" calcext:value-type="currency">
            <text:p>1 867 050 €</text:p>
          </table:table-cell>
          <table:table-cell table:style-name="ce12" table:formula="of:=financ-custoprot-custofab+[.B96]" office:value-type="currency" office:currency="EUR" office:value="2567050" calcext:value-type="currency">
            <text:p>2 567 050 €</text:p>
          </table:table-cell>
          <table:table-cell table:style-name="ce12" table:formula="of:=(qtdoses*pvpdose*7)*[.E96]+[.D95]" office:value-type="currency" office:currency="EUR" office:value="3487050" calcext:value-type="currency">
            <text:p>3 487 050 €</text:p>
          </table:table-cell>
          <table:table-cell table:style-name="ce20" office:value-type="string" calcext:value-type="string">
            <text:p>81</text:p>
          </table:table-cell>
          <table:table-cell table:number-columns-repeated="1019"/>
        </table:table-row>
        <table:table-row table:style-name="ro13">
          <table:table-cell table:style-name="ce7" table:formula="of:=[.A96]+7" office:value-type="date" office:date-value="2021-07-28" calcext:value-type="date">
            <text:p>2021-07-28</text:p>
          </table:table-cell>
          <table:table-cell table:style-name="ce12" table:formula="of:=(-cpcu)*[.E97]+[.D97]" office:value-type="currency" office:currency="EUR" office:value="1933150" calcext:value-type="currency">
            <text:p>1 933 150 €</text:p>
          </table:table-cell>
          <table:table-cell table:style-name="ce12" table:formula="of:=financ-custoprot-custofab+[.B97]" office:value-type="currency" office:currency="EUR" office:value="2633150" calcext:value-type="currency">
            <text:p>2 633 150 €</text:p>
          </table:table-cell>
          <table:table-cell table:style-name="ce12" table:formula="of:=(qtdoses*pvpdose*7)*[.E97]+[.D96]" office:value-type="currency" office:currency="EUR" office:value="3573150" calcext:value-type="currency">
            <text:p>3 573 150 €</text:p>
          </table:table-cell>
          <table:table-cell table:style-name="ce20" office:value-type="string" calcext:value-type="string">
            <text:p>82</text:p>
          </table:table-cell>
          <table:table-cell table:number-columns-repeated="1019"/>
        </table:table-row>
        <table:table-row table:style-name="ro13">
          <table:table-cell table:style-name="ce7" table:formula="of:=[.A97]+7" office:value-type="date" office:date-value="2021-08-04" calcext:value-type="date">
            <text:p>2021-08-04</text:p>
          </table:table-cell>
          <table:table-cell table:style-name="ce12" table:formula="of:=(-cpcu)*[.E98]+[.D98]" office:value-type="currency" office:currency="EUR" office:value="2000300" calcext:value-type="currency">
            <text:p>2 000 300 €</text:p>
          </table:table-cell>
          <table:table-cell table:style-name="ce12" table:formula="of:=financ-custoprot-custofab+[.B98]" office:value-type="currency" office:currency="EUR" office:value="2700300" calcext:value-type="currency">
            <text:p>2 700 300 €</text:p>
          </table:table-cell>
          <table:table-cell table:style-name="ce12" table:formula="of:=(qtdoses*pvpdose*7)*[.E98]+[.D97]" office:value-type="currency" office:currency="EUR" office:value="3660300" calcext:value-type="currency">
            <text:p>3 660 300 €</text:p>
          </table:table-cell>
          <table:table-cell table:style-name="ce20" office:value-type="string" calcext:value-type="string">
            <text:p>83</text:p>
          </table:table-cell>
          <table:table-cell table:number-columns-repeated="1019"/>
        </table:table-row>
        <table:table-row table:style-name="ro13">
          <table:table-cell table:style-name="ce7" table:formula="of:=[.A98]+7" office:value-type="date" office:date-value="2021-08-11" calcext:value-type="date">
            <text:p>2021-08-11</text:p>
          </table:table-cell>
          <table:table-cell table:style-name="ce12" table:formula="of:=(-cpcu)*[.E99]+[.D99]" office:value-type="currency" office:currency="EUR" office:value="2068500" calcext:value-type="currency">
            <text:p>2 068 500 €</text:p>
          </table:table-cell>
          <table:table-cell table:style-name="ce12" table:formula="of:=financ-custoprot-custofab+[.B99]" office:value-type="currency" office:currency="EUR" office:value="2768500" calcext:value-type="currency">
            <text:p>2 768 500 €</text:p>
          </table:table-cell>
          <table:table-cell table:style-name="ce12" table:formula="of:=(qtdoses*pvpdose*7)*[.E99]+[.D98]" office:value-type="currency" office:currency="EUR" office:value="3748500" calcext:value-type="currency">
            <text:p>3 748 500 €</text:p>
          </table:table-cell>
          <table:table-cell table:style-name="ce20" office:value-type="string" calcext:value-type="string">
            <text:p>84</text:p>
          </table:table-cell>
          <table:table-cell table:number-columns-repeated="1019"/>
        </table:table-row>
        <table:table-row table:style-name="ro13">
          <table:table-cell table:style-name="ce7" table:formula="of:=[.A99]+7" office:value-type="date" office:date-value="2021-08-18" calcext:value-type="date">
            <text:p>2021-08-18</text:p>
          </table:table-cell>
          <table:table-cell table:style-name="ce12" table:formula="of:=(-cpcu)*[.E100]+[.D100]" office:value-type="currency" office:currency="EUR" office:value="2137750" calcext:value-type="currency">
            <text:p>2 137 750 €</text:p>
          </table:table-cell>
          <table:table-cell table:style-name="ce12" table:formula="of:=financ-custoprot-custofab+[.B100]" office:value-type="currency" office:currency="EUR" office:value="2837750" calcext:value-type="currency">
            <text:p>2 837 750 €</text:p>
          </table:table-cell>
          <table:table-cell table:style-name="ce12" table:formula="of:=(qtdoses*pvpdose*7)*[.E100]+[.D99]" office:value-type="currency" office:currency="EUR" office:value="3837750" calcext:value-type="currency">
            <text:p>3 837 750 €</text:p>
          </table:table-cell>
          <table:table-cell table:style-name="ce20" office:value-type="string" calcext:value-type="string">
            <text:p>85</text:p>
          </table:table-cell>
          <table:table-cell table:number-columns-repeated="1019"/>
        </table:table-row>
        <table:table-row table:style-name="ro13">
          <table:table-cell table:style-name="ce7" table:formula="of:=[.A100]+7" office:value-type="date" office:date-value="2021-08-25" calcext:value-type="date">
            <text:p>2021-08-25</text:p>
          </table:table-cell>
          <table:table-cell table:style-name="ce12" table:formula="of:=(-cpcu)*[.E101]+[.D101]" office:value-type="currency" office:currency="EUR" office:value="2208050" calcext:value-type="currency">
            <text:p>2 208 050 €</text:p>
          </table:table-cell>
          <table:table-cell table:style-name="ce12" table:formula="of:=financ-custoprot-custofab+[.B101]" office:value-type="currency" office:currency="EUR" office:value="2908050" calcext:value-type="currency">
            <text:p>2 908 050 €</text:p>
          </table:table-cell>
          <table:table-cell table:style-name="ce12" table:formula="of:=(qtdoses*pvpdose*7)*[.E101]+[.D100]" office:value-type="currency" office:currency="EUR" office:value="3928050" calcext:value-type="currency">
            <text:p>3 928 050 €</text:p>
          </table:table-cell>
          <table:table-cell table:style-name="ce20" office:value-type="string" calcext:value-type="string">
            <text:p>86</text:p>
          </table:table-cell>
          <table:table-cell table:number-columns-repeated="1019"/>
        </table:table-row>
        <table:table-row table:style-name="ro13">
          <table:table-cell table:style-name="ce7" table:formula="of:=[.A101]+7" office:value-type="date" office:date-value="2021-09-01" calcext:value-type="date">
            <text:p>2021-09-01</text:p>
          </table:table-cell>
          <table:table-cell table:style-name="ce12" table:formula="of:=(-cpcu)*[.E102]+[.D102]" office:value-type="currency" office:currency="EUR" office:value="2279400" calcext:value-type="currency">
            <text:p>2 279 400 €</text:p>
          </table:table-cell>
          <table:table-cell table:style-name="ce12" table:formula="of:=financ-custoprot-custofab+[.B102]" office:value-type="currency" office:currency="EUR" office:value="2979400" calcext:value-type="currency">
            <text:p>2 979 400 €</text:p>
          </table:table-cell>
          <table:table-cell table:style-name="ce12" table:formula="of:=(qtdoses*pvpdose*7)*[.E102]+[.D101]" office:value-type="currency" office:currency="EUR" office:value="4019400" calcext:value-type="currency">
            <text:p>4 019 400 €</text:p>
          </table:table-cell>
          <table:table-cell table:style-name="ce20" office:value-type="string" calcext:value-type="string">
            <text:p>87</text:p>
          </table:table-cell>
          <table:table-cell table:number-columns-repeated="1019"/>
        </table:table-row>
        <table:table-row table:style-name="ro13">
          <table:table-cell table:style-name="ce7" table:formula="of:=[.A102]+7" office:value-type="date" office:date-value="2021-09-08" calcext:value-type="date">
            <text:p>2021-09-08</text:p>
          </table:table-cell>
          <table:table-cell table:style-name="ce12" table:formula="of:=(-cpcu)*[.E103]+[.D103]" office:value-type="currency" office:currency="EUR" office:value="2351800" calcext:value-type="currency">
            <text:p>2 351 800 €</text:p>
          </table:table-cell>
          <table:table-cell table:style-name="ce12" table:formula="of:=financ-custoprot-custofab+[.B103]" office:value-type="currency" office:currency="EUR" office:value="3051800" calcext:value-type="currency">
            <text:p>3 051 800 €</text:p>
          </table:table-cell>
          <table:table-cell table:style-name="ce12" table:formula="of:=(qtdoses*pvpdose*7)*[.E103]+[.D102]" office:value-type="currency" office:currency="EUR" office:value="4111800" calcext:value-type="currency">
            <text:p>4 111 800 €</text:p>
          </table:table-cell>
          <table:table-cell table:style-name="ce20" office:value-type="string" calcext:value-type="string">
            <text:p>88</text:p>
          </table:table-cell>
          <table:table-cell table:number-columns-repeated="1019"/>
        </table:table-row>
        <table:table-row table:style-name="ro13">
          <table:table-cell table:style-name="ce7" table:formula="of:=[.A103]+7" office:value-type="date" office:date-value="2021-09-15" calcext:value-type="date">
            <text:p>2021-09-15</text:p>
          </table:table-cell>
          <table:table-cell table:style-name="ce12" table:formula="of:=(-cpcu)*[.E104]+[.D104]" office:value-type="currency" office:currency="EUR" office:value="2425250" calcext:value-type="currency">
            <text:p>2 425 250 €</text:p>
          </table:table-cell>
          <table:table-cell table:style-name="ce12" table:formula="of:=financ-custoprot-custofab+[.B104]" office:value-type="currency" office:currency="EUR" office:value="3125250" calcext:value-type="currency">
            <text:p>3 125 250 €</text:p>
          </table:table-cell>
          <table:table-cell table:style-name="ce12" table:formula="of:=(qtdoses*pvpdose*7)*[.E104]+[.D103]" office:value-type="currency" office:currency="EUR" office:value="4205250" calcext:value-type="currency">
            <text:p>4 205 250 €</text:p>
          </table:table-cell>
          <table:table-cell table:style-name="ce20" office:value-type="string" calcext:value-type="string">
            <text:p>89</text:p>
          </table:table-cell>
          <table:table-cell table:number-columns-repeated="1019"/>
        </table:table-row>
        <table:table-row table:style-name="ro13">
          <table:table-cell table:style-name="ce7" table:formula="of:=[.A104]+7" office:value-type="date" office:date-value="2021-09-22" calcext:value-type="date">
            <text:p>2021-09-22</text:p>
          </table:table-cell>
          <table:table-cell table:style-name="ce12" table:formula="of:=(-cpcu)*[.E105]+[.D105]" office:value-type="currency" office:currency="EUR" office:value="2499750" calcext:value-type="currency">
            <text:p>2 499 750 €</text:p>
          </table:table-cell>
          <table:table-cell table:style-name="ce12" table:formula="of:=financ-custoprot-custofab+[.B105]" office:value-type="currency" office:currency="EUR" office:value="3199750" calcext:value-type="currency">
            <text:p>3 199 750 €</text:p>
          </table:table-cell>
          <table:table-cell table:style-name="ce12" table:formula="of:=(qtdoses*pvpdose*7)*[.E105]+[.D104]" office:value-type="currency" office:currency="EUR" office:value="4299750" calcext:value-type="currency">
            <text:p>4 299 750 €</text:p>
          </table:table-cell>
          <table:table-cell table:style-name="ce20" office:value-type="string" calcext:value-type="string">
            <text:p>90</text:p>
          </table:table-cell>
          <table:table-cell table:number-columns-repeated="1019"/>
        </table:table-row>
        <table:table-row table:style-name="ro13">
          <table:table-cell table:style-name="ce7" table:formula="of:=[.A105]+7" office:value-type="date" office:date-value="2021-09-29" calcext:value-type="date">
            <text:p>2021-09-29</text:p>
          </table:table-cell>
          <table:table-cell table:style-name="ce12" table:formula="of:=(-cpcu)*[.E106]+[.D106]" office:value-type="currency" office:currency="EUR" office:value="2575300" calcext:value-type="currency">
            <text:p>2 575 300 €</text:p>
          </table:table-cell>
          <table:table-cell table:style-name="ce12" table:formula="of:=financ-custoprot-custofab+[.B106]" office:value-type="currency" office:currency="EUR" office:value="3275300" calcext:value-type="currency">
            <text:p>3 275 300 €</text:p>
          </table:table-cell>
          <table:table-cell table:style-name="ce12" table:formula="of:=(qtdoses*pvpdose*7)*[.E106]+[.D105]" office:value-type="currency" office:currency="EUR" office:value="4395300" calcext:value-type="currency">
            <text:p>4 395 300 €</text:p>
          </table:table-cell>
          <table:table-cell table:style-name="ce20" office:value-type="string" calcext:value-type="string">
            <text:p>91</text:p>
          </table:table-cell>
          <table:table-cell table:number-columns-repeated="1019"/>
        </table:table-row>
        <table:table-row table:style-name="ro13">
          <table:table-cell table:style-name="ce7" table:formula="of:=[.A106]+7" office:value-type="date" office:date-value="2021-10-06" calcext:value-type="date">
            <text:p>2021-10-06</text:p>
          </table:table-cell>
          <table:table-cell table:style-name="ce12" table:formula="of:=(-cpcu)*[.E107]+[.D107]" office:value-type="currency" office:currency="EUR" office:value="2651900" calcext:value-type="currency">
            <text:p>2 651 900 €</text:p>
          </table:table-cell>
          <table:table-cell table:style-name="ce12" table:formula="of:=financ-custoprot-custofab+[.B107]" office:value-type="currency" office:currency="EUR" office:value="3351900" calcext:value-type="currency">
            <text:p>3 351 900 €</text:p>
          </table:table-cell>
          <table:table-cell table:style-name="ce12" table:formula="of:=(qtdoses*pvpdose*7)*[.E107]+[.D106]" office:value-type="currency" office:currency="EUR" office:value="4491900" calcext:value-type="currency">
            <text:p>4 491 900 €</text:p>
          </table:table-cell>
          <table:table-cell table:style-name="ce20" office:value-type="string" calcext:value-type="string">
            <text:p>92</text:p>
          </table:table-cell>
          <table:table-cell table:number-columns-repeated="1019"/>
        </table:table-row>
        <table:table-row table:style-name="ro13">
          <table:table-cell table:style-name="ce7" table:formula="of:=[.A107]+7" office:value-type="date" office:date-value="2021-10-13" calcext:value-type="date">
            <text:p>2021-10-13</text:p>
          </table:table-cell>
          <table:table-cell table:style-name="ce12" table:formula="of:=(-cpcu)*[.E108]+[.D108]" office:value-type="currency" office:currency="EUR" office:value="2729550" calcext:value-type="currency">
            <text:p>2 729 550 €</text:p>
          </table:table-cell>
          <table:table-cell table:style-name="ce12" table:formula="of:=financ-custoprot-custofab+[.B108]" office:value-type="currency" office:currency="EUR" office:value="3429550" calcext:value-type="currency">
            <text:p>3 429 550 €</text:p>
          </table:table-cell>
          <table:table-cell table:style-name="ce12" table:formula="of:=(qtdoses*pvpdose*7)*[.E108]+[.D107]" office:value-type="currency" office:currency="EUR" office:value="4589550" calcext:value-type="currency">
            <text:p>4 589 550 €</text:p>
          </table:table-cell>
          <table:table-cell table:style-name="ce20" office:value-type="string" calcext:value-type="string">
            <text:p>93</text:p>
          </table:table-cell>
          <table:table-cell table:number-columns-repeated="1019"/>
        </table:table-row>
        <table:table-row table:style-name="ro13">
          <table:table-cell table:style-name="ce7" table:formula="of:=[.A108]+7" office:value-type="date" office:date-value="2021-10-20" calcext:value-type="date">
            <text:p>2021-10-20</text:p>
          </table:table-cell>
          <table:table-cell table:style-name="ce12" table:formula="of:=(-cpcu)*[.E109]+[.D109]" office:value-type="currency" office:currency="EUR" office:value="2808250" calcext:value-type="currency">
            <text:p>2 808 250 €</text:p>
          </table:table-cell>
          <table:table-cell table:style-name="ce12" table:formula="of:=financ-custoprot-custofab+[.B109]" office:value-type="currency" office:currency="EUR" office:value="3508250" calcext:value-type="currency">
            <text:p>3 508 250 €</text:p>
          </table:table-cell>
          <table:table-cell table:style-name="ce12" table:formula="of:=(qtdoses*pvpdose*7)*[.E109]+[.D108]" office:value-type="currency" office:currency="EUR" office:value="4688250" calcext:value-type="currency">
            <text:p>4 688 250 €</text:p>
          </table:table-cell>
          <table:table-cell table:style-name="ce20" office:value-type="string" calcext:value-type="string">
            <text:p>94</text:p>
          </table:table-cell>
          <table:table-cell table:number-columns-repeated="1019"/>
        </table:table-row>
        <table:table-row table:style-name="ro13">
          <table:table-cell table:style-name="ce7" table:formula="of:=[.A109]+7" office:value-type="date" office:date-value="2021-10-27" calcext:value-type="date">
            <text:p>2021-10-27</text:p>
          </table:table-cell>
          <table:table-cell table:style-name="ce12" table:formula="of:=(-cpcu)*[.E110]+[.D110]" office:value-type="currency" office:currency="EUR" office:value="2888000" calcext:value-type="currency">
            <text:p>2 888 000 €</text:p>
          </table:table-cell>
          <table:table-cell table:style-name="ce12" table:formula="of:=financ-custoprot-custofab+[.B110]" office:value-type="currency" office:currency="EUR" office:value="3588000" calcext:value-type="currency">
            <text:p>3 588 000 €</text:p>
          </table:table-cell>
          <table:table-cell table:style-name="ce12" table:formula="of:=(qtdoses*pvpdose*7)*[.E110]+[.D109]" office:value-type="currency" office:currency="EUR" office:value="4788000" calcext:value-type="currency">
            <text:p>4 788 000 €</text:p>
          </table:table-cell>
          <table:table-cell table:style-name="ce20" office:value-type="string" calcext:value-type="string">
            <text:p>95</text:p>
          </table:table-cell>
          <table:table-cell table:number-columns-repeated="1019"/>
        </table:table-row>
        <table:table-row table:style-name="ro13">
          <table:table-cell table:style-name="ce7" table:formula="of:=[.A110]+7" office:value-type="date" office:date-value="2021-11-03" calcext:value-type="date">
            <text:p>2021-11-03</text:p>
          </table:table-cell>
          <table:table-cell table:style-name="ce12" table:formula="of:=(-cpcu)*[.E111]+[.D111]" office:value-type="currency" office:currency="EUR" office:value="2968800" calcext:value-type="currency">
            <text:p>2 968 800 €</text:p>
          </table:table-cell>
          <table:table-cell table:style-name="ce12" table:formula="of:=financ-custoprot-custofab+[.B111]" office:value-type="currency" office:currency="EUR" office:value="3668800" calcext:value-type="currency">
            <text:p>3 668 800 €</text:p>
          </table:table-cell>
          <table:table-cell table:style-name="ce12" table:formula="of:=(qtdoses*pvpdose*7)*[.E111]+[.D110]" office:value-type="currency" office:currency="EUR" office:value="4888800" calcext:value-type="currency">
            <text:p>4 888 800 €</text:p>
          </table:table-cell>
          <table:table-cell table:style-name="ce20" office:value-type="string" calcext:value-type="string">
            <text:p>96</text:p>
          </table:table-cell>
          <table:table-cell table:number-columns-repeated="1019"/>
        </table:table-row>
        <table:table-row table:style-name="ro13">
          <table:table-cell table:style-name="ce7" table:formula="of:=[.A111]+7" office:value-type="date" office:date-value="2021-11-10" calcext:value-type="date">
            <text:p>2021-11-10</text:p>
          </table:table-cell>
          <table:table-cell table:style-name="ce12" table:formula="of:=(-cpcu)*[.E112]+[.D112]" office:value-type="currency" office:currency="EUR" office:value="3050650" calcext:value-type="currency">
            <text:p>3 050 650 €</text:p>
          </table:table-cell>
          <table:table-cell table:style-name="ce12" table:formula="of:=financ-custoprot-custofab+[.B112]" office:value-type="currency" office:currency="EUR" office:value="3750650" calcext:value-type="currency">
            <text:p>3 750 650 €</text:p>
          </table:table-cell>
          <table:table-cell table:style-name="ce12" table:formula="of:=(qtdoses*pvpdose*7)*[.E112]+[.D111]" office:value-type="currency" office:currency="EUR" office:value="4990650" calcext:value-type="currency">
            <text:p>4 990 650 €</text:p>
          </table:table-cell>
          <table:table-cell table:style-name="ce20" office:value-type="string" calcext:value-type="string">
            <text:p>97</text:p>
          </table:table-cell>
          <table:table-cell table:number-columns-repeated="1019"/>
        </table:table-row>
        <table:table-row table:style-name="ro13">
          <table:table-cell table:style-name="ce7" table:formula="of:=[.A112]+7" office:value-type="date" office:date-value="2021-11-17" calcext:value-type="date">
            <text:p>2021-11-17</text:p>
          </table:table-cell>
          <table:table-cell table:style-name="ce12" table:formula="of:=(-cpcu)*[.E113]+[.D113]" office:value-type="currency" office:currency="EUR" office:value="3133550" calcext:value-type="currency">
            <text:p>3 133 550 €</text:p>
          </table:table-cell>
          <table:table-cell table:style-name="ce12" table:formula="of:=financ-custoprot-custofab+[.B113]" office:value-type="currency" office:currency="EUR" office:value="3833550" calcext:value-type="currency">
            <text:p>3 833 550 €</text:p>
          </table:table-cell>
          <table:table-cell table:style-name="ce12" table:formula="of:=(qtdoses*pvpdose*7)*[.E113]+[.D112]" office:value-type="currency" office:currency="EUR" office:value="5093550" calcext:value-type="currency">
            <text:p>5 093 550 €</text:p>
          </table:table-cell>
          <table:table-cell table:style-name="ce20" office:value-type="string" calcext:value-type="string">
            <text:p>98</text:p>
          </table:table-cell>
          <table:table-cell table:number-columns-repeated="1019"/>
        </table:table-row>
        <table:table-row table:style-name="ro13">
          <table:table-cell table:style-name="ce7" table:formula="of:=[.A113]+7" office:value-type="date" office:date-value="2021-11-24" calcext:value-type="date">
            <text:p>2021-11-24</text:p>
          </table:table-cell>
          <table:table-cell table:style-name="ce12" table:formula="of:=(-cpcu)*[.E114]+[.D114]" office:value-type="currency" office:currency="EUR" office:value="3217500" calcext:value-type="currency">
            <text:p>3 217 500 €</text:p>
          </table:table-cell>
          <table:table-cell table:style-name="ce12" table:formula="of:=financ-custoprot-custofab+[.B114]" office:value-type="currency" office:currency="EUR" office:value="3917500" calcext:value-type="currency">
            <text:p>3 917 500 €</text:p>
          </table:table-cell>
          <table:table-cell table:style-name="ce12" table:formula="of:=(qtdoses*pvpdose*7)*[.E114]+[.D113]" office:value-type="currency" office:currency="EUR" office:value="5197500" calcext:value-type="currency">
            <text:p>5 197 500 €</text:p>
          </table:table-cell>
          <table:table-cell table:style-name="ce20" office:value-type="string" calcext:value-type="string">
            <text:p>99</text:p>
          </table:table-cell>
          <table:table-cell table:number-columns-repeated="1019"/>
        </table:table-row>
        <table:table-row table:style-name="ro13">
          <table:table-cell table:style-name="ce7" table:formula="of:=[.A114]+7" office:value-type="date" office:date-value="2021-12-01" calcext:value-type="date">
            <text:p>2021-12-01</text:p>
          </table:table-cell>
          <table:table-cell table:style-name="ce12" table:formula="of:=(-cpcu)*[.E115]+[.D115]" office:value-type="currency" office:currency="EUR" office:value="3302500" calcext:value-type="currency">
            <text:p>3 302 500 €</text:p>
          </table:table-cell>
          <table:table-cell table:style-name="ce12" table:formula="of:=financ-custoprot-custofab+[.B115]" office:value-type="currency" office:currency="EUR" office:value="4002500" calcext:value-type="currency">
            <text:p>4 002 500 €</text:p>
          </table:table-cell>
          <table:table-cell table:style-name="ce12" table:formula="of:=(qtdoses*pvpdose*7)*[.E115]+[.D114]" office:value-type="currency" office:currency="EUR" office:value="5302500" calcext:value-type="currency">
            <text:p>5 302 500 €</text:p>
          </table:table-cell>
          <table:table-cell table:style-name="ce20" office:value-type="string" calcext:value-type="string">
            <text:p>100</text:p>
          </table:table-cell>
          <table:table-cell table:number-columns-repeated="1019"/>
        </table:table-row>
        <table:table-row table:style-name="ro13">
          <table:table-cell table:style-name="ce7" table:formula="of:=[.A115]+7" office:value-type="date" office:date-value="2021-12-08" calcext:value-type="date">
            <text:p>2021-12-08</text:p>
          </table:table-cell>
          <table:table-cell table:style-name="ce12" table:formula="of:=(-cpcu)*[.E116]+[.D116]" office:value-type="currency" office:currency="EUR" office:value="3388550" calcext:value-type="currency">
            <text:p>3 388 550 €</text:p>
          </table:table-cell>
          <table:table-cell table:style-name="ce12" table:formula="of:=financ-custoprot-custofab+[.B116]" office:value-type="currency" office:currency="EUR" office:value="4088550" calcext:value-type="currency">
            <text:p>4 088 550 €</text:p>
          </table:table-cell>
          <table:table-cell table:style-name="ce12" table:formula="of:=(qtdoses*pvpdose*7)*[.E116]+[.D115]" office:value-type="currency" office:currency="EUR" office:value="5408550" calcext:value-type="currency">
            <text:p>5 408 550 €</text:p>
          </table:table-cell>
          <table:table-cell table:style-name="ce20" office:value-type="string" calcext:value-type="string">
            <text:p>101</text:p>
          </table:table-cell>
          <table:table-cell table:number-columns-repeated="1019"/>
        </table:table-row>
        <table:table-row table:style-name="ro13">
          <table:table-cell table:style-name="ce7" table:formula="of:=[.A116]+7" office:value-type="date" office:date-value="2021-12-15" calcext:value-type="date">
            <text:p>2021-12-15</text:p>
          </table:table-cell>
          <table:table-cell table:style-name="ce12" table:formula="of:=(-cpcu)*[.E117]+[.D117]" office:value-type="currency" office:currency="EUR" office:value="3475650" calcext:value-type="currency">
            <text:p>3 475 650 €</text:p>
          </table:table-cell>
          <table:table-cell table:style-name="ce12" table:formula="of:=financ-custoprot-custofab+[.B117]" office:value-type="currency" office:currency="EUR" office:value="4175650" calcext:value-type="currency">
            <text:p>4 175 650 €</text:p>
          </table:table-cell>
          <table:table-cell table:style-name="ce12" table:formula="of:=(qtdoses*pvpdose*7)*[.E117]+[.D116]" office:value-type="currency" office:currency="EUR" office:value="5515650" calcext:value-type="currency">
            <text:p>5 515 650 €</text:p>
          </table:table-cell>
          <table:table-cell table:style-name="ce20" office:value-type="string" calcext:value-type="string">
            <text:p>102</text:p>
          </table:table-cell>
          <table:table-cell table:number-columns-repeated="1019"/>
        </table:table-row>
        <table:table-row table:style-name="ro13">
          <table:table-cell table:style-name="ce7" table:formula="of:=[.A117]+7" office:value-type="date" office:date-value="2021-12-22" calcext:value-type="date">
            <text:p>2021-12-22</text:p>
          </table:table-cell>
          <table:table-cell table:style-name="ce12" table:formula="of:=(-cpcu)*[.E118]+[.D118]" office:value-type="currency" office:currency="EUR" office:value="3563800" calcext:value-type="currency">
            <text:p>3 563 800 €</text:p>
          </table:table-cell>
          <table:table-cell table:style-name="ce12" table:formula="of:=financ-custoprot-custofab+[.B118]" office:value-type="currency" office:currency="EUR" office:value="4263800" calcext:value-type="currency">
            <text:p>4 263 800 €</text:p>
          </table:table-cell>
          <table:table-cell table:style-name="ce12" table:formula="of:=(qtdoses*pvpdose*7)*[.E118]+[.D117]" office:value-type="currency" office:currency="EUR" office:value="5623800" calcext:value-type="currency">
            <text:p>5 623 800 €</text:p>
          </table:table-cell>
          <table:table-cell table:style-name="ce20" office:value-type="string" calcext:value-type="string">
            <text:p>103</text:p>
          </table:table-cell>
          <table:table-cell table:number-columns-repeated="1019"/>
        </table:table-row>
        <table:table-row table:style-name="ro13">
          <table:table-cell table:style-name="ce7" table:formula="of:=[.A118]+7" office:value-type="date" office:date-value="2021-12-29" calcext:value-type="date">
            <text:p>2021-12-29</text:p>
          </table:table-cell>
          <table:table-cell table:style-name="ce12" table:formula="of:=(-cpcu)*[.E119]+[.D119]" office:value-type="currency" office:currency="EUR" office:value="3653000" calcext:value-type="currency">
            <text:p>3 653 000 €</text:p>
          </table:table-cell>
          <table:table-cell table:style-name="ce12" table:formula="of:=financ-custoprot-custofab+[.B119]" office:value-type="currency" office:currency="EUR" office:value="4353000" calcext:value-type="currency">
            <text:p>4 353 000 €</text:p>
          </table:table-cell>
          <table:table-cell table:style-name="ce12" table:formula="of:=(qtdoses*pvpdose*7)*[.E119]+[.D118]" office:value-type="currency" office:currency="EUR" office:value="5733000" calcext:value-type="currency">
            <text:p>5 733 000 €</text:p>
          </table:table-cell>
          <table:table-cell table:style-name="ce20" office:value-type="string" calcext:value-type="string">
            <text:p>104</text:p>
          </table:table-cell>
          <table:table-cell table:number-columns-repeated="1019"/>
        </table:table-row>
        <table:table-row table:style-name="ro13">
          <table:table-cell table:style-name="ce7" table:formula="of:=[.A119]+7" office:value-type="date" office:date-value="2022-01-05" calcext:value-type="date">
            <text:p>2022-01-05</text:p>
          </table:table-cell>
          <table:table-cell table:style-name="ce12" table:formula="of:=(-cpcu)*[.E120]+[.D120]" office:value-type="currency" office:currency="EUR" office:value="3743250" calcext:value-type="currency">
            <text:p>3 743 250 €</text:p>
          </table:table-cell>
          <table:table-cell table:style-name="ce12" table:formula="of:=financ-custoprot-custofab+[.B120]" office:value-type="currency" office:currency="EUR" office:value="4443250" calcext:value-type="currency">
            <text:p>4 443 250 €</text:p>
          </table:table-cell>
          <table:table-cell table:style-name="ce12" table:formula="of:=(qtdoses*pvpdose*7)*[.E120]+[.D119]" office:value-type="currency" office:currency="EUR" office:value="5843250" calcext:value-type="currency">
            <text:p>5 843 250 €</text:p>
          </table:table-cell>
          <table:table-cell table:style-name="ce20" office:value-type="string" calcext:value-type="string">
            <text:p>105</text:p>
          </table:table-cell>
          <table:table-cell table:number-columns-repeated="1019"/>
        </table:table-row>
        <table:table-row table:style-name="ro13">
          <table:table-cell table:style-name="ce7" table:formula="of:=[.A120]+7" office:value-type="date" office:date-value="2022-01-12" calcext:value-type="date">
            <text:p>2022-01-12</text:p>
          </table:table-cell>
          <table:table-cell table:style-name="ce12" table:formula="of:=(-cpcu)*[.E121]+[.D121]" office:value-type="currency" office:currency="EUR" office:value="3834550" calcext:value-type="currency">
            <text:p>3 834 550 €</text:p>
          </table:table-cell>
          <table:table-cell table:style-name="ce12" table:formula="of:=financ-custoprot-custofab+[.B121]" office:value-type="currency" office:currency="EUR" office:value="4534550" calcext:value-type="currency">
            <text:p>4 534 550 €</text:p>
          </table:table-cell>
          <table:table-cell table:style-name="ce12" table:formula="of:=(qtdoses*pvpdose*7)*[.E121]+[.D120]" office:value-type="currency" office:currency="EUR" office:value="5954550" calcext:value-type="currency">
            <text:p>5 954 550 €</text:p>
          </table:table-cell>
          <table:table-cell table:style-name="ce20" office:value-type="string" calcext:value-type="string">
            <text:p>106</text:p>
          </table:table-cell>
          <table:table-cell table:number-columns-repeated="1019"/>
        </table:table-row>
        <table:table-row table:style-name="ro13">
          <table:table-cell table:style-name="ce7" table:formula="of:=[.A121]+7" office:value-type="date" office:date-value="2022-01-19" calcext:value-type="date">
            <text:p>2022-01-19</text:p>
          </table:table-cell>
          <table:table-cell table:style-name="ce12" table:formula="of:=(-cpcu)*[.E122]+[.D122]" office:value-type="currency" office:currency="EUR" office:value="3926900" calcext:value-type="currency">
            <text:p>3 926 900 €</text:p>
          </table:table-cell>
          <table:table-cell table:style-name="ce12" table:formula="of:=financ-custoprot-custofab+[.B122]" office:value-type="currency" office:currency="EUR" office:value="4626900" calcext:value-type="currency">
            <text:p>4 626 900 €</text:p>
          </table:table-cell>
          <table:table-cell table:style-name="ce12" table:formula="of:=(qtdoses*pvpdose*7)*[.E122]+[.D121]" office:value-type="currency" office:currency="EUR" office:value="6066900" calcext:value-type="currency">
            <text:p>6 066 900 €</text:p>
          </table:table-cell>
          <table:table-cell table:style-name="ce20" office:value-type="string" calcext:value-type="string">
            <text:p>107</text:p>
          </table:table-cell>
          <table:table-cell table:number-columns-repeated="1019"/>
        </table:table-row>
        <table:table-row table:style-name="ro13">
          <table:table-cell table:style-name="ce7" table:formula="of:=[.A122]+7" office:value-type="date" office:date-value="2022-01-26" calcext:value-type="date">
            <text:p>2022-01-26</text:p>
          </table:table-cell>
          <table:table-cell table:style-name="ce12" table:formula="of:=(-cpcu)*[.E123]+[.D123]" office:value-type="currency" office:currency="EUR" office:value="4020300" calcext:value-type="currency">
            <text:p>4 020 300 €</text:p>
          </table:table-cell>
          <table:table-cell table:style-name="ce12" table:formula="of:=financ-custoprot-custofab+[.B123]" office:value-type="currency" office:currency="EUR" office:value="4720300" calcext:value-type="currency">
            <text:p>4 720 300 €</text:p>
          </table:table-cell>
          <table:table-cell table:style-name="ce12" table:formula="of:=(qtdoses*pvpdose*7)*[.E123]+[.D122]" office:value-type="currency" office:currency="EUR" office:value="6180300" calcext:value-type="currency">
            <text:p>6 180 300 €</text:p>
          </table:table-cell>
          <table:table-cell table:style-name="ce20" office:value-type="string" calcext:value-type="string">
            <text:p>108</text:p>
          </table:table-cell>
          <table:table-cell table:number-columns-repeated="1019"/>
        </table:table-row>
        <table:table-row table:style-name="ro13">
          <table:table-cell table:style-name="ce7" table:formula="of:=[.A123]+7" office:value-type="date" office:date-value="2022-02-02" calcext:value-type="date">
            <text:p>2022-02-02</text:p>
          </table:table-cell>
          <table:table-cell table:style-name="ce12" table:formula="of:=(-cpcu)*[.E124]+[.D124]" office:value-type="currency" office:currency="EUR" office:value="4114750" calcext:value-type="currency">
            <text:p>4 114 750 €</text:p>
          </table:table-cell>
          <table:table-cell table:style-name="ce12" table:formula="of:=financ-custoprot-custofab+[.B124]" office:value-type="currency" office:currency="EUR" office:value="4814750" calcext:value-type="currency">
            <text:p>4 814 750 €</text:p>
          </table:table-cell>
          <table:table-cell table:style-name="ce12" table:formula="of:=(qtdoses*pvpdose*7)*[.E124]+[.D123]" office:value-type="currency" office:currency="EUR" office:value="6294750" calcext:value-type="currency">
            <text:p>6 294 750 €</text:p>
          </table:table-cell>
          <table:table-cell table:style-name="ce20" office:value-type="string" calcext:value-type="string">
            <text:p>109</text:p>
          </table:table-cell>
          <table:table-cell table:number-columns-repeated="1019"/>
        </table:table-row>
        <table:table-row table:style-name="ro13">
          <table:table-cell table:style-name="ce7" table:formula="of:=[.A124]+7" office:value-type="date" office:date-value="2022-02-09" calcext:value-type="date">
            <text:p>2022-02-09</text:p>
          </table:table-cell>
          <table:table-cell table:style-name="ce12" table:formula="of:=(-cpcu)*[.E125]+[.D125]" office:value-type="currency" office:currency="EUR" office:value="4210250" calcext:value-type="currency">
            <text:p>4 210 250 €</text:p>
          </table:table-cell>
          <table:table-cell table:style-name="ce12" table:formula="of:=financ-custoprot-custofab+[.B125]" office:value-type="currency" office:currency="EUR" office:value="4910250" calcext:value-type="currency">
            <text:p>4 910 250 €</text:p>
          </table:table-cell>
          <table:table-cell table:style-name="ce12" table:formula="of:=(qtdoses*pvpdose*7)*[.E125]+[.D124]" office:value-type="currency" office:currency="EUR" office:value="6410250" calcext:value-type="currency">
            <text:p>6 410 250 €</text:p>
          </table:table-cell>
          <table:table-cell table:style-name="ce20" office:value-type="string" calcext:value-type="string">
            <text:p>110</text:p>
          </table:table-cell>
          <table:table-cell table:number-columns-repeated="1019"/>
        </table:table-row>
        <table:table-row table:style-name="ro13">
          <table:table-cell table:style-name="ce7" table:formula="of:=[.A125]+7" office:value-type="date" office:date-value="2022-02-16" calcext:value-type="date">
            <text:p>2022-02-16</text:p>
          </table:table-cell>
          <table:table-cell table:style-name="ce12" table:formula="of:=(-cpcu)*[.E126]+[.D126]" office:value-type="currency" office:currency="EUR" office:value="4306800" calcext:value-type="currency">
            <text:p>4 306 800 €</text:p>
          </table:table-cell>
          <table:table-cell table:style-name="ce12" table:formula="of:=financ-custoprot-custofab+[.B126]" office:value-type="currency" office:currency="EUR" office:value="5006800" calcext:value-type="currency">
            <text:p>5 006 800 €</text:p>
          </table:table-cell>
          <table:table-cell table:style-name="ce12" table:formula="of:=(qtdoses*pvpdose*7)*[.E126]+[.D125]" office:value-type="currency" office:currency="EUR" office:value="6526800" calcext:value-type="currency">
            <text:p>6 526 800 €</text:p>
          </table:table-cell>
          <table:table-cell table:style-name="ce20" office:value-type="string" calcext:value-type="string">
            <text:p>111</text:p>
          </table:table-cell>
          <table:table-cell table:number-columns-repeated="1019"/>
        </table:table-row>
        <table:table-row table:style-name="ro13">
          <table:table-cell table:style-name="ce7" table:formula="of:=[.A126]+7" office:value-type="date" office:date-value="2022-02-23" calcext:value-type="date">
            <text:p>2022-02-23</text:p>
          </table:table-cell>
          <table:table-cell table:style-name="ce12" table:formula="of:=(-cpcu)*[.E127]+[.D127]" office:value-type="currency" office:currency="EUR" office:value="4404400" calcext:value-type="currency">
            <text:p>4 404 400 €</text:p>
          </table:table-cell>
          <table:table-cell table:style-name="ce12" table:formula="of:=financ-custoprot-custofab+[.B127]" office:value-type="currency" office:currency="EUR" office:value="5104400" calcext:value-type="currency">
            <text:p>5 104 400 €</text:p>
          </table:table-cell>
          <table:table-cell table:style-name="ce12" table:formula="of:=(qtdoses*pvpdose*7)*[.E127]+[.D126]" office:value-type="currency" office:currency="EUR" office:value="6644400" calcext:value-type="currency">
            <text:p>6 644 400 €</text:p>
          </table:table-cell>
          <table:table-cell table:style-name="ce20" office:value-type="string" calcext:value-type="string">
            <text:p>112</text:p>
          </table:table-cell>
          <table:table-cell table:number-columns-repeated="1019"/>
        </table:table-row>
        <table:table-row table:style-name="ro13">
          <table:table-cell table:style-name="ce7" table:formula="of:=[.A127]+7" office:value-type="date" office:date-value="2022-03-02" calcext:value-type="date">
            <text:p>2022-03-02</text:p>
          </table:table-cell>
          <table:table-cell table:style-name="ce12" table:formula="of:=(-cpcu)*[.E128]+[.D128]" office:value-type="currency" office:currency="EUR" office:value="4503050" calcext:value-type="currency">
            <text:p>4 503 050 €</text:p>
          </table:table-cell>
          <table:table-cell table:style-name="ce12" table:formula="of:=financ-custoprot-custofab+[.B128]" office:value-type="currency" office:currency="EUR" office:value="5203050" calcext:value-type="currency">
            <text:p>5 203 050 €</text:p>
          </table:table-cell>
          <table:table-cell table:style-name="ce12" table:formula="of:=(qtdoses*pvpdose*7)*[.E128]+[.D127]" office:value-type="currency" office:currency="EUR" office:value="6763050" calcext:value-type="currency">
            <text:p>6 763 050 €</text:p>
          </table:table-cell>
          <table:table-cell table:style-name="ce20" office:value-type="string" calcext:value-type="string">
            <text:p>113</text:p>
          </table:table-cell>
          <table:table-cell table:number-columns-repeated="1019"/>
        </table:table-row>
        <table:table-row table:style-name="ro13">
          <table:table-cell table:style-name="ce7" table:formula="of:=[.A128]+7" office:value-type="date" office:date-value="2022-03-09" calcext:value-type="date">
            <text:p>2022-03-09</text:p>
          </table:table-cell>
          <table:table-cell table:style-name="ce12" table:formula="of:=(-cpcu)*[.E129]+[.D129]" office:value-type="currency" office:currency="EUR" office:value="4602750" calcext:value-type="currency">
            <text:p>4 602 750 €</text:p>
          </table:table-cell>
          <table:table-cell table:style-name="ce12" table:formula="of:=financ-custoprot-custofab+[.B129]" office:value-type="currency" office:currency="EUR" office:value="5302750" calcext:value-type="currency">
            <text:p>5 302 750 €</text:p>
          </table:table-cell>
          <table:table-cell table:style-name="ce12" table:formula="of:=(qtdoses*pvpdose*7)*[.E129]+[.D128]" office:value-type="currency" office:currency="EUR" office:value="6882750" calcext:value-type="currency">
            <text:p>6 882 750 €</text:p>
          </table:table-cell>
          <table:table-cell table:style-name="ce20" office:value-type="string" calcext:value-type="string">
            <text:p>114</text:p>
          </table:table-cell>
          <table:table-cell table:number-columns-repeated="1019"/>
        </table:table-row>
        <table:table-row table:style-name="ro13">
          <table:table-cell table:style-name="ce7" table:formula="of:=[.A129]+7" office:value-type="date" office:date-value="2022-03-16" calcext:value-type="date">
            <text:p>2022-03-16</text:p>
          </table:table-cell>
          <table:table-cell table:style-name="ce12" table:formula="of:=(-cpcu)*[.E130]+[.D130]" office:value-type="currency" office:currency="EUR" office:value="4703500" calcext:value-type="currency">
            <text:p>4 703 500 €</text:p>
          </table:table-cell>
          <table:table-cell table:style-name="ce12" table:formula="of:=financ-custoprot-custofab+[.B130]" office:value-type="currency" office:currency="EUR" office:value="5403500" calcext:value-type="currency">
            <text:p>5 403 500 €</text:p>
          </table:table-cell>
          <table:table-cell table:style-name="ce12" table:formula="of:=(qtdoses*pvpdose*7)*[.E130]+[.D129]" office:value-type="currency" office:currency="EUR" office:value="7003500" calcext:value-type="currency">
            <text:p>7 003 500 €</text:p>
          </table:table-cell>
          <table:table-cell table:style-name="ce20" office:value-type="string" calcext:value-type="string">
            <text:p>115</text:p>
          </table:table-cell>
          <table:table-cell table:number-columns-repeated="1019"/>
        </table:table-row>
        <table:table-row table:style-name="ro13">
          <table:table-cell table:style-name="ce7" table:formula="of:=[.A130]+7" office:value-type="date" office:date-value="2022-03-23" calcext:value-type="date">
            <text:p>2022-03-23</text:p>
          </table:table-cell>
          <table:table-cell table:style-name="ce12" table:formula="of:=(-cpcu)*[.E131]+[.D131]" office:value-type="currency" office:currency="EUR" office:value="4805300" calcext:value-type="currency">
            <text:p>4 805 300 €</text:p>
          </table:table-cell>
          <table:table-cell table:style-name="ce12" table:formula="of:=financ-custoprot-custofab+[.B131]" office:value-type="currency" office:currency="EUR" office:value="5505300" calcext:value-type="currency">
            <text:p>5 505 300 €</text:p>
          </table:table-cell>
          <table:table-cell table:style-name="ce12" table:formula="of:=(qtdoses*pvpdose*7)*[.E131]+[.D130]" office:value-type="currency" office:currency="EUR" office:value="7125300" calcext:value-type="currency">
            <text:p>7 125 300 €</text:p>
          </table:table-cell>
          <table:table-cell table:style-name="ce20" office:value-type="string" calcext:value-type="string">
            <text:p>116</text:p>
          </table:table-cell>
          <table:table-cell table:number-columns-repeated="1019"/>
        </table:table-row>
        <table:table-row table:style-name="ro13">
          <table:table-cell table:style-name="ce7" table:formula="of:=[.A131]+7" office:value-type="date" office:date-value="2022-03-30" calcext:value-type="date">
            <text:p>2022-03-30</text:p>
          </table:table-cell>
          <table:table-cell table:style-name="ce12" table:formula="of:=(-cpcu)*[.E132]+[.D132]" office:value-type="currency" office:currency="EUR" office:value="4908150" calcext:value-type="currency">
            <text:p>4 908 150 €</text:p>
          </table:table-cell>
          <table:table-cell table:style-name="ce12" table:formula="of:=financ-custoprot-custofab+[.B132]" office:value-type="currency" office:currency="EUR" office:value="5608150" calcext:value-type="currency">
            <text:p>5 608 150 €</text:p>
          </table:table-cell>
          <table:table-cell table:style-name="ce12" table:formula="of:=(qtdoses*pvpdose*7)*[.E132]+[.D131]" office:value-type="currency" office:currency="EUR" office:value="7248150" calcext:value-type="currency">
            <text:p>7 248 150 €</text:p>
          </table:table-cell>
          <table:table-cell table:style-name="ce20" office:value-type="string" calcext:value-type="string">
            <text:p>117</text:p>
          </table:table-cell>
          <table:table-cell table:number-columns-repeated="1019"/>
        </table:table-row>
        <table:table-row table:style-name="ro13">
          <table:table-cell table:style-name="ce7" table:formula="of:=[.A132]+7" office:value-type="date" office:date-value="2022-04-06" calcext:value-type="date">
            <text:p>2022-04-06</text:p>
          </table:table-cell>
          <table:table-cell table:style-name="ce12" table:formula="of:=(-cpcu)*[.E133]+[.D133]" office:value-type="currency" office:currency="EUR" office:value="5012050" calcext:value-type="currency">
            <text:p>5 012 050 €</text:p>
          </table:table-cell>
          <table:table-cell table:style-name="ce12" table:formula="of:=financ-custoprot-custofab+[.B133]" office:value-type="currency" office:currency="EUR" office:value="5712050" calcext:value-type="currency">
            <text:p>5 712 050 €</text:p>
          </table:table-cell>
          <table:table-cell table:style-name="ce12" table:formula="of:=(qtdoses*pvpdose*7)*[.E133]+[.D132]" office:value-type="currency" office:currency="EUR" office:value="7372050" calcext:value-type="currency">
            <text:p>7 372 050 €</text:p>
          </table:table-cell>
          <table:table-cell table:style-name="ce20" office:value-type="string" calcext:value-type="string">
            <text:p>118</text:p>
          </table:table-cell>
          <table:table-cell table:number-columns-repeated="1019"/>
        </table:table-row>
        <table:table-row table:style-name="ro13">
          <table:table-cell table:style-name="ce7" table:formula="of:=[.A133]+7" office:value-type="date" office:date-value="2022-04-13" calcext:value-type="date">
            <text:p>2022-04-13</text:p>
          </table:table-cell>
          <table:table-cell table:style-name="ce12" table:formula="of:=(-cpcu)*[.E134]+[.D134]" office:value-type="currency" office:currency="EUR" office:value="5117000" calcext:value-type="currency">
            <text:p>5 117 000 €</text:p>
          </table:table-cell>
          <table:table-cell table:style-name="ce12" table:formula="of:=financ-custoprot-custofab+[.B134]" office:value-type="currency" office:currency="EUR" office:value="5817000" calcext:value-type="currency">
            <text:p>5 817 000 €</text:p>
          </table:table-cell>
          <table:table-cell table:style-name="ce12" table:formula="of:=(qtdoses*pvpdose*7)*[.E134]+[.D133]" office:value-type="currency" office:currency="EUR" office:value="7497000" calcext:value-type="currency">
            <text:p>7 497 000 €</text:p>
          </table:table-cell>
          <table:table-cell table:style-name="ce20" office:value-type="string" calcext:value-type="string">
            <text:p>119</text:p>
          </table:table-cell>
          <table:table-cell table:number-columns-repeated="1019"/>
        </table:table-row>
        <table:table-row table:style-name="ro13">
          <table:table-cell table:style-name="ce7" table:formula="of:=[.A134]+7" office:value-type="date" office:date-value="2022-04-20" calcext:value-type="date">
            <text:p>2022-04-20</text:p>
          </table:table-cell>
          <table:table-cell table:style-name="ce12" table:formula="of:=(-cpcu)*[.E135]+[.D135]" office:value-type="currency" office:currency="EUR" office:value="5223000" calcext:value-type="currency">
            <text:p>5 223 000 €</text:p>
          </table:table-cell>
          <table:table-cell table:style-name="ce12" table:formula="of:=financ-custoprot-custofab+[.B135]" office:value-type="currency" office:currency="EUR" office:value="5923000" calcext:value-type="currency">
            <text:p>5 923 000 €</text:p>
          </table:table-cell>
          <table:table-cell table:style-name="ce12" table:formula="of:=(qtdoses*pvpdose*7)*[.E135]+[.D134]" office:value-type="currency" office:currency="EUR" office:value="7623000" calcext:value-type="currency">
            <text:p>7 623 000 €</text:p>
          </table:table-cell>
          <table:table-cell table:style-name="ce20" office:value-type="string" calcext:value-type="string">
            <text:p>120</text:p>
          </table:table-cell>
          <table:table-cell table:number-columns-repeated="1019"/>
        </table:table-row>
        <table:table-row table:style-name="ro13">
          <table:table-cell table:style-name="ce7" table:formula="of:=[.A135]+7" office:value-type="date" office:date-value="2022-04-27" calcext:value-type="date">
            <text:p>2022-04-27</text:p>
          </table:table-cell>
          <table:table-cell table:style-name="ce12" table:formula="of:=(-cpcu)*[.E136]+[.D136]" office:value-type="currency" office:currency="EUR" office:value="5330050" calcext:value-type="currency">
            <text:p>5 330 050 €</text:p>
          </table:table-cell>
          <table:table-cell table:style-name="ce12" table:formula="of:=financ-custoprot-custofab+[.B136]" office:value-type="currency" office:currency="EUR" office:value="6030050" calcext:value-type="currency">
            <text:p>6 030 050 €</text:p>
          </table:table-cell>
          <table:table-cell table:style-name="ce12" table:formula="of:=(qtdoses*pvpdose*7)*[.E136]+[.D135]" office:value-type="currency" office:currency="EUR" office:value="7750050" calcext:value-type="currency">
            <text:p>7 750 050 €</text:p>
          </table:table-cell>
          <table:table-cell table:style-name="ce20" office:value-type="string" calcext:value-type="string">
            <text:p>121</text:p>
          </table:table-cell>
          <table:table-cell table:number-columns-repeated="1019"/>
        </table:table-row>
        <table:table-row table:style-name="ro13">
          <table:table-cell table:style-name="ce7" table:formula="of:=[.A136]+7" office:value-type="date" office:date-value="2022-05-04" calcext:value-type="date">
            <text:p>2022-05-04</text:p>
          </table:table-cell>
          <table:table-cell table:style-name="ce12" table:formula="of:=(-cpcu)*[.E137]+[.D137]" office:value-type="currency" office:currency="EUR" office:value="5438150" calcext:value-type="currency">
            <text:p>5 438 150 €</text:p>
          </table:table-cell>
          <table:table-cell table:style-name="ce12" table:formula="of:=financ-custoprot-custofab+[.B137]" office:value-type="currency" office:currency="EUR" office:value="6138150" calcext:value-type="currency">
            <text:p>6 138 150 €</text:p>
          </table:table-cell>
          <table:table-cell table:style-name="ce12" table:formula="of:=(qtdoses*pvpdose*7)*[.E137]+[.D136]" office:value-type="currency" office:currency="EUR" office:value="7878150" calcext:value-type="currency">
            <text:p>7 878 150 €</text:p>
          </table:table-cell>
          <table:table-cell table:style-name="ce20" office:value-type="string" calcext:value-type="string">
            <text:p>122</text:p>
          </table:table-cell>
          <table:table-cell table:number-columns-repeated="1019"/>
        </table:table-row>
        <table:table-row table:style-name="ro13">
          <table:table-cell table:style-name="ce7" table:formula="of:=[.A137]+7" office:value-type="date" office:date-value="2022-05-11" calcext:value-type="date">
            <text:p>2022-05-11</text:p>
          </table:table-cell>
          <table:table-cell table:style-name="ce12" table:formula="of:=(-cpcu)*[.E138]+[.D138]" office:value-type="currency" office:currency="EUR" office:value="5547300" calcext:value-type="currency">
            <text:p>5 547 300 €</text:p>
          </table:table-cell>
          <table:table-cell table:style-name="ce12" table:formula="of:=financ-custoprot-custofab+[.B138]" office:value-type="currency" office:currency="EUR" office:value="6247300" calcext:value-type="currency">
            <text:p>6 247 300 €</text:p>
          </table:table-cell>
          <table:table-cell table:style-name="ce12" table:formula="of:=(qtdoses*pvpdose*7)*[.E138]+[.D137]" office:value-type="currency" office:currency="EUR" office:value="8007300" calcext:value-type="currency">
            <text:p>8 007 300 €</text:p>
          </table:table-cell>
          <table:table-cell table:style-name="ce20" office:value-type="string" calcext:value-type="string">
            <text:p>123</text:p>
          </table:table-cell>
          <table:table-cell table:number-columns-repeated="1019"/>
        </table:table-row>
        <table:table-row table:style-name="ro13">
          <table:table-cell table:style-name="ce7" table:formula="of:=[.A138]+7" office:value-type="date" office:date-value="2022-05-18" calcext:value-type="date">
            <text:p>2022-05-18</text:p>
          </table:table-cell>
          <table:table-cell table:style-name="ce12" table:formula="of:=(-cpcu)*[.E139]+[.D139]" office:value-type="currency" office:currency="EUR" office:value="5657500" calcext:value-type="currency">
            <text:p>5 657 500 €</text:p>
          </table:table-cell>
          <table:table-cell table:style-name="ce12" table:formula="of:=financ-custoprot-custofab+[.B139]" office:value-type="currency" office:currency="EUR" office:value="6357500" calcext:value-type="currency">
            <text:p>6 357 500 €</text:p>
          </table:table-cell>
          <table:table-cell table:style-name="ce12" table:formula="of:=(qtdoses*pvpdose*7)*[.E139]+[.D138]" office:value-type="currency" office:currency="EUR" office:value="8137500" calcext:value-type="currency">
            <text:p>8 137 500 €</text:p>
          </table:table-cell>
          <table:table-cell table:style-name="ce20" office:value-type="string" calcext:value-type="string">
            <text:p>124</text:p>
          </table:table-cell>
          <table:table-cell table:number-columns-repeated="1019"/>
        </table:table-row>
        <table:table-row table:style-name="ro13">
          <table:table-cell table:style-name="ce7" table:formula="of:=[.A139]+7" office:value-type="date" office:date-value="2022-05-25" calcext:value-type="date">
            <text:p>2022-05-25</text:p>
          </table:table-cell>
          <table:table-cell table:style-name="ce12" table:formula="of:=(-cpcu)*[.E140]+[.D140]" office:value-type="currency" office:currency="EUR" office:value="5768750" calcext:value-type="currency">
            <text:p>5 768 750 €</text:p>
          </table:table-cell>
          <table:table-cell table:style-name="ce12" table:formula="of:=financ-custoprot-custofab+[.B140]" office:value-type="currency" office:currency="EUR" office:value="6468750" calcext:value-type="currency">
            <text:p>6 468 750 €</text:p>
          </table:table-cell>
          <table:table-cell table:style-name="ce12" table:formula="of:=(qtdoses*pvpdose*7)*[.E140]+[.D139]" office:value-type="currency" office:currency="EUR" office:value="8268750" calcext:value-type="currency">
            <text:p>8 268 750 €</text:p>
          </table:table-cell>
          <table:table-cell table:style-name="ce20" office:value-type="string" calcext:value-type="string">
            <text:p>125</text:p>
          </table:table-cell>
          <table:table-cell table:number-columns-repeated="1019"/>
        </table:table-row>
        <table:table-row table:style-name="ro13">
          <table:table-cell table:style-name="ce7" table:formula="of:=[.A140]+7" office:value-type="date" office:date-value="2022-06-01" calcext:value-type="date">
            <text:p>2022-06-01</text:p>
          </table:table-cell>
          <table:table-cell table:style-name="ce12" table:formula="of:=(-cpcu)*[.E141]+[.D141]" office:value-type="currency" office:currency="EUR" office:value="5881050" calcext:value-type="currency">
            <text:p>5 881 050 €</text:p>
          </table:table-cell>
          <table:table-cell table:style-name="ce12" table:formula="of:=financ-custoprot-custofab+[.B141]" office:value-type="currency" office:currency="EUR" office:value="6581050" calcext:value-type="currency">
            <text:p>6 581 050 €</text:p>
          </table:table-cell>
          <table:table-cell table:style-name="ce12" table:formula="of:=(qtdoses*pvpdose*7)*[.E141]+[.D140]" office:value-type="currency" office:currency="EUR" office:value="8401050" calcext:value-type="currency">
            <text:p>8 401 050 €</text:p>
          </table:table-cell>
          <table:table-cell table:style-name="ce20" office:value-type="string" calcext:value-type="string">
            <text:p>126</text:p>
          </table:table-cell>
          <table:table-cell table:number-columns-repeated="1019"/>
        </table:table-row>
        <table:table-row table:style-name="ro13">
          <table:table-cell table:style-name="ce7" table:formula="of:=[.A141]+7" office:value-type="date" office:date-value="2022-06-08" calcext:value-type="date">
            <text:p>2022-06-08</text:p>
          </table:table-cell>
          <table:table-cell table:style-name="ce12" table:formula="of:=(-cpcu)*[.E142]+[.D142]" office:value-type="currency" office:currency="EUR" office:value="5994400" calcext:value-type="currency">
            <text:p>5 994 400 €</text:p>
          </table:table-cell>
          <table:table-cell table:style-name="ce12" table:formula="of:=financ-custoprot-custofab+[.B142]" office:value-type="currency" office:currency="EUR" office:value="6694400" calcext:value-type="currency">
            <text:p>6 694 400 €</text:p>
          </table:table-cell>
          <table:table-cell table:style-name="ce12" table:formula="of:=(qtdoses*pvpdose*7)*[.E142]+[.D141]" office:value-type="currency" office:currency="EUR" office:value="8534400" calcext:value-type="currency">
            <text:p>8 534 400 €</text:p>
          </table:table-cell>
          <table:table-cell table:style-name="ce20" office:value-type="string" calcext:value-type="string">
            <text:p>127</text:p>
          </table:table-cell>
          <table:table-cell table:number-columns-repeated="1019"/>
        </table:table-row>
        <table:table-row table:style-name="ro13">
          <table:table-cell table:style-name="ce7" table:formula="of:=[.A142]+7" office:value-type="date" office:date-value="2022-06-15" calcext:value-type="date">
            <text:p>2022-06-15</text:p>
          </table:table-cell>
          <table:table-cell table:style-name="ce12" table:formula="of:=(-cpcu)*[.E143]+[.D143]" office:value-type="currency" office:currency="EUR" office:value="6108800" calcext:value-type="currency">
            <text:p>6 108 800 €</text:p>
          </table:table-cell>
          <table:table-cell table:style-name="ce12" table:formula="of:=financ-custoprot-custofab+[.B143]" office:value-type="currency" office:currency="EUR" office:value="6808800" calcext:value-type="currency">
            <text:p>6 808 800 €</text:p>
          </table:table-cell>
          <table:table-cell table:style-name="ce12" table:formula="of:=(qtdoses*pvpdose*7)*[.E143]+[.D142]" office:value-type="currency" office:currency="EUR" office:value="8668800" calcext:value-type="currency">
            <text:p>8 668 800 €</text:p>
          </table:table-cell>
          <table:table-cell table:style-name="ce20" office:value-type="string" calcext:value-type="string">
            <text:p>128</text:p>
          </table:table-cell>
          <table:table-cell table:number-columns-repeated="1019"/>
        </table:table-row>
        <table:table-row table:style-name="ro13">
          <table:table-cell table:style-name="ce7" table:formula="of:=[.A143]+7" office:value-type="date" office:date-value="2022-06-22" calcext:value-type="date">
            <text:p>2022-06-22</text:p>
          </table:table-cell>
          <table:table-cell table:style-name="ce12" table:formula="of:=(-cpcu)*[.E144]+[.D144]" office:value-type="currency" office:currency="EUR" office:value="6224250" calcext:value-type="currency">
            <text:p>6 224 250 €</text:p>
          </table:table-cell>
          <table:table-cell table:style-name="ce12" table:formula="of:=financ-custoprot-custofab+[.B144]" office:value-type="currency" office:currency="EUR" office:value="6924250" calcext:value-type="currency">
            <text:p>6 924 250 €</text:p>
          </table:table-cell>
          <table:table-cell table:style-name="ce12" table:formula="of:=(qtdoses*pvpdose*7)*[.E144]+[.D143]" office:value-type="currency" office:currency="EUR" office:value="8804250" calcext:value-type="currency">
            <text:p>8 804 250 €</text:p>
          </table:table-cell>
          <table:table-cell table:style-name="ce20" office:value-type="string" calcext:value-type="string">
            <text:p>129</text:p>
          </table:table-cell>
          <table:table-cell table:number-columns-repeated="1019"/>
        </table:table-row>
        <table:table-row table:style-name="ro13">
          <table:table-cell table:style-name="ce7" table:formula="of:=[.A144]+7" office:value-type="date" office:date-value="2022-06-29" calcext:value-type="date">
            <text:p>2022-06-29</text:p>
          </table:table-cell>
          <table:table-cell table:style-name="ce12" table:formula="of:=(-cpcu)*[.E145]+[.D145]" office:value-type="currency" office:currency="EUR" office:value="6340750" calcext:value-type="currency">
            <text:p>6 340 750 €</text:p>
          </table:table-cell>
          <table:table-cell table:style-name="ce12" table:formula="of:=financ-custoprot-custofab+[.B145]" office:value-type="currency" office:currency="EUR" office:value="7040750" calcext:value-type="currency">
            <text:p>7 040 750 €</text:p>
          </table:table-cell>
          <table:table-cell table:style-name="ce12" table:formula="of:=(qtdoses*pvpdose*7)*[.E145]+[.D144]" office:value-type="currency" office:currency="EUR" office:value="8940750" calcext:value-type="currency">
            <text:p>8 940 750 €</text:p>
          </table:table-cell>
          <table:table-cell table:style-name="ce20" office:value-type="string" calcext:value-type="string">
            <text:p>130</text:p>
          </table:table-cell>
          <table:table-cell table:number-columns-repeated="1019"/>
        </table:table-row>
        <table:table-row table:style-name="ro13">
          <table:table-cell table:style-name="ce7" table:formula="of:=[.A145]+7" office:value-type="date" office:date-value="2022-07-06" calcext:value-type="date">
            <text:p>2022-07-06</text:p>
          </table:table-cell>
          <table:table-cell table:style-name="ce12" table:formula="of:=(-cpcu)*[.E146]+[.D146]" office:value-type="currency" office:currency="EUR" office:value="6458300" calcext:value-type="currency">
            <text:p>6 458 300 €</text:p>
          </table:table-cell>
          <table:table-cell table:style-name="ce12" table:formula="of:=financ-custoprot-custofab+[.B146]" office:value-type="currency" office:currency="EUR" office:value="7158300" calcext:value-type="currency">
            <text:p>7 158 300 €</text:p>
          </table:table-cell>
          <table:table-cell table:style-name="ce12" table:formula="of:=(qtdoses*pvpdose*7)*[.E146]+[.D145]" office:value-type="currency" office:currency="EUR" office:value="9078300" calcext:value-type="currency">
            <text:p>9 078 300 €</text:p>
          </table:table-cell>
          <table:table-cell table:style-name="ce20" office:value-type="string" calcext:value-type="string">
            <text:p>131</text:p>
          </table:table-cell>
          <table:table-cell table:number-columns-repeated="1019"/>
        </table:table-row>
        <table:table-row table:style-name="ro13">
          <table:table-cell table:style-name="ce7" table:formula="of:=[.A146]+7" office:value-type="date" office:date-value="2022-07-13" calcext:value-type="date">
            <text:p>2022-07-13</text:p>
          </table:table-cell>
          <table:table-cell table:style-name="ce12" table:formula="of:=(-cpcu)*[.E147]+[.D147]" office:value-type="currency" office:currency="EUR" office:value="6576900" calcext:value-type="currency">
            <text:p>6 576 900 €</text:p>
          </table:table-cell>
          <table:table-cell table:style-name="ce12" table:formula="of:=financ-custoprot-custofab+[.B147]" office:value-type="currency" office:currency="EUR" office:value="7276900" calcext:value-type="currency">
            <text:p>7 276 900 €</text:p>
          </table:table-cell>
          <table:table-cell table:style-name="ce12" table:formula="of:=(qtdoses*pvpdose*7)*[.E147]+[.D146]" office:value-type="currency" office:currency="EUR" office:value="9216900" calcext:value-type="currency">
            <text:p>9 216 900 €</text:p>
          </table:table-cell>
          <table:table-cell table:style-name="ce20" office:value-type="string" calcext:value-type="string">
            <text:p>132</text:p>
          </table:table-cell>
          <table:table-cell table:number-columns-repeated="1019"/>
        </table:table-row>
        <table:table-row table:style-name="ro13">
          <table:table-cell table:style-name="ce7" table:formula="of:=[.A147]+7" office:value-type="date" office:date-value="2022-07-20" calcext:value-type="date">
            <text:p>2022-07-20</text:p>
          </table:table-cell>
          <table:table-cell table:style-name="ce12" table:formula="of:=(-cpcu)*[.E148]+[.D148]" office:value-type="currency" office:currency="EUR" office:value="6696550" calcext:value-type="currency">
            <text:p>6 696 550 €</text:p>
          </table:table-cell>
          <table:table-cell table:style-name="ce12" table:formula="of:=financ-custoprot-custofab+[.B148]" office:value-type="currency" office:currency="EUR" office:value="7396550" calcext:value-type="currency">
            <text:p>7 396 550 €</text:p>
          </table:table-cell>
          <table:table-cell table:style-name="ce12" table:formula="of:=(qtdoses*pvpdose*7)*[.E148]+[.D147]" office:value-type="currency" office:currency="EUR" office:value="9356550" calcext:value-type="currency">
            <text:p>9 356 550 €</text:p>
          </table:table-cell>
          <table:table-cell table:style-name="ce20" office:value-type="string" calcext:value-type="string">
            <text:p>133</text:p>
          </table:table-cell>
          <table:table-cell table:number-columns-repeated="1019"/>
        </table:table-row>
        <table:table-row table:style-name="ro13">
          <table:table-cell table:style-name="ce7" table:formula="of:=[.A148]+7" office:value-type="date" office:date-value="2022-07-27" calcext:value-type="date">
            <text:p>2022-07-27</text:p>
          </table:table-cell>
          <table:table-cell table:style-name="ce12" table:formula="of:=(-cpcu)*[.E149]+[.D149]" office:value-type="currency" office:currency="EUR" office:value="6817250" calcext:value-type="currency">
            <text:p>6 817 250 €</text:p>
          </table:table-cell>
          <table:table-cell table:style-name="ce12" table:formula="of:=financ-custoprot-custofab+[.B149]" office:value-type="currency" office:currency="EUR" office:value="7517250" calcext:value-type="currency">
            <text:p>7 517 250 €</text:p>
          </table:table-cell>
          <table:table-cell table:style-name="ce12" table:formula="of:=(qtdoses*pvpdose*7)*[.E149]+[.D148]" office:value-type="currency" office:currency="EUR" office:value="9497250" calcext:value-type="currency">
            <text:p>9 497 250 €</text:p>
          </table:table-cell>
          <table:table-cell table:style-name="ce20" office:value-type="string" calcext:value-type="string">
            <text:p>134</text:p>
          </table:table-cell>
          <table:table-cell table:number-columns-repeated="1019"/>
        </table:table-row>
        <table:table-row table:style-name="ro13">
          <table:table-cell table:style-name="ce7" table:formula="of:=[.A149]+7" office:value-type="date" office:date-value="2022-08-03" calcext:value-type="date">
            <text:p>2022-08-03</text:p>
          </table:table-cell>
          <table:table-cell table:style-name="ce12" table:formula="of:=(-cpcu)*[.E150]+[.D150]" office:value-type="currency" office:currency="EUR" office:value="6939000" calcext:value-type="currency">
            <text:p>6 939 000 €</text:p>
          </table:table-cell>
          <table:table-cell table:style-name="ce12" table:formula="of:=financ-custoprot-custofab+[.B150]" office:value-type="currency" office:currency="EUR" office:value="7639000" calcext:value-type="currency">
            <text:p>7 639 000 €</text:p>
          </table:table-cell>
          <table:table-cell table:style-name="ce12" table:formula="of:=(qtdoses*pvpdose*7)*[.E150]+[.D149]" office:value-type="currency" office:currency="EUR" office:value="9639000" calcext:value-type="currency">
            <text:p>9 639 000 €</text:p>
          </table:table-cell>
          <table:table-cell table:style-name="ce20" office:value-type="string" calcext:value-type="string">
            <text:p>135</text:p>
          </table:table-cell>
          <table:table-cell table:number-columns-repeated="1019"/>
        </table:table-row>
        <table:table-row table:style-name="ro13">
          <table:table-cell table:style-name="ce7" table:formula="of:=[.A150]+7" office:value-type="date" office:date-value="2022-08-10" calcext:value-type="date">
            <text:p>2022-08-10</text:p>
          </table:table-cell>
          <table:table-cell table:style-name="ce12" table:formula="of:=(-cpcu)*[.E151]+[.D151]" office:value-type="currency" office:currency="EUR" office:value="7061800" calcext:value-type="currency">
            <text:p>7 061 800 €</text:p>
          </table:table-cell>
          <table:table-cell table:style-name="ce12" table:formula="of:=financ-custoprot-custofab+[.B151]" office:value-type="currency" office:currency="EUR" office:value="7761800" calcext:value-type="currency">
            <text:p>7 761 800 €</text:p>
          </table:table-cell>
          <table:table-cell table:style-name="ce12" table:formula="of:=(qtdoses*pvpdose*7)*[.E151]+[.D150]" office:value-type="currency" office:currency="EUR" office:value="9781800" calcext:value-type="currency">
            <text:p>9 781 800 €</text:p>
          </table:table-cell>
          <table:table-cell table:style-name="ce20" office:value-type="string" calcext:value-type="string">
            <text:p>136</text:p>
          </table:table-cell>
          <table:table-cell table:number-columns-repeated="1019"/>
        </table:table-row>
        <table:table-row table:style-name="ro13">
          <table:table-cell table:style-name="ce7" table:formula="of:=[.A151]+7" office:value-type="date" office:date-value="2022-08-17" calcext:value-type="date">
            <text:p>2022-08-17</text:p>
          </table:table-cell>
          <table:table-cell table:style-name="ce12" table:formula="of:=(-cpcu)*[.E152]+[.D152]" office:value-type="currency" office:currency="EUR" office:value="7185650" calcext:value-type="currency">
            <text:p>7 185 650 €</text:p>
          </table:table-cell>
          <table:table-cell table:style-name="ce12" table:formula="of:=financ-custoprot-custofab+[.B152]" office:value-type="currency" office:currency="EUR" office:value="7885650" calcext:value-type="currency">
            <text:p>7 885 650 €</text:p>
          </table:table-cell>
          <table:table-cell table:style-name="ce12" table:formula="of:=(qtdoses*pvpdose*7)*[.E152]+[.D151]" office:value-type="currency" office:currency="EUR" office:value="9925650" calcext:value-type="currency">
            <text:p>9 925 650 €</text:p>
          </table:table-cell>
          <table:table-cell table:style-name="ce20" office:value-type="string" calcext:value-type="string">
            <text:p>137</text:p>
          </table:table-cell>
          <table:table-cell table:number-columns-repeated="1019"/>
        </table:table-row>
        <table:table-row table:style-name="ro13">
          <table:table-cell table:style-name="ce7" table:formula="of:=[.A152]+7" office:value-type="date" office:date-value="2022-08-24" calcext:value-type="date">
            <text:p>2022-08-24</text:p>
          </table:table-cell>
          <table:table-cell table:style-name="ce12" table:formula="of:=(-cpcu)*[.E153]+[.D153]" office:value-type="currency" office:currency="EUR" office:value="7310550" calcext:value-type="currency">
            <text:p>7 310 550 €</text:p>
          </table:table-cell>
          <table:table-cell table:style-name="ce12" table:formula="of:=financ-custoprot-custofab+[.B153]" office:value-type="currency" office:currency="EUR" office:value="8010550" calcext:value-type="currency">
            <text:p>8 010 550 €</text:p>
          </table:table-cell>
          <table:table-cell table:style-name="ce12" table:formula="of:=(qtdoses*pvpdose*7)*[.E153]+[.D152]" office:value-type="currency" office:currency="EUR" office:value="10070550" calcext:value-type="currency">
            <text:p>10 070 550 €</text:p>
          </table:table-cell>
          <table:table-cell table:style-name="ce20" office:value-type="string" calcext:value-type="string">
            <text:p>138</text:p>
          </table:table-cell>
          <table:table-cell table:number-columns-repeated="1019"/>
        </table:table-row>
        <table:table-row table:style-name="ro13">
          <table:table-cell table:style-name="ce7" table:formula="of:=[.A153]+7" office:value-type="date" office:date-value="2022-08-31" calcext:value-type="date">
            <text:p>2022-08-31</text:p>
          </table:table-cell>
          <table:table-cell table:style-name="ce12" table:formula="of:=(-cpcu)*[.E154]+[.D154]" office:value-type="currency" office:currency="EUR" office:value="7436500" calcext:value-type="currency">
            <text:p>7 436 500 €</text:p>
          </table:table-cell>
          <table:table-cell table:style-name="ce12" table:formula="of:=financ-custoprot-custofab+[.B154]" office:value-type="currency" office:currency="EUR" office:value="8136500" calcext:value-type="currency">
            <text:p>8 136 500 €</text:p>
          </table:table-cell>
          <table:table-cell table:style-name="ce12" table:formula="of:=(qtdoses*pvpdose*7)*[.E154]+[.D153]" office:value-type="currency" office:currency="EUR" office:value="10216500" calcext:value-type="currency">
            <text:p>10 216 500 €</text:p>
          </table:table-cell>
          <table:table-cell table:style-name="ce20" office:value-type="string" calcext:value-type="string">
            <text:p>139</text:p>
          </table:table-cell>
          <table:table-cell table:number-columns-repeated="1019"/>
        </table:table-row>
        <table:table-row table:style-name="ro13">
          <table:table-cell table:style-name="ce7" table:formula="of:=[.A154]+7" office:value-type="date" office:date-value="2022-09-07" calcext:value-type="date">
            <text:p>2022-09-07</text:p>
          </table:table-cell>
          <table:table-cell table:style-name="ce12" table:formula="of:=(-cpcu)*[.E155]+[.D155]" office:value-type="currency" office:currency="EUR" office:value="7563500" calcext:value-type="currency">
            <text:p>7 563 500 €</text:p>
          </table:table-cell>
          <table:table-cell table:style-name="ce12" table:formula="of:=financ-custoprot-custofab+[.B155]" office:value-type="currency" office:currency="EUR" office:value="8263500" calcext:value-type="currency">
            <text:p>8 263 500 €</text:p>
          </table:table-cell>
          <table:table-cell table:style-name="ce12" table:formula="of:=(qtdoses*pvpdose*7)*[.E155]+[.D154]" office:value-type="currency" office:currency="EUR" office:value="10363500" calcext:value-type="currency">
            <text:p>10 363 500 €</text:p>
          </table:table-cell>
          <table:table-cell table:style-name="ce20" office:value-type="string" calcext:value-type="string">
            <text:p>140</text:p>
          </table:table-cell>
          <table:table-cell table:number-columns-repeated="1019"/>
        </table:table-row>
        <table:table-row table:style-name="ro13">
          <table:table-cell table:style-name="ce7" table:formula="of:=[.A155]+7" office:value-type="date" office:date-value="2022-09-14" calcext:value-type="date">
            <text:p>2022-09-14</text:p>
          </table:table-cell>
          <table:table-cell table:style-name="ce12" table:formula="of:=(-cpcu)*[.E156]+[.D156]" office:value-type="currency" office:currency="EUR" office:value="7691550" calcext:value-type="currency">
            <text:p>7 691 550 €</text:p>
          </table:table-cell>
          <table:table-cell table:style-name="ce12" table:formula="of:=financ-custoprot-custofab+[.B156]" office:value-type="currency" office:currency="EUR" office:value="8391550" calcext:value-type="currency">
            <text:p>8 391 550 €</text:p>
          </table:table-cell>
          <table:table-cell table:style-name="ce12" table:formula="of:=(qtdoses*pvpdose*7)*[.E156]+[.D155]" office:value-type="currency" office:currency="EUR" office:value="10511550" calcext:value-type="currency">
            <text:p>10 511 550 €</text:p>
          </table:table-cell>
          <table:table-cell table:style-name="ce20" office:value-type="string" calcext:value-type="string">
            <text:p>141</text:p>
          </table:table-cell>
          <table:table-cell table:number-columns-repeated="1019"/>
        </table:table-row>
        <table:table-row table:style-name="ro13">
          <table:table-cell table:style-name="ce7" table:formula="of:=[.A156]+7" office:value-type="date" office:date-value="2022-09-21" calcext:value-type="date">
            <text:p>2022-09-21</text:p>
          </table:table-cell>
          <table:table-cell table:style-name="ce12" table:formula="of:=(-cpcu)*[.E157]+[.D157]" office:value-type="currency" office:currency="EUR" office:value="7820650" calcext:value-type="currency">
            <text:p>7 820 650 €</text:p>
          </table:table-cell>
          <table:table-cell table:style-name="ce12" table:formula="of:=financ-custoprot-custofab+[.B157]" office:value-type="currency" office:currency="EUR" office:value="8520650" calcext:value-type="currency">
            <text:p>8 520 650 €</text:p>
          </table:table-cell>
          <table:table-cell table:style-name="ce12" table:formula="of:=(qtdoses*pvpdose*7)*[.E157]+[.D156]" office:value-type="currency" office:currency="EUR" office:value="10660650" calcext:value-type="currency">
            <text:p>10 660 650 €</text:p>
          </table:table-cell>
          <table:table-cell table:style-name="ce20" office:value-type="string" calcext:value-type="string">
            <text:p>142</text:p>
          </table:table-cell>
          <table:table-cell table:number-columns-repeated="1019"/>
        </table:table-row>
        <table:table-row table:style-name="ro13">
          <table:table-cell table:style-name="ce7" table:formula="of:=[.A157]+7" office:value-type="date" office:date-value="2022-09-28" calcext:value-type="date">
            <text:p>2022-09-28</text:p>
          </table:table-cell>
          <table:table-cell table:style-name="ce12" table:formula="of:=(-cpcu)*[.E158]+[.D158]" office:value-type="currency" office:currency="EUR" office:value="7950800" calcext:value-type="currency">
            <text:p>7 950 800 €</text:p>
          </table:table-cell>
          <table:table-cell table:style-name="ce12" table:formula="of:=financ-custoprot-custofab+[.B158]" office:value-type="currency" office:currency="EUR" office:value="8650800" calcext:value-type="currency">
            <text:p>8 650 800 €</text:p>
          </table:table-cell>
          <table:table-cell table:style-name="ce12" table:formula="of:=(qtdoses*pvpdose*7)*[.E158]+[.D157]" office:value-type="currency" office:currency="EUR" office:value="10810800" calcext:value-type="currency">
            <text:p>10 810 800 €</text:p>
          </table:table-cell>
          <table:table-cell table:style-name="ce20" office:value-type="string" calcext:value-type="string">
            <text:p>143</text:p>
          </table:table-cell>
          <table:table-cell table:number-columns-repeated="1019"/>
        </table:table-row>
        <table:table-row table:style-name="ro13">
          <table:table-cell table:style-name="ce7" table:formula="of:=[.A158]+7" office:value-type="date" office:date-value="2022-10-05" calcext:value-type="date">
            <text:p>2022-10-05</text:p>
          </table:table-cell>
          <table:table-cell table:style-name="ce12" table:formula="of:=(-cpcu)*[.E159]+[.D159]" office:value-type="currency" office:currency="EUR" office:value="8082000" calcext:value-type="currency">
            <text:p>8 082 000 €</text:p>
          </table:table-cell>
          <table:table-cell table:style-name="ce12" table:formula="of:=financ-custoprot-custofab+[.B159]" office:value-type="currency" office:currency="EUR" office:value="8782000" calcext:value-type="currency">
            <text:p>8 782 000 €</text:p>
          </table:table-cell>
          <table:table-cell table:style-name="ce12" table:formula="of:=(qtdoses*pvpdose*7)*[.E159]+[.D158]" office:value-type="currency" office:currency="EUR" office:value="10962000" calcext:value-type="currency">
            <text:p>10 962 000 €</text:p>
          </table:table-cell>
          <table:table-cell table:style-name="ce20" office:value-type="string" calcext:value-type="string">
            <text:p>144</text:p>
          </table:table-cell>
          <table:table-cell table:number-columns-repeated="1019"/>
        </table:table-row>
        <table:table-row table:style-name="ro13">
          <table:table-cell table:style-name="ce7" table:formula="of:=[.A159]+7" office:value-type="date" office:date-value="2022-10-12" calcext:value-type="date">
            <text:p>2022-10-12</text:p>
          </table:table-cell>
          <table:table-cell table:style-name="ce12" table:formula="of:=(-cpcu)*[.E160]+[.D160]" office:value-type="currency" office:currency="EUR" office:value="8214250" calcext:value-type="currency">
            <text:p>8 214 250 €</text:p>
          </table:table-cell>
          <table:table-cell table:style-name="ce12" table:formula="of:=financ-custoprot-custofab+[.B160]" office:value-type="currency" office:currency="EUR" office:value="8914250" calcext:value-type="currency">
            <text:p>8 914 250 €</text:p>
          </table:table-cell>
          <table:table-cell table:style-name="ce12" table:formula="of:=(qtdoses*pvpdose*7)*[.E160]+[.D159]" office:value-type="currency" office:currency="EUR" office:value="11114250" calcext:value-type="currency">
            <text:p>11 114 250 €</text:p>
          </table:table-cell>
          <table:table-cell table:style-name="ce20" office:value-type="string" calcext:value-type="string">
            <text:p>145</text:p>
          </table:table-cell>
          <table:table-cell table:number-columns-repeated="1019"/>
        </table:table-row>
        <table:table-row table:style-name="ro13">
          <table:table-cell table:style-name="ce7" table:formula="of:=[.A160]+7" office:value-type="date" office:date-value="2022-10-19" calcext:value-type="date">
            <text:p>2022-10-19</text:p>
          </table:table-cell>
          <table:table-cell table:style-name="ce12" table:formula="of:=(-cpcu)*[.E161]+[.D161]" office:value-type="currency" office:currency="EUR" office:value="8347550" calcext:value-type="currency">
            <text:p>8 347 550 €</text:p>
          </table:table-cell>
          <table:table-cell table:style-name="ce12" table:formula="of:=financ-custoprot-custofab+[.B161]" office:value-type="currency" office:currency="EUR" office:value="9047550" calcext:value-type="currency">
            <text:p>9 047 550 €</text:p>
          </table:table-cell>
          <table:table-cell table:style-name="ce12" table:formula="of:=(qtdoses*pvpdose*7)*[.E161]+[.D160]" office:value-type="currency" office:currency="EUR" office:value="11267550" calcext:value-type="currency">
            <text:p>11 267 550 €</text:p>
          </table:table-cell>
          <table:table-cell table:style-name="ce20" office:value-type="string" calcext:value-type="string">
            <text:p>146</text:p>
          </table:table-cell>
          <table:table-cell table:number-columns-repeated="1019"/>
        </table:table-row>
        <table:table-row table:style-name="ro13">
          <table:table-cell table:style-name="ce7" table:formula="of:=[.A161]+7" office:value-type="date" office:date-value="2022-10-26" calcext:value-type="date">
            <text:p>2022-10-26</text:p>
          </table:table-cell>
          <table:table-cell table:style-name="ce12" table:formula="of:=(-cpcu)*[.E162]+[.D162]" office:value-type="currency" office:currency="EUR" office:value="8481900" calcext:value-type="currency">
            <text:p>8 481 900 €</text:p>
          </table:table-cell>
          <table:table-cell table:style-name="ce12" table:formula="of:=financ-custoprot-custofab+[.B162]" office:value-type="currency" office:currency="EUR" office:value="9181900" calcext:value-type="currency">
            <text:p>9 181 900 €</text:p>
          </table:table-cell>
          <table:table-cell table:style-name="ce12" table:formula="of:=(qtdoses*pvpdose*7)*[.E162]+[.D161]" office:value-type="currency" office:currency="EUR" office:value="11421900" calcext:value-type="currency">
            <text:p>11 421 900 €</text:p>
          </table:table-cell>
          <table:table-cell table:style-name="ce20" office:value-type="string" calcext:value-type="string">
            <text:p>147</text:p>
          </table:table-cell>
          <table:table-cell table:number-columns-repeated="1019"/>
        </table:table-row>
        <table:table-row table:style-name="ro13">
          <table:table-cell table:style-name="ce7" table:formula="of:=[.A162]+7" office:value-type="date" office:date-value="2022-11-02" calcext:value-type="date">
            <text:p>2022-11-02</text:p>
          </table:table-cell>
          <table:table-cell table:style-name="ce12" table:formula="of:=(-cpcu)*[.E163]+[.D163]" office:value-type="currency" office:currency="EUR" office:value="8617300" calcext:value-type="currency">
            <text:p>8 617 300 €</text:p>
          </table:table-cell>
          <table:table-cell table:style-name="ce12" table:formula="of:=financ-custoprot-custofab+[.B163]" office:value-type="currency" office:currency="EUR" office:value="9317300" calcext:value-type="currency">
            <text:p>9 317 300 €</text:p>
          </table:table-cell>
          <table:table-cell table:style-name="ce12" table:formula="of:=(qtdoses*pvpdose*7)*[.E163]+[.D162]" office:value-type="currency" office:currency="EUR" office:value="11577300" calcext:value-type="currency">
            <text:p>11 577 300 €</text:p>
          </table:table-cell>
          <table:table-cell table:style-name="ce20" office:value-type="string" calcext:value-type="string">
            <text:p>148</text:p>
          </table:table-cell>
          <table:table-cell table:number-columns-repeated="1019"/>
        </table:table-row>
        <table:table-row table:style-name="ro13">
          <table:table-cell table:style-name="ce7" table:formula="of:=[.A163]+7" office:value-type="date" office:date-value="2022-11-09" calcext:value-type="date">
            <text:p>2022-11-09</text:p>
          </table:table-cell>
          <table:table-cell table:style-name="ce12" table:formula="of:=(-cpcu)*[.E164]+[.D164]" office:value-type="currency" office:currency="EUR" office:value="8753750" calcext:value-type="currency">
            <text:p>8 753 750 €</text:p>
          </table:table-cell>
          <table:table-cell table:style-name="ce12" table:formula="of:=financ-custoprot-custofab+[.B164]" office:value-type="currency" office:currency="EUR" office:value="9453750" calcext:value-type="currency">
            <text:p>9 453 750 €</text:p>
          </table:table-cell>
          <table:table-cell table:style-name="ce12" table:formula="of:=(qtdoses*pvpdose*7)*[.E164]+[.D163]" office:value-type="currency" office:currency="EUR" office:value="11733750" calcext:value-type="currency">
            <text:p>11 733 750 €</text:p>
          </table:table-cell>
          <table:table-cell table:style-name="ce20" office:value-type="string" calcext:value-type="string">
            <text:p>149</text:p>
          </table:table-cell>
          <table:table-cell table:number-columns-repeated="1019"/>
        </table:table-row>
        <table:table-row table:style-name="ro13">
          <table:table-cell table:style-name="ce7" table:formula="of:=[.A164]+7" office:value-type="date" office:date-value="2022-11-16" calcext:value-type="date">
            <text:p>2022-11-16</text:p>
          </table:table-cell>
          <table:table-cell table:style-name="ce12" table:formula="of:=(-cpcu)*[.E165]+[.D165]" office:value-type="currency" office:currency="EUR" office:value="8891250" calcext:value-type="currency">
            <text:p>8 891 250 €</text:p>
          </table:table-cell>
          <table:table-cell table:style-name="ce12" table:formula="of:=financ-custoprot-custofab+[.B165]" office:value-type="currency" office:currency="EUR" office:value="9591250" calcext:value-type="currency">
            <text:p>9 591 250 €</text:p>
          </table:table-cell>
          <table:table-cell table:style-name="ce12" table:formula="of:=(qtdoses*pvpdose*7)*[.E165]+[.D164]" office:value-type="currency" office:currency="EUR" office:value="11891250" calcext:value-type="currency">
            <text:p>11 891 250 €</text:p>
          </table:table-cell>
          <table:table-cell table:style-name="ce20" office:value-type="string" calcext:value-type="string">
            <text:p>150</text:p>
          </table:table-cell>
          <table:table-cell table:number-columns-repeated="1019"/>
        </table:table-row>
        <table:table-row table:style-name="ro13">
          <table:table-cell table:style-name="ce7" table:formula="of:=[.A165]+7" office:value-type="date" office:date-value="2022-11-23" calcext:value-type="date">
            <text:p>2022-11-23</text:p>
          </table:table-cell>
          <table:table-cell table:style-name="ce12" table:formula="of:=(-cpcu)*[.E166]+[.D166]" office:value-type="currency" office:currency="EUR" office:value="9029800" calcext:value-type="currency">
            <text:p>9 029 800 €</text:p>
          </table:table-cell>
          <table:table-cell table:style-name="ce12" table:formula="of:=financ-custoprot-custofab+[.B166]" office:value-type="currency" office:currency="EUR" office:value="9729800" calcext:value-type="currency">
            <text:p>9 729 800 €</text:p>
          </table:table-cell>
          <table:table-cell table:style-name="ce12" table:formula="of:=(qtdoses*pvpdose*7)*[.E166]+[.D165]" office:value-type="currency" office:currency="EUR" office:value="12049800" calcext:value-type="currency">
            <text:p>12 049 800 €</text:p>
          </table:table-cell>
          <table:table-cell table:style-name="ce20" office:value-type="string" calcext:value-type="string">
            <text:p>151</text:p>
          </table:table-cell>
          <table:table-cell table:number-columns-repeated="1019"/>
        </table:table-row>
        <table:table-row table:style-name="ro13">
          <table:table-cell table:style-name="ce7" table:formula="of:=[.A166]+7" office:value-type="date" office:date-value="2022-11-30" calcext:value-type="date">
            <text:p>2022-11-30</text:p>
          </table:table-cell>
          <table:table-cell table:style-name="ce12" table:formula="of:=(-cpcu)*[.E167]+[.D167]" office:value-type="currency" office:currency="EUR" office:value="9169400" calcext:value-type="currency">
            <text:p>9 169 400 €</text:p>
          </table:table-cell>
          <table:table-cell table:style-name="ce12" table:formula="of:=financ-custoprot-custofab+[.B167]" office:value-type="currency" office:currency="EUR" office:value="9869400" calcext:value-type="currency">
            <text:p>9 869 400 €</text:p>
          </table:table-cell>
          <table:table-cell table:style-name="ce12" table:formula="of:=(qtdoses*pvpdose*7)*[.E167]+[.D166]" office:value-type="currency" office:currency="EUR" office:value="12209400" calcext:value-type="currency">
            <text:p>12 209 400 €</text:p>
          </table:table-cell>
          <table:table-cell table:style-name="ce20" office:value-type="string" calcext:value-type="string">
            <text:p>152</text:p>
          </table:table-cell>
          <table:table-cell table:number-columns-repeated="1019"/>
        </table:table-row>
        <table:table-row table:style-name="ro13">
          <table:table-cell table:style-name="ce7" table:formula="of:=[.A167]+7" office:value-type="date" office:date-value="2022-12-07" calcext:value-type="date">
            <text:p>2022-12-07</text:p>
          </table:table-cell>
          <table:table-cell table:style-name="ce12" table:formula="of:=(-cpcu)*[.E168]+[.D168]" office:value-type="currency" office:currency="EUR" office:value="9310050" calcext:value-type="currency">
            <text:p>9 310 050 €</text:p>
          </table:table-cell>
          <table:table-cell table:style-name="ce12" table:formula="of:=financ-custoprot-custofab+[.B168]" office:value-type="currency" office:currency="EUR" office:value="10010050" calcext:value-type="currency">
            <text:p>10 010 050 €</text:p>
          </table:table-cell>
          <table:table-cell table:style-name="ce12" table:formula="of:=(qtdoses*pvpdose*7)*[.E168]+[.D167]" office:value-type="currency" office:currency="EUR" office:value="12370050" calcext:value-type="currency">
            <text:p>12 370 050 €</text:p>
          </table:table-cell>
          <table:table-cell table:style-name="ce20" office:value-type="string" calcext:value-type="string">
            <text:p>153</text:p>
          </table:table-cell>
          <table:table-cell table:number-columns-repeated="1019"/>
        </table:table-row>
        <table:table-row table:style-name="ro13">
          <table:table-cell table:style-name="ce7" table:formula="of:=[.A168]+7" office:value-type="date" office:date-value="2022-12-14" calcext:value-type="date">
            <text:p>2022-12-14</text:p>
          </table:table-cell>
          <table:table-cell table:style-name="ce12" table:formula="of:=(-cpcu)*[.E169]+[.D169]" office:value-type="currency" office:currency="EUR" office:value="9451750" calcext:value-type="currency">
            <text:p>9 451 750 €</text:p>
          </table:table-cell>
          <table:table-cell table:style-name="ce12" table:formula="of:=financ-custoprot-custofab+[.B169]" office:value-type="currency" office:currency="EUR" office:value="10151750" calcext:value-type="currency">
            <text:p>10 151 750 €</text:p>
          </table:table-cell>
          <table:table-cell table:style-name="ce12" table:formula="of:=(qtdoses*pvpdose*7)*[.E169]+[.D168]" office:value-type="currency" office:currency="EUR" office:value="12531750" calcext:value-type="currency">
            <text:p>12 531 750 €</text:p>
          </table:table-cell>
          <table:table-cell table:style-name="ce20" office:value-type="string" calcext:value-type="string">
            <text:p>154</text:p>
          </table:table-cell>
          <table:table-cell table:number-columns-repeated="1019"/>
        </table:table-row>
        <table:table-row table:style-name="ro13">
          <table:table-cell table:style-name="ce7" table:formula="of:=[.A169]+7" office:value-type="date" office:date-value="2022-12-21" calcext:value-type="date">
            <text:p>2022-12-21</text:p>
          </table:table-cell>
          <table:table-cell table:style-name="ce12" table:formula="of:=(-cpcu)*[.E170]+[.D170]" office:value-type="currency" office:currency="EUR" office:value="9594500" calcext:value-type="currency">
            <text:p>9 594 500 €</text:p>
          </table:table-cell>
          <table:table-cell table:style-name="ce12" table:formula="of:=financ-custoprot-custofab+[.B170]" office:value-type="currency" office:currency="EUR" office:value="10294500" calcext:value-type="currency">
            <text:p>10 294 500 €</text:p>
          </table:table-cell>
          <table:table-cell table:style-name="ce12" table:formula="of:=(qtdoses*pvpdose*7)*[.E170]+[.D169]" office:value-type="currency" office:currency="EUR" office:value="12694500" calcext:value-type="currency">
            <text:p>12 694 500 €</text:p>
          </table:table-cell>
          <table:table-cell table:style-name="ce20" office:value-type="string" calcext:value-type="string">
            <text:p>155</text:p>
          </table:table-cell>
          <table:table-cell table:number-columns-repeated="1019"/>
        </table:table-row>
        <table:table-row table:style-name="ro13">
          <table:table-cell table:style-name="ce7" table:formula="of:=[.A170]+7" office:value-type="date" office:date-value="2022-12-28" calcext:value-type="date">
            <text:p>2022-12-28</text:p>
          </table:table-cell>
          <table:table-cell table:style-name="ce12" table:formula="of:=(-cpcu)*[.E171]+[.D171]" office:value-type="currency" office:currency="EUR" office:value="9738300" calcext:value-type="currency">
            <text:p>9 738 300 €</text:p>
          </table:table-cell>
          <table:table-cell table:style-name="ce12" table:formula="of:=financ-custoprot-custofab+[.B171]" office:value-type="currency" office:currency="EUR" office:value="10438300" calcext:value-type="currency">
            <text:p>10 438 300 €</text:p>
          </table:table-cell>
          <table:table-cell table:style-name="ce12" table:formula="of:=(qtdoses*pvpdose*7)*[.E171]+[.D170]" office:value-type="currency" office:currency="EUR" office:value="12858300" calcext:value-type="currency">
            <text:p>12 858 300 €</text:p>
          </table:table-cell>
          <table:table-cell table:style-name="ce20" office:value-type="string" calcext:value-type="string">
            <text:p>156</text:p>
          </table:table-cell>
          <table:table-cell table:number-columns-repeated="1019"/>
        </table:table-row>
        <table:table-row table:style-name="ro13">
          <table:table-cell table:style-name="ce7" table:formula="of:=[.A171]+7" office:value-type="date" office:date-value="2023-01-04" calcext:value-type="date">
            <text:p>2023-01-04</text:p>
          </table:table-cell>
          <table:table-cell table:style-name="ce12" table:formula="of:=(-cpcu)*[.E172]+[.D172]" office:value-type="currency" office:currency="EUR" office:value="9883150" calcext:value-type="currency">
            <text:p>9 883 150 €</text:p>
          </table:table-cell>
          <table:table-cell table:style-name="ce12" table:formula="of:=financ-custoprot-custofab+[.B172]" office:value-type="currency" office:currency="EUR" office:value="10583150" calcext:value-type="currency">
            <text:p>10 583 150 €</text:p>
          </table:table-cell>
          <table:table-cell table:style-name="ce12" table:formula="of:=(qtdoses*pvpdose*7)*[.E172]+[.D171]" office:value-type="currency" office:currency="EUR" office:value="13023150" calcext:value-type="currency">
            <text:p>13 023 150 €</text:p>
          </table:table-cell>
          <table:table-cell table:style-name="ce20" office:value-type="string" calcext:value-type="string">
            <text:p>157</text:p>
          </table:table-cell>
          <table:table-cell table:number-columns-repeated="1019"/>
        </table:table-row>
        <table:table-row table:style-name="ro13">
          <table:table-cell table:style-name="ce7" table:formula="of:=[.A172]+7" office:value-type="date" office:date-value="2023-01-11" calcext:value-type="date">
            <text:p>2023-01-11</text:p>
          </table:table-cell>
          <table:table-cell table:style-name="ce12" table:formula="of:=(-cpcu)*[.E173]+[.D173]" office:value-type="currency" office:currency="EUR" office:value="10029050" calcext:value-type="currency">
            <text:p>10 029 050 €</text:p>
          </table:table-cell>
          <table:table-cell table:style-name="ce12" table:formula="of:=financ-custoprot-custofab+[.B173]" office:value-type="currency" office:currency="EUR" office:value="10729050" calcext:value-type="currency">
            <text:p>10 729 050 €</text:p>
          </table:table-cell>
          <table:table-cell table:style-name="ce12" table:formula="of:=(qtdoses*pvpdose*7)*[.E173]+[.D172]" office:value-type="currency" office:currency="EUR" office:value="13189050" calcext:value-type="currency">
            <text:p>13 189 050 €</text:p>
          </table:table-cell>
          <table:table-cell table:style-name="ce20" office:value-type="string" calcext:value-type="string">
            <text:p>158</text:p>
          </table:table-cell>
          <table:table-cell table:number-columns-repeated="1019"/>
        </table:table-row>
        <table:table-row table:style-name="ro13">
          <table:table-cell table:style-name="ce7" table:formula="of:=[.A173]+7" office:value-type="date" office:date-value="2023-01-18" calcext:value-type="date">
            <text:p>2023-01-18</text:p>
          </table:table-cell>
          <table:table-cell table:style-name="ce12" table:formula="of:=(-cpcu)*[.E174]+[.D174]" office:value-type="currency" office:currency="EUR" office:value="10176000" calcext:value-type="currency">
            <text:p>10 176 000 €</text:p>
          </table:table-cell>
          <table:table-cell table:style-name="ce12" table:formula="of:=financ-custoprot-custofab+[.B174]" office:value-type="currency" office:currency="EUR" office:value="10876000" calcext:value-type="currency">
            <text:p>10 876 000 €</text:p>
          </table:table-cell>
          <table:table-cell table:style-name="ce12" table:formula="of:=(qtdoses*pvpdose*7)*[.E174]+[.D173]" office:value-type="currency" office:currency="EUR" office:value="13356000" calcext:value-type="currency">
            <text:p>13 356 000 €</text:p>
          </table:table-cell>
          <table:table-cell table:style-name="ce20" office:value-type="string" calcext:value-type="string">
            <text:p>159</text:p>
          </table:table-cell>
          <table:table-cell table:number-columns-repeated="1019"/>
        </table:table-row>
        <table:table-row table:style-name="ro13">
          <table:table-cell table:style-name="ce7" table:formula="of:=[.A174]+7" office:value-type="date" office:date-value="2023-01-25" calcext:value-type="date">
            <text:p>2023-01-25</text:p>
          </table:table-cell>
          <table:table-cell table:style-name="ce12" table:formula="of:=(-cpcu)*[.E175]+[.D175]" office:value-type="currency" office:currency="EUR" office:value="10324000" calcext:value-type="currency">
            <text:p>10 324 000 €</text:p>
          </table:table-cell>
          <table:table-cell table:style-name="ce12" table:formula="of:=financ-custoprot-custofab+[.B175]" office:value-type="currency" office:currency="EUR" office:value="11024000" calcext:value-type="currency">
            <text:p>11 024 000 €</text:p>
          </table:table-cell>
          <table:table-cell table:style-name="ce12" table:formula="of:=(qtdoses*pvpdose*7)*[.E175]+[.D174]" office:value-type="currency" office:currency="EUR" office:value="13524000" calcext:value-type="currency">
            <text:p>13 524 000 €</text:p>
          </table:table-cell>
          <table:table-cell table:style-name="ce20" office:value-type="string" calcext:value-type="string">
            <text:p>160</text:p>
          </table:table-cell>
          <table:table-cell table:number-columns-repeated="1019"/>
        </table:table-row>
        <table:table-row table:style-name="ro13">
          <table:table-cell table:style-name="ce7" table:formula="of:=[.A175]+7" office:value-type="date" office:date-value="2023-02-01" calcext:value-type="date">
            <text:p>2023-02-01</text:p>
          </table:table-cell>
          <table:table-cell table:style-name="ce12" table:formula="of:=(-cpcu)*[.E176]+[.D176]" office:value-type="currency" office:currency="EUR" office:value="10473050" calcext:value-type="currency">
            <text:p>10 473 050 €</text:p>
          </table:table-cell>
          <table:table-cell table:style-name="ce12" table:formula="of:=financ-custoprot-custofab+[.B176]" office:value-type="currency" office:currency="EUR" office:value="11173050" calcext:value-type="currency">
            <text:p>11 173 050 €</text:p>
          </table:table-cell>
          <table:table-cell table:style-name="ce12" table:formula="of:=(qtdoses*pvpdose*7)*[.E176]+[.D175]" office:value-type="currency" office:currency="EUR" office:value="13693050" calcext:value-type="currency">
            <text:p>13 693 050 €</text:p>
          </table:table-cell>
          <table:table-cell table:style-name="ce20" office:value-type="string" calcext:value-type="string">
            <text:p>161</text:p>
          </table:table-cell>
          <table:table-cell table:number-columns-repeated="1019"/>
        </table:table-row>
        <table:table-row table:style-name="ro13">
          <table:table-cell table:style-name="ce7" table:formula="of:=[.A176]+7" office:value-type="date" office:date-value="2023-02-08" calcext:value-type="date">
            <text:p>2023-02-08</text:p>
          </table:table-cell>
          <table:table-cell table:style-name="ce12" table:formula="of:=(-cpcu)*[.E177]+[.D177]" office:value-type="currency" office:currency="EUR" office:value="10623150" calcext:value-type="currency">
            <text:p>10 623 150 €</text:p>
          </table:table-cell>
          <table:table-cell table:style-name="ce12" table:formula="of:=financ-custoprot-custofab+[.B177]" office:value-type="currency" office:currency="EUR" office:value="11323150" calcext:value-type="currency">
            <text:p>11 323 150 €</text:p>
          </table:table-cell>
          <table:table-cell table:style-name="ce12" table:formula="of:=(qtdoses*pvpdose*7)*[.E177]+[.D176]" office:value-type="currency" office:currency="EUR" office:value="13863150" calcext:value-type="currency">
            <text:p>13 863 150 €</text:p>
          </table:table-cell>
          <table:table-cell table:style-name="ce20" office:value-type="string" calcext:value-type="string">
            <text:p>162</text:p>
          </table:table-cell>
          <table:table-cell table:number-columns-repeated="1019"/>
        </table:table-row>
        <table:table-row table:style-name="ro13">
          <table:table-cell table:style-name="ce7" table:formula="of:=[.A177]+7" office:value-type="date" office:date-value="2023-02-15" calcext:value-type="date">
            <text:p>2023-02-15</text:p>
          </table:table-cell>
          <table:table-cell table:style-name="ce12" table:formula="of:=(-cpcu)*[.E178]+[.D178]" office:value-type="currency" office:currency="EUR" office:value="10774300" calcext:value-type="currency">
            <text:p>10 774 300 €</text:p>
          </table:table-cell>
          <table:table-cell table:style-name="ce12" table:formula="of:=financ-custoprot-custofab+[.B178]" office:value-type="currency" office:currency="EUR" office:value="11474300" calcext:value-type="currency">
            <text:p>11 474 300 €</text:p>
          </table:table-cell>
          <table:table-cell table:style-name="ce12" table:formula="of:=(qtdoses*pvpdose*7)*[.E178]+[.D177]" office:value-type="currency" office:currency="EUR" office:value="14034300" calcext:value-type="currency">
            <text:p>14 034 300 €</text:p>
          </table:table-cell>
          <table:table-cell table:style-name="ce20" office:value-type="string" calcext:value-type="string">
            <text:p>163</text:p>
          </table:table-cell>
          <table:table-cell table:number-columns-repeated="1019"/>
        </table:table-row>
        <table:table-row table:style-name="ro13">
          <table:table-cell table:style-name="ce7" table:formula="of:=[.A178]+7" office:value-type="date" office:date-value="2023-02-22" calcext:value-type="date">
            <text:p>2023-02-22</text:p>
          </table:table-cell>
          <table:table-cell table:style-name="ce12" table:formula="of:=(-cpcu)*[.E179]+[.D179]" office:value-type="currency" office:currency="EUR" office:value="10926500" calcext:value-type="currency">
            <text:p>10 926 500 €</text:p>
          </table:table-cell>
          <table:table-cell table:style-name="ce12" table:formula="of:=financ-custoprot-custofab+[.B179]" office:value-type="currency" office:currency="EUR" office:value="11626500" calcext:value-type="currency">
            <text:p>11 626 500 €</text:p>
          </table:table-cell>
          <table:table-cell table:style-name="ce12" table:formula="of:=(qtdoses*pvpdose*7)*[.E179]+[.D178]" office:value-type="currency" office:currency="EUR" office:value="14206500" calcext:value-type="currency">
            <text:p>14 206 500 €</text:p>
          </table:table-cell>
          <table:table-cell table:style-name="ce20" office:value-type="string" calcext:value-type="string">
            <text:p>164</text:p>
          </table:table-cell>
          <table:table-cell table:number-columns-repeated="1019"/>
        </table:table-row>
        <table:table-row table:style-name="ro13">
          <table:table-cell table:style-name="ce7" table:formula="of:=[.A179]+7" office:value-type="date" office:date-value="2023-03-01" calcext:value-type="date">
            <text:p>2023-03-01</text:p>
          </table:table-cell>
          <table:table-cell table:style-name="ce12" table:formula="of:=(-cpcu)*[.E180]+[.D180]" office:value-type="currency" office:currency="EUR" office:value="11079750" calcext:value-type="currency">
            <text:p>11 079 750 €</text:p>
          </table:table-cell>
          <table:table-cell table:style-name="ce12" table:formula="of:=financ-custoprot-custofab+[.B180]" office:value-type="currency" office:currency="EUR" office:value="11779750" calcext:value-type="currency">
            <text:p>11 779 750 €</text:p>
          </table:table-cell>
          <table:table-cell table:style-name="ce12" table:formula="of:=(qtdoses*pvpdose*7)*[.E180]+[.D179]" office:value-type="currency" office:currency="EUR" office:value="14379750" calcext:value-type="currency">
            <text:p>14 379 750 €</text:p>
          </table:table-cell>
          <table:table-cell table:style-name="ce20" office:value-type="string" calcext:value-type="string">
            <text:p>165</text:p>
          </table:table-cell>
          <table:table-cell table:number-columns-repeated="1019"/>
        </table:table-row>
        <table:table-row table:style-name="ro13">
          <table:table-cell table:style-name="ce7" table:formula="of:=[.A180]+7" office:value-type="date" office:date-value="2023-03-08" calcext:value-type="date">
            <text:p>2023-03-08</text:p>
          </table:table-cell>
          <table:table-cell table:style-name="ce12" table:formula="of:=(-cpcu)*[.E181]+[.D181]" office:value-type="currency" office:currency="EUR" office:value="11234050" calcext:value-type="currency">
            <text:p>11 234 050 €</text:p>
          </table:table-cell>
          <table:table-cell table:style-name="ce12" table:formula="of:=financ-custoprot-custofab+[.B181]" office:value-type="currency" office:currency="EUR" office:value="11934050" calcext:value-type="currency">
            <text:p>11 934 050 €</text:p>
          </table:table-cell>
          <table:table-cell table:style-name="ce12" table:formula="of:=(qtdoses*pvpdose*7)*[.E181]+[.D180]" office:value-type="currency" office:currency="EUR" office:value="14554050" calcext:value-type="currency">
            <text:p>14 554 050 €</text:p>
          </table:table-cell>
          <table:table-cell table:style-name="ce20" office:value-type="string" calcext:value-type="string">
            <text:p>166</text:p>
          </table:table-cell>
          <table:table-cell table:number-columns-repeated="1019"/>
        </table:table-row>
        <table:table-row table:style-name="ro13">
          <table:table-cell table:style-name="ce7" table:formula="of:=[.A181]+7" office:value-type="date" office:date-value="2023-03-15" calcext:value-type="date">
            <text:p>2023-03-15</text:p>
          </table:table-cell>
          <table:table-cell table:style-name="ce12" table:formula="of:=(-cpcu)*[.E182]+[.D182]" office:value-type="currency" office:currency="EUR" office:value="11389400" calcext:value-type="currency">
            <text:p>11 389 400 €</text:p>
          </table:table-cell>
          <table:table-cell table:style-name="ce12" table:formula="of:=financ-custoprot-custofab+[.B182]" office:value-type="currency" office:currency="EUR" office:value="12089400" calcext:value-type="currency">
            <text:p>12 089 400 €</text:p>
          </table:table-cell>
          <table:table-cell table:style-name="ce12" table:formula="of:=(qtdoses*pvpdose*7)*[.E182]+[.D181]" office:value-type="currency" office:currency="EUR" office:value="14729400" calcext:value-type="currency">
            <text:p>14 729 400 €</text:p>
          </table:table-cell>
          <table:table-cell table:style-name="ce20" office:value-type="string" calcext:value-type="string">
            <text:p>167</text:p>
          </table:table-cell>
          <table:table-cell table:number-columns-repeated="1019"/>
        </table:table-row>
        <table:table-row table:style-name="ro13">
          <table:table-cell table:style-name="ce7" table:formula="of:=[.A182]+7" office:value-type="date" office:date-value="2023-03-22" calcext:value-type="date">
            <text:p>2023-03-22</text:p>
          </table:table-cell>
          <table:table-cell table:style-name="ce12" table:formula="of:=(-cpcu)*[.E183]+[.D183]" office:value-type="currency" office:currency="EUR" office:value="11545800" calcext:value-type="currency">
            <text:p>11 545 800 €</text:p>
          </table:table-cell>
          <table:table-cell table:style-name="ce12" table:formula="of:=financ-custoprot-custofab+[.B183]" office:value-type="currency" office:currency="EUR" office:value="12245800" calcext:value-type="currency">
            <text:p>12 245 800 €</text:p>
          </table:table-cell>
          <table:table-cell table:style-name="ce12" table:formula="of:=(qtdoses*pvpdose*7)*[.E183]+[.D182]" office:value-type="currency" office:currency="EUR" office:value="14905800" calcext:value-type="currency">
            <text:p>14 905 800 €</text:p>
          </table:table-cell>
          <table:table-cell table:style-name="ce20" office:value-type="string" calcext:value-type="string">
            <text:p>168</text:p>
          </table:table-cell>
          <table:table-cell table:number-columns-repeated="1019"/>
        </table:table-row>
        <table:table-row table:style-name="ro13">
          <table:table-cell table:style-name="ce7" table:formula="of:=[.A183]+7" office:value-type="date" office:date-value="2023-03-29" calcext:value-type="date">
            <text:p>2023-03-29</text:p>
          </table:table-cell>
          <table:table-cell table:style-name="ce12" table:formula="of:=(-cpcu)*[.E184]+[.D184]" office:value-type="currency" office:currency="EUR" office:value="11703250" calcext:value-type="currency">
            <text:p>11 703 250 €</text:p>
          </table:table-cell>
          <table:table-cell table:style-name="ce12" table:formula="of:=financ-custoprot-custofab+[.B184]" office:value-type="currency" office:currency="EUR" office:value="12403250" calcext:value-type="currency">
            <text:p>12 403 250 €</text:p>
          </table:table-cell>
          <table:table-cell table:style-name="ce12" table:formula="of:=(qtdoses*pvpdose*7)*[.E184]+[.D183]" office:value-type="currency" office:currency="EUR" office:value="15083250" calcext:value-type="currency">
            <text:p>15 083 250 €</text:p>
          </table:table-cell>
          <table:table-cell table:style-name="ce20" office:value-type="string" calcext:value-type="string">
            <text:p>169</text:p>
          </table:table-cell>
          <table:table-cell table:number-columns-repeated="1019"/>
        </table:table-row>
        <table:table-row table:style-name="ro13">
          <table:table-cell table:style-name="ce7" table:formula="of:=[.A184]+7" office:value-type="date" office:date-value="2023-04-05" calcext:value-type="date">
            <text:p>2023-04-05</text:p>
          </table:table-cell>
          <table:table-cell table:style-name="ce12" table:formula="of:=(-cpcu)*[.E185]+[.D185]" office:value-type="currency" office:currency="EUR" office:value="11861750" calcext:value-type="currency">
            <text:p>11 861 750 €</text:p>
          </table:table-cell>
          <table:table-cell table:style-name="ce12" table:formula="of:=financ-custoprot-custofab+[.B185]" office:value-type="currency" office:currency="EUR" office:value="12561750" calcext:value-type="currency">
            <text:p>12 561 750 €</text:p>
          </table:table-cell>
          <table:table-cell table:style-name="ce12" table:formula="of:=(qtdoses*pvpdose*7)*[.E185]+[.D184]" office:value-type="currency" office:currency="EUR" office:value="15261750" calcext:value-type="currency">
            <text:p>15 261 750 €</text:p>
          </table:table-cell>
          <table:table-cell table:style-name="ce20" office:value-type="string" calcext:value-type="string">
            <text:p>170</text:p>
          </table:table-cell>
          <table:table-cell table:number-columns-repeated="1019"/>
        </table:table-row>
        <table:table-row table:style-name="ro13">
          <table:table-cell table:style-name="ce7" table:formula="of:=[.A185]+7" office:value-type="date" office:date-value="2023-04-12" calcext:value-type="date">
            <text:p>2023-04-12</text:p>
          </table:table-cell>
          <table:table-cell table:style-name="ce12" table:formula="of:=(-cpcu)*[.E186]+[.D186]" office:value-type="currency" office:currency="EUR" office:value="12021300" calcext:value-type="currency">
            <text:p>12 021 300 €</text:p>
          </table:table-cell>
          <table:table-cell table:style-name="ce12" table:formula="of:=financ-custoprot-custofab+[.B186]" office:value-type="currency" office:currency="EUR" office:value="12721300" calcext:value-type="currency">
            <text:p>12 721 300 €</text:p>
          </table:table-cell>
          <table:table-cell table:style-name="ce12" table:formula="of:=(qtdoses*pvpdose*7)*[.E186]+[.D185]" office:value-type="currency" office:currency="EUR" office:value="15441300" calcext:value-type="currency">
            <text:p>15 441 300 €</text:p>
          </table:table-cell>
          <table:table-cell table:style-name="ce20" office:value-type="string" calcext:value-type="string">
            <text:p>171</text:p>
          </table:table-cell>
          <table:table-cell table:number-columns-repeated="1019"/>
        </table:table-row>
        <table:table-row table:style-name="ro13">
          <table:table-cell table:style-name="ce7" table:formula="of:=[.A186]+7" office:value-type="date" office:date-value="2023-04-19" calcext:value-type="date">
            <text:p>2023-04-19</text:p>
          </table:table-cell>
          <table:table-cell table:style-name="ce12" table:formula="of:=(-cpcu)*[.E187]+[.D187]" office:value-type="currency" office:currency="EUR" office:value="12181900" calcext:value-type="currency">
            <text:p>12 181 900 €</text:p>
          </table:table-cell>
          <table:table-cell table:style-name="ce12" table:formula="of:=financ-custoprot-custofab+[.B187]" office:value-type="currency" office:currency="EUR" office:value="12881900" calcext:value-type="currency">
            <text:p>12 881 900 €</text:p>
          </table:table-cell>
          <table:table-cell table:style-name="ce12" table:formula="of:=(qtdoses*pvpdose*7)*[.E187]+[.D186]" office:value-type="currency" office:currency="EUR" office:value="15621900" calcext:value-type="currency">
            <text:p>15 621 900 €</text:p>
          </table:table-cell>
          <table:table-cell table:style-name="ce20" office:value-type="string" calcext:value-type="string">
            <text:p>172</text:p>
          </table:table-cell>
          <table:table-cell table:number-columns-repeated="1019"/>
        </table:table-row>
        <table:table-row table:style-name="ro13">
          <table:table-cell table:style-name="ce7" table:formula="of:=[.A187]+7" office:value-type="date" office:date-value="2023-04-26" calcext:value-type="date">
            <text:p>2023-04-26</text:p>
          </table:table-cell>
          <table:table-cell table:style-name="ce12" table:formula="of:=(-cpcu)*[.E188]+[.D188]" office:value-type="currency" office:currency="EUR" office:value="12343550" calcext:value-type="currency">
            <text:p>12 343 550 €</text:p>
          </table:table-cell>
          <table:table-cell table:style-name="ce12" table:formula="of:=financ-custoprot-custofab+[.B188]" office:value-type="currency" office:currency="EUR" office:value="13043550" calcext:value-type="currency">
            <text:p>13 043 550 €</text:p>
          </table:table-cell>
          <table:table-cell table:style-name="ce12" table:formula="of:=(qtdoses*pvpdose*7)*[.E188]+[.D187]" office:value-type="currency" office:currency="EUR" office:value="15803550" calcext:value-type="currency">
            <text:p>15 803 550 €</text:p>
          </table:table-cell>
          <table:table-cell table:style-name="ce20" office:value-type="string" calcext:value-type="string">
            <text:p>173</text:p>
          </table:table-cell>
          <table:table-cell table:number-columns-repeated="1019"/>
        </table:table-row>
        <table:table-row table:style-name="ro13">
          <table:table-cell table:style-name="ce7" table:formula="of:=[.A188]+7" office:value-type="date" office:date-value="2023-05-03" calcext:value-type="date">
            <text:p>2023-05-03</text:p>
          </table:table-cell>
          <table:table-cell table:style-name="ce12" table:formula="of:=(-cpcu)*[.E189]+[.D189]" office:value-type="currency" office:currency="EUR" office:value="12506250" calcext:value-type="currency">
            <text:p>12 506 250 €</text:p>
          </table:table-cell>
          <table:table-cell table:style-name="ce12" table:formula="of:=financ-custoprot-custofab+[.B189]" office:value-type="currency" office:currency="EUR" office:value="13206250" calcext:value-type="currency">
            <text:p>13 206 250 €</text:p>
          </table:table-cell>
          <table:table-cell table:style-name="ce12" table:formula="of:=(qtdoses*pvpdose*7)*[.E189]+[.D188]" office:value-type="currency" office:currency="EUR" office:value="15986250" calcext:value-type="currency">
            <text:p>15 986 250 €</text:p>
          </table:table-cell>
          <table:table-cell table:style-name="ce20" office:value-type="string" calcext:value-type="string">
            <text:p>174</text:p>
          </table:table-cell>
          <table:table-cell table:number-columns-repeated="1019"/>
        </table:table-row>
        <table:table-row table:style-name="ro13">
          <table:table-cell table:style-name="ce7" table:formula="of:=[.A189]+7" office:value-type="date" office:date-value="2023-05-10" calcext:value-type="date">
            <text:p>2023-05-10</text:p>
          </table:table-cell>
          <table:table-cell table:style-name="ce12" table:formula="of:=(-cpcu)*[.E190]+[.D190]" office:value-type="currency" office:currency="EUR" office:value="12670000" calcext:value-type="currency">
            <text:p>12 670 000 €</text:p>
          </table:table-cell>
          <table:table-cell table:style-name="ce12" table:formula="of:=financ-custoprot-custofab+[.B190]" office:value-type="currency" office:currency="EUR" office:value="13370000" calcext:value-type="currency">
            <text:p>13 370 000 €</text:p>
          </table:table-cell>
          <table:table-cell table:style-name="ce12" table:formula="of:=(qtdoses*pvpdose*7)*[.E190]+[.D189]" office:value-type="currency" office:currency="EUR" office:value="16170000" calcext:value-type="currency">
            <text:p>16 170 000 €</text:p>
          </table:table-cell>
          <table:table-cell table:style-name="ce20" office:value-type="string" calcext:value-type="string">
            <text:p>175</text:p>
          </table:table-cell>
          <table:table-cell table:number-columns-repeated="1019"/>
        </table:table-row>
        <table:table-row table:style-name="ro13">
          <table:table-cell table:style-name="ce7" table:formula="of:=[.A190]+7" office:value-type="date" office:date-value="2023-05-17" calcext:value-type="date">
            <text:p>2023-05-17</text:p>
          </table:table-cell>
          <table:table-cell table:style-name="ce12" table:formula="of:=(-cpcu)*[.E191]+[.D191]" office:value-type="currency" office:currency="EUR" office:value="12834800" calcext:value-type="currency">
            <text:p>12 834 800 €</text:p>
          </table:table-cell>
          <table:table-cell table:style-name="ce12" table:formula="of:=financ-custoprot-custofab+[.B191]" office:value-type="currency" office:currency="EUR" office:value="13534800" calcext:value-type="currency">
            <text:p>13 534 800 €</text:p>
          </table:table-cell>
          <table:table-cell table:style-name="ce12" table:formula="of:=(qtdoses*pvpdose*7)*[.E191]+[.D190]" office:value-type="currency" office:currency="EUR" office:value="16354800" calcext:value-type="currency">
            <text:p>16 354 800 €</text:p>
          </table:table-cell>
          <table:table-cell table:style-name="ce20" office:value-type="string" calcext:value-type="string">
            <text:p>176</text:p>
          </table:table-cell>
          <table:table-cell table:number-columns-repeated="1019"/>
        </table:table-row>
        <table:table-row table:style-name="ro13">
          <table:table-cell table:style-name="ce7" table:formula="of:=[.A191]+7" office:value-type="date" office:date-value="2023-05-24" calcext:value-type="date">
            <text:p>2023-05-24</text:p>
          </table:table-cell>
          <table:table-cell table:style-name="ce12" table:formula="of:=(-cpcu)*[.E192]+[.D192]" office:value-type="currency" office:currency="EUR" office:value="13000650" calcext:value-type="currency">
            <text:p>13 000 650 €</text:p>
          </table:table-cell>
          <table:table-cell table:style-name="ce12" table:formula="of:=financ-custoprot-custofab+[.B192]" office:value-type="currency" office:currency="EUR" office:value="13700650" calcext:value-type="currency">
            <text:p>13 700 650 €</text:p>
          </table:table-cell>
          <table:table-cell table:style-name="ce12" table:formula="of:=(qtdoses*pvpdose*7)*[.E192]+[.D191]" office:value-type="currency" office:currency="EUR" office:value="16540650" calcext:value-type="currency">
            <text:p>16 540 650 €</text:p>
          </table:table-cell>
          <table:table-cell table:style-name="ce20" office:value-type="string" calcext:value-type="string">
            <text:p>177</text:p>
          </table:table-cell>
          <table:table-cell table:number-columns-repeated="1019"/>
        </table:table-row>
        <table:table-row table:style-name="ro13">
          <table:table-cell table:style-name="ce7" table:formula="of:=[.A192]+7" office:value-type="date" office:date-value="2023-05-31" calcext:value-type="date">
            <text:p>2023-05-31</text:p>
          </table:table-cell>
          <table:table-cell table:style-name="ce12" table:formula="of:=(-cpcu)*[.E193]+[.D193]" office:value-type="currency" office:currency="EUR" office:value="13167550" calcext:value-type="currency">
            <text:p>13 167 550 €</text:p>
          </table:table-cell>
          <table:table-cell table:style-name="ce12" table:formula="of:=financ-custoprot-custofab+[.B193]" office:value-type="currency" office:currency="EUR" office:value="13867550" calcext:value-type="currency">
            <text:p>13 867 550 €</text:p>
          </table:table-cell>
          <table:table-cell table:style-name="ce12" table:formula="of:=(qtdoses*pvpdose*7)*[.E193]+[.D192]" office:value-type="currency" office:currency="EUR" office:value="16727550" calcext:value-type="currency">
            <text:p>16 727 550 €</text:p>
          </table:table-cell>
          <table:table-cell table:style-name="ce20" office:value-type="string" calcext:value-type="string">
            <text:p>178</text:p>
          </table:table-cell>
          <table:table-cell table:number-columns-repeated="1019"/>
        </table:table-row>
        <table:table-row table:style-name="ro13">
          <table:table-cell table:style-name="ce7" table:formula="of:=[.A193]+7" office:value-type="date" office:date-value="2023-06-07" calcext:value-type="date">
            <text:p>2023-06-07</text:p>
          </table:table-cell>
          <table:table-cell table:style-name="ce12" table:formula="of:=(-cpcu)*[.E194]+[.D194]" office:value-type="currency" office:currency="EUR" office:value="13335500" calcext:value-type="currency">
            <text:p>13 335 500 €</text:p>
          </table:table-cell>
          <table:table-cell table:style-name="ce12" table:formula="of:=financ-custoprot-custofab+[.B194]" office:value-type="currency" office:currency="EUR" office:value="14035500" calcext:value-type="currency">
            <text:p>14 035 500 €</text:p>
          </table:table-cell>
          <table:table-cell table:style-name="ce12" table:formula="of:=(qtdoses*pvpdose*7)*[.E194]+[.D193]" office:value-type="currency" office:currency="EUR" office:value="16915500" calcext:value-type="currency">
            <text:p>16 915 500 €</text:p>
          </table:table-cell>
          <table:table-cell table:style-name="ce20" office:value-type="string" calcext:value-type="string">
            <text:p>179</text:p>
          </table:table-cell>
          <table:table-cell table:number-columns-repeated="1019"/>
        </table:table-row>
        <table:table-row table:style-name="ro13">
          <table:table-cell table:style-name="ce7" table:formula="of:=[.A194]+7" office:value-type="date" office:date-value="2023-06-14" calcext:value-type="date">
            <text:p>2023-06-14</text:p>
          </table:table-cell>
          <table:table-cell table:style-name="ce12" table:formula="of:=(-cpcu)*[.E195]+[.D195]" office:value-type="currency" office:currency="EUR" office:value="13504500" calcext:value-type="currency">
            <text:p>13 504 500 €</text:p>
          </table:table-cell>
          <table:table-cell table:style-name="ce12" table:formula="of:=financ-custoprot-custofab+[.B195]" office:value-type="currency" office:currency="EUR" office:value="14204500" calcext:value-type="currency">
            <text:p>14 204 500 €</text:p>
          </table:table-cell>
          <table:table-cell table:style-name="ce12" table:formula="of:=(qtdoses*pvpdose*7)*[.E195]+[.D194]" office:value-type="currency" office:currency="EUR" office:value="17104500" calcext:value-type="currency">
            <text:p>17 104 500 €</text:p>
          </table:table-cell>
          <table:table-cell table:style-name="ce20" office:value-type="string" calcext:value-type="string">
            <text:p>180</text:p>
          </table:table-cell>
          <table:table-cell table:number-columns-repeated="1019"/>
        </table:table-row>
        <table:table-row table:style-name="ro13">
          <table:table-cell table:style-name="ce7" table:formula="of:=[.A195]+7" office:value-type="date" office:date-value="2023-06-21" calcext:value-type="date">
            <text:p>2023-06-21</text:p>
          </table:table-cell>
          <table:table-cell table:style-name="ce12" table:formula="of:=(-cpcu)*[.E196]+[.D196]" office:value-type="currency" office:currency="EUR" office:value="13674550" calcext:value-type="currency">
            <text:p>13 674 550 €</text:p>
          </table:table-cell>
          <table:table-cell table:style-name="ce12" table:formula="of:=financ-custoprot-custofab+[.B196]" office:value-type="currency" office:currency="EUR" office:value="14374550" calcext:value-type="currency">
            <text:p>14 374 550 €</text:p>
          </table:table-cell>
          <table:table-cell table:style-name="ce12" table:formula="of:=(qtdoses*pvpdose*7)*[.E196]+[.D195]" office:value-type="currency" office:currency="EUR" office:value="17294550" calcext:value-type="currency">
            <text:p>17 294 550 €</text:p>
          </table:table-cell>
          <table:table-cell table:style-name="ce20" office:value-type="string" calcext:value-type="string">
            <text:p>181</text:p>
          </table:table-cell>
          <table:table-cell table:number-columns-repeated="1019"/>
        </table:table-row>
        <table:table-row table:style-name="ro13">
          <table:table-cell table:style-name="ce7" table:formula="of:=[.A196]+7" office:value-type="date" office:date-value="2023-06-28" calcext:value-type="date">
            <text:p>2023-06-28</text:p>
          </table:table-cell>
          <table:table-cell table:style-name="ce12" table:formula="of:=(-cpcu)*[.E197]+[.D197]" office:value-type="currency" office:currency="EUR" office:value="13845650" calcext:value-type="currency">
            <text:p>13 845 650 €</text:p>
          </table:table-cell>
          <table:table-cell table:style-name="ce12" table:formula="of:=financ-custoprot-custofab+[.B197]" office:value-type="currency" office:currency="EUR" office:value="14545650" calcext:value-type="currency">
            <text:p>14 545 650 €</text:p>
          </table:table-cell>
          <table:table-cell table:style-name="ce12" table:formula="of:=(qtdoses*pvpdose*7)*[.E197]+[.D196]" office:value-type="currency" office:currency="EUR" office:value="17485650" calcext:value-type="currency">
            <text:p>17 485 650 €</text:p>
          </table:table-cell>
          <table:table-cell table:style-name="ce20" office:value-type="string" calcext:value-type="string">
            <text:p>182</text:p>
          </table:table-cell>
          <table:table-cell table:number-columns-repeated="1019"/>
        </table:table-row>
        <table:table-row table:style-name="ro13">
          <table:table-cell table:style-name="ce7" table:formula="of:=[.A197]+7" office:value-type="date" office:date-value="2023-07-05" calcext:value-type="date">
            <text:p>2023-07-05</text:p>
          </table:table-cell>
          <table:table-cell table:style-name="ce12" table:formula="of:=(-cpcu)*[.E198]+[.D198]" office:value-type="currency" office:currency="EUR" office:value="14017800" calcext:value-type="currency">
            <text:p>14 017 800 €</text:p>
          </table:table-cell>
          <table:table-cell table:style-name="ce12" table:formula="of:=financ-custoprot-custofab+[.B198]" office:value-type="currency" office:currency="EUR" office:value="14717800" calcext:value-type="currency">
            <text:p>14 717 800 €</text:p>
          </table:table-cell>
          <table:table-cell table:style-name="ce12" table:formula="of:=(qtdoses*pvpdose*7)*[.E198]+[.D197]" office:value-type="currency" office:currency="EUR" office:value="17677800" calcext:value-type="currency">
            <text:p>17 677 800 €</text:p>
          </table:table-cell>
          <table:table-cell table:style-name="ce20" office:value-type="string" calcext:value-type="string">
            <text:p>183</text:p>
          </table:table-cell>
          <table:table-cell table:number-columns-repeated="1019"/>
        </table:table-row>
        <table:table-row table:style-name="ro13">
          <table:table-cell table:style-name="ce7" table:formula="of:=[.A198]+7" office:value-type="date" office:date-value="2023-07-12" calcext:value-type="date">
            <text:p>2023-07-12</text:p>
          </table:table-cell>
          <table:table-cell table:style-name="ce12" table:formula="of:=(-cpcu)*[.E199]+[.D199]" office:value-type="currency" office:currency="EUR" office:value="14191000" calcext:value-type="currency">
            <text:p>14 191 000 €</text:p>
          </table:table-cell>
          <table:table-cell table:style-name="ce12" table:formula="of:=financ-custoprot-custofab+[.B199]" office:value-type="currency" office:currency="EUR" office:value="14891000" calcext:value-type="currency">
            <text:p>14 891 000 €</text:p>
          </table:table-cell>
          <table:table-cell table:style-name="ce12" table:formula="of:=(qtdoses*pvpdose*7)*[.E199]+[.D198]" office:value-type="currency" office:currency="EUR" office:value="17871000" calcext:value-type="currency">
            <text:p>17 871 000 €</text:p>
          </table:table-cell>
          <table:table-cell table:style-name="ce20" office:value-type="string" calcext:value-type="string">
            <text:p>184</text:p>
          </table:table-cell>
          <table:table-cell table:number-columns-repeated="1019"/>
        </table:table-row>
        <table:table-row table:style-name="ro13">
          <table:table-cell table:style-name="ce7" table:formula="of:=[.A199]+7" office:value-type="date" office:date-value="2023-07-19" calcext:value-type="date">
            <text:p>2023-07-19</text:p>
          </table:table-cell>
          <table:table-cell table:style-name="ce12" table:formula="of:=(-cpcu)*[.E200]+[.D200]" office:value-type="currency" office:currency="EUR" office:value="14365250" calcext:value-type="currency">
            <text:p>14 365 250 €</text:p>
          </table:table-cell>
          <table:table-cell table:style-name="ce12" table:formula="of:=financ-custoprot-custofab+[.B200]" office:value-type="currency" office:currency="EUR" office:value="15065250" calcext:value-type="currency">
            <text:p>15 065 250 €</text:p>
          </table:table-cell>
          <table:table-cell table:style-name="ce12" table:formula="of:=(qtdoses*pvpdose*7)*[.E200]+[.D199]" office:value-type="currency" office:currency="EUR" office:value="18065250" calcext:value-type="currency">
            <text:p>18 065 250 €</text:p>
          </table:table-cell>
          <table:table-cell table:style-name="ce20" office:value-type="string" calcext:value-type="string">
            <text:p>185</text:p>
          </table:table-cell>
          <table:table-cell table:number-columns-repeated="1019"/>
        </table:table-row>
        <table:table-row table:style-name="ro13">
          <table:table-cell table:style-name="ce7" table:formula="of:=[.A200]+7" office:value-type="date" office:date-value="2023-07-26" calcext:value-type="date">
            <text:p>2023-07-26</text:p>
          </table:table-cell>
          <table:table-cell table:style-name="ce12" table:formula="of:=(-cpcu)*[.E201]+[.D201]" office:value-type="currency" office:currency="EUR" office:value="14540550" calcext:value-type="currency">
            <text:p>14 540 550 €</text:p>
          </table:table-cell>
          <table:table-cell table:style-name="ce12" table:formula="of:=financ-custoprot-custofab+[.B201]" office:value-type="currency" office:currency="EUR" office:value="15240550" calcext:value-type="currency">
            <text:p>15 240 550 €</text:p>
          </table:table-cell>
          <table:table-cell table:style-name="ce12" table:formula="of:=(qtdoses*pvpdose*7)*[.E201]+[.D200]" office:value-type="currency" office:currency="EUR" office:value="18260550" calcext:value-type="currency">
            <text:p>18 260 550 €</text:p>
          </table:table-cell>
          <table:table-cell table:style-name="ce20" office:value-type="string" calcext:value-type="string">
            <text:p>186</text:p>
          </table:table-cell>
          <table:table-cell table:number-columns-repeated="1019"/>
        </table:table-row>
        <table:table-row table:style-name="ro13">
          <table:table-cell table:style-name="ce7" table:formula="of:=[.A201]+7" office:value-type="date" office:date-value="2023-08-02" calcext:value-type="date">
            <text:p>2023-08-02</text:p>
          </table:table-cell>
          <table:table-cell table:style-name="ce12" table:formula="of:=(-cpcu)*[.E202]+[.D202]" office:value-type="currency" office:currency="EUR" office:value="14716900" calcext:value-type="currency">
            <text:p>14 716 900 €</text:p>
          </table:table-cell>
          <table:table-cell table:style-name="ce12" table:formula="of:=financ-custoprot-custofab+[.B202]" office:value-type="currency" office:currency="EUR" office:value="15416900" calcext:value-type="currency">
            <text:p>15 416 900 €</text:p>
          </table:table-cell>
          <table:table-cell table:style-name="ce12" table:formula="of:=(qtdoses*pvpdose*7)*[.E202]+[.D201]" office:value-type="currency" office:currency="EUR" office:value="18456900" calcext:value-type="currency">
            <text:p>18 456 900 €</text:p>
          </table:table-cell>
          <table:table-cell table:style-name="ce20" office:value-type="string" calcext:value-type="string">
            <text:p>187</text:p>
          </table:table-cell>
          <table:table-cell table:number-columns-repeated="1019"/>
        </table:table-row>
        <table:table-row table:style-name="ro13">
          <table:table-cell table:style-name="ce7" table:formula="of:=[.A202]+7" office:value-type="date" office:date-value="2023-08-09" calcext:value-type="date">
            <text:p>2023-08-09</text:p>
          </table:table-cell>
          <table:table-cell table:style-name="ce12" table:formula="of:=(-cpcu)*[.E203]+[.D203]" office:value-type="currency" office:currency="EUR" office:value="14894300" calcext:value-type="currency">
            <text:p>14 894 300 €</text:p>
          </table:table-cell>
          <table:table-cell table:style-name="ce12" table:formula="of:=financ-custoprot-custofab+[.B203]" office:value-type="currency" office:currency="EUR" office:value="15594300" calcext:value-type="currency">
            <text:p>15 594 300 €</text:p>
          </table:table-cell>
          <table:table-cell table:style-name="ce12" table:formula="of:=(qtdoses*pvpdose*7)*[.E203]+[.D202]" office:value-type="currency" office:currency="EUR" office:value="18654300" calcext:value-type="currency">
            <text:p>18 654 300 €</text:p>
          </table:table-cell>
          <table:table-cell table:style-name="ce20" office:value-type="string" calcext:value-type="string">
            <text:p>188</text:p>
          </table:table-cell>
          <table:table-cell table:number-columns-repeated="1019"/>
        </table:table-row>
        <table:table-row table:style-name="ro13">
          <table:table-cell table:style-name="ce7" table:formula="of:=[.A203]+7" office:value-type="date" office:date-value="2023-08-16" calcext:value-type="date">
            <text:p>2023-08-16</text:p>
          </table:table-cell>
          <table:table-cell table:style-name="ce12" table:formula="of:=(-cpcu)*[.E204]+[.D204]" office:value-type="currency" office:currency="EUR" office:value="15072750" calcext:value-type="currency">
            <text:p>15 072 750 €</text:p>
          </table:table-cell>
          <table:table-cell table:style-name="ce12" table:formula="of:=financ-custoprot-custofab+[.B204]" office:value-type="currency" office:currency="EUR" office:value="15772750" calcext:value-type="currency">
            <text:p>15 772 750 €</text:p>
          </table:table-cell>
          <table:table-cell table:style-name="ce12" table:formula="of:=(qtdoses*pvpdose*7)*[.E204]+[.D203]" office:value-type="currency" office:currency="EUR" office:value="18852750" calcext:value-type="currency">
            <text:p>18 852 750 €</text:p>
          </table:table-cell>
          <table:table-cell table:style-name="ce20" office:value-type="string" calcext:value-type="string">
            <text:p>189</text:p>
          </table:table-cell>
          <table:table-cell table:number-columns-repeated="1019"/>
        </table:table-row>
        <table:table-row table:style-name="ro13">
          <table:table-cell table:style-name="ce7" table:formula="of:=[.A204]+7" office:value-type="date" office:date-value="2023-08-23" calcext:value-type="date">
            <text:p>2023-08-23</text:p>
          </table:table-cell>
          <table:table-cell table:style-name="ce12" table:formula="of:=(-cpcu)*[.E205]+[.D205]" office:value-type="currency" office:currency="EUR" office:value="15252250" calcext:value-type="currency">
            <text:p>15 252 250 €</text:p>
          </table:table-cell>
          <table:table-cell table:style-name="ce12" table:formula="of:=financ-custoprot-custofab+[.B205]" office:value-type="currency" office:currency="EUR" office:value="15952250" calcext:value-type="currency">
            <text:p>15 952 250 €</text:p>
          </table:table-cell>
          <table:table-cell table:style-name="ce12" table:formula="of:=(qtdoses*pvpdose*7)*[.E205]+[.D204]" office:value-type="currency" office:currency="EUR" office:value="19052250" calcext:value-type="currency">
            <text:p>19 052 250 €</text:p>
          </table:table-cell>
          <table:table-cell table:style-name="ce20" office:value-type="string" calcext:value-type="string">
            <text:p>190</text:p>
          </table:table-cell>
          <table:table-cell table:number-columns-repeated="1019"/>
        </table:table-row>
        <table:table-row table:style-name="ro13">
          <table:table-cell table:style-name="ce7" table:formula="of:=[.A205]+7" office:value-type="date" office:date-value="2023-08-30" calcext:value-type="date">
            <text:p>2023-08-30</text:p>
          </table:table-cell>
          <table:table-cell table:style-name="ce12" table:formula="of:=(-cpcu)*[.E206]+[.D206]" office:value-type="currency" office:currency="EUR" office:value="15432800" calcext:value-type="currency">
            <text:p>15 432 800 €</text:p>
          </table:table-cell>
          <table:table-cell table:style-name="ce12" table:formula="of:=financ-custoprot-custofab+[.B206]" office:value-type="currency" office:currency="EUR" office:value="16132800" calcext:value-type="currency">
            <text:p>16 132 800 €</text:p>
          </table:table-cell>
          <table:table-cell table:style-name="ce12" table:formula="of:=(qtdoses*pvpdose*7)*[.E206]+[.D205]" office:value-type="currency" office:currency="EUR" office:value="19252800" calcext:value-type="currency">
            <text:p>19 252 800 €</text:p>
          </table:table-cell>
          <table:table-cell table:style-name="ce20" office:value-type="string" calcext:value-type="string">
            <text:p>191</text:p>
          </table:table-cell>
          <table:table-cell table:number-columns-repeated="1019"/>
        </table:table-row>
        <table:table-row table:style-name="ro13">
          <table:table-cell table:style-name="ce7" table:formula="of:=[.A206]+7" office:value-type="date" office:date-value="2023-09-06" calcext:value-type="date">
            <text:p>2023-09-06</text:p>
          </table:table-cell>
          <table:table-cell table:style-name="ce12" table:formula="of:=(-cpcu)*[.E207]+[.D207]" office:value-type="currency" office:currency="EUR" office:value="15614400" calcext:value-type="currency">
            <text:p>15 614 400 €</text:p>
          </table:table-cell>
          <table:table-cell table:style-name="ce12" table:formula="of:=financ-custoprot-custofab+[.B207]" office:value-type="currency" office:currency="EUR" office:value="16314400" calcext:value-type="currency">
            <text:p>16 314 400 €</text:p>
          </table:table-cell>
          <table:table-cell table:style-name="ce12" table:formula="of:=(qtdoses*pvpdose*7)*[.E207]+[.D206]" office:value-type="currency" office:currency="EUR" office:value="19454400" calcext:value-type="currency">
            <text:p>19 454 400 €</text:p>
          </table:table-cell>
          <table:table-cell table:style-name="ce20" office:value-type="string" calcext:value-type="string">
            <text:p>192</text:p>
          </table:table-cell>
          <table:table-cell table:number-columns-repeated="1019"/>
        </table:table-row>
        <table:table-row table:style-name="ro13">
          <table:table-cell table:style-name="ce7" table:formula="of:=[.A207]+7" office:value-type="date" office:date-value="2023-09-13" calcext:value-type="date">
            <text:p>2023-09-13</text:p>
          </table:table-cell>
          <table:table-cell table:style-name="ce12" table:formula="of:=(-cpcu)*[.E208]+[.D208]" office:value-type="currency" office:currency="EUR" office:value="15797050" calcext:value-type="currency">
            <text:p>15 797 050 €</text:p>
          </table:table-cell>
          <table:table-cell table:style-name="ce12" table:formula="of:=financ-custoprot-custofab+[.B208]" office:value-type="currency" office:currency="EUR" office:value="16497050" calcext:value-type="currency">
            <text:p>16 497 050 €</text:p>
          </table:table-cell>
          <table:table-cell table:style-name="ce12" table:formula="of:=(qtdoses*pvpdose*7)*[.E208]+[.D207]" office:value-type="currency" office:currency="EUR" office:value="19657050" calcext:value-type="currency">
            <text:p>19 657 050 €</text:p>
          </table:table-cell>
          <table:table-cell table:style-name="ce20" office:value-type="string" calcext:value-type="string">
            <text:p>193</text:p>
          </table:table-cell>
          <table:table-cell table:number-columns-repeated="1019"/>
        </table:table-row>
        <table:table-row table:style-name="ro13">
          <table:table-cell table:style-name="ce7" table:formula="of:=[.A208]+7" office:value-type="date" office:date-value="2023-09-20" calcext:value-type="date">
            <text:p>2023-09-20</text:p>
          </table:table-cell>
          <table:table-cell table:style-name="ce12" table:formula="of:=(-cpcu)*[.E209]+[.D209]" office:value-type="currency" office:currency="EUR" office:value="15980750" calcext:value-type="currency">
            <text:p>15 980 750 €</text:p>
          </table:table-cell>
          <table:table-cell table:style-name="ce12" table:formula="of:=financ-custoprot-custofab+[.B209]" office:value-type="currency" office:currency="EUR" office:value="16680750" calcext:value-type="currency">
            <text:p>16 680 750 €</text:p>
          </table:table-cell>
          <table:table-cell table:style-name="ce12" table:formula="of:=(qtdoses*pvpdose*7)*[.E209]+[.D208]" office:value-type="currency" office:currency="EUR" office:value="19860750" calcext:value-type="currency">
            <text:p>19 860 750 €</text:p>
          </table:table-cell>
          <table:table-cell table:style-name="ce20" office:value-type="string" calcext:value-type="string">
            <text:p>194</text:p>
          </table:table-cell>
          <table:table-cell table:number-columns-repeated="1019"/>
        </table:table-row>
        <table:table-row table:style-name="ro13">
          <table:table-cell table:style-name="ce7" table:formula="of:=[.A209]+7" office:value-type="date" office:date-value="2023-09-27" calcext:value-type="date">
            <text:p>2023-09-27</text:p>
          </table:table-cell>
          <table:table-cell table:style-name="ce12" table:formula="of:=(-cpcu)*[.E210]+[.D210]" office:value-type="currency" office:currency="EUR" office:value="16165500" calcext:value-type="currency">
            <text:p>16 165 500 €</text:p>
          </table:table-cell>
          <table:table-cell table:style-name="ce12" table:formula="of:=financ-custoprot-custofab+[.B210]" office:value-type="currency" office:currency="EUR" office:value="16865500" calcext:value-type="currency">
            <text:p>16 865 500 €</text:p>
          </table:table-cell>
          <table:table-cell table:style-name="ce12" table:formula="of:=(qtdoses*pvpdose*7)*[.E210]+[.D209]" office:value-type="currency" office:currency="EUR" office:value="20065500" calcext:value-type="currency">
            <text:p>20 065 500 €</text:p>
          </table:table-cell>
          <table:table-cell table:style-name="ce20" office:value-type="string" calcext:value-type="string">
            <text:p>195</text:p>
          </table:table-cell>
          <table:table-cell table:number-columns-repeated="1019"/>
        </table:table-row>
        <table:table-row table:style-name="ro13">
          <table:table-cell table:style-name="ce7" table:formula="of:=[.A210]+7" office:value-type="date" office:date-value="2023-10-04" calcext:value-type="date">
            <text:p>2023-10-04</text:p>
          </table:table-cell>
          <table:table-cell table:style-name="ce12" table:formula="of:=(-cpcu)*[.E211]+[.D211]" office:value-type="currency" office:currency="EUR" office:value="16351300" calcext:value-type="currency">
            <text:p>16 351 300 €</text:p>
          </table:table-cell>
          <table:table-cell table:style-name="ce12" table:formula="of:=financ-custoprot-custofab+[.B211]" office:value-type="currency" office:currency="EUR" office:value="17051300" calcext:value-type="currency">
            <text:p>17 051 300 €</text:p>
          </table:table-cell>
          <table:table-cell table:style-name="ce12" table:formula="of:=(qtdoses*pvpdose*7)*[.E211]+[.D210]" office:value-type="currency" office:currency="EUR" office:value="20271300" calcext:value-type="currency">
            <text:p>20 271 300 €</text:p>
          </table:table-cell>
          <table:table-cell table:style-name="ce20" office:value-type="string" calcext:value-type="string">
            <text:p>196</text:p>
          </table:table-cell>
          <table:table-cell table:number-columns-repeated="1019"/>
        </table:table-row>
        <table:table-row table:style-name="ro13">
          <table:table-cell table:style-name="ce7" table:formula="of:=[.A211]+7" office:value-type="date" office:date-value="2023-10-11" calcext:value-type="date">
            <text:p>2023-10-11</text:p>
          </table:table-cell>
          <table:table-cell table:style-name="ce12" table:formula="of:=(-cpcu)*[.E212]+[.D212]" office:value-type="currency" office:currency="EUR" office:value="16538150" calcext:value-type="currency">
            <text:p>16 538 150 €</text:p>
          </table:table-cell>
          <table:table-cell table:style-name="ce12" table:formula="of:=financ-custoprot-custofab+[.B212]" office:value-type="currency" office:currency="EUR" office:value="17238150" calcext:value-type="currency">
            <text:p>17 238 150 €</text:p>
          </table:table-cell>
          <table:table-cell table:style-name="ce12" table:formula="of:=(qtdoses*pvpdose*7)*[.E212]+[.D211]" office:value-type="currency" office:currency="EUR" office:value="20478150" calcext:value-type="currency">
            <text:p>20 478 150 €</text:p>
          </table:table-cell>
          <table:table-cell table:style-name="ce20" office:value-type="string" calcext:value-type="string">
            <text:p>197</text:p>
          </table:table-cell>
          <table:table-cell table:number-columns-repeated="1019"/>
        </table:table-row>
        <table:table-row table:style-name="ro13">
          <table:table-cell table:style-name="ce7" table:formula="of:=[.A212]+7" office:value-type="date" office:date-value="2023-10-18" calcext:value-type="date">
            <text:p>2023-10-18</text:p>
          </table:table-cell>
          <table:table-cell table:style-name="ce12" table:formula="of:=(-cpcu)*[.E213]+[.D213]" office:value-type="currency" office:currency="EUR" office:value="16726050" calcext:value-type="currency">
            <text:p>16 726 050 €</text:p>
          </table:table-cell>
          <table:table-cell table:style-name="ce12" table:formula="of:=financ-custoprot-custofab+[.B213]" office:value-type="currency" office:currency="EUR" office:value="17426050" calcext:value-type="currency">
            <text:p>17 426 050 €</text:p>
          </table:table-cell>
          <table:table-cell table:style-name="ce12" table:formula="of:=(qtdoses*pvpdose*7)*[.E213]+[.D212]" office:value-type="currency" office:currency="EUR" office:value="20686050" calcext:value-type="currency">
            <text:p>20 686 050 €</text:p>
          </table:table-cell>
          <table:table-cell table:style-name="ce20" office:value-type="string" calcext:value-type="string">
            <text:p>198</text:p>
          </table:table-cell>
          <table:table-cell table:number-columns-repeated="1019"/>
        </table:table-row>
        <table:table-row table:style-name="ro13">
          <table:table-cell table:style-name="ce7" table:formula="of:=[.A213]+7" office:value-type="date" office:date-value="2023-10-25" calcext:value-type="date">
            <text:p>2023-10-25</text:p>
          </table:table-cell>
          <table:table-cell table:style-name="ce12" table:formula="of:=(-cpcu)*[.E214]+[.D214]" office:value-type="currency" office:currency="EUR" office:value="16915000" calcext:value-type="currency">
            <text:p>16 915 000 €</text:p>
          </table:table-cell>
          <table:table-cell table:style-name="ce12" table:formula="of:=financ-custoprot-custofab+[.B214]" office:value-type="currency" office:currency="EUR" office:value="17615000" calcext:value-type="currency">
            <text:p>17 615 000 €</text:p>
          </table:table-cell>
          <table:table-cell table:style-name="ce12" table:formula="of:=(qtdoses*pvpdose*7)*[.E214]+[.D213]" office:value-type="currency" office:currency="EUR" office:value="20895000" calcext:value-type="currency">
            <text:p>20 895 000 €</text:p>
          </table:table-cell>
          <table:table-cell table:style-name="ce20" office:value-type="string" calcext:value-type="string">
            <text:p>199</text:p>
          </table:table-cell>
          <table:table-cell table:number-columns-repeated="1019"/>
        </table:table-row>
        <table:table-row table:style-name="ro13">
          <table:table-cell table:style-name="ce7" table:formula="of:=[.A214]+7" office:value-type="date" office:date-value="2023-11-01" calcext:value-type="date">
            <text:p>2023-11-01</text:p>
          </table:table-cell>
          <table:table-cell table:style-name="ce12" table:formula="of:=(-cpcu)*[.E215]+[.D215]" office:value-type="currency" office:currency="EUR" office:value="17105000" calcext:value-type="currency">
            <text:p>17 105 000 €</text:p>
          </table:table-cell>
          <table:table-cell table:style-name="ce12" table:formula="of:=financ-custoprot-custofab+[.B215]" office:value-type="currency" office:currency="EUR" office:value="17805000" calcext:value-type="currency">
            <text:p>17 805 000 €</text:p>
          </table:table-cell>
          <table:table-cell table:style-name="ce12" table:formula="of:=(qtdoses*pvpdose*7)*[.E215]+[.D214]" office:value-type="currency" office:currency="EUR" office:value="21105000" calcext:value-type="currency">
            <text:p>21 105 000 €</text:p>
          </table:table-cell>
          <table:table-cell table:style-name="ce20" office:value-type="string" calcext:value-type="string">
            <text:p>200</text:p>
          </table:table-cell>
          <table:table-cell table:number-columns-repeated="1019"/>
        </table:table-row>
        <table:table-row table:style-name="ro13">
          <table:table-cell table:style-name="ce7" table:formula="of:=[.A215]+7" office:value-type="date" office:date-value="2023-11-08" calcext:value-type="date">
            <text:p>2023-11-08</text:p>
          </table:table-cell>
          <table:table-cell table:style-name="ce12" table:formula="of:=(-cpcu)*[.E216]+[.D216]" office:value-type="currency" office:currency="EUR" office:value="17296050" calcext:value-type="currency">
            <text:p>17 296 050 €</text:p>
          </table:table-cell>
          <table:table-cell table:style-name="ce12" table:formula="of:=financ-custoprot-custofab+[.B216]" office:value-type="currency" office:currency="EUR" office:value="17996050" calcext:value-type="currency">
            <text:p>17 996 050 €</text:p>
          </table:table-cell>
          <table:table-cell table:style-name="ce12" table:formula="of:=(qtdoses*pvpdose*7)*[.E216]+[.D215]" office:value-type="currency" office:currency="EUR" office:value="21316050" calcext:value-type="currency">
            <text:p>21 316 050 €</text:p>
          </table:table-cell>
          <table:table-cell table:style-name="ce20" office:value-type="string" calcext:value-type="string">
            <text:p>201</text:p>
          </table:table-cell>
          <table:table-cell table:number-columns-repeated="1019"/>
        </table:table-row>
        <table:table-row table:style-name="ro13">
          <table:table-cell table:style-name="ce7" table:formula="of:=[.A216]+7" office:value-type="date" office:date-value="2023-11-15" calcext:value-type="date">
            <text:p>2023-11-15</text:p>
          </table:table-cell>
          <table:table-cell table:style-name="ce12" table:formula="of:=(-cpcu)*[.E217]+[.D217]" office:value-type="currency" office:currency="EUR" office:value="17488150" calcext:value-type="currency">
            <text:p>17 488 150 €</text:p>
          </table:table-cell>
          <table:table-cell table:style-name="ce12" table:formula="of:=financ-custoprot-custofab+[.B217]" office:value-type="currency" office:currency="EUR" office:value="18188150" calcext:value-type="currency">
            <text:p>18 188 150 €</text:p>
          </table:table-cell>
          <table:table-cell table:style-name="ce12" table:formula="of:=(qtdoses*pvpdose*7)*[.E217]+[.D216]" office:value-type="currency" office:currency="EUR" office:value="21528150" calcext:value-type="currency">
            <text:p>21 528 150 €</text:p>
          </table:table-cell>
          <table:table-cell table:style-name="ce20" office:value-type="string" calcext:value-type="string">
            <text:p>202</text:p>
          </table:table-cell>
          <table:table-cell table:number-columns-repeated="1019"/>
        </table:table-row>
        <table:table-row table:style-name="ro13">
          <table:table-cell table:style-name="ce7" table:formula="of:=[.A217]+7" office:value-type="date" office:date-value="2023-11-22" calcext:value-type="date">
            <text:p>2023-11-22</text:p>
          </table:table-cell>
          <table:table-cell table:style-name="ce12" table:formula="of:=(-cpcu)*[.E218]+[.D218]" office:value-type="currency" office:currency="EUR" office:value="17681300" calcext:value-type="currency">
            <text:p>17 681 300 €</text:p>
          </table:table-cell>
          <table:table-cell table:style-name="ce12" table:formula="of:=financ-custoprot-custofab+[.B218]" office:value-type="currency" office:currency="EUR" office:value="18381300" calcext:value-type="currency">
            <text:p>18 381 300 €</text:p>
          </table:table-cell>
          <table:table-cell table:style-name="ce12" table:formula="of:=(qtdoses*pvpdose*7)*[.E218]+[.D217]" office:value-type="currency" office:currency="EUR" office:value="21741300" calcext:value-type="currency">
            <text:p>21 741 300 €</text:p>
          </table:table-cell>
          <table:table-cell table:style-name="ce20" office:value-type="string" calcext:value-type="string">
            <text:p>203</text:p>
          </table:table-cell>
          <table:table-cell table:number-columns-repeated="1019"/>
        </table:table-row>
        <table:table-row table:style-name="ro13">
          <table:table-cell table:style-name="ce7" table:formula="of:=[.A218]+7" office:value-type="date" office:date-value="2023-11-29" calcext:value-type="date">
            <text:p>2023-11-29</text:p>
          </table:table-cell>
          <table:table-cell table:style-name="ce12" table:formula="of:=(-cpcu)*[.E219]+[.D219]" office:value-type="currency" office:currency="EUR" office:value="17875500" calcext:value-type="currency">
            <text:p>17 875 500 €</text:p>
          </table:table-cell>
          <table:table-cell table:style-name="ce12" table:formula="of:=financ-custoprot-custofab+[.B219]" office:value-type="currency" office:currency="EUR" office:value="18575500" calcext:value-type="currency">
            <text:p>18 575 500 €</text:p>
          </table:table-cell>
          <table:table-cell table:style-name="ce12" table:formula="of:=(qtdoses*pvpdose*7)*[.E219]+[.D218]" office:value-type="currency" office:currency="EUR" office:value="21955500" calcext:value-type="currency">
            <text:p>21 955 500 €</text:p>
          </table:table-cell>
          <table:table-cell table:style-name="ce20" office:value-type="string" calcext:value-type="string">
            <text:p>204</text:p>
          </table:table-cell>
          <table:table-cell table:number-columns-repeated="1019"/>
        </table:table-row>
        <table:table-row table:style-name="ro13">
          <table:table-cell table:style-name="ce7" table:formula="of:=[.A219]+7" office:value-type="date" office:date-value="2023-12-06" calcext:value-type="date">
            <text:p>2023-12-06</text:p>
          </table:table-cell>
          <table:table-cell table:style-name="ce12" table:formula="of:=(-cpcu)*[.E220]+[.D220]" office:value-type="currency" office:currency="EUR" office:value="18070750" calcext:value-type="currency">
            <text:p>18 070 750 €</text:p>
          </table:table-cell>
          <table:table-cell table:style-name="ce12" table:formula="of:=financ-custoprot-custofab+[.B220]" office:value-type="currency" office:currency="EUR" office:value="18770750" calcext:value-type="currency">
            <text:p>18 770 750 €</text:p>
          </table:table-cell>
          <table:table-cell table:style-name="ce12" table:formula="of:=(qtdoses*pvpdose*7)*[.E220]+[.D219]" office:value-type="currency" office:currency="EUR" office:value="22170750" calcext:value-type="currency">
            <text:p>22 170 750 €</text:p>
          </table:table-cell>
          <table:table-cell table:style-name="ce20" office:value-type="string" calcext:value-type="string">
            <text:p>205</text:p>
          </table:table-cell>
          <table:table-cell table:number-columns-repeated="1019"/>
        </table:table-row>
        <table:table-row table:style-name="ro13">
          <table:table-cell table:style-name="ce7" table:formula="of:=[.A220]+7" office:value-type="date" office:date-value="2023-12-13" calcext:value-type="date">
            <text:p>2023-12-13</text:p>
          </table:table-cell>
          <table:table-cell table:style-name="ce12" table:formula="of:=(-cpcu)*[.E221]+[.D221]" office:value-type="currency" office:currency="EUR" office:value="18267050" calcext:value-type="currency">
            <text:p>18 267 050 €</text:p>
          </table:table-cell>
          <table:table-cell table:style-name="ce12" table:formula="of:=financ-custoprot-custofab+[.B221]" office:value-type="currency" office:currency="EUR" office:value="18967050" calcext:value-type="currency">
            <text:p>18 967 050 €</text:p>
          </table:table-cell>
          <table:table-cell table:style-name="ce12" table:formula="of:=(qtdoses*pvpdose*7)*[.E221]+[.D220]" office:value-type="currency" office:currency="EUR" office:value="22387050" calcext:value-type="currency">
            <text:p>22 387 050 €</text:p>
          </table:table-cell>
          <table:table-cell table:style-name="ce20" office:value-type="string" calcext:value-type="string">
            <text:p>206</text:p>
          </table:table-cell>
          <table:table-cell table:number-columns-repeated="1019"/>
        </table:table-row>
        <table:table-row table:style-name="ro13">
          <table:table-cell table:style-name="ce7" table:formula="of:=[.A221]+7" office:value-type="date" office:date-value="2023-12-20" calcext:value-type="date">
            <text:p>2023-12-20</text:p>
          </table:table-cell>
          <table:table-cell table:style-name="ce12" table:formula="of:=(-cpcu)*[.E222]+[.D222]" office:value-type="currency" office:currency="EUR" office:value="18464400" calcext:value-type="currency">
            <text:p>18 464 400 €</text:p>
          </table:table-cell>
          <table:table-cell table:style-name="ce12" table:formula="of:=financ-custoprot-custofab+[.B222]" office:value-type="currency" office:currency="EUR" office:value="19164400" calcext:value-type="currency">
            <text:p>19 164 400 €</text:p>
          </table:table-cell>
          <table:table-cell table:style-name="ce12" table:formula="of:=(qtdoses*pvpdose*7)*[.E222]+[.D221]" office:value-type="currency" office:currency="EUR" office:value="22604400" calcext:value-type="currency">
            <text:p>22 604 400 €</text:p>
          </table:table-cell>
          <table:table-cell table:style-name="ce20" office:value-type="string" calcext:value-type="string">
            <text:p>207</text:p>
          </table:table-cell>
          <table:table-cell table:number-columns-repeated="1019"/>
        </table:table-row>
        <table:table-row table:style-name="ro13">
          <table:table-cell table:style-name="ce7" table:formula="of:=[.A222]+7" office:value-type="date" office:date-value="2023-12-27" calcext:value-type="date">
            <text:p>2023-12-27</text:p>
          </table:table-cell>
          <table:table-cell table:style-name="ce12" table:formula="of:=(-cpcu)*[.E223]+[.D223]" office:value-type="currency" office:currency="EUR" office:value="18662800" calcext:value-type="currency">
            <text:p>18 662 800 €</text:p>
          </table:table-cell>
          <table:table-cell table:style-name="ce12" table:formula="of:=financ-custoprot-custofab+[.B223]" office:value-type="currency" office:currency="EUR" office:value="19362800" calcext:value-type="currency">
            <text:p>19 362 800 €</text:p>
          </table:table-cell>
          <table:table-cell table:style-name="ce12" table:formula="of:=(qtdoses*pvpdose*7)*[.E223]+[.D222]" office:value-type="currency" office:currency="EUR" office:value="22822800" calcext:value-type="currency">
            <text:p>22 822 800 €</text:p>
          </table:table-cell>
          <table:table-cell table:style-name="ce20" office:value-type="string" calcext:value-type="string">
            <text:p>208</text:p>
          </table:table-cell>
          <table:table-cell table:number-columns-repeated="1019"/>
        </table:table-row>
        <table:table-row table:style-name="ro13">
          <table:table-cell table:style-name="ce7" table:formula="of:=[.A223]+7" office:value-type="date" office:date-value="2024-01-03" calcext:value-type="date">
            <text:p>2024-01-03</text:p>
          </table:table-cell>
          <table:table-cell table:style-name="ce12" table:formula="of:=(-cpcu)*[.E224]+[.D224]" office:value-type="currency" office:currency="EUR" office:value="18862250" calcext:value-type="currency">
            <text:p>18 862 250 €</text:p>
          </table:table-cell>
          <table:table-cell table:style-name="ce12" table:formula="of:=financ-custoprot-custofab+[.B224]" office:value-type="currency" office:currency="EUR" office:value="19562250" calcext:value-type="currency">
            <text:p>19 562 250 €</text:p>
          </table:table-cell>
          <table:table-cell table:style-name="ce12" table:formula="of:=(qtdoses*pvpdose*7)*[.E224]+[.D223]" office:value-type="currency" office:currency="EUR" office:value="23042250" calcext:value-type="currency">
            <text:p>23 042 250 €</text:p>
          </table:table-cell>
          <table:table-cell table:style-name="ce20" office:value-type="string" calcext:value-type="string">
            <text:p>209</text:p>
          </table:table-cell>
          <table:table-cell table:number-columns-repeated="1019"/>
        </table:table-row>
        <table:table-row table:style-name="ro13">
          <table:table-cell table:style-name="ce7" table:formula="of:=[.A224]+7" office:value-type="date" office:date-value="2024-01-10" calcext:value-type="date">
            <text:p>2024-01-10</text:p>
          </table:table-cell>
          <table:table-cell table:style-name="ce12" table:formula="of:=(-cpcu)*[.E225]+[.D225]" office:value-type="currency" office:currency="EUR" office:value="19062750" calcext:value-type="currency">
            <text:p>19 062 750 €</text:p>
          </table:table-cell>
          <table:table-cell table:style-name="ce12" table:formula="of:=financ-custoprot-custofab+[.B225]" office:value-type="currency" office:currency="EUR" office:value="19762750" calcext:value-type="currency">
            <text:p>19 762 750 €</text:p>
          </table:table-cell>
          <table:table-cell table:style-name="ce12" table:formula="of:=(qtdoses*pvpdose*7)*[.E225]+[.D224]" office:value-type="currency" office:currency="EUR" office:value="23262750" calcext:value-type="currency">
            <text:p>23 262 750 €</text:p>
          </table:table-cell>
          <table:table-cell table:style-name="ce20" office:value-type="string" calcext:value-type="string">
            <text:p>210</text:p>
          </table:table-cell>
          <table:table-cell table:number-columns-repeated="1019"/>
        </table:table-row>
        <table:table-row table:style-name="ro13">
          <table:table-cell table:style-name="ce7" table:formula="of:=[.A225]+7" office:value-type="date" office:date-value="2024-01-17" calcext:value-type="date">
            <text:p>2024-01-17</text:p>
          </table:table-cell>
          <table:table-cell table:style-name="ce12" table:formula="of:=(-cpcu)*[.E226]+[.D226]" office:value-type="currency" office:currency="EUR" office:value="19264300" calcext:value-type="currency">
            <text:p>19 264 300 €</text:p>
          </table:table-cell>
          <table:table-cell table:style-name="ce12" table:formula="of:=financ-custoprot-custofab+[.B226]" office:value-type="currency" office:currency="EUR" office:value="19964300" calcext:value-type="currency">
            <text:p>19 964 300 €</text:p>
          </table:table-cell>
          <table:table-cell table:style-name="ce12" table:formula="of:=(qtdoses*pvpdose*7)*[.E226]+[.D225]" office:value-type="currency" office:currency="EUR" office:value="23484300" calcext:value-type="currency">
            <text:p>23 484 300 €</text:p>
          </table:table-cell>
          <table:table-cell table:style-name="ce20" office:value-type="string" calcext:value-type="string">
            <text:p>211</text:p>
          </table:table-cell>
          <table:table-cell table:number-columns-repeated="1019"/>
        </table:table-row>
        <table:table-row table:style-name="ro13">
          <table:table-cell table:style-name="ce7" table:formula="of:=[.A226]+7" office:value-type="date" office:date-value="2024-01-24" calcext:value-type="date">
            <text:p>2024-01-24</text:p>
          </table:table-cell>
          <table:table-cell table:style-name="ce12" table:formula="of:=(-cpcu)*[.E227]+[.D227]" office:value-type="currency" office:currency="EUR" office:value="19466900" calcext:value-type="currency">
            <text:p>19 466 900 €</text:p>
          </table:table-cell>
          <table:table-cell table:style-name="ce12" table:formula="of:=financ-custoprot-custofab+[.B227]" office:value-type="currency" office:currency="EUR" office:value="20166900" calcext:value-type="currency">
            <text:p>20 166 900 €</text:p>
          </table:table-cell>
          <table:table-cell table:style-name="ce12" table:formula="of:=(qtdoses*pvpdose*7)*[.E227]+[.D226]" office:value-type="currency" office:currency="EUR" office:value="23706900" calcext:value-type="currency">
            <text:p>23 706 900 €</text:p>
          </table:table-cell>
          <table:table-cell table:style-name="ce20" office:value-type="string" calcext:value-type="string">
            <text:p>212</text:p>
          </table:table-cell>
          <table:table-cell table:number-columns-repeated="1019"/>
        </table:table-row>
        <table:table-row table:style-name="ro13">
          <table:table-cell table:style-name="ce7" table:formula="of:=[.A227]+7" office:value-type="date" office:date-value="2024-01-31" calcext:value-type="date">
            <text:p>2024-01-31</text:p>
          </table:table-cell>
          <table:table-cell table:style-name="ce12" table:formula="of:=(-cpcu)*[.E228]+[.D228]" office:value-type="currency" office:currency="EUR" office:value="19670550" calcext:value-type="currency">
            <text:p>19 670 550 €</text:p>
          </table:table-cell>
          <table:table-cell table:style-name="ce12" table:formula="of:=financ-custoprot-custofab+[.B228]" office:value-type="currency" office:currency="EUR" office:value="20370550" calcext:value-type="currency">
            <text:p>20 370 550 €</text:p>
          </table:table-cell>
          <table:table-cell table:style-name="ce12" table:formula="of:=(qtdoses*pvpdose*7)*[.E228]+[.D227]" office:value-type="currency" office:currency="EUR" office:value="23930550" calcext:value-type="currency">
            <text:p>23 930 550 €</text:p>
          </table:table-cell>
          <table:table-cell table:style-name="ce20" office:value-type="string" calcext:value-type="string">
            <text:p>213</text:p>
          </table:table-cell>
          <table:table-cell table:number-columns-repeated="1019"/>
        </table:table-row>
        <table:table-row table:style-name="ro13">
          <table:table-cell table:style-name="ce7" table:formula="of:=[.A228]+7" office:value-type="date" office:date-value="2024-02-07" calcext:value-type="date">
            <text:p>2024-02-07</text:p>
          </table:table-cell>
          <table:table-cell table:style-name="ce12" table:formula="of:=(-cpcu)*[.E229]+[.D229]" office:value-type="currency" office:currency="EUR" office:value="19875250" calcext:value-type="currency">
            <text:p>19 875 250 €</text:p>
          </table:table-cell>
          <table:table-cell table:style-name="ce12" table:formula="of:=financ-custoprot-custofab+[.B229]" office:value-type="currency" office:currency="EUR" office:value="20575250" calcext:value-type="currency">
            <text:p>20 575 250 €</text:p>
          </table:table-cell>
          <table:table-cell table:style-name="ce12" table:formula="of:=(qtdoses*pvpdose*7)*[.E229]+[.D228]" office:value-type="currency" office:currency="EUR" office:value="24155250" calcext:value-type="currency">
            <text:p>24 155 250 €</text:p>
          </table:table-cell>
          <table:table-cell table:style-name="ce20" office:value-type="string" calcext:value-type="string">
            <text:p>214</text:p>
          </table:table-cell>
          <table:table-cell table:number-columns-repeated="1019"/>
        </table:table-row>
        <table:table-row table:style-name="ro13">
          <table:table-cell table:style-name="ce7" table:formula="of:=[.A229]+7" office:value-type="date" office:date-value="2024-02-14" calcext:value-type="date">
            <text:p>2024-02-14</text:p>
          </table:table-cell>
          <table:table-cell table:style-name="ce12" table:formula="of:=(-cpcu)*[.E230]+[.D230]" office:value-type="currency" office:currency="EUR" office:value="20081000" calcext:value-type="currency">
            <text:p>20 081 000 €</text:p>
          </table:table-cell>
          <table:table-cell table:style-name="ce12" table:formula="of:=financ-custoprot-custofab+[.B230]" office:value-type="currency" office:currency="EUR" office:value="20781000" calcext:value-type="currency">
            <text:p>20 781 000 €</text:p>
          </table:table-cell>
          <table:table-cell table:style-name="ce12" table:formula="of:=(qtdoses*pvpdose*7)*[.E230]+[.D229]" office:value-type="currency" office:currency="EUR" office:value="24381000" calcext:value-type="currency">
            <text:p>24 381 000 €</text:p>
          </table:table-cell>
          <table:table-cell table:style-name="ce20" office:value-type="string" calcext:value-type="string">
            <text:p>215</text:p>
          </table:table-cell>
          <table:table-cell table:number-columns-repeated="1019"/>
        </table:table-row>
        <table:table-row table:style-name="ro13">
          <table:table-cell table:style-name="ce7" table:formula="of:=[.A230]+7" office:value-type="date" office:date-value="2024-02-21" calcext:value-type="date">
            <text:p>2024-02-21</text:p>
          </table:table-cell>
          <table:table-cell table:style-name="ce12" table:formula="of:=(-cpcu)*[.E231]+[.D231]" office:value-type="currency" office:currency="EUR" office:value="20287800" calcext:value-type="currency">
            <text:p>20 287 800 €</text:p>
          </table:table-cell>
          <table:table-cell table:style-name="ce12" table:formula="of:=financ-custoprot-custofab+[.B231]" office:value-type="currency" office:currency="EUR" office:value="20987800" calcext:value-type="currency">
            <text:p>20 987 800 €</text:p>
          </table:table-cell>
          <table:table-cell table:style-name="ce12" table:formula="of:=(qtdoses*pvpdose*7)*[.E231]+[.D230]" office:value-type="currency" office:currency="EUR" office:value="24607800" calcext:value-type="currency">
            <text:p>24 607 800 €</text:p>
          </table:table-cell>
          <table:table-cell table:style-name="ce20" office:value-type="string" calcext:value-type="string">
            <text:p>216</text:p>
          </table:table-cell>
          <table:table-cell table:number-columns-repeated="1019"/>
        </table:table-row>
        <table:table-row table:style-name="ro13">
          <table:table-cell table:style-name="ce7" table:formula="of:=[.A231]+7" office:value-type="date" office:date-value="2024-02-28" calcext:value-type="date">
            <text:p>2024-02-28</text:p>
          </table:table-cell>
          <table:table-cell table:style-name="ce12" table:formula="of:=(-cpcu)*[.E232]+[.D232]" office:value-type="currency" office:currency="EUR" office:value="20495650" calcext:value-type="currency">
            <text:p>20 495 650 €</text:p>
          </table:table-cell>
          <table:table-cell table:style-name="ce12" table:formula="of:=financ-custoprot-custofab+[.B232]" office:value-type="currency" office:currency="EUR" office:value="21195650" calcext:value-type="currency">
            <text:p>21 195 650 €</text:p>
          </table:table-cell>
          <table:table-cell table:style-name="ce12" table:formula="of:=(qtdoses*pvpdose*7)*[.E232]+[.D231]" office:value-type="currency" office:currency="EUR" office:value="24835650" calcext:value-type="currency">
            <text:p>24 835 650 €</text:p>
          </table:table-cell>
          <table:table-cell table:style-name="ce20" office:value-type="string" calcext:value-type="string">
            <text:p>217</text:p>
          </table:table-cell>
          <table:table-cell table:number-columns-repeated="1019"/>
        </table:table-row>
        <table:table-row table:style-name="ro13">
          <table:table-cell table:style-name="ce7" table:formula="of:=[.A232]+7" office:value-type="date" office:date-value="2024-03-06" calcext:value-type="date">
            <text:p>2024-03-06</text:p>
          </table:table-cell>
          <table:table-cell table:style-name="ce12" table:formula="of:=(-cpcu)*[.E233]+[.D233]" office:value-type="currency" office:currency="EUR" office:value="20704550" calcext:value-type="currency">
            <text:p>20 704 550 €</text:p>
          </table:table-cell>
          <table:table-cell table:style-name="ce12" table:formula="of:=financ-custoprot-custofab+[.B233]" office:value-type="currency" office:currency="EUR" office:value="21404550" calcext:value-type="currency">
            <text:p>21 404 550 €</text:p>
          </table:table-cell>
          <table:table-cell table:style-name="ce12" table:formula="of:=(qtdoses*pvpdose*7)*[.E233]+[.D232]" office:value-type="currency" office:currency="EUR" office:value="25064550" calcext:value-type="currency">
            <text:p>25 064 550 €</text:p>
          </table:table-cell>
          <table:table-cell table:style-name="ce20" office:value-type="string" calcext:value-type="string">
            <text:p>218</text:p>
          </table:table-cell>
          <table:table-cell table:number-columns-repeated="1019"/>
        </table:table-row>
        <table:table-row table:style-name="ro13">
          <table:table-cell table:style-name="ce7" table:formula="of:=[.A233]+7" office:value-type="date" office:date-value="2024-03-13" calcext:value-type="date">
            <text:p>2024-03-13</text:p>
          </table:table-cell>
          <table:table-cell table:style-name="ce12" table:formula="of:=(-cpcu)*[.E234]+[.D234]" office:value-type="currency" office:currency="EUR" office:value="20914500" calcext:value-type="currency">
            <text:p>20 914 500 €</text:p>
          </table:table-cell>
          <table:table-cell table:style-name="ce12" table:formula="of:=financ-custoprot-custofab+[.B234]" office:value-type="currency" office:currency="EUR" office:value="21614500" calcext:value-type="currency">
            <text:p>21 614 500 €</text:p>
          </table:table-cell>
          <table:table-cell table:style-name="ce12" table:formula="of:=(qtdoses*pvpdose*7)*[.E234]+[.D233]" office:value-type="currency" office:currency="EUR" office:value="25294500" calcext:value-type="currency">
            <text:p>25 294 500 €</text:p>
          </table:table-cell>
          <table:table-cell table:style-name="ce20" office:value-type="string" calcext:value-type="string">
            <text:p>219</text:p>
          </table:table-cell>
          <table:table-cell table:number-columns-repeated="1019"/>
        </table:table-row>
        <table:table-row table:style-name="ro13">
          <table:table-cell table:style-name="ce7" table:formula="of:=[.A234]+7" office:value-type="date" office:date-value="2024-03-20" calcext:value-type="date">
            <text:p>2024-03-20</text:p>
          </table:table-cell>
          <table:table-cell table:style-name="ce12" table:formula="of:=(-cpcu)*[.E235]+[.D235]" office:value-type="currency" office:currency="EUR" office:value="21125500" calcext:value-type="currency">
            <text:p>21 125 500 €</text:p>
          </table:table-cell>
          <table:table-cell table:style-name="ce12" table:formula="of:=financ-custoprot-custofab+[.B235]" office:value-type="currency" office:currency="EUR" office:value="21825500" calcext:value-type="currency">
            <text:p>21 825 500 €</text:p>
          </table:table-cell>
          <table:table-cell table:style-name="ce12" table:formula="of:=(qtdoses*pvpdose*7)*[.E235]+[.D234]" office:value-type="currency" office:currency="EUR" office:value="25525500" calcext:value-type="currency">
            <text:p>25 525 500 €</text:p>
          </table:table-cell>
          <table:table-cell table:style-name="ce20" office:value-type="string" calcext:value-type="string">
            <text:p>220</text:p>
          </table:table-cell>
          <table:table-cell table:number-columns-repeated="1019"/>
        </table:table-row>
        <table:table-row table:style-name="ro13">
          <table:table-cell table:style-name="ce7" table:formula="of:=[.A235]+7" office:value-type="date" office:date-value="2024-03-27" calcext:value-type="date">
            <text:p>2024-03-27</text:p>
          </table:table-cell>
          <table:table-cell table:style-name="ce12" table:formula="of:=(-cpcu)*[.E236]+[.D236]" office:value-type="currency" office:currency="EUR" office:value="21337550" calcext:value-type="currency">
            <text:p>21 337 550 €</text:p>
          </table:table-cell>
          <table:table-cell table:style-name="ce12" table:formula="of:=financ-custoprot-custofab+[.B236]" office:value-type="currency" office:currency="EUR" office:value="22037550" calcext:value-type="currency">
            <text:p>22 037 550 €</text:p>
          </table:table-cell>
          <table:table-cell table:style-name="ce12" table:formula="of:=(qtdoses*pvpdose*7)*[.E236]+[.D235]" office:value-type="currency" office:currency="EUR" office:value="25757550" calcext:value-type="currency">
            <text:p>25 757 550 €</text:p>
          </table:table-cell>
          <table:table-cell table:style-name="ce20" office:value-type="string" calcext:value-type="string">
            <text:p>221</text:p>
          </table:table-cell>
          <table:table-cell table:number-columns-repeated="1019"/>
        </table:table-row>
        <table:table-row table:style-name="ro13">
          <table:table-cell table:style-name="ce7" table:formula="of:=[.A236]+7" office:value-type="date" office:date-value="2024-04-03" calcext:value-type="date">
            <text:p>2024-04-03</text:p>
          </table:table-cell>
          <table:table-cell table:style-name="ce12" table:formula="of:=(-cpcu)*[.E237]+[.D237]" office:value-type="currency" office:currency="EUR" office:value="21550650" calcext:value-type="currency">
            <text:p>21 550 650 €</text:p>
          </table:table-cell>
          <table:table-cell table:style-name="ce12" table:formula="of:=financ-custoprot-custofab+[.B237]" office:value-type="currency" office:currency="EUR" office:value="22250650" calcext:value-type="currency">
            <text:p>22 250 650 €</text:p>
          </table:table-cell>
          <table:table-cell table:style-name="ce12" table:formula="of:=(qtdoses*pvpdose*7)*[.E237]+[.D236]" office:value-type="currency" office:currency="EUR" office:value="25990650" calcext:value-type="currency">
            <text:p>25 990 650 €</text:p>
          </table:table-cell>
          <table:table-cell table:style-name="ce20" office:value-type="string" calcext:value-type="string">
            <text:p>222</text:p>
          </table:table-cell>
          <table:table-cell table:number-columns-repeated="1019"/>
        </table:table-row>
        <table:table-row table:style-name="ro13">
          <table:table-cell table:style-name="ce7" table:formula="of:=[.A237]+7" office:value-type="date" office:date-value="2024-04-10" calcext:value-type="date">
            <text:p>2024-04-10</text:p>
          </table:table-cell>
          <table:table-cell table:style-name="ce12" table:formula="of:=(-cpcu)*[.E238]+[.D238]" office:value-type="currency" office:currency="EUR" office:value="21764800" calcext:value-type="currency">
            <text:p>21 764 800 €</text:p>
          </table:table-cell>
          <table:table-cell table:style-name="ce12" table:formula="of:=financ-custoprot-custofab+[.B238]" office:value-type="currency" office:currency="EUR" office:value="22464800" calcext:value-type="currency">
            <text:p>22 464 800 €</text:p>
          </table:table-cell>
          <table:table-cell table:style-name="ce12" table:formula="of:=(qtdoses*pvpdose*7)*[.E238]+[.D237]" office:value-type="currency" office:currency="EUR" office:value="26224800" calcext:value-type="currency">
            <text:p>26 224 800 €</text:p>
          </table:table-cell>
          <table:table-cell table:style-name="ce20" office:value-type="string" calcext:value-type="string">
            <text:p>223</text:p>
          </table:table-cell>
          <table:table-cell table:number-columns-repeated="1019"/>
        </table:table-row>
        <table:table-row table:style-name="ro13">
          <table:table-cell table:style-name="ce7" table:formula="of:=[.A238]+7" office:value-type="date" office:date-value="2024-04-17" calcext:value-type="date">
            <text:p>2024-04-17</text:p>
          </table:table-cell>
          <table:table-cell table:style-name="ce12" table:formula="of:=(-cpcu)*[.E239]+[.D239]" office:value-type="currency" office:currency="EUR" office:value="21980000" calcext:value-type="currency">
            <text:p>21 980 000 €</text:p>
          </table:table-cell>
          <table:table-cell table:style-name="ce12" table:formula="of:=financ-custoprot-custofab+[.B239]" office:value-type="currency" office:currency="EUR" office:value="22680000" calcext:value-type="currency">
            <text:p>22 680 000 €</text:p>
          </table:table-cell>
          <table:table-cell table:style-name="ce12" table:formula="of:=(qtdoses*pvpdose*7)*[.E239]+[.D238]" office:value-type="currency" office:currency="EUR" office:value="26460000" calcext:value-type="currency">
            <text:p>26 460 000 €</text:p>
          </table:table-cell>
          <table:table-cell table:style-name="ce20" office:value-type="string" calcext:value-type="string">
            <text:p>224</text:p>
          </table:table-cell>
          <table:table-cell table:number-columns-repeated="1019"/>
        </table:table-row>
        <table:table-row table:style-name="ro13">
          <table:table-cell table:style-name="ce7" table:formula="of:=[.A239]+7" office:value-type="date" office:date-value="2024-04-24" calcext:value-type="date">
            <text:p>2024-04-24</text:p>
          </table:table-cell>
          <table:table-cell table:style-name="ce12" table:formula="of:=(-cpcu)*[.E240]+[.D240]" office:value-type="currency" office:currency="EUR" office:value="22196250" calcext:value-type="currency">
            <text:p>22 196 250 €</text:p>
          </table:table-cell>
          <table:table-cell table:style-name="ce12" table:formula="of:=financ-custoprot-custofab+[.B240]" office:value-type="currency" office:currency="EUR" office:value="22896250" calcext:value-type="currency">
            <text:p>22 896 250 €</text:p>
          </table:table-cell>
          <table:table-cell table:style-name="ce12" table:formula="of:=(qtdoses*pvpdose*7)*[.E240]+[.D239]" office:value-type="currency" office:currency="EUR" office:value="26696250" calcext:value-type="currency">
            <text:p>26 696 250 €</text:p>
          </table:table-cell>
          <table:table-cell table:style-name="ce20" office:value-type="string" calcext:value-type="string">
            <text:p>225</text:p>
          </table:table-cell>
          <table:table-cell table:number-columns-repeated="1019"/>
        </table:table-row>
        <table:table-row table:style-name="ro13">
          <table:table-cell table:style-name="ce7" table:formula="of:=[.A240]+7" office:value-type="date" office:date-value="2024-05-01" calcext:value-type="date">
            <text:p>2024-05-01</text:p>
          </table:table-cell>
          <table:table-cell table:style-name="ce12" table:formula="of:=(-cpcu)*[.E241]+[.D241]" office:value-type="currency" office:currency="EUR" office:value="22413550" calcext:value-type="currency">
            <text:p>22 413 550 €</text:p>
          </table:table-cell>
          <table:table-cell table:style-name="ce12" table:formula="of:=financ-custoprot-custofab+[.B241]" office:value-type="currency" office:currency="EUR" office:value="23113550" calcext:value-type="currency">
            <text:p>23 113 550 €</text:p>
          </table:table-cell>
          <table:table-cell table:style-name="ce12" table:formula="of:=(qtdoses*pvpdose*7)*[.E241]+[.D240]" office:value-type="currency" office:currency="EUR" office:value="26933550" calcext:value-type="currency">
            <text:p>26 933 550 €</text:p>
          </table:table-cell>
          <table:table-cell table:style-name="ce20" office:value-type="string" calcext:value-type="string">
            <text:p>226</text:p>
          </table:table-cell>
          <table:table-cell table:number-columns-repeated="1019"/>
        </table:table-row>
        <table:table-row table:style-name="ro13">
          <table:table-cell table:style-name="ce7" table:formula="of:=[.A241]+7" office:value-type="date" office:date-value="2024-05-08" calcext:value-type="date">
            <text:p>2024-05-08</text:p>
          </table:table-cell>
          <table:table-cell table:style-name="ce12" table:formula="of:=(-cpcu)*[.E242]+[.D242]" office:value-type="currency" office:currency="EUR" office:value="22631900" calcext:value-type="currency">
            <text:p>22 631 900 €</text:p>
          </table:table-cell>
          <table:table-cell table:style-name="ce12" table:formula="of:=financ-custoprot-custofab+[.B242]" office:value-type="currency" office:currency="EUR" office:value="23331900" calcext:value-type="currency">
            <text:p>23 331 900 €</text:p>
          </table:table-cell>
          <table:table-cell table:style-name="ce12" table:formula="of:=(qtdoses*pvpdose*7)*[.E242]+[.D241]" office:value-type="currency" office:currency="EUR" office:value="27171900" calcext:value-type="currency">
            <text:p>27 171 900 €</text:p>
          </table:table-cell>
          <table:table-cell table:style-name="ce20" office:value-type="string" calcext:value-type="string">
            <text:p>227</text:p>
          </table:table-cell>
          <table:table-cell table:number-columns-repeated="1019"/>
        </table:table-row>
        <table:table-row table:style-name="ro13">
          <table:table-cell table:style-name="ce7" table:formula="of:=[.A242]+7" office:value-type="date" office:date-value="2024-05-15" calcext:value-type="date">
            <text:p>2024-05-15</text:p>
          </table:table-cell>
          <table:table-cell table:style-name="ce12" table:formula="of:=(-cpcu)*[.E243]+[.D243]" office:value-type="currency" office:currency="EUR" office:value="22851300" calcext:value-type="currency">
            <text:p>22 851 300 €</text:p>
          </table:table-cell>
          <table:table-cell table:style-name="ce12" table:formula="of:=financ-custoprot-custofab+[.B243]" office:value-type="currency" office:currency="EUR" office:value="23551300" calcext:value-type="currency">
            <text:p>23 551 300 €</text:p>
          </table:table-cell>
          <table:table-cell table:style-name="ce12" table:formula="of:=(qtdoses*pvpdose*7)*[.E243]+[.D242]" office:value-type="currency" office:currency="EUR" office:value="27411300" calcext:value-type="currency">
            <text:p>27 411 300 €</text:p>
          </table:table-cell>
          <table:table-cell table:style-name="ce20" office:value-type="string" calcext:value-type="string">
            <text:p>228</text:p>
          </table:table-cell>
          <table:table-cell table:number-columns-repeated="1019"/>
        </table:table-row>
        <table:table-row table:style-name="ro13">
          <table:table-cell table:style-name="ce7" table:formula="of:=[.A243]+7" office:value-type="date" office:date-value="2024-05-22" calcext:value-type="date">
            <text:p>2024-05-22</text:p>
          </table:table-cell>
          <table:table-cell table:style-name="ce12" table:formula="of:=(-cpcu)*[.E244]+[.D244]" office:value-type="currency" office:currency="EUR" office:value="23071750" calcext:value-type="currency">
            <text:p>23 071 750 €</text:p>
          </table:table-cell>
          <table:table-cell table:style-name="ce12" table:formula="of:=financ-custoprot-custofab+[.B244]" office:value-type="currency" office:currency="EUR" office:value="23771750" calcext:value-type="currency">
            <text:p>23 771 750 €</text:p>
          </table:table-cell>
          <table:table-cell table:style-name="ce12" table:formula="of:=(qtdoses*pvpdose*7)*[.E244]+[.D243]" office:value-type="currency" office:currency="EUR" office:value="27651750" calcext:value-type="currency">
            <text:p>27 651 750 €</text:p>
          </table:table-cell>
          <table:table-cell table:style-name="ce20" office:value-type="string" calcext:value-type="string">
            <text:p>229</text:p>
          </table:table-cell>
          <table:table-cell table:number-columns-repeated="1019"/>
        </table:table-row>
        <table:table-row table:style-name="ro13">
          <table:table-cell table:style-name="ce7" table:formula="of:=[.A244]+7" office:value-type="date" office:date-value="2024-05-29" calcext:value-type="date">
            <text:p>2024-05-29</text:p>
          </table:table-cell>
          <table:table-cell table:style-name="ce12" table:formula="of:=(-cpcu)*[.E245]+[.D245]" office:value-type="currency" office:currency="EUR" office:value="23293250" calcext:value-type="currency">
            <text:p>23 293 250 €</text:p>
          </table:table-cell>
          <table:table-cell table:style-name="ce12" table:formula="of:=financ-custoprot-custofab+[.B245]" office:value-type="currency" office:currency="EUR" office:value="23993250" calcext:value-type="currency">
            <text:p>23 993 250 €</text:p>
          </table:table-cell>
          <table:table-cell table:style-name="ce12" table:formula="of:=(qtdoses*pvpdose*7)*[.E245]+[.D244]" office:value-type="currency" office:currency="EUR" office:value="27893250" calcext:value-type="currency">
            <text:p>27 893 250 €</text:p>
          </table:table-cell>
          <table:table-cell table:style-name="ce20" office:value-type="string" calcext:value-type="string">
            <text:p>230</text:p>
          </table:table-cell>
          <table:table-cell table:number-columns-repeated="1019"/>
        </table:table-row>
        <table:table-row table:style-name="ro13">
          <table:table-cell table:style-name="ce7" table:formula="of:=[.A245]+7" office:value-type="date" office:date-value="2024-06-05" calcext:value-type="date">
            <text:p>2024-06-05</text:p>
          </table:table-cell>
          <table:table-cell table:style-name="ce12" table:formula="of:=(-cpcu)*[.E246]+[.D246]" office:value-type="currency" office:currency="EUR" office:value="23515800" calcext:value-type="currency">
            <text:p>23 515 800 €</text:p>
          </table:table-cell>
          <table:table-cell table:style-name="ce12" table:formula="of:=financ-custoprot-custofab+[.B246]" office:value-type="currency" office:currency="EUR" office:value="24215800" calcext:value-type="currency">
            <text:p>24 215 800 €</text:p>
          </table:table-cell>
          <table:table-cell table:style-name="ce12" table:formula="of:=(qtdoses*pvpdose*7)*[.E246]+[.D245]" office:value-type="currency" office:currency="EUR" office:value="28135800" calcext:value-type="currency">
            <text:p>28 135 800 €</text:p>
          </table:table-cell>
          <table:table-cell table:style-name="ce20" office:value-type="string" calcext:value-type="string">
            <text:p>231</text:p>
          </table:table-cell>
          <table:table-cell table:number-columns-repeated="1019"/>
        </table:table-row>
        <table:table-row table:style-name="ro13">
          <table:table-cell table:style-name="ce7" table:formula="of:=[.A246]+7" office:value-type="date" office:date-value="2024-06-12" calcext:value-type="date">
            <text:p>2024-06-12</text:p>
          </table:table-cell>
          <table:table-cell table:style-name="ce12" table:formula="of:=(-cpcu)*[.E247]+[.D247]" office:value-type="currency" office:currency="EUR" office:value="23739400" calcext:value-type="currency">
            <text:p>23 739 400 €</text:p>
          </table:table-cell>
          <table:table-cell table:style-name="ce12" table:formula="of:=financ-custoprot-custofab+[.B247]" office:value-type="currency" office:currency="EUR" office:value="24439400" calcext:value-type="currency">
            <text:p>24 439 400 €</text:p>
          </table:table-cell>
          <table:table-cell table:style-name="ce12" table:formula="of:=(qtdoses*pvpdose*7)*[.E247]+[.D246]" office:value-type="currency" office:currency="EUR" office:value="28379400" calcext:value-type="currency">
            <text:p>28 379 400 €</text:p>
          </table:table-cell>
          <table:table-cell table:style-name="ce20" office:value-type="string" calcext:value-type="string">
            <text:p>232</text:p>
          </table:table-cell>
          <table:table-cell table:number-columns-repeated="1019"/>
        </table:table-row>
        <table:table-row table:style-name="ro13">
          <table:table-cell table:style-name="ce7" table:formula="of:=[.A247]+7" office:value-type="date" office:date-value="2024-06-19" calcext:value-type="date">
            <text:p>2024-06-19</text:p>
          </table:table-cell>
          <table:table-cell table:style-name="ce12" table:formula="of:=(-cpcu)*[.E248]+[.D248]" office:value-type="currency" office:currency="EUR" office:value="23964050" calcext:value-type="currency">
            <text:p>23 964 050 €</text:p>
          </table:table-cell>
          <table:table-cell table:style-name="ce12" table:formula="of:=financ-custoprot-custofab+[.B248]" office:value-type="currency" office:currency="EUR" office:value="24664050" calcext:value-type="currency">
            <text:p>24 664 050 €</text:p>
          </table:table-cell>
          <table:table-cell table:style-name="ce12" table:formula="of:=(qtdoses*pvpdose*7)*[.E248]+[.D247]" office:value-type="currency" office:currency="EUR" office:value="28624050" calcext:value-type="currency">
            <text:p>28 624 050 €</text:p>
          </table:table-cell>
          <table:table-cell table:style-name="ce20" office:value-type="string" calcext:value-type="string">
            <text:p>233</text:p>
          </table:table-cell>
          <table:table-cell table:number-columns-repeated="1019"/>
        </table:table-row>
        <table:table-row table:style-name="ro13">
          <table:table-cell table:style-name="ce7" table:formula="of:=[.A248]+7" office:value-type="date" office:date-value="2024-06-26" calcext:value-type="date">
            <text:p>2024-06-26</text:p>
          </table:table-cell>
          <table:table-cell table:style-name="ce12" table:formula="of:=(-cpcu)*[.E249]+[.D249]" office:value-type="currency" office:currency="EUR" office:value="24189750" calcext:value-type="currency">
            <text:p>24 189 750 €</text:p>
          </table:table-cell>
          <table:table-cell table:style-name="ce12" table:formula="of:=financ-custoprot-custofab+[.B249]" office:value-type="currency" office:currency="EUR" office:value="24889750" calcext:value-type="currency">
            <text:p>24 889 750 €</text:p>
          </table:table-cell>
          <table:table-cell table:style-name="ce12" table:formula="of:=(qtdoses*pvpdose*7)*[.E249]+[.D248]" office:value-type="currency" office:currency="EUR" office:value="28869750" calcext:value-type="currency">
            <text:p>28 869 750 €</text:p>
          </table:table-cell>
          <table:table-cell table:style-name="ce20" office:value-type="string" calcext:value-type="string">
            <text:p>234</text:p>
          </table:table-cell>
          <table:table-cell table:number-columns-repeated="1019"/>
        </table:table-row>
        <table:table-row table:style-name="ro13">
          <table:table-cell table:style-name="ce7" table:formula="of:=[.A249]+7" office:value-type="date" office:date-value="2024-07-03" calcext:value-type="date">
            <text:p>2024-07-03</text:p>
          </table:table-cell>
          <table:table-cell table:style-name="ce12" table:formula="of:=(-cpcu)*[.E250]+[.D250]" office:value-type="currency" office:currency="EUR" office:value="24416500" calcext:value-type="currency">
            <text:p>24 416 500 €</text:p>
          </table:table-cell>
          <table:table-cell table:style-name="ce12" table:formula="of:=financ-custoprot-custofab+[.B250]" office:value-type="currency" office:currency="EUR" office:value="25116500" calcext:value-type="currency">
            <text:p>25 116 500 €</text:p>
          </table:table-cell>
          <table:table-cell table:style-name="ce12" table:formula="of:=(qtdoses*pvpdose*7)*[.E250]+[.D249]" office:value-type="currency" office:currency="EUR" office:value="29116500" calcext:value-type="currency">
            <text:p>29 116 500 €</text:p>
          </table:table-cell>
          <table:table-cell table:style-name="ce20" office:value-type="string" calcext:value-type="string">
            <text:p>235</text:p>
          </table:table-cell>
          <table:table-cell table:number-columns-repeated="1019"/>
        </table:table-row>
        <table:table-row table:style-name="ro13">
          <table:table-cell table:style-name="ce7" table:formula="of:=[.A250]+7" office:value-type="date" office:date-value="2024-07-10" calcext:value-type="date">
            <text:p>2024-07-10</text:p>
          </table:table-cell>
          <table:table-cell table:style-name="ce12" table:formula="of:=(-cpcu)*[.E251]+[.D251]" office:value-type="currency" office:currency="EUR" office:value="24644300" calcext:value-type="currency">
            <text:p>24 644 300 €</text:p>
          </table:table-cell>
          <table:table-cell table:style-name="ce12" table:formula="of:=financ-custoprot-custofab+[.B251]" office:value-type="currency" office:currency="EUR" office:value="25344300" calcext:value-type="currency">
            <text:p>25 344 300 €</text:p>
          </table:table-cell>
          <table:table-cell table:style-name="ce12" table:formula="of:=(qtdoses*pvpdose*7)*[.E251]+[.D250]" office:value-type="currency" office:currency="EUR" office:value="29364300" calcext:value-type="currency">
            <text:p>29 364 300 €</text:p>
          </table:table-cell>
          <table:table-cell table:style-name="ce20" office:value-type="string" calcext:value-type="string">
            <text:p>236</text:p>
          </table:table-cell>
          <table:table-cell table:number-columns-repeated="1019"/>
        </table:table-row>
        <table:table-row table:style-name="ro13">
          <table:table-cell table:style-name="ce7" table:formula="of:=[.A251]+7" office:value-type="date" office:date-value="2024-07-17" calcext:value-type="date">
            <text:p>2024-07-17</text:p>
          </table:table-cell>
          <table:table-cell table:style-name="ce12" table:formula="of:=(-cpcu)*[.E252]+[.D252]" office:value-type="currency" office:currency="EUR" office:value="24873150" calcext:value-type="currency">
            <text:p>24 873 150 €</text:p>
          </table:table-cell>
          <table:table-cell table:style-name="ce12" table:formula="of:=financ-custoprot-custofab+[.B252]" office:value-type="currency" office:currency="EUR" office:value="25573150" calcext:value-type="currency">
            <text:p>25 573 150 €</text:p>
          </table:table-cell>
          <table:table-cell table:style-name="ce12" table:formula="of:=(qtdoses*pvpdose*7)*[.E252]+[.D251]" office:value-type="currency" office:currency="EUR" office:value="29613150" calcext:value-type="currency">
            <text:p>29 613 150 €</text:p>
          </table:table-cell>
          <table:table-cell table:style-name="ce20" office:value-type="string" calcext:value-type="string">
            <text:p>237</text:p>
          </table:table-cell>
          <table:table-cell table:number-columns-repeated="1019"/>
        </table:table-row>
        <table:table-row table:style-name="ro13">
          <table:table-cell table:style-name="ce7" table:formula="of:=[.A252]+7" office:value-type="date" office:date-value="2024-07-24" calcext:value-type="date">
            <text:p>2024-07-24</text:p>
          </table:table-cell>
          <table:table-cell table:style-name="ce12" table:formula="of:=(-cpcu)*[.E253]+[.D253]" office:value-type="currency" office:currency="EUR" office:value="25103050" calcext:value-type="currency">
            <text:p>25 103 050 €</text:p>
          </table:table-cell>
          <table:table-cell table:style-name="ce12" table:formula="of:=financ-custoprot-custofab+[.B253]" office:value-type="currency" office:currency="EUR" office:value="25803050" calcext:value-type="currency">
            <text:p>25 803 050 €</text:p>
          </table:table-cell>
          <table:table-cell table:style-name="ce12" table:formula="of:=(qtdoses*pvpdose*7)*[.E253]+[.D252]" office:value-type="currency" office:currency="EUR" office:value="29863050" calcext:value-type="currency">
            <text:p>29 863 050 €</text:p>
          </table:table-cell>
          <table:table-cell table:style-name="ce20" office:value-type="string" calcext:value-type="string">
            <text:p>238</text:p>
          </table:table-cell>
          <table:table-cell table:number-columns-repeated="1019"/>
        </table:table-row>
        <table:table-row table:style-name="ro13">
          <table:table-cell table:style-name="ce7" table:formula="of:=[.A253]+7" office:value-type="date" office:date-value="2024-07-31" calcext:value-type="date">
            <text:p>2024-07-31</text:p>
          </table:table-cell>
          <table:table-cell table:style-name="ce12" table:formula="of:=(-cpcu)*[.E254]+[.D254]" office:value-type="currency" office:currency="EUR" office:value="25334000" calcext:value-type="currency">
            <text:p>25 334 000 €</text:p>
          </table:table-cell>
          <table:table-cell table:style-name="ce12" table:formula="of:=financ-custoprot-custofab+[.B254]" office:value-type="currency" office:currency="EUR" office:value="26034000" calcext:value-type="currency">
            <text:p>26 034 000 €</text:p>
          </table:table-cell>
          <table:table-cell table:style-name="ce12" table:formula="of:=(qtdoses*pvpdose*7)*[.E254]+[.D253]" office:value-type="currency" office:currency="EUR" office:value="30114000" calcext:value-type="currency">
            <text:p>30 114 000 €</text:p>
          </table:table-cell>
          <table:table-cell table:style-name="ce20" office:value-type="string" calcext:value-type="string">
            <text:p>239</text:p>
          </table:table-cell>
          <table:table-cell table:number-columns-repeated="1019"/>
        </table:table-row>
        <table:table-row table:style-name="ro13">
          <table:table-cell table:style-name="ce7" table:formula="of:=[.A254]+7" office:value-type="date" office:date-value="2024-08-07" calcext:value-type="date">
            <text:p>2024-08-07</text:p>
          </table:table-cell>
          <table:table-cell table:style-name="ce12" table:formula="of:=(-cpcu)*[.E255]+[.D255]" office:value-type="currency" office:currency="EUR" office:value="25566000" calcext:value-type="currency">
            <text:p>25 566 000 €</text:p>
          </table:table-cell>
          <table:table-cell table:style-name="ce12" table:formula="of:=financ-custoprot-custofab+[.B255]" office:value-type="currency" office:currency="EUR" office:value="26266000" calcext:value-type="currency">
            <text:p>26 266 000 €</text:p>
          </table:table-cell>
          <table:table-cell table:style-name="ce12" table:formula="of:=(qtdoses*pvpdose*7)*[.E255]+[.D254]" office:value-type="currency" office:currency="EUR" office:value="30366000" calcext:value-type="currency">
            <text:p>30 366 000 €</text:p>
          </table:table-cell>
          <table:table-cell table:style-name="ce20" office:value-type="string" calcext:value-type="string">
            <text:p>240</text:p>
          </table:table-cell>
          <table:table-cell table:number-columns-repeated="1019"/>
        </table:table-row>
        <table:table-row table:style-name="ro13">
          <table:table-cell table:style-name="ce7" table:formula="of:=[.A255]+7" office:value-type="date" office:date-value="2024-08-14" calcext:value-type="date">
            <text:p>2024-08-14</text:p>
          </table:table-cell>
          <table:table-cell table:style-name="ce12" table:formula="of:=(-cpcu)*[.E256]+[.D256]" office:value-type="currency" office:currency="EUR" office:value="25799050" calcext:value-type="currency">
            <text:p>25 799 050 €</text:p>
          </table:table-cell>
          <table:table-cell table:style-name="ce12" table:formula="of:=financ-custoprot-custofab+[.B256]" office:value-type="currency" office:currency="EUR" office:value="26499050" calcext:value-type="currency">
            <text:p>26 499 050 €</text:p>
          </table:table-cell>
          <table:table-cell table:style-name="ce12" table:formula="of:=(qtdoses*pvpdose*7)*[.E256]+[.D255]" office:value-type="currency" office:currency="EUR" office:value="30619050" calcext:value-type="currency">
            <text:p>30 619 050 €</text:p>
          </table:table-cell>
          <table:table-cell table:style-name="ce20" office:value-type="string" calcext:value-type="string">
            <text:p>241</text:p>
          </table:table-cell>
          <table:table-cell table:number-columns-repeated="1019"/>
        </table:table-row>
        <table:table-row table:style-name="ro13">
          <table:table-cell table:style-name="ce7" table:formula="of:=[.A256]+7" office:value-type="date" office:date-value="2024-08-21" calcext:value-type="date">
            <text:p>2024-08-21</text:p>
          </table:table-cell>
          <table:table-cell table:style-name="ce12" table:formula="of:=(-cpcu)*[.E257]+[.D257]" office:value-type="currency" office:currency="EUR" office:value="26033150" calcext:value-type="currency">
            <text:p>26 033 150 €</text:p>
          </table:table-cell>
          <table:table-cell table:style-name="ce12" table:formula="of:=financ-custoprot-custofab+[.B257]" office:value-type="currency" office:currency="EUR" office:value="26733150" calcext:value-type="currency">
            <text:p>26 733 150 €</text:p>
          </table:table-cell>
          <table:table-cell table:style-name="ce12" table:formula="of:=(qtdoses*pvpdose*7)*[.E257]+[.D256]" office:value-type="currency" office:currency="EUR" office:value="30873150" calcext:value-type="currency">
            <text:p>30 873 150 €</text:p>
          </table:table-cell>
          <table:table-cell table:style-name="ce20" office:value-type="string" calcext:value-type="string">
            <text:p>242</text:p>
          </table:table-cell>
          <table:table-cell table:number-columns-repeated="1019"/>
        </table:table-row>
        <table:table-row table:style-name="ro13">
          <table:table-cell table:style-name="ce7" table:formula="of:=[.A257]+7" office:value-type="date" office:date-value="2024-08-28" calcext:value-type="date">
            <text:p>2024-08-28</text:p>
          </table:table-cell>
          <table:table-cell table:style-name="ce12" table:formula="of:=(-cpcu)*[.E258]+[.D258]" office:value-type="currency" office:currency="EUR" office:value="26268300" calcext:value-type="currency">
            <text:p>26 268 300 €</text:p>
          </table:table-cell>
          <table:table-cell table:style-name="ce12" table:formula="of:=financ-custoprot-custofab+[.B258]" office:value-type="currency" office:currency="EUR" office:value="26968300" calcext:value-type="currency">
            <text:p>26 968 300 €</text:p>
          </table:table-cell>
          <table:table-cell table:style-name="ce12" table:formula="of:=(qtdoses*pvpdose*7)*[.E258]+[.D257]" office:value-type="currency" office:currency="EUR" office:value="31128300" calcext:value-type="currency">
            <text:p>31 128 300 €</text:p>
          </table:table-cell>
          <table:table-cell table:style-name="ce20" office:value-type="string" calcext:value-type="string">
            <text:p>243</text:p>
          </table:table-cell>
          <table:table-cell table:number-columns-repeated="1019"/>
        </table:table-row>
        <table:table-row table:style-name="ro13">
          <table:table-cell table:style-name="ce7" table:formula="of:=[.A258]+7" office:value-type="date" office:date-value="2024-09-04" calcext:value-type="date">
            <text:p>2024-09-04</text:p>
          </table:table-cell>
          <table:table-cell table:style-name="ce12" table:formula="of:=(-cpcu)*[.E259]+[.D259]" office:value-type="currency" office:currency="EUR" office:value="26504500" calcext:value-type="currency">
            <text:p>26 504 500 €</text:p>
          </table:table-cell>
          <table:table-cell table:style-name="ce12" table:formula="of:=financ-custoprot-custofab+[.B259]" office:value-type="currency" office:currency="EUR" office:value="27204500" calcext:value-type="currency">
            <text:p>27 204 500 €</text:p>
          </table:table-cell>
          <table:table-cell table:style-name="ce12" table:formula="of:=(qtdoses*pvpdose*7)*[.E259]+[.D258]" office:value-type="currency" office:currency="EUR" office:value="31384500" calcext:value-type="currency">
            <text:p>31 384 500 €</text:p>
          </table:table-cell>
          <table:table-cell table:style-name="ce20" office:value-type="string" calcext:value-type="string">
            <text:p>244</text:p>
          </table:table-cell>
          <table:table-cell table:number-columns-repeated="1019"/>
        </table:table-row>
        <table:table-row table:style-name="ro13">
          <table:table-cell table:style-name="ce7" table:formula="of:=[.A259]+7" office:value-type="date" office:date-value="2024-09-11" calcext:value-type="date">
            <text:p>2024-09-11</text:p>
          </table:table-cell>
          <table:table-cell table:style-name="ce12" table:formula="of:=(-cpcu)*[.E260]+[.D260]" office:value-type="currency" office:currency="EUR" office:value="26741750" calcext:value-type="currency">
            <text:p>26 741 750 €</text:p>
          </table:table-cell>
          <table:table-cell table:style-name="ce12" table:formula="of:=financ-custoprot-custofab+[.B260]" office:value-type="currency" office:currency="EUR" office:value="27441750" calcext:value-type="currency">
            <text:p>27 441 750 €</text:p>
          </table:table-cell>
          <table:table-cell table:style-name="ce12" table:formula="of:=(qtdoses*pvpdose*7)*[.E260]+[.D259]" office:value-type="currency" office:currency="EUR" office:value="31641750" calcext:value-type="currency">
            <text:p>31 641 750 €</text:p>
          </table:table-cell>
          <table:table-cell table:style-name="ce20" office:value-type="string" calcext:value-type="string">
            <text:p>245</text:p>
          </table:table-cell>
          <table:table-cell table:number-columns-repeated="1019"/>
        </table:table-row>
        <table:table-row table:style-name="ro13">
          <table:table-cell table:style-name="ce7" table:formula="of:=[.A260]+7" office:value-type="date" office:date-value="2024-09-18" calcext:value-type="date">
            <text:p>2024-09-18</text:p>
          </table:table-cell>
          <table:table-cell table:style-name="ce12" table:formula="of:=(-cpcu)*[.E261]+[.D261]" office:value-type="currency" office:currency="EUR" office:value="26980050" calcext:value-type="currency">
            <text:p>26 980 050 €</text:p>
          </table:table-cell>
          <table:table-cell table:style-name="ce12" table:formula="of:=financ-custoprot-custofab+[.B261]" office:value-type="currency" office:currency="EUR" office:value="27680050" calcext:value-type="currency">
            <text:p>27 680 050 €</text:p>
          </table:table-cell>
          <table:table-cell table:style-name="ce12" table:formula="of:=(qtdoses*pvpdose*7)*[.E261]+[.D260]" office:value-type="currency" office:currency="EUR" office:value="31900050" calcext:value-type="currency">
            <text:p>31 900 050 €</text:p>
          </table:table-cell>
          <table:table-cell table:style-name="ce20" office:value-type="string" calcext:value-type="string">
            <text:p>246</text:p>
          </table:table-cell>
          <table:table-cell table:number-columns-repeated="1019"/>
        </table:table-row>
        <table:table-row table:style-name="ro13">
          <table:table-cell table:style-name="ce7" table:formula="of:=[.A261]+7" office:value-type="date" office:date-value="2024-09-25" calcext:value-type="date">
            <text:p>2024-09-25</text:p>
          </table:table-cell>
          <table:table-cell table:style-name="ce12" table:formula="of:=(-cpcu)*[.E262]+[.D262]" office:value-type="currency" office:currency="EUR" office:value="27219400" calcext:value-type="currency">
            <text:p>27 219 400 €</text:p>
          </table:table-cell>
          <table:table-cell table:style-name="ce12" table:formula="of:=financ-custoprot-custofab+[.B262]" office:value-type="currency" office:currency="EUR" office:value="27919400" calcext:value-type="currency">
            <text:p>27 919 400 €</text:p>
          </table:table-cell>
          <table:table-cell table:style-name="ce12" table:formula="of:=(qtdoses*pvpdose*7)*[.E262]+[.D261]" office:value-type="currency" office:currency="EUR" office:value="32159400" calcext:value-type="currency">
            <text:p>32 159 400 €</text:p>
          </table:table-cell>
          <table:table-cell table:style-name="ce20" office:value-type="string" calcext:value-type="string">
            <text:p>247</text:p>
          </table:table-cell>
          <table:table-cell table:number-columns-repeated="1019"/>
        </table:table-row>
        <table:table-row table:style-name="ro13">
          <table:table-cell table:style-name="ce7" table:formula="of:=[.A262]+7" office:value-type="date" office:date-value="2024-10-02" calcext:value-type="date">
            <text:p>2024-10-02</text:p>
          </table:table-cell>
          <table:table-cell table:style-name="ce12" table:formula="of:=(-cpcu)*[.E263]+[.D263]" office:value-type="currency" office:currency="EUR" office:value="27459800" calcext:value-type="currency">
            <text:p>27 459 800 €</text:p>
          </table:table-cell>
          <table:table-cell table:style-name="ce12" table:formula="of:=financ-custoprot-custofab+[.B263]" office:value-type="currency" office:currency="EUR" office:value="28159800" calcext:value-type="currency">
            <text:p>28 159 800 €</text:p>
          </table:table-cell>
          <table:table-cell table:style-name="ce12" table:formula="of:=(qtdoses*pvpdose*7)*[.E263]+[.D262]" office:value-type="currency" office:currency="EUR" office:value="32419800" calcext:value-type="currency">
            <text:p>32 419 800 €</text:p>
          </table:table-cell>
          <table:table-cell table:style-name="ce20" office:value-type="string" calcext:value-type="string">
            <text:p>248</text:p>
          </table:table-cell>
          <table:table-cell table:number-columns-repeated="1019"/>
        </table:table-row>
        <table:table-row table:style-name="ro13">
          <table:table-cell table:style-name="ce7" table:formula="of:=[.A263]+7" office:value-type="date" office:date-value="2024-10-09" calcext:value-type="date">
            <text:p>2024-10-09</text:p>
          </table:table-cell>
          <table:table-cell table:style-name="ce12" table:formula="of:=(-cpcu)*[.E264]+[.D264]" office:value-type="currency" office:currency="EUR" office:value="27701250" calcext:value-type="currency">
            <text:p>27 701 250 €</text:p>
          </table:table-cell>
          <table:table-cell table:style-name="ce12" table:formula="of:=financ-custoprot-custofab+[.B264]" office:value-type="currency" office:currency="EUR" office:value="28401250" calcext:value-type="currency">
            <text:p>28 401 250 €</text:p>
          </table:table-cell>
          <table:table-cell table:style-name="ce12" table:formula="of:=(qtdoses*pvpdose*7)*[.E264]+[.D263]" office:value-type="currency" office:currency="EUR" office:value="32681250" calcext:value-type="currency">
            <text:p>32 681 250 €</text:p>
          </table:table-cell>
          <table:table-cell table:style-name="ce20" office:value-type="string" calcext:value-type="string">
            <text:p>249</text:p>
          </table:table-cell>
          <table:table-cell table:number-columns-repeated="1019"/>
        </table:table-row>
        <table:table-row table:style-name="ro13">
          <table:table-cell table:style-name="ce7" table:formula="of:=[.A264]+7" office:value-type="date" office:date-value="2024-10-16" calcext:value-type="date">
            <text:p>2024-10-16</text:p>
          </table:table-cell>
          <table:table-cell table:style-name="ce12" table:formula="of:=(-cpcu)*[.E265]+[.D265]" office:value-type="currency" office:currency="EUR" office:value="27943750" calcext:value-type="currency">
            <text:p>27 943 750 €</text:p>
          </table:table-cell>
          <table:table-cell table:style-name="ce12" table:formula="of:=financ-custoprot-custofab+[.B265]" office:value-type="currency" office:currency="EUR" office:value="28643750" calcext:value-type="currency">
            <text:p>28 643 750 €</text:p>
          </table:table-cell>
          <table:table-cell table:style-name="ce12" table:formula="of:=(qtdoses*pvpdose*7)*[.E265]+[.D264]" office:value-type="currency" office:currency="EUR" office:value="32943750" calcext:value-type="currency">
            <text:p>32 943 750 €</text:p>
          </table:table-cell>
          <table:table-cell table:style-name="ce20" office:value-type="string" calcext:value-type="string">
            <text:p>250</text:p>
          </table:table-cell>
          <table:table-cell table:number-columns-repeated="1019"/>
        </table:table-row>
        <table:table-row table:style-name="ro13">
          <table:table-cell table:style-name="ce7" table:formula="of:=[.A265]+7" office:value-type="date" office:date-value="2024-10-23" calcext:value-type="date">
            <text:p>2024-10-23</text:p>
          </table:table-cell>
          <table:table-cell table:style-name="ce12" table:formula="of:=(-cpcu)*[.E266]+[.D266]" office:value-type="currency" office:currency="EUR" office:value="28187300" calcext:value-type="currency">
            <text:p>28 187 300 €</text:p>
          </table:table-cell>
          <table:table-cell table:style-name="ce12" table:formula="of:=financ-custoprot-custofab+[.B266]" office:value-type="currency" office:currency="EUR" office:value="28887300" calcext:value-type="currency">
            <text:p>28 887 300 €</text:p>
          </table:table-cell>
          <table:table-cell table:style-name="ce12" table:formula="of:=(qtdoses*pvpdose*7)*[.E266]+[.D265]" office:value-type="currency" office:currency="EUR" office:value="33207300" calcext:value-type="currency">
            <text:p>33 207 300 €</text:p>
          </table:table-cell>
          <table:table-cell table:style-name="ce20" office:value-type="string" calcext:value-type="string">
            <text:p>251</text:p>
          </table:table-cell>
          <table:table-cell table:number-columns-repeated="1019"/>
        </table:table-row>
        <table:table-row table:style-name="ro13">
          <table:table-cell table:style-name="ce7" table:formula="of:=[.A266]+7" office:value-type="date" office:date-value="2024-10-30" calcext:value-type="date">
            <text:p>2024-10-30</text:p>
          </table:table-cell>
          <table:table-cell table:style-name="ce12" table:formula="of:=(-cpcu)*[.E267]+[.D267]" office:value-type="currency" office:currency="EUR" office:value="28431900" calcext:value-type="currency">
            <text:p>28 431 900 €</text:p>
          </table:table-cell>
          <table:table-cell table:style-name="ce12" table:formula="of:=financ-custoprot-custofab+[.B267]" office:value-type="currency" office:currency="EUR" office:value="29131900" calcext:value-type="currency">
            <text:p>29 131 900 €</text:p>
          </table:table-cell>
          <table:table-cell table:style-name="ce12" table:formula="of:=(qtdoses*pvpdose*7)*[.E267]+[.D266]" office:value-type="currency" office:currency="EUR" office:value="33471900" calcext:value-type="currency">
            <text:p>33 471 900 €</text:p>
          </table:table-cell>
          <table:table-cell table:style-name="ce20" office:value-type="string" calcext:value-type="string">
            <text:p>252</text:p>
          </table:table-cell>
          <table:table-cell table:number-columns-repeated="1019"/>
        </table:table-row>
        <table:table-row table:style-name="ro13">
          <table:table-cell table:style-name="ce7" table:formula="of:=[.A267]+7" office:value-type="date" office:date-value="2024-11-06" calcext:value-type="date">
            <text:p>2024-11-06</text:p>
          </table:table-cell>
          <table:table-cell table:style-name="ce12" table:formula="of:=(-cpcu)*[.E268]+[.D268]" office:value-type="currency" office:currency="EUR" office:value="28677550" calcext:value-type="currency">
            <text:p>28 677 550 €</text:p>
          </table:table-cell>
          <table:table-cell table:style-name="ce12" table:formula="of:=financ-custoprot-custofab+[.B268]" office:value-type="currency" office:currency="EUR" office:value="29377550" calcext:value-type="currency">
            <text:p>29 377 550 €</text:p>
          </table:table-cell>
          <table:table-cell table:style-name="ce12" table:formula="of:=(qtdoses*pvpdose*7)*[.E268]+[.D267]" office:value-type="currency" office:currency="EUR" office:value="33737550" calcext:value-type="currency">
            <text:p>33 737 550 €</text:p>
          </table:table-cell>
          <table:table-cell table:style-name="ce20" office:value-type="string" calcext:value-type="string">
            <text:p>253</text:p>
          </table:table-cell>
          <table:table-cell table:number-columns-repeated="1019"/>
        </table:table-row>
        <table:table-row table:style-name="ro13">
          <table:table-cell table:style-name="ce7" table:formula="of:=[.A268]+7" office:value-type="date" office:date-value="2024-11-13" calcext:value-type="date">
            <text:p>2024-11-13</text:p>
          </table:table-cell>
          <table:table-cell table:style-name="ce12" table:formula="of:=(-cpcu)*[.E269]+[.D269]" office:value-type="currency" office:currency="EUR" office:value="28924250" calcext:value-type="currency">
            <text:p>28 924 250 €</text:p>
          </table:table-cell>
          <table:table-cell table:style-name="ce12" table:formula="of:=financ-custoprot-custofab+[.B269]" office:value-type="currency" office:currency="EUR" office:value="29624250" calcext:value-type="currency">
            <text:p>29 624 250 €</text:p>
          </table:table-cell>
          <table:table-cell table:style-name="ce12" table:formula="of:=(qtdoses*pvpdose*7)*[.E269]+[.D268]" office:value-type="currency" office:currency="EUR" office:value="34004250" calcext:value-type="currency">
            <text:p>34 004 250 €</text:p>
          </table:table-cell>
          <table:table-cell table:style-name="ce20" office:value-type="string" calcext:value-type="string">
            <text:p>254</text:p>
          </table:table-cell>
          <table:table-cell table:number-columns-repeated="1019"/>
        </table:table-row>
        <table:table-row table:style-name="ro13">
          <table:table-cell table:style-name="ce7" table:formula="of:=[.A269]+7" office:value-type="date" office:date-value="2024-11-20" calcext:value-type="date">
            <text:p>2024-11-20</text:p>
          </table:table-cell>
          <table:table-cell table:style-name="ce12" table:formula="of:=(-cpcu)*[.E270]+[.D270]" office:value-type="currency" office:currency="EUR" office:value="29172000" calcext:value-type="currency">
            <text:p>29 172 000 €</text:p>
          </table:table-cell>
          <table:table-cell table:style-name="ce12" table:formula="of:=financ-custoprot-custofab+[.B270]" office:value-type="currency" office:currency="EUR" office:value="29872000" calcext:value-type="currency">
            <text:p>29 872 000 €</text:p>
          </table:table-cell>
          <table:table-cell table:style-name="ce12" table:formula="of:=(qtdoses*pvpdose*7)*[.E270]+[.D269]" office:value-type="currency" office:currency="EUR" office:value="34272000" calcext:value-type="currency">
            <text:p>34 272 000 €</text:p>
          </table:table-cell>
          <table:table-cell table:style-name="ce20" office:value-type="string" calcext:value-type="string">
            <text:p>255</text:p>
          </table:table-cell>
          <table:table-cell table:number-columns-repeated="1019"/>
        </table:table-row>
        <table:table-row table:style-name="ro13">
          <table:table-cell table:style-name="ce7" table:formula="of:=[.A270]+7" office:value-type="date" office:date-value="2024-11-27" calcext:value-type="date">
            <text:p>2024-11-27</text:p>
          </table:table-cell>
          <table:table-cell table:style-name="ce12" table:formula="of:=(-cpcu)*[.E271]+[.D271]" office:value-type="currency" office:currency="EUR" office:value="29420800" calcext:value-type="currency">
            <text:p>29 420 800 €</text:p>
          </table:table-cell>
          <table:table-cell table:style-name="ce12" table:formula="of:=financ-custoprot-custofab+[.B271]" office:value-type="currency" office:currency="EUR" office:value="30120800" calcext:value-type="currency">
            <text:p>30 120 800 €</text:p>
          </table:table-cell>
          <table:table-cell table:style-name="ce12" table:formula="of:=(qtdoses*pvpdose*7)*[.E271]+[.D270]" office:value-type="currency" office:currency="EUR" office:value="34540800" calcext:value-type="currency">
            <text:p>34 540 800 €</text:p>
          </table:table-cell>
          <table:table-cell table:style-name="ce20" office:value-type="string" calcext:value-type="string">
            <text:p>256</text:p>
          </table:table-cell>
          <table:table-cell table:number-columns-repeated="1019"/>
        </table:table-row>
        <table:table-row table:style-name="ro13">
          <table:table-cell table:style-name="ce7" table:formula="of:=[.A271]+7" office:value-type="date" office:date-value="2024-12-04" calcext:value-type="date">
            <text:p>2024-12-04</text:p>
          </table:table-cell>
          <table:table-cell table:style-name="ce12" table:formula="of:=(-cpcu)*[.E272]+[.D272]" office:value-type="currency" office:currency="EUR" office:value="29670650" calcext:value-type="currency">
            <text:p>29 670 650 €</text:p>
          </table:table-cell>
          <table:table-cell table:style-name="ce12" table:formula="of:=financ-custoprot-custofab+[.B272]" office:value-type="currency" office:currency="EUR" office:value="30370650" calcext:value-type="currency">
            <text:p>30 370 650 €</text:p>
          </table:table-cell>
          <table:table-cell table:style-name="ce12" table:formula="of:=(qtdoses*pvpdose*7)*[.E272]+[.D271]" office:value-type="currency" office:currency="EUR" office:value="34810650" calcext:value-type="currency">
            <text:p>34 810 650 €</text:p>
          </table:table-cell>
          <table:table-cell table:style-name="ce20" office:value-type="string" calcext:value-type="string">
            <text:p>257</text:p>
          </table:table-cell>
          <table:table-cell table:number-columns-repeated="1019"/>
        </table:table-row>
        <table:table-row table:style-name="ro13">
          <table:table-cell table:style-name="ce7" table:formula="of:=[.A272]+7" office:value-type="date" office:date-value="2024-12-11" calcext:value-type="date">
            <text:p>2024-12-11</text:p>
          </table:table-cell>
          <table:table-cell table:style-name="ce12" table:formula="of:=(-cpcu)*[.E273]+[.D273]" office:value-type="currency" office:currency="EUR" office:value="29921550" calcext:value-type="currency">
            <text:p>29 921 550 €</text:p>
          </table:table-cell>
          <table:table-cell table:style-name="ce12" table:formula="of:=financ-custoprot-custofab+[.B273]" office:value-type="currency" office:currency="EUR" office:value="30621550" calcext:value-type="currency">
            <text:p>30 621 550 €</text:p>
          </table:table-cell>
          <table:table-cell table:style-name="ce12" table:formula="of:=(qtdoses*pvpdose*7)*[.E273]+[.D272]" office:value-type="currency" office:currency="EUR" office:value="35081550" calcext:value-type="currency">
            <text:p>35 081 550 €</text:p>
          </table:table-cell>
          <table:table-cell table:style-name="ce20" office:value-type="string" calcext:value-type="string">
            <text:p>258</text:p>
          </table:table-cell>
          <table:table-cell table:number-columns-repeated="1019"/>
        </table:table-row>
        <table:table-row table:style-name="ro13">
          <table:table-cell table:style-name="ce7" table:formula="of:=[.A273]+7" office:value-type="date" office:date-value="2024-12-18" calcext:value-type="date">
            <text:p>2024-12-18</text:p>
          </table:table-cell>
          <table:table-cell table:style-name="ce12" table:formula="of:=(-cpcu)*[.E274]+[.D274]" office:value-type="currency" office:currency="EUR" office:value="30173500" calcext:value-type="currency">
            <text:p>30 173 500 €</text:p>
          </table:table-cell>
          <table:table-cell table:style-name="ce12" table:formula="of:=financ-custoprot-custofab+[.B274]" office:value-type="currency" office:currency="EUR" office:value="30873500" calcext:value-type="currency">
            <text:p>30 873 500 €</text:p>
          </table:table-cell>
          <table:table-cell table:style-name="ce12" table:formula="of:=(qtdoses*pvpdose*7)*[.E274]+[.D273]" office:value-type="currency" office:currency="EUR" office:value="35353500" calcext:value-type="currency">
            <text:p>35 353 500 €</text:p>
          </table:table-cell>
          <table:table-cell table:style-name="ce20" office:value-type="string" calcext:value-type="string">
            <text:p>259</text:p>
          </table:table-cell>
          <table:table-cell table:number-columns-repeated="1019"/>
        </table:table-row>
        <table:table-row table:style-name="ro13">
          <table:table-cell table:style-name="ce7" table:formula="of:=[.A274]+7" office:value-type="date" office:date-value="2024-12-25" calcext:value-type="date">
            <text:p>2024-12-25</text:p>
          </table:table-cell>
          <table:table-cell table:style-name="ce12" table:formula="of:=(-cpcu)*[.E275]+[.D275]" office:value-type="currency" office:currency="EUR" office:value="30426500" calcext:value-type="currency">
            <text:p>30 426 500 €</text:p>
          </table:table-cell>
          <table:table-cell table:style-name="ce12" table:formula="of:=financ-custoprot-custofab+[.B275]" office:value-type="currency" office:currency="EUR" office:value="31126500" calcext:value-type="currency">
            <text:p>31 126 500 €</text:p>
          </table:table-cell>
          <table:table-cell table:style-name="ce12" table:formula="of:=(qtdoses*pvpdose*7)*[.E275]+[.D274]" office:value-type="currency" office:currency="EUR" office:value="35626500" calcext:value-type="currency">
            <text:p>35 626 500 €</text:p>
          </table:table-cell>
          <table:table-cell table:style-name="ce20" office:value-type="string" calcext:value-type="string">
            <text:p>260</text:p>
          </table:table-cell>
          <table:table-cell table:number-columns-repeated="1019"/>
        </table:table-row>
        <table:table-row table:style-name="ro13">
          <table:table-cell table:style-name="ce7" table:formula="of:=[.A275]+7" office:value-type="date" office:date-value="2025-01-01" calcext:value-type="date">
            <text:p>2025-01-01</text:p>
          </table:table-cell>
          <table:table-cell table:style-name="ce12" table:formula="of:=(-cpcu)*[.E276]+[.D276]" office:value-type="currency" office:currency="EUR" office:value="30680550" calcext:value-type="currency">
            <text:p>30 680 550 €</text:p>
          </table:table-cell>
          <table:table-cell table:style-name="ce12" table:formula="of:=financ-custoprot-custofab+[.B276]" office:value-type="currency" office:currency="EUR" office:value="31380550" calcext:value-type="currency">
            <text:p>31 380 550 €</text:p>
          </table:table-cell>
          <table:table-cell table:style-name="ce12" table:formula="of:=(qtdoses*pvpdose*7)*[.E276]+[.D275]" office:value-type="currency" office:currency="EUR" office:value="35900550" calcext:value-type="currency">
            <text:p>35 900 550 €</text:p>
          </table:table-cell>
          <table:table-cell table:style-name="ce20" office:value-type="string" calcext:value-type="string">
            <text:p>261</text:p>
          </table:table-cell>
          <table:table-cell table:number-columns-repeated="1019"/>
        </table:table-row>
        <table:table-row table:style-name="ro13">
          <table:table-cell table:style-name="ce7" table:formula="of:=[.A276]+7" office:value-type="date" office:date-value="2025-01-08" calcext:value-type="date">
            <text:p>2025-01-08</text:p>
          </table:table-cell>
          <table:table-cell table:style-name="ce12" table:formula="of:=(-cpcu)*[.E277]+[.D277]" office:value-type="currency" office:currency="EUR" office:value="30935650" calcext:value-type="currency">
            <text:p>30 935 650 €</text:p>
          </table:table-cell>
          <table:table-cell table:style-name="ce12" table:formula="of:=financ-custoprot-custofab+[.B277]" office:value-type="currency" office:currency="EUR" office:value="31635650" calcext:value-type="currency">
            <text:p>31 635 650 €</text:p>
          </table:table-cell>
          <table:table-cell table:style-name="ce12" table:formula="of:=(qtdoses*pvpdose*7)*[.E277]+[.D276]" office:value-type="currency" office:currency="EUR" office:value="36175650" calcext:value-type="currency">
            <text:p>36 175 650 €</text:p>
          </table:table-cell>
          <table:table-cell table:style-name="ce20" office:value-type="string" calcext:value-type="string">
            <text:p>262</text:p>
          </table:table-cell>
          <table:table-cell table:number-columns-repeated="1019"/>
        </table:table-row>
        <table:table-row table:style-name="ro13">
          <table:table-cell table:style-name="ce7" table:formula="of:=[.A277]+7" office:value-type="date" office:date-value="2025-01-15" calcext:value-type="date">
            <text:p>2025-01-15</text:p>
          </table:table-cell>
          <table:table-cell table:style-name="ce12" table:formula="of:=(-cpcu)*[.E278]+[.D278]" office:value-type="currency" office:currency="EUR" office:value="31191800" calcext:value-type="currency">
            <text:p>31 191 800 €</text:p>
          </table:table-cell>
          <table:table-cell table:style-name="ce12" table:formula="of:=financ-custoprot-custofab+[.B278]" office:value-type="currency" office:currency="EUR" office:value="31891800" calcext:value-type="currency">
            <text:p>31 891 800 €</text:p>
          </table:table-cell>
          <table:table-cell table:style-name="ce12" table:formula="of:=(qtdoses*pvpdose*7)*[.E278]+[.D277]" office:value-type="currency" office:currency="EUR" office:value="36451800" calcext:value-type="currency">
            <text:p>36 451 800 €</text:p>
          </table:table-cell>
          <table:table-cell table:style-name="ce20" office:value-type="string" calcext:value-type="string">
            <text:p>263</text:p>
          </table:table-cell>
          <table:table-cell table:number-columns-repeated="1019"/>
        </table:table-row>
        <table:table-row table:style-name="ro13">
          <table:table-cell table:style-name="ce7" table:formula="of:=[.A278]+7" office:value-type="date" office:date-value="2025-01-22" calcext:value-type="date">
            <text:p>2025-01-22</text:p>
          </table:table-cell>
          <table:table-cell table:style-name="ce12" table:formula="of:=(-cpcu)*[.E279]+[.D279]" office:value-type="currency" office:currency="EUR" office:value="31449000" calcext:value-type="currency">
            <text:p>31 449 000 €</text:p>
          </table:table-cell>
          <table:table-cell table:style-name="ce12" table:formula="of:=financ-custoprot-custofab+[.B279]" office:value-type="currency" office:currency="EUR" office:value="32149000" calcext:value-type="currency">
            <text:p>32 149 000 €</text:p>
          </table:table-cell>
          <table:table-cell table:style-name="ce12" table:formula="of:=(qtdoses*pvpdose*7)*[.E279]+[.D278]" office:value-type="currency" office:currency="EUR" office:value="36729000" calcext:value-type="currency">
            <text:p>36 729 000 €</text:p>
          </table:table-cell>
          <table:table-cell table:style-name="ce20" office:value-type="string" calcext:value-type="string">
            <text:p>264</text:p>
          </table:table-cell>
          <table:table-cell table:number-columns-repeated="1019"/>
        </table:table-row>
        <table:table-row table:style-name="ro13">
          <table:table-cell table:style-name="ce7" table:formula="of:=[.A279]+7" office:value-type="date" office:date-value="2025-01-29" calcext:value-type="date">
            <text:p>2025-01-29</text:p>
          </table:table-cell>
          <table:table-cell table:style-name="ce12" table:formula="of:=(-cpcu)*[.E280]+[.D280]" office:value-type="currency" office:currency="EUR" office:value="31707250" calcext:value-type="currency">
            <text:p>31 707 250 €</text:p>
          </table:table-cell>
          <table:table-cell table:style-name="ce12" table:formula="of:=financ-custoprot-custofab+[.B280]" office:value-type="currency" office:currency="EUR" office:value="32407250" calcext:value-type="currency">
            <text:p>32 407 250 €</text:p>
          </table:table-cell>
          <table:table-cell table:style-name="ce12" table:formula="of:=(qtdoses*pvpdose*7)*[.E280]+[.D279]" office:value-type="currency" office:currency="EUR" office:value="37007250" calcext:value-type="currency">
            <text:p>37 007 250 €</text:p>
          </table:table-cell>
          <table:table-cell table:style-name="ce20" office:value-type="string" calcext:value-type="string">
            <text:p>265</text:p>
          </table:table-cell>
          <table:table-cell table:number-columns-repeated="1019"/>
        </table:table-row>
        <table:table-row table:style-name="ro13">
          <table:table-cell table:style-name="ce7" table:formula="of:=[.A280]+7" office:value-type="date" office:date-value="2025-02-05" calcext:value-type="date">
            <text:p>2025-02-05</text:p>
          </table:table-cell>
          <table:table-cell table:style-name="ce12" table:formula="of:=(-cpcu)*[.E281]+[.D281]" office:value-type="currency" office:currency="EUR" office:value="31966550" calcext:value-type="currency">
            <text:p>31 966 550 €</text:p>
          </table:table-cell>
          <table:table-cell table:style-name="ce12" table:formula="of:=financ-custoprot-custofab+[.B281]" office:value-type="currency" office:currency="EUR" office:value="32666550" calcext:value-type="currency">
            <text:p>32 666 550 €</text:p>
          </table:table-cell>
          <table:table-cell table:style-name="ce12" table:formula="of:=(qtdoses*pvpdose*7)*[.E281]+[.D280]" office:value-type="currency" office:currency="EUR" office:value="37286550" calcext:value-type="currency">
            <text:p>37 286 550 €</text:p>
          </table:table-cell>
          <table:table-cell table:style-name="ce20" office:value-type="string" calcext:value-type="string">
            <text:p>266</text:p>
          </table:table-cell>
          <table:table-cell table:number-columns-repeated="1019"/>
        </table:table-row>
        <table:table-row table:style-name="ro13">
          <table:table-cell table:style-name="ce7" table:formula="of:=[.A281]+7" office:value-type="date" office:date-value="2025-02-12" calcext:value-type="date">
            <text:p>2025-02-12</text:p>
          </table:table-cell>
          <table:table-cell table:style-name="ce12" table:formula="of:=(-cpcu)*[.E282]+[.D282]" office:value-type="currency" office:currency="EUR" office:value="32226900" calcext:value-type="currency">
            <text:p>32 226 900 €</text:p>
          </table:table-cell>
          <table:table-cell table:style-name="ce12" table:formula="of:=financ-custoprot-custofab+[.B282]" office:value-type="currency" office:currency="EUR" office:value="32926900" calcext:value-type="currency">
            <text:p>32 926 900 €</text:p>
          </table:table-cell>
          <table:table-cell table:style-name="ce12" table:formula="of:=(qtdoses*pvpdose*7)*[.E282]+[.D281]" office:value-type="currency" office:currency="EUR" office:value="37566900" calcext:value-type="currency">
            <text:p>37 566 900 €</text:p>
          </table:table-cell>
          <table:table-cell table:style-name="ce20" office:value-type="string" calcext:value-type="string">
            <text:p>267</text:p>
          </table:table-cell>
          <table:table-cell table:number-columns-repeated="1019"/>
        </table:table-row>
        <table:table-row table:style-name="ro13">
          <table:table-cell table:style-name="ce7" table:formula="of:=[.A282]+7" office:value-type="date" office:date-value="2025-02-19" calcext:value-type="date">
            <text:p>2025-02-19</text:p>
          </table:table-cell>
          <table:table-cell table:style-name="ce12" table:formula="of:=(-cpcu)*[.E283]+[.D283]" office:value-type="currency" office:currency="EUR" office:value="32488300" calcext:value-type="currency">
            <text:p>32 488 300 €</text:p>
          </table:table-cell>
          <table:table-cell table:style-name="ce12" table:formula="of:=financ-custoprot-custofab+[.B283]" office:value-type="currency" office:currency="EUR" office:value="33188300" calcext:value-type="currency">
            <text:p>33 188 300 €</text:p>
          </table:table-cell>
          <table:table-cell table:style-name="ce12" table:formula="of:=(qtdoses*pvpdose*7)*[.E283]+[.D282]" office:value-type="currency" office:currency="EUR" office:value="37848300" calcext:value-type="currency">
            <text:p>37 848 300 €</text:p>
          </table:table-cell>
          <table:table-cell table:style-name="ce20" office:value-type="string" calcext:value-type="string">
            <text:p>268</text:p>
          </table:table-cell>
          <table:table-cell table:number-columns-repeated="1019"/>
        </table:table-row>
        <table:table-row table:style-name="ro13">
          <table:table-cell table:style-name="ce7" table:formula="of:=[.A283]+7" office:value-type="date" office:date-value="2025-02-26" calcext:value-type="date">
            <text:p>2025-02-26</text:p>
          </table:table-cell>
          <table:table-cell table:style-name="ce12" table:formula="of:=(-cpcu)*[.E284]+[.D284]" office:value-type="currency" office:currency="EUR" office:value="32750750" calcext:value-type="currency">
            <text:p>32 750 750 €</text:p>
          </table:table-cell>
          <table:table-cell table:style-name="ce12" table:formula="of:=financ-custoprot-custofab+[.B284]" office:value-type="currency" office:currency="EUR" office:value="33450750" calcext:value-type="currency">
            <text:p>33 450 750 €</text:p>
          </table:table-cell>
          <table:table-cell table:style-name="ce12" table:formula="of:=(qtdoses*pvpdose*7)*[.E284]+[.D283]" office:value-type="currency" office:currency="EUR" office:value="38130750" calcext:value-type="currency">
            <text:p>38 130 750 €</text:p>
          </table:table-cell>
          <table:table-cell table:style-name="ce20" office:value-type="string" calcext:value-type="string">
            <text:p>269</text:p>
          </table:table-cell>
          <table:table-cell table:number-columns-repeated="1019"/>
        </table:table-row>
        <table:table-row table:style-name="ro13">
          <table:table-cell table:style-name="ce7" table:formula="of:=[.A284]+7" office:value-type="date" office:date-value="2025-03-05" calcext:value-type="date">
            <text:p>2025-03-05</text:p>
          </table:table-cell>
          <table:table-cell table:style-name="ce12" table:formula="of:=(-cpcu)*[.E285]+[.D285]" office:value-type="currency" office:currency="EUR" office:value="33014250" calcext:value-type="currency">
            <text:p>33 014 250 €</text:p>
          </table:table-cell>
          <table:table-cell table:style-name="ce12" table:formula="of:=financ-custoprot-custofab+[.B285]" office:value-type="currency" office:currency="EUR" office:value="33714250" calcext:value-type="currency">
            <text:p>33 714 250 €</text:p>
          </table:table-cell>
          <table:table-cell table:style-name="ce12" table:formula="of:=(qtdoses*pvpdose*7)*[.E285]+[.D284]" office:value-type="currency" office:currency="EUR" office:value="38414250" calcext:value-type="currency">
            <text:p>38 414 250 €</text:p>
          </table:table-cell>
          <table:table-cell table:style-name="ce20" office:value-type="string" calcext:value-type="string">
            <text:p>270</text:p>
          </table:table-cell>
          <table:table-cell table:number-columns-repeated="1019"/>
        </table:table-row>
        <table:table-row table:style-name="ro13">
          <table:table-cell table:style-name="ce7" table:formula="of:=[.A285]+7" office:value-type="date" office:date-value="2025-03-12" calcext:value-type="date">
            <text:p>2025-03-12</text:p>
          </table:table-cell>
          <table:table-cell table:style-name="ce12" table:formula="of:=(-cpcu)*[.E286]+[.D286]" office:value-type="currency" office:currency="EUR" office:value="33278800" calcext:value-type="currency">
            <text:p>33 278 800 €</text:p>
          </table:table-cell>
          <table:table-cell table:style-name="ce12" table:formula="of:=financ-custoprot-custofab+[.B286]" office:value-type="currency" office:currency="EUR" office:value="33978800" calcext:value-type="currency">
            <text:p>33 978 800 €</text:p>
          </table:table-cell>
          <table:table-cell table:style-name="ce12" table:formula="of:=(qtdoses*pvpdose*7)*[.E286]+[.D285]" office:value-type="currency" office:currency="EUR" office:value="38698800" calcext:value-type="currency">
            <text:p>38 698 800 €</text:p>
          </table:table-cell>
          <table:table-cell table:style-name="ce20" office:value-type="string" calcext:value-type="string">
            <text:p>271</text:p>
          </table:table-cell>
          <table:table-cell table:number-columns-repeated="1019"/>
        </table:table-row>
        <table:table-row table:style-name="ro13">
          <table:table-cell table:style-name="ce7" table:formula="of:=[.A286]+7" office:value-type="date" office:date-value="2025-03-19" calcext:value-type="date">
            <text:p>2025-03-19</text:p>
          </table:table-cell>
          <table:table-cell table:style-name="ce12" table:formula="of:=(-cpcu)*[.E287]+[.D287]" office:value-type="currency" office:currency="EUR" office:value="33544400" calcext:value-type="currency">
            <text:p>33 544 400 €</text:p>
          </table:table-cell>
          <table:table-cell table:style-name="ce12" table:formula="of:=financ-custoprot-custofab+[.B287]" office:value-type="currency" office:currency="EUR" office:value="34244400" calcext:value-type="currency">
            <text:p>34 244 400 €</text:p>
          </table:table-cell>
          <table:table-cell table:style-name="ce12" table:formula="of:=(qtdoses*pvpdose*7)*[.E287]+[.D286]" office:value-type="currency" office:currency="EUR" office:value="38984400" calcext:value-type="currency">
            <text:p>38 984 400 €</text:p>
          </table:table-cell>
          <table:table-cell table:style-name="ce20" office:value-type="string" calcext:value-type="string">
            <text:p>272</text:p>
          </table:table-cell>
          <table:table-cell table:number-columns-repeated="1019"/>
        </table:table-row>
        <table:table-row table:style-name="ro13">
          <table:table-cell table:style-name="ce7" table:formula="of:=[.A287]+7" office:value-type="date" office:date-value="2025-03-26" calcext:value-type="date">
            <text:p>2025-03-26</text:p>
          </table:table-cell>
          <table:table-cell table:style-name="ce12" table:formula="of:=(-cpcu)*[.E288]+[.D288]" office:value-type="currency" office:currency="EUR" office:value="33811050" calcext:value-type="currency">
            <text:p>33 811 050 €</text:p>
          </table:table-cell>
          <table:table-cell table:style-name="ce12" table:formula="of:=financ-custoprot-custofab+[.B288]" office:value-type="currency" office:currency="EUR" office:value="34511050" calcext:value-type="currency">
            <text:p>34 511 050 €</text:p>
          </table:table-cell>
          <table:table-cell table:style-name="ce12" table:formula="of:=(qtdoses*pvpdose*7)*[.E288]+[.D287]" office:value-type="currency" office:currency="EUR" office:value="39271050" calcext:value-type="currency">
            <text:p>39 271 050 €</text:p>
          </table:table-cell>
          <table:table-cell table:style-name="ce20" office:value-type="string" calcext:value-type="string">
            <text:p>273</text:p>
          </table:table-cell>
          <table:table-cell table:number-columns-repeated="1019"/>
        </table:table-row>
        <table:table-row table:style-name="ro13">
          <table:table-cell table:style-name="ce7" table:formula="of:=[.A288]+7" office:value-type="date" office:date-value="2025-04-02" calcext:value-type="date">
            <text:p>2025-04-02</text:p>
          </table:table-cell>
          <table:table-cell table:style-name="ce12" table:formula="of:=(-cpcu)*[.E289]+[.D289]" office:value-type="currency" office:currency="EUR" office:value="34078750" calcext:value-type="currency">
            <text:p>34 078 750 €</text:p>
          </table:table-cell>
          <table:table-cell table:style-name="ce12" table:formula="of:=financ-custoprot-custofab+[.B289]" office:value-type="currency" office:currency="EUR" office:value="34778750" calcext:value-type="currency">
            <text:p>34 778 750 €</text:p>
          </table:table-cell>
          <table:table-cell table:style-name="ce12" table:formula="of:=(qtdoses*pvpdose*7)*[.E289]+[.D288]" office:value-type="currency" office:currency="EUR" office:value="39558750" calcext:value-type="currency">
            <text:p>39 558 750 €</text:p>
          </table:table-cell>
          <table:table-cell table:style-name="ce20" office:value-type="string" calcext:value-type="string">
            <text:p>274</text:p>
          </table:table-cell>
          <table:table-cell table:number-columns-repeated="1019"/>
        </table:table-row>
        <table:table-row table:style-name="ro13">
          <table:table-cell table:style-name="ce7" table:formula="of:=[.A289]+7" office:value-type="date" office:date-value="2025-04-09" calcext:value-type="date">
            <text:p>2025-04-09</text:p>
          </table:table-cell>
          <table:table-cell table:style-name="ce12" table:formula="of:=(-cpcu)*[.E290]+[.D290]" office:value-type="currency" office:currency="EUR" office:value="34347500" calcext:value-type="currency">
            <text:p>34 347 500 €</text:p>
          </table:table-cell>
          <table:table-cell table:style-name="ce12" table:formula="of:=financ-custoprot-custofab+[.B290]" office:value-type="currency" office:currency="EUR" office:value="35047500" calcext:value-type="currency">
            <text:p>35 047 500 €</text:p>
          </table:table-cell>
          <table:table-cell table:style-name="ce12" table:formula="of:=(qtdoses*pvpdose*7)*[.E290]+[.D289]" office:value-type="currency" office:currency="EUR" office:value="39847500" calcext:value-type="currency">
            <text:p>39 847 500 €</text:p>
          </table:table-cell>
          <table:table-cell table:style-name="ce20" office:value-type="string" calcext:value-type="string">
            <text:p>275</text:p>
          </table:table-cell>
          <table:table-cell table:number-columns-repeated="1019"/>
        </table:table-row>
        <table:table-row table:style-name="ro13">
          <table:table-cell table:style-name="ce7" table:formula="of:=[.A290]+7" office:value-type="date" office:date-value="2025-04-16" calcext:value-type="date">
            <text:p>2025-04-16</text:p>
          </table:table-cell>
          <table:table-cell table:style-name="ce12" table:formula="of:=(-cpcu)*[.E291]+[.D291]" office:value-type="currency" office:currency="EUR" office:value="34617300" calcext:value-type="currency">
            <text:p>34 617 300 €</text:p>
          </table:table-cell>
          <table:table-cell table:style-name="ce12" table:formula="of:=financ-custoprot-custofab+[.B291]" office:value-type="currency" office:currency="EUR" office:value="35317300" calcext:value-type="currency">
            <text:p>35 317 300 €</text:p>
          </table:table-cell>
          <table:table-cell table:style-name="ce12" table:formula="of:=(qtdoses*pvpdose*7)*[.E291]+[.D290]" office:value-type="currency" office:currency="EUR" office:value="40137300" calcext:value-type="currency">
            <text:p>40 137 300 €</text:p>
          </table:table-cell>
          <table:table-cell table:style-name="ce20" office:value-type="string" calcext:value-type="string">
            <text:p>276</text:p>
          </table:table-cell>
          <table:table-cell table:number-columns-repeated="1019"/>
        </table:table-row>
        <table:table-row table:style-name="ro13">
          <table:table-cell table:style-name="ce7" table:formula="of:=[.A291]+7" office:value-type="date" office:date-value="2025-04-23" calcext:value-type="date">
            <text:p>2025-04-23</text:p>
          </table:table-cell>
          <table:table-cell table:style-name="ce12" table:formula="of:=(-cpcu)*[.E292]+[.D292]" office:value-type="currency" office:currency="EUR" office:value="34888150" calcext:value-type="currency">
            <text:p>34 888 150 €</text:p>
          </table:table-cell>
          <table:table-cell table:style-name="ce12" table:formula="of:=financ-custoprot-custofab+[.B292]" office:value-type="currency" office:currency="EUR" office:value="35588150" calcext:value-type="currency">
            <text:p>35 588 150 €</text:p>
          </table:table-cell>
          <table:table-cell table:style-name="ce12" table:formula="of:=(qtdoses*pvpdose*7)*[.E292]+[.D291]" office:value-type="currency" office:currency="EUR" office:value="40428150" calcext:value-type="currency">
            <text:p>40 428 150 €</text:p>
          </table:table-cell>
          <table:table-cell table:style-name="ce20" office:value-type="string" calcext:value-type="string">
            <text:p>277</text:p>
          </table:table-cell>
          <table:table-cell table:number-columns-repeated="1019"/>
        </table:table-row>
        <table:table-row table:style-name="ro13">
          <table:table-cell table:style-name="ce7" table:formula="of:=[.A292]+7" office:value-type="date" office:date-value="2025-04-30" calcext:value-type="date">
            <text:p>2025-04-30</text:p>
          </table:table-cell>
          <table:table-cell table:style-name="ce12" table:formula="of:=(-cpcu)*[.E293]+[.D293]" office:value-type="currency" office:currency="EUR" office:value="35160050" calcext:value-type="currency">
            <text:p>35 160 050 €</text:p>
          </table:table-cell>
          <table:table-cell table:style-name="ce12" table:formula="of:=financ-custoprot-custofab+[.B293]" office:value-type="currency" office:currency="EUR" office:value="35860050" calcext:value-type="currency">
            <text:p>35 860 050 €</text:p>
          </table:table-cell>
          <table:table-cell table:style-name="ce12" table:formula="of:=(qtdoses*pvpdose*7)*[.E293]+[.D292]" office:value-type="currency" office:currency="EUR" office:value="40720050" calcext:value-type="currency">
            <text:p>40 720 050 €</text:p>
          </table:table-cell>
          <table:table-cell table:style-name="ce20" office:value-type="string" calcext:value-type="string">
            <text:p>278</text:p>
          </table:table-cell>
          <table:table-cell table:number-columns-repeated="1019"/>
        </table:table-row>
        <table:table-row table:style-name="ro13">
          <table:table-cell table:style-name="ce7" table:formula="of:=[.A293]+7" office:value-type="date" office:date-value="2025-05-07" calcext:value-type="date">
            <text:p>2025-05-07</text:p>
          </table:table-cell>
          <table:table-cell table:style-name="ce12" table:formula="of:=(-cpcu)*[.E294]+[.D294]" office:value-type="currency" office:currency="EUR" office:value="35433000" calcext:value-type="currency">
            <text:p>35 433 000 €</text:p>
          </table:table-cell>
          <table:table-cell table:style-name="ce12" table:formula="of:=financ-custoprot-custofab+[.B294]" office:value-type="currency" office:currency="EUR" office:value="36133000" calcext:value-type="currency">
            <text:p>36 133 000 €</text:p>
          </table:table-cell>
          <table:table-cell table:style-name="ce12" table:formula="of:=(qtdoses*pvpdose*7)*[.E294]+[.D293]" office:value-type="currency" office:currency="EUR" office:value="41013000" calcext:value-type="currency">
            <text:p>41 013 000 €</text:p>
          </table:table-cell>
          <table:table-cell table:style-name="ce20" office:value-type="string" calcext:value-type="string">
            <text:p>279</text:p>
          </table:table-cell>
          <table:table-cell table:number-columns-repeated="1019"/>
        </table:table-row>
        <table:table-row table:style-name="ro13">
          <table:table-cell table:style-name="ce7" table:formula="of:=[.A294]+7" office:value-type="date" office:date-value="2025-05-14" calcext:value-type="date">
            <text:p>2025-05-14</text:p>
          </table:table-cell>
          <table:table-cell table:style-name="ce12" table:formula="of:=(-cpcu)*[.E295]+[.D295]" office:value-type="currency" office:currency="EUR" office:value="35707000" calcext:value-type="currency">
            <text:p>35 707 000 €</text:p>
          </table:table-cell>
          <table:table-cell table:style-name="ce12" table:formula="of:=financ-custoprot-custofab+[.B295]" office:value-type="currency" office:currency="EUR" office:value="36407000" calcext:value-type="currency">
            <text:p>36 407 000 €</text:p>
          </table:table-cell>
          <table:table-cell table:style-name="ce12" table:formula="of:=(qtdoses*pvpdose*7)*[.E295]+[.D294]" office:value-type="currency" office:currency="EUR" office:value="41307000" calcext:value-type="currency">
            <text:p>41 307 000 €</text:p>
          </table:table-cell>
          <table:table-cell table:style-name="ce20" office:value-type="string" calcext:value-type="string">
            <text:p>280</text:p>
          </table:table-cell>
          <table:table-cell table:number-columns-repeated="1019"/>
        </table:table-row>
        <table:table-row table:style-name="ro13">
          <table:table-cell table:style-name="ce7" table:formula="of:=[.A295]+7" office:value-type="date" office:date-value="2025-05-21" calcext:value-type="date">
            <text:p>2025-05-21</text:p>
          </table:table-cell>
          <table:table-cell table:style-name="ce12" table:formula="of:=(-cpcu)*[.E296]+[.D296]" office:value-type="currency" office:currency="EUR" office:value="35982050" calcext:value-type="currency">
            <text:p>35 982 050 €</text:p>
          </table:table-cell>
          <table:table-cell table:style-name="ce12" table:formula="of:=financ-custoprot-custofab+[.B296]" office:value-type="currency" office:currency="EUR" office:value="36682050" calcext:value-type="currency">
            <text:p>36 682 050 €</text:p>
          </table:table-cell>
          <table:table-cell table:style-name="ce12" table:formula="of:=(qtdoses*pvpdose*7)*[.E296]+[.D295]" office:value-type="currency" office:currency="EUR" office:value="41602050" calcext:value-type="currency">
            <text:p>41 602 050 €</text:p>
          </table:table-cell>
          <table:table-cell table:style-name="ce20" office:value-type="string" calcext:value-type="string">
            <text:p>281</text:p>
          </table:table-cell>
          <table:table-cell table:number-columns-repeated="1019"/>
        </table:table-row>
        <table:table-row table:style-name="ro13">
          <table:table-cell table:style-name="ce7" table:formula="of:=[.A296]+7" office:value-type="date" office:date-value="2025-05-28" calcext:value-type="date">
            <text:p>2025-05-28</text:p>
          </table:table-cell>
          <table:table-cell table:style-name="ce12" table:formula="of:=(-cpcu)*[.E297]+[.D297]" office:value-type="currency" office:currency="EUR" office:value="36258150" calcext:value-type="currency">
            <text:p>36 258 150 €</text:p>
          </table:table-cell>
          <table:table-cell table:style-name="ce12" table:formula="of:=financ-custoprot-custofab+[.B297]" office:value-type="currency" office:currency="EUR" office:value="36958150" calcext:value-type="currency">
            <text:p>36 958 150 €</text:p>
          </table:table-cell>
          <table:table-cell table:style-name="ce12" table:formula="of:=(qtdoses*pvpdose*7)*[.E297]+[.D296]" office:value-type="currency" office:currency="EUR" office:value="41898150" calcext:value-type="currency">
            <text:p>41 898 150 €</text:p>
          </table:table-cell>
          <table:table-cell table:style-name="ce20" office:value-type="string" calcext:value-type="string">
            <text:p>282</text:p>
          </table:table-cell>
          <table:table-cell table:number-columns-repeated="1019"/>
        </table:table-row>
        <table:table-row table:style-name="ro13">
          <table:table-cell table:style-name="ce7" table:formula="of:=[.A297]+7" office:value-type="date" office:date-value="2025-06-04" calcext:value-type="date">
            <text:p>2025-06-04</text:p>
          </table:table-cell>
          <table:table-cell table:style-name="ce12" table:formula="of:=(-cpcu)*[.E298]+[.D298]" office:value-type="currency" office:currency="EUR" office:value="36535300" calcext:value-type="currency">
            <text:p>36 535 300 €</text:p>
          </table:table-cell>
          <table:table-cell table:style-name="ce12" table:formula="of:=financ-custoprot-custofab+[.B298]" office:value-type="currency" office:currency="EUR" office:value="37235300" calcext:value-type="currency">
            <text:p>37 235 300 €</text:p>
          </table:table-cell>
          <table:table-cell table:style-name="ce12" table:formula="of:=(qtdoses*pvpdose*7)*[.E298]+[.D297]" office:value-type="currency" office:currency="EUR" office:value="42195300" calcext:value-type="currency">
            <text:p>42 195 300 €</text:p>
          </table:table-cell>
          <table:table-cell table:style-name="ce20" office:value-type="string" calcext:value-type="string">
            <text:p>283</text:p>
          </table:table-cell>
          <table:table-cell table:number-columns-repeated="1019"/>
        </table:table-row>
        <table:table-row table:style-name="ro13">
          <table:table-cell table:style-name="ce7" table:formula="of:=[.A298]+7" office:value-type="date" office:date-value="2025-06-11" calcext:value-type="date">
            <text:p>2025-06-11</text:p>
          </table:table-cell>
          <table:table-cell table:style-name="ce12" table:formula="of:=(-cpcu)*[.E299]+[.D299]" office:value-type="currency" office:currency="EUR" office:value="36813500" calcext:value-type="currency">
            <text:p>36 813 500 €</text:p>
          </table:table-cell>
          <table:table-cell table:style-name="ce12" table:formula="of:=financ-custoprot-custofab+[.B299]" office:value-type="currency" office:currency="EUR" office:value="37513500" calcext:value-type="currency">
            <text:p>37 513 500 €</text:p>
          </table:table-cell>
          <table:table-cell table:style-name="ce12" table:formula="of:=(qtdoses*pvpdose*7)*[.E299]+[.D298]" office:value-type="currency" office:currency="EUR" office:value="42493500" calcext:value-type="currency">
            <text:p>42 493 500 €</text:p>
          </table:table-cell>
          <table:table-cell table:style-name="ce20" office:value-type="string" calcext:value-type="string">
            <text:p>284</text:p>
          </table:table-cell>
          <table:table-cell table:number-columns-repeated="1019"/>
        </table:table-row>
        <table:table-row table:style-name="ro13">
          <table:table-cell table:style-name="ce7" table:formula="of:=[.A299]+7" office:value-type="date" office:date-value="2025-06-18" calcext:value-type="date">
            <text:p>2025-06-18</text:p>
          </table:table-cell>
          <table:table-cell table:style-name="ce12" table:formula="of:=(-cpcu)*[.E300]+[.D300]" office:value-type="currency" office:currency="EUR" office:value="37092750" calcext:value-type="currency">
            <text:p>37 092 750 €</text:p>
          </table:table-cell>
          <table:table-cell table:style-name="ce12" table:formula="of:=financ-custoprot-custofab+[.B300]" office:value-type="currency" office:currency="EUR" office:value="37792750" calcext:value-type="currency">
            <text:p>37 792 750 €</text:p>
          </table:table-cell>
          <table:table-cell table:style-name="ce12" table:formula="of:=(qtdoses*pvpdose*7)*[.E300]+[.D299]" office:value-type="currency" office:currency="EUR" office:value="42792750" calcext:value-type="currency">
            <text:p>42 792 750 €</text:p>
          </table:table-cell>
          <table:table-cell table:style-name="ce20" office:value-type="string" calcext:value-type="string">
            <text:p>285</text:p>
          </table:table-cell>
          <table:table-cell table:number-columns-repeated="1019"/>
        </table:table-row>
        <table:table-row table:style-name="ro13">
          <table:table-cell table:style-name="ce7" table:formula="of:=[.A300]+7" office:value-type="date" office:date-value="2025-06-25" calcext:value-type="date">
            <text:p>2025-06-25</text:p>
          </table:table-cell>
          <table:table-cell table:style-name="ce12" table:formula="of:=(-cpcu)*[.E301]+[.D301]" office:value-type="currency" office:currency="EUR" office:value="37373050" calcext:value-type="currency">
            <text:p>37 373 050 €</text:p>
          </table:table-cell>
          <table:table-cell table:style-name="ce12" table:formula="of:=financ-custoprot-custofab+[.B301]" office:value-type="currency" office:currency="EUR" office:value="38073050" calcext:value-type="currency">
            <text:p>38 073 050 €</text:p>
          </table:table-cell>
          <table:table-cell table:style-name="ce12" table:formula="of:=(qtdoses*pvpdose*7)*[.E301]+[.D300]" office:value-type="currency" office:currency="EUR" office:value="43093050" calcext:value-type="currency">
            <text:p>43 093 050 €</text:p>
          </table:table-cell>
          <table:table-cell table:style-name="ce20" office:value-type="string" calcext:value-type="string">
            <text:p>286</text:p>
          </table:table-cell>
          <table:table-cell table:number-columns-repeated="1019"/>
        </table:table-row>
        <table:table-row table:style-name="ro13">
          <table:table-cell table:style-name="ce7" table:formula="of:=[.A301]+7" office:value-type="date" office:date-value="2025-07-02" calcext:value-type="date">
            <text:p>2025-07-02</text:p>
          </table:table-cell>
          <table:table-cell table:style-name="ce12" table:formula="of:=(-cpcu)*[.E302]+[.D302]" office:value-type="currency" office:currency="EUR" office:value="37654400" calcext:value-type="currency">
            <text:p>37 654 400 €</text:p>
          </table:table-cell>
          <table:table-cell table:style-name="ce12" table:formula="of:=financ-custoprot-custofab+[.B302]" office:value-type="currency" office:currency="EUR" office:value="38354400" calcext:value-type="currency">
            <text:p>38 354 400 €</text:p>
          </table:table-cell>
          <table:table-cell table:style-name="ce12" table:formula="of:=(qtdoses*pvpdose*7)*[.E302]+[.D301]" office:value-type="currency" office:currency="EUR" office:value="43394400" calcext:value-type="currency">
            <text:p>43 394 400 €</text:p>
          </table:table-cell>
          <table:table-cell table:style-name="ce20" office:value-type="string" calcext:value-type="string">
            <text:p>287</text:p>
          </table:table-cell>
          <table:table-cell table:number-columns-repeated="1019"/>
        </table:table-row>
        <table:table-row table:style-name="ro13">
          <table:table-cell table:style-name="ce7" table:formula="of:=[.A302]+7" office:value-type="date" office:date-value="2025-07-09" calcext:value-type="date">
            <text:p>2025-07-09</text:p>
          </table:table-cell>
          <table:table-cell table:style-name="ce12" table:formula="of:=(-cpcu)*[.E303]+[.D303]" office:value-type="currency" office:currency="EUR" office:value="37936800" calcext:value-type="currency">
            <text:p>37 936 800 €</text:p>
          </table:table-cell>
          <table:table-cell table:style-name="ce12" table:formula="of:=financ-custoprot-custofab+[.B303]" office:value-type="currency" office:currency="EUR" office:value="38636800" calcext:value-type="currency">
            <text:p>38 636 800 €</text:p>
          </table:table-cell>
          <table:table-cell table:style-name="ce12" table:formula="of:=(qtdoses*pvpdose*7)*[.E303]+[.D302]" office:value-type="currency" office:currency="EUR" office:value="43696800" calcext:value-type="currency">
            <text:p>43 696 800 €</text:p>
          </table:table-cell>
          <table:table-cell table:style-name="ce20" office:value-type="string" calcext:value-type="string">
            <text:p>288</text:p>
          </table:table-cell>
          <table:table-cell table:number-columns-repeated="1019"/>
        </table:table-row>
        <table:table-row table:style-name="ro13">
          <table:table-cell table:style-name="ce7" table:formula="of:=[.A303]+7" office:value-type="date" office:date-value="2025-07-16" calcext:value-type="date">
            <text:p>2025-07-16</text:p>
          </table:table-cell>
          <table:table-cell table:style-name="ce12" table:formula="of:=(-cpcu)*[.E304]+[.D304]" office:value-type="currency" office:currency="EUR" office:value="38220250" calcext:value-type="currency">
            <text:p>38 220 250 €</text:p>
          </table:table-cell>
          <table:table-cell table:style-name="ce12" table:formula="of:=financ-custoprot-custofab+[.B304]" office:value-type="currency" office:currency="EUR" office:value="38920250" calcext:value-type="currency">
            <text:p>38 920 250 €</text:p>
          </table:table-cell>
          <table:table-cell table:style-name="ce12" table:formula="of:=(qtdoses*pvpdose*7)*[.E304]+[.D303]" office:value-type="currency" office:currency="EUR" office:value="44000250" calcext:value-type="currency">
            <text:p>44 000 250 €</text:p>
          </table:table-cell>
          <table:table-cell table:style-name="ce20" office:value-type="string" calcext:value-type="string">
            <text:p>289</text:p>
          </table:table-cell>
          <table:table-cell table:number-columns-repeated="1019"/>
        </table:table-row>
        <table:table-row table:style-name="ro13">
          <table:table-cell table:style-name="ce7" table:formula="of:=[.A304]+7" office:value-type="date" office:date-value="2025-07-23" calcext:value-type="date">
            <text:p>2025-07-23</text:p>
          </table:table-cell>
          <table:table-cell table:style-name="ce12" table:formula="of:=(-cpcu)*[.E305]+[.D305]" office:value-type="currency" office:currency="EUR" office:value="38504750" calcext:value-type="currency">
            <text:p>38 504 750 €</text:p>
          </table:table-cell>
          <table:table-cell table:style-name="ce12" table:formula="of:=financ-custoprot-custofab+[.B305]" office:value-type="currency" office:currency="EUR" office:value="39204750" calcext:value-type="currency">
            <text:p>39 204 750 €</text:p>
          </table:table-cell>
          <table:table-cell table:style-name="ce12" table:formula="of:=(qtdoses*pvpdose*7)*[.E305]+[.D304]" office:value-type="currency" office:currency="EUR" office:value="44304750" calcext:value-type="currency">
            <text:p>44 304 750 €</text:p>
          </table:table-cell>
          <table:table-cell table:style-name="ce20" office:value-type="string" calcext:value-type="string">
            <text:p>290</text:p>
          </table:table-cell>
          <table:table-cell table:number-columns-repeated="1019"/>
        </table:table-row>
        <table:table-row table:style-name="ro13">
          <table:table-cell table:style-name="ce7" table:formula="of:=[.A305]+7" office:value-type="date" office:date-value="2025-07-30" calcext:value-type="date">
            <text:p>2025-07-30</text:p>
          </table:table-cell>
          <table:table-cell table:style-name="ce12" table:formula="of:=(-cpcu)*[.E306]+[.D306]" office:value-type="currency" office:currency="EUR" office:value="38790300" calcext:value-type="currency">
            <text:p>38 790 300 €</text:p>
          </table:table-cell>
          <table:table-cell table:style-name="ce12" table:formula="of:=financ-custoprot-custofab+[.B306]" office:value-type="currency" office:currency="EUR" office:value="39490300" calcext:value-type="currency">
            <text:p>39 490 300 €</text:p>
          </table:table-cell>
          <table:table-cell table:style-name="ce12" table:formula="of:=(qtdoses*pvpdose*7)*[.E306]+[.D305]" office:value-type="currency" office:currency="EUR" office:value="44610300" calcext:value-type="currency">
            <text:p>44 610 300 €</text:p>
          </table:table-cell>
          <table:table-cell table:style-name="ce20" office:value-type="string" calcext:value-type="string">
            <text:p>291</text:p>
          </table:table-cell>
          <table:table-cell table:number-columns-repeated="1019"/>
        </table:table-row>
        <table:table-row table:style-name="ro13">
          <table:table-cell table:style-name="ce7" table:formula="of:=[.A306]+7" office:value-type="date" office:date-value="2025-08-06" calcext:value-type="date">
            <text:p>2025-08-06</text:p>
          </table:table-cell>
          <table:table-cell table:style-name="ce12" table:formula="of:=(-cpcu)*[.E307]+[.D307]" office:value-type="currency" office:currency="EUR" office:value="39076900" calcext:value-type="currency">
            <text:p>39 076 900 €</text:p>
          </table:table-cell>
          <table:table-cell table:style-name="ce12" table:formula="of:=financ-custoprot-custofab+[.B307]" office:value-type="currency" office:currency="EUR" office:value="39776900" calcext:value-type="currency">
            <text:p>39 776 900 €</text:p>
          </table:table-cell>
          <table:table-cell table:style-name="ce12" table:formula="of:=(qtdoses*pvpdose*7)*[.E307]+[.D306]" office:value-type="currency" office:currency="EUR" office:value="44916900" calcext:value-type="currency">
            <text:p>44 916 900 €</text:p>
          </table:table-cell>
          <table:table-cell table:style-name="ce20" office:value-type="string" calcext:value-type="string">
            <text:p>292</text:p>
          </table:table-cell>
          <table:table-cell table:number-columns-repeated="1019"/>
        </table:table-row>
        <table:table-row table:style-name="ro13">
          <table:table-cell table:style-name="ce7" table:formula="of:=[.A307]+7" office:value-type="date" office:date-value="2025-08-13" calcext:value-type="date">
            <text:p>2025-08-13</text:p>
          </table:table-cell>
          <table:table-cell table:style-name="ce12" table:formula="of:=(-cpcu)*[.E308]+[.D308]" office:value-type="currency" office:currency="EUR" office:value="39364550" calcext:value-type="currency">
            <text:p>39 364 550 €</text:p>
          </table:table-cell>
          <table:table-cell table:style-name="ce12" table:formula="of:=financ-custoprot-custofab+[.B308]" office:value-type="currency" office:currency="EUR" office:value="40064550" calcext:value-type="currency">
            <text:p>40 064 550 €</text:p>
          </table:table-cell>
          <table:table-cell table:style-name="ce12" table:formula="of:=(qtdoses*pvpdose*7)*[.E308]+[.D307]" office:value-type="currency" office:currency="EUR" office:value="45224550" calcext:value-type="currency">
            <text:p>45 224 550 €</text:p>
          </table:table-cell>
          <table:table-cell table:style-name="ce20" office:value-type="string" calcext:value-type="string">
            <text:p>293</text:p>
          </table:table-cell>
          <table:table-cell table:number-columns-repeated="1019"/>
        </table:table-row>
        <table:table-row table:style-name="ro13">
          <table:table-cell table:style-name="ce7" table:formula="of:=[.A308]+7" office:value-type="date" office:date-value="2025-08-20" calcext:value-type="date">
            <text:p>2025-08-20</text:p>
          </table:table-cell>
          <table:table-cell table:style-name="ce12" table:formula="of:=(-cpcu)*[.E309]+[.D309]" office:value-type="currency" office:currency="EUR" office:value="39653250" calcext:value-type="currency">
            <text:p>39 653 250 €</text:p>
          </table:table-cell>
          <table:table-cell table:style-name="ce12" table:formula="of:=financ-custoprot-custofab+[.B309]" office:value-type="currency" office:currency="EUR" office:value="40353250" calcext:value-type="currency">
            <text:p>40 353 250 €</text:p>
          </table:table-cell>
          <table:table-cell table:style-name="ce12" table:formula="of:=(qtdoses*pvpdose*7)*[.E309]+[.D308]" office:value-type="currency" office:currency="EUR" office:value="45533250" calcext:value-type="currency">
            <text:p>45 533 250 €</text:p>
          </table:table-cell>
          <table:table-cell table:style-name="ce20" office:value-type="string" calcext:value-type="string">
            <text:p>294</text:p>
          </table:table-cell>
          <table:table-cell table:number-columns-repeated="1019"/>
        </table:table-row>
        <table:table-row table:style-name="ro13">
          <table:table-cell table:style-name="ce7" table:formula="of:=[.A309]+7" office:value-type="date" office:date-value="2025-08-27" calcext:value-type="date">
            <text:p>2025-08-27</text:p>
          </table:table-cell>
          <table:table-cell table:style-name="ce12" table:formula="of:=(-cpcu)*[.E310]+[.D310]" office:value-type="currency" office:currency="EUR" office:value="39943000" calcext:value-type="currency">
            <text:p>39 943 000 €</text:p>
          </table:table-cell>
          <table:table-cell table:style-name="ce12" table:formula="of:=financ-custoprot-custofab+[.B310]" office:value-type="currency" office:currency="EUR" office:value="40643000" calcext:value-type="currency">
            <text:p>40 643 000 €</text:p>
          </table:table-cell>
          <table:table-cell table:style-name="ce12" table:formula="of:=(qtdoses*pvpdose*7)*[.E310]+[.D309]" office:value-type="currency" office:currency="EUR" office:value="45843000" calcext:value-type="currency">
            <text:p>45 843 000 €</text:p>
          </table:table-cell>
          <table:table-cell table:style-name="ce20" office:value-type="string" calcext:value-type="string">
            <text:p>295</text:p>
          </table:table-cell>
          <table:table-cell table:number-columns-repeated="1019"/>
        </table:table-row>
        <table:table-row table:style-name="ro13">
          <table:table-cell table:style-name="ce7" table:formula="of:=[.A310]+7" office:value-type="date" office:date-value="2025-09-03" calcext:value-type="date">
            <text:p>2025-09-03</text:p>
          </table:table-cell>
          <table:table-cell table:style-name="ce12" table:formula="of:=(-cpcu)*[.E311]+[.D311]" office:value-type="currency" office:currency="EUR" office:value="40233800" calcext:value-type="currency">
            <text:p>40 233 800 €</text:p>
          </table:table-cell>
          <table:table-cell table:style-name="ce12" table:formula="of:=financ-custoprot-custofab+[.B311]" office:value-type="currency" office:currency="EUR" office:value="40933800" calcext:value-type="currency">
            <text:p>40 933 800 €</text:p>
          </table:table-cell>
          <table:table-cell table:style-name="ce12" table:formula="of:=(qtdoses*pvpdose*7)*[.E311]+[.D310]" office:value-type="currency" office:currency="EUR" office:value="46153800" calcext:value-type="currency">
            <text:p>46 153 800 €</text:p>
          </table:table-cell>
          <table:table-cell table:style-name="ce20" office:value-type="string" calcext:value-type="string">
            <text:p>296</text:p>
          </table:table-cell>
          <table:table-cell table:number-columns-repeated="1019"/>
        </table:table-row>
        <table:table-row table:style-name="ro13">
          <table:table-cell table:style-name="ce7" table:formula="of:=[.A311]+7" office:value-type="date" office:date-value="2025-09-10" calcext:value-type="date">
            <text:p>2025-09-10</text:p>
          </table:table-cell>
          <table:table-cell table:style-name="ce12" table:formula="of:=(-cpcu)*[.E312]+[.D312]" office:value-type="currency" office:currency="EUR" office:value="40525650" calcext:value-type="currency">
            <text:p>40 525 650 €</text:p>
          </table:table-cell>
          <table:table-cell table:style-name="ce12" table:formula="of:=financ-custoprot-custofab+[.B312]" office:value-type="currency" office:currency="EUR" office:value="41225650" calcext:value-type="currency">
            <text:p>41 225 650 €</text:p>
          </table:table-cell>
          <table:table-cell table:style-name="ce12" table:formula="of:=(qtdoses*pvpdose*7)*[.E312]+[.D311]" office:value-type="currency" office:currency="EUR" office:value="46465650" calcext:value-type="currency">
            <text:p>46 465 650 €</text:p>
          </table:table-cell>
          <table:table-cell table:style-name="ce20" office:value-type="string" calcext:value-type="string">
            <text:p>297</text:p>
          </table:table-cell>
          <table:table-cell table:number-columns-repeated="1019"/>
        </table:table-row>
        <table:table-row table:style-name="ro13">
          <table:table-cell table:style-name="ce7" table:formula="of:=[.A312]+7" office:value-type="date" office:date-value="2025-09-17" calcext:value-type="date">
            <text:p>2025-09-17</text:p>
          </table:table-cell>
          <table:table-cell table:style-name="ce12" table:formula="of:=(-cpcu)*[.E313]+[.D313]" office:value-type="currency" office:currency="EUR" office:value="40818550" calcext:value-type="currency">
            <text:p>40 818 550 €</text:p>
          </table:table-cell>
          <table:table-cell table:style-name="ce12" table:formula="of:=financ-custoprot-custofab+[.B313]" office:value-type="currency" office:currency="EUR" office:value="41518550" calcext:value-type="currency">
            <text:p>41 518 550 €</text:p>
          </table:table-cell>
          <table:table-cell table:style-name="ce12" table:formula="of:=(qtdoses*pvpdose*7)*[.E313]+[.D312]" office:value-type="currency" office:currency="EUR" office:value="46778550" calcext:value-type="currency">
            <text:p>46 778 550 €</text:p>
          </table:table-cell>
          <table:table-cell table:style-name="ce20" office:value-type="string" calcext:value-type="string">
            <text:p>298</text:p>
          </table:table-cell>
          <table:table-cell table:number-columns-repeated="1019"/>
        </table:table-row>
        <table:table-row table:style-name="ro13">
          <table:table-cell table:style-name="ce7" table:formula="of:=[.A313]+7" office:value-type="date" office:date-value="2025-09-24" calcext:value-type="date">
            <text:p>2025-09-24</text:p>
          </table:table-cell>
          <table:table-cell table:style-name="ce12" table:formula="of:=(-cpcu)*[.E314]+[.D314]" office:value-type="currency" office:currency="EUR" office:value="41112500" calcext:value-type="currency">
            <text:p>41 112 500 €</text:p>
          </table:table-cell>
          <table:table-cell table:style-name="ce12" table:formula="of:=financ-custoprot-custofab+[.B314]" office:value-type="currency" office:currency="EUR" office:value="41812500" calcext:value-type="currency">
            <text:p>41 812 500 €</text:p>
          </table:table-cell>
          <table:table-cell table:style-name="ce12" table:formula="of:=(qtdoses*pvpdose*7)*[.E314]+[.D313]" office:value-type="currency" office:currency="EUR" office:value="47092500" calcext:value-type="currency">
            <text:p>47 092 500 €</text:p>
          </table:table-cell>
          <table:table-cell table:style-name="ce20" office:value-type="string" calcext:value-type="string">
            <text:p>299</text:p>
          </table:table-cell>
          <table:table-cell table:number-columns-repeated="1019"/>
        </table:table-row>
        <table:table-row table:style-name="ro13">
          <table:table-cell table:style-name="ce7" table:formula="of:=[.A314]+7" office:value-type="date" office:date-value="2025-10-01" calcext:value-type="date">
            <text:p>2025-10-01</text:p>
          </table:table-cell>
          <table:table-cell table:style-name="ce12" table:formula="of:=(-cpcu)*[.E315]+[.D315]" office:value-type="currency" office:currency="EUR" office:value="41407500" calcext:value-type="currency">
            <text:p>41 407 500 €</text:p>
          </table:table-cell>
          <table:table-cell table:style-name="ce12" table:formula="of:=financ-custoprot-custofab+[.B315]" office:value-type="currency" office:currency="EUR" office:value="42107500" calcext:value-type="currency">
            <text:p>42 107 500 €</text:p>
          </table:table-cell>
          <table:table-cell table:style-name="ce12" table:formula="of:=(qtdoses*pvpdose*7)*[.E315]+[.D314]" office:value-type="currency" office:currency="EUR" office:value="47407500" calcext:value-type="currency">
            <text:p>47 407 500 €</text:p>
          </table:table-cell>
          <table:table-cell table:style-name="ce20" office:value-type="string" calcext:value-type="string">
            <text:p>300</text:p>
          </table:table-cell>
          <table:table-cell table:number-columns-repeated="1019"/>
        </table:table-row>
        <table:table-row table:style-name="ro13">
          <table:table-cell table:style-name="ce7" table:formula="of:=[.A315]+7" office:value-type="date" office:date-value="2025-10-08" calcext:value-type="date">
            <text:p>2025-10-08</text:p>
          </table:table-cell>
          <table:table-cell table:style-name="ce12" table:formula="of:=(-cpcu)*[.E316]+[.D316]" office:value-type="currency" office:currency="EUR" office:value="41703550" calcext:value-type="currency">
            <text:p>41 703 550 €</text:p>
          </table:table-cell>
          <table:table-cell table:style-name="ce12" table:formula="of:=financ-custoprot-custofab+[.B316]" office:value-type="currency" office:currency="EUR" office:value="42403550" calcext:value-type="currency">
            <text:p>42 403 550 €</text:p>
          </table:table-cell>
          <table:table-cell table:style-name="ce12" table:formula="of:=(qtdoses*pvpdose*7)*[.E316]+[.D315]" office:value-type="currency" office:currency="EUR" office:value="47723550" calcext:value-type="currency">
            <text:p>47 723 550 €</text:p>
          </table:table-cell>
          <table:table-cell table:style-name="ce20" office:value-type="string" calcext:value-type="string">
            <text:p>301</text:p>
          </table:table-cell>
          <table:table-cell table:number-columns-repeated="1019"/>
        </table:table-row>
        <table:table-row table:style-name="ro13">
          <table:table-cell table:style-name="ce7" table:formula="of:=[.A316]+7" office:value-type="date" office:date-value="2025-10-15" calcext:value-type="date">
            <text:p>2025-10-15</text:p>
          </table:table-cell>
          <table:table-cell table:style-name="ce12" table:formula="of:=(-cpcu)*[.E317]+[.D317]" office:value-type="currency" office:currency="EUR" office:value="42000650" calcext:value-type="currency">
            <text:p>42 000 650 €</text:p>
          </table:table-cell>
          <table:table-cell table:style-name="ce12" table:formula="of:=financ-custoprot-custofab+[.B317]" office:value-type="currency" office:currency="EUR" office:value="42700650" calcext:value-type="currency">
            <text:p>42 700 650 €</text:p>
          </table:table-cell>
          <table:table-cell table:style-name="ce12" table:formula="of:=(qtdoses*pvpdose*7)*[.E317]+[.D316]" office:value-type="currency" office:currency="EUR" office:value="48040650" calcext:value-type="currency">
            <text:p>48 040 650 €</text:p>
          </table:table-cell>
          <table:table-cell table:style-name="ce20" office:value-type="string" calcext:value-type="string">
            <text:p>302</text:p>
          </table:table-cell>
          <table:table-cell table:number-columns-repeated="1019"/>
        </table:table-row>
        <table:table-row table:style-name="ro13">
          <table:table-cell table:style-name="ce7" table:formula="of:=[.A317]+7" office:value-type="date" office:date-value="2025-10-22" calcext:value-type="date">
            <text:p>2025-10-22</text:p>
          </table:table-cell>
          <table:table-cell table:style-name="ce12" table:formula="of:=(-cpcu)*[.E318]+[.D318]" office:value-type="currency" office:currency="EUR" office:value="42298800" calcext:value-type="currency">
            <text:p>42 298 800 €</text:p>
          </table:table-cell>
          <table:table-cell table:style-name="ce12" table:formula="of:=financ-custoprot-custofab+[.B318]" office:value-type="currency" office:currency="EUR" office:value="42998800" calcext:value-type="currency">
            <text:p>42 998 800 €</text:p>
          </table:table-cell>
          <table:table-cell table:style-name="ce12" table:formula="of:=(qtdoses*pvpdose*7)*[.E318]+[.D317]" office:value-type="currency" office:currency="EUR" office:value="48358800" calcext:value-type="currency">
            <text:p>48 358 800 €</text:p>
          </table:table-cell>
          <table:table-cell table:style-name="ce20" office:value-type="string" calcext:value-type="string">
            <text:p>303</text:p>
          </table:table-cell>
          <table:table-cell table:number-columns-repeated="1019"/>
        </table:table-row>
        <table:table-row table:style-name="ro13">
          <table:table-cell table:style-name="ce7" table:formula="of:=[.A318]+7" office:value-type="date" office:date-value="2025-10-29" calcext:value-type="date">
            <text:p>2025-10-29</text:p>
          </table:table-cell>
          <table:table-cell table:style-name="ce12" table:formula="of:=(-cpcu)*[.E319]+[.D319]" office:value-type="currency" office:currency="EUR" office:value="42598000" calcext:value-type="currency">
            <text:p>42 598 000 €</text:p>
          </table:table-cell>
          <table:table-cell table:style-name="ce12" table:formula="of:=financ-custoprot-custofab+[.B319]" office:value-type="currency" office:currency="EUR" office:value="43298000" calcext:value-type="currency">
            <text:p>43 298 000 €</text:p>
          </table:table-cell>
          <table:table-cell table:style-name="ce12" table:formula="of:=(qtdoses*pvpdose*7)*[.E319]+[.D318]" office:value-type="currency" office:currency="EUR" office:value="48678000" calcext:value-type="currency">
            <text:p>48 678 000 €</text:p>
          </table:table-cell>
          <table:table-cell table:style-name="ce20" office:value-type="string" calcext:value-type="string">
            <text:p>304</text:p>
          </table:table-cell>
          <table:table-cell table:number-columns-repeated="1019"/>
        </table:table-row>
        <table:table-row table:style-name="ro13">
          <table:table-cell table:style-name="ce7" table:formula="of:=[.A319]+7" office:value-type="date" office:date-value="2025-11-05" calcext:value-type="date">
            <text:p>2025-11-05</text:p>
          </table:table-cell>
          <table:table-cell table:style-name="ce12" table:formula="of:=(-cpcu)*[.E320]+[.D320]" office:value-type="currency" office:currency="EUR" office:value="42898250" calcext:value-type="currency">
            <text:p>42 898 250 €</text:p>
          </table:table-cell>
          <table:table-cell table:style-name="ce12" table:formula="of:=financ-custoprot-custofab+[.B320]" office:value-type="currency" office:currency="EUR" office:value="43598250" calcext:value-type="currency">
            <text:p>43 598 250 €</text:p>
          </table:table-cell>
          <table:table-cell table:style-name="ce12" table:formula="of:=(qtdoses*pvpdose*7)*[.E320]+[.D319]" office:value-type="currency" office:currency="EUR" office:value="48998250" calcext:value-type="currency">
            <text:p>48 998 250 €</text:p>
          </table:table-cell>
          <table:table-cell table:style-name="ce20" office:value-type="string" calcext:value-type="string">
            <text:p>305</text:p>
          </table:table-cell>
          <table:table-cell table:number-columns-repeated="1019"/>
        </table:table-row>
        <table:table-row table:style-name="ro13">
          <table:table-cell table:style-name="ce7" table:formula="of:=[.A320]+7" office:value-type="date" office:date-value="2025-11-12" calcext:value-type="date">
            <text:p>2025-11-12</text:p>
          </table:table-cell>
          <table:table-cell table:style-name="ce12" table:formula="of:=(-cpcu)*[.E321]+[.D321]" office:value-type="currency" office:currency="EUR" office:value="43199550" calcext:value-type="currency">
            <text:p>43 199 550 €</text:p>
          </table:table-cell>
          <table:table-cell table:style-name="ce12" table:formula="of:=financ-custoprot-custofab+[.B321]" office:value-type="currency" office:currency="EUR" office:value="43899550" calcext:value-type="currency">
            <text:p>43 899 550 €</text:p>
          </table:table-cell>
          <table:table-cell table:style-name="ce12" table:formula="of:=(qtdoses*pvpdose*7)*[.E321]+[.D320]" office:value-type="currency" office:currency="EUR" office:value="49319550" calcext:value-type="currency">
            <text:p>49 319 550 €</text:p>
          </table:table-cell>
          <table:table-cell table:style-name="ce20" office:value-type="string" calcext:value-type="string">
            <text:p>306</text:p>
          </table:table-cell>
          <table:table-cell table:number-columns-repeated="1019"/>
        </table:table-row>
        <table:table-row table:style-name="ro13">
          <table:table-cell table:style-name="ce7" table:formula="of:=[.A321]+7" office:value-type="date" office:date-value="2025-11-19" calcext:value-type="date">
            <text:p>2025-11-19</text:p>
          </table:table-cell>
          <table:table-cell table:style-name="ce12" table:formula="of:=(-cpcu)*[.E322]+[.D322]" office:value-type="currency" office:currency="EUR" office:value="43501900" calcext:value-type="currency">
            <text:p>43 501 900 €</text:p>
          </table:table-cell>
          <table:table-cell table:style-name="ce12" table:formula="of:=financ-custoprot-custofab+[.B322]" office:value-type="currency" office:currency="EUR" office:value="44201900" calcext:value-type="currency">
            <text:p>44 201 900 €</text:p>
          </table:table-cell>
          <table:table-cell table:style-name="ce12" table:formula="of:=(qtdoses*pvpdose*7)*[.E322]+[.D321]" office:value-type="currency" office:currency="EUR" office:value="49641900" calcext:value-type="currency">
            <text:p>49 641 900 €</text:p>
          </table:table-cell>
          <table:table-cell table:style-name="ce20" office:value-type="string" calcext:value-type="string">
            <text:p>307</text:p>
          </table:table-cell>
          <table:table-cell table:number-columns-repeated="1019"/>
        </table:table-row>
        <table:table-row table:style-name="ro13">
          <table:table-cell table:style-name="ce7" table:formula="of:=[.A322]+7" office:value-type="date" office:date-value="2025-11-26" calcext:value-type="date">
            <text:p>2025-11-26</text:p>
          </table:table-cell>
          <table:table-cell table:style-name="ce12" table:formula="of:=(-cpcu)*[.E323]+[.D323]" office:value-type="currency" office:currency="EUR" office:value="43805300" calcext:value-type="currency">
            <text:p>43 805 300 €</text:p>
          </table:table-cell>
          <table:table-cell table:style-name="ce12" table:formula="of:=financ-custoprot-custofab+[.B323]" office:value-type="currency" office:currency="EUR" office:value="44505300" calcext:value-type="currency">
            <text:p>44 505 300 €</text:p>
          </table:table-cell>
          <table:table-cell table:style-name="ce12" table:formula="of:=(qtdoses*pvpdose*7)*[.E323]+[.D322]" office:value-type="currency" office:currency="EUR" office:value="49965300" calcext:value-type="currency">
            <text:p>49 965 300 €</text:p>
          </table:table-cell>
          <table:table-cell table:style-name="ce20" office:value-type="string" calcext:value-type="string">
            <text:p>308</text:p>
          </table:table-cell>
          <table:table-cell table:number-columns-repeated="1019"/>
        </table:table-row>
        <table:table-row table:style-name="ro13">
          <table:table-cell table:style-name="ce7" table:formula="of:=[.A323]+7" office:value-type="date" office:date-value="2025-12-03" calcext:value-type="date">
            <text:p>2025-12-03</text:p>
          </table:table-cell>
          <table:table-cell table:style-name="ce12" table:formula="of:=(-cpcu)*[.E324]+[.D324]" office:value-type="currency" office:currency="EUR" office:value="44109750" calcext:value-type="currency">
            <text:p>44 109 750 €</text:p>
          </table:table-cell>
          <table:table-cell table:style-name="ce12" table:formula="of:=financ-custoprot-custofab+[.B324]" office:value-type="currency" office:currency="EUR" office:value="44809750" calcext:value-type="currency">
            <text:p>44 809 750 €</text:p>
          </table:table-cell>
          <table:table-cell table:style-name="ce12" table:formula="of:=(qtdoses*pvpdose*7)*[.E324]+[.D323]" office:value-type="currency" office:currency="EUR" office:value="50289750" calcext:value-type="currency">
            <text:p>50 289 750 €</text:p>
          </table:table-cell>
          <table:table-cell table:style-name="ce20" office:value-type="string" calcext:value-type="string">
            <text:p>309</text:p>
          </table:table-cell>
          <table:table-cell table:number-columns-repeated="1019"/>
        </table:table-row>
        <table:table-row table:style-name="ro13">
          <table:table-cell table:style-name="ce7" table:formula="of:=[.A324]+7" office:value-type="date" office:date-value="2025-12-10" calcext:value-type="date">
            <text:p>2025-12-10</text:p>
          </table:table-cell>
          <table:table-cell table:style-name="ce12" table:formula="of:=(-cpcu)*[.E325]+[.D325]" office:value-type="currency" office:currency="EUR" office:value="44415250" calcext:value-type="currency">
            <text:p>44 415 250 €</text:p>
          </table:table-cell>
          <table:table-cell table:style-name="ce12" table:formula="of:=financ-custoprot-custofab+[.B325]" office:value-type="currency" office:currency="EUR" office:value="45115250" calcext:value-type="currency">
            <text:p>45 115 250 €</text:p>
          </table:table-cell>
          <table:table-cell table:style-name="ce12" table:formula="of:=(qtdoses*pvpdose*7)*[.E325]+[.D324]" office:value-type="currency" office:currency="EUR" office:value="50615250" calcext:value-type="currency">
            <text:p>50 615 250 €</text:p>
          </table:table-cell>
          <table:table-cell table:style-name="ce20" office:value-type="string" calcext:value-type="string">
            <text:p>310</text:p>
          </table:table-cell>
          <table:table-cell table:number-columns-repeated="1019"/>
        </table:table-row>
        <table:table-row table:style-name="ro13">
          <table:table-cell table:style-name="ce7" table:formula="of:=[.A325]+7" office:value-type="date" office:date-value="2025-12-17" calcext:value-type="date">
            <text:p>2025-12-17</text:p>
          </table:table-cell>
          <table:table-cell table:style-name="ce12" table:formula="of:=(-cpcu)*[.E326]+[.D326]" office:value-type="currency" office:currency="EUR" office:value="44721800" calcext:value-type="currency">
            <text:p>44 721 800 €</text:p>
          </table:table-cell>
          <table:table-cell table:style-name="ce12" table:formula="of:=financ-custoprot-custofab+[.B326]" office:value-type="currency" office:currency="EUR" office:value="45421800" calcext:value-type="currency">
            <text:p>45 421 800 €</text:p>
          </table:table-cell>
          <table:table-cell table:style-name="ce12" table:formula="of:=(qtdoses*pvpdose*7)*[.E326]+[.D325]" office:value-type="currency" office:currency="EUR" office:value="50941800" calcext:value-type="currency">
            <text:p>50 941 800 €</text:p>
          </table:table-cell>
          <table:table-cell table:style-name="ce20" office:value-type="string" calcext:value-type="string">
            <text:p>311</text:p>
          </table:table-cell>
          <table:table-cell table:number-columns-repeated="1019"/>
        </table:table-row>
        <table:table-row table:style-name="ro13">
          <table:table-cell table:style-name="ce7" table:formula="of:=[.A326]+7" office:value-type="date" office:date-value="2025-12-24" calcext:value-type="date">
            <text:p>2025-12-24</text:p>
          </table:table-cell>
          <table:table-cell table:style-name="ce12" table:formula="of:=(-cpcu)*[.E327]+[.D327]" office:value-type="currency" office:currency="EUR" office:value="45029400" calcext:value-type="currency">
            <text:p>45 029 400 €</text:p>
          </table:table-cell>
          <table:table-cell table:style-name="ce12" table:formula="of:=financ-custoprot-custofab+[.B327]" office:value-type="currency" office:currency="EUR" office:value="45729400" calcext:value-type="currency">
            <text:p>45 729 400 €</text:p>
          </table:table-cell>
          <table:table-cell table:style-name="ce12" table:formula="of:=(qtdoses*pvpdose*7)*[.E327]+[.D326]" office:value-type="currency" office:currency="EUR" office:value="51269400" calcext:value-type="currency">
            <text:p>51 269 400 €</text:p>
          </table:table-cell>
          <table:table-cell table:style-name="ce20" office:value-type="string" calcext:value-type="string">
            <text:p>312</text:p>
          </table:table-cell>
          <table:table-cell table:number-columns-repeated="1019"/>
        </table:table-row>
        <table:table-row table:style-name="ro13">
          <table:table-cell table:style-name="ce7" table:formula="of:=[.A327]+7" office:value-type="date" office:date-value="2025-12-31" calcext:value-type="date">
            <text:p>2025-12-31</text:p>
          </table:table-cell>
          <table:table-cell table:style-name="ce12" table:formula="of:=(-cpcu)*[.E328]+[.D328]" office:value-type="currency" office:currency="EUR" office:value="45338050" calcext:value-type="currency">
            <text:p>45 338 050 €</text:p>
          </table:table-cell>
          <table:table-cell table:style-name="ce12" table:formula="of:=financ-custoprot-custofab+[.B328]" office:value-type="currency" office:currency="EUR" office:value="46038050" calcext:value-type="currency">
            <text:p>46 038 050 €</text:p>
          </table:table-cell>
          <table:table-cell table:style-name="ce12" table:formula="of:=(qtdoses*pvpdose*7)*[.E328]+[.D327]" office:value-type="currency" office:currency="EUR" office:value="51598050" calcext:value-type="currency">
            <text:p>51 598 050 €</text:p>
          </table:table-cell>
          <table:table-cell table:style-name="ce20" office:value-type="string" calcext:value-type="string">
            <text:p>313</text:p>
          </table:table-cell>
          <table:table-cell table:number-columns-repeated="1019"/>
        </table:table-row>
        <table:table-row table:style-name="ro13">
          <table:table-cell table:style-name="ce7" table:formula="of:=[.A328]+7" office:value-type="date" office:date-value="2026-01-07" calcext:value-type="date">
            <text:p>2026-01-07</text:p>
          </table:table-cell>
          <table:table-cell table:style-name="ce12" table:formula="of:=(-cpcu)*[.E329]+[.D329]" office:value-type="currency" office:currency="EUR" office:value="45647750" calcext:value-type="currency">
            <text:p>45 647 750 €</text:p>
          </table:table-cell>
          <table:table-cell table:style-name="ce12" table:formula="of:=financ-custoprot-custofab+[.B329]" office:value-type="currency" office:currency="EUR" office:value="46347750" calcext:value-type="currency">
            <text:p>46 347 750 €</text:p>
          </table:table-cell>
          <table:table-cell table:style-name="ce12" table:formula="of:=(qtdoses*pvpdose*7)*[.E329]+[.D328]" office:value-type="currency" office:currency="EUR" office:value="51927750" calcext:value-type="currency">
            <text:p>51 927 750 €</text:p>
          </table:table-cell>
          <table:table-cell table:style-name="ce20" office:value-type="string" calcext:value-type="string">
            <text:p>314</text:p>
          </table:table-cell>
          <table:table-cell table:number-columns-repeated="1019"/>
        </table:table-row>
        <table:table-row table:style-name="ro13">
          <table:table-cell table:style-name="ce7" table:formula="of:=[.A329]+7" office:value-type="date" office:date-value="2026-01-14" calcext:value-type="date">
            <text:p>2026-01-14</text:p>
          </table:table-cell>
          <table:table-cell table:style-name="ce12" table:formula="of:=(-cpcu)*[.E330]+[.D330]" office:value-type="currency" office:currency="EUR" office:value="45958500" calcext:value-type="currency">
            <text:p>45 958 500 €</text:p>
          </table:table-cell>
          <table:table-cell table:style-name="ce12" table:formula="of:=financ-custoprot-custofab+[.B330]" office:value-type="currency" office:currency="EUR" office:value="46658500" calcext:value-type="currency">
            <text:p>46 658 500 €</text:p>
          </table:table-cell>
          <table:table-cell table:style-name="ce12" table:formula="of:=(qtdoses*pvpdose*7)*[.E330]+[.D329]" office:value-type="currency" office:currency="EUR" office:value="52258500" calcext:value-type="currency">
            <text:p>52 258 500 €</text:p>
          </table:table-cell>
          <table:table-cell table:style-name="ce20" office:value-type="string" calcext:value-type="string">
            <text:p>315</text:p>
          </table:table-cell>
          <table:table-cell table:number-columns-repeated="1019"/>
        </table:table-row>
        <table:table-row table:style-name="ro13">
          <table:table-cell table:style-name="ce7" table:formula="of:=[.A330]+7" office:value-type="date" office:date-value="2026-01-21" calcext:value-type="date">
            <text:p>2026-01-21</text:p>
          </table:table-cell>
          <table:table-cell table:style-name="ce12" table:formula="of:=(-cpcu)*[.E331]+[.D331]" office:value-type="currency" office:currency="EUR" office:value="46270300" calcext:value-type="currency">
            <text:p>46 270 300 €</text:p>
          </table:table-cell>
          <table:table-cell table:style-name="ce12" table:formula="of:=financ-custoprot-custofab+[.B331]" office:value-type="currency" office:currency="EUR" office:value="46970300" calcext:value-type="currency">
            <text:p>46 970 300 €</text:p>
          </table:table-cell>
          <table:table-cell table:style-name="ce12" table:formula="of:=(qtdoses*pvpdose*7)*[.E331]+[.D330]" office:value-type="currency" office:currency="EUR" office:value="52590300" calcext:value-type="currency">
            <text:p>52 590 300 €</text:p>
          </table:table-cell>
          <table:table-cell table:style-name="ce20" office:value-type="string" calcext:value-type="string">
            <text:p>316</text:p>
          </table:table-cell>
          <table:table-cell table:number-columns-repeated="1019"/>
        </table:table-row>
        <table:table-row table:style-name="ro13">
          <table:table-cell table:style-name="ce7" table:formula="of:=[.A331]+7" office:value-type="date" office:date-value="2026-01-28" calcext:value-type="date">
            <text:p>2026-01-28</text:p>
          </table:table-cell>
          <table:table-cell table:style-name="ce12" table:formula="of:=(-cpcu)*[.E332]+[.D332]" office:value-type="currency" office:currency="EUR" office:value="46583150" calcext:value-type="currency">
            <text:p>46 583 150 €</text:p>
          </table:table-cell>
          <table:table-cell table:style-name="ce12" table:formula="of:=financ-custoprot-custofab+[.B332]" office:value-type="currency" office:currency="EUR" office:value="47283150" calcext:value-type="currency">
            <text:p>47 283 150 €</text:p>
          </table:table-cell>
          <table:table-cell table:style-name="ce12" table:formula="of:=(qtdoses*pvpdose*7)*[.E332]+[.D331]" office:value-type="currency" office:currency="EUR" office:value="52923150" calcext:value-type="currency">
            <text:p>52 923 150 €</text:p>
          </table:table-cell>
          <table:table-cell table:style-name="ce20" office:value-type="string" calcext:value-type="string">
            <text:p>317</text:p>
          </table:table-cell>
          <table:table-cell table:number-columns-repeated="1019"/>
        </table:table-row>
        <table:table-row table:style-name="ro13">
          <table:table-cell table:style-name="ce7" table:formula="of:=[.A332]+7" office:value-type="date" office:date-value="2026-02-04" calcext:value-type="date">
            <text:p>2026-02-04</text:p>
          </table:table-cell>
          <table:table-cell table:style-name="ce12" table:formula="of:=(-cpcu)*[.E333]+[.D333]" office:value-type="currency" office:currency="EUR" office:value="46897050" calcext:value-type="currency">
            <text:p>46 897 050 €</text:p>
          </table:table-cell>
          <table:table-cell table:style-name="ce12" table:formula="of:=financ-custoprot-custofab+[.B333]" office:value-type="currency" office:currency="EUR" office:value="47597050" calcext:value-type="currency">
            <text:p>47 597 050 €</text:p>
          </table:table-cell>
          <table:table-cell table:style-name="ce12" table:formula="of:=(qtdoses*pvpdose*7)*[.E333]+[.D332]" office:value-type="currency" office:currency="EUR" office:value="53257050" calcext:value-type="currency">
            <text:p>53 257 050 €</text:p>
          </table:table-cell>
          <table:table-cell table:style-name="ce20" office:value-type="string" calcext:value-type="string">
            <text:p>318</text:p>
          </table:table-cell>
          <table:table-cell table:number-columns-repeated="1019"/>
        </table:table-row>
        <table:table-row table:style-name="ro13">
          <table:table-cell table:style-name="ce7" table:formula="of:=[.A333]+7" office:value-type="date" office:date-value="2026-02-11" calcext:value-type="date">
            <text:p>2026-02-11</text:p>
          </table:table-cell>
          <table:table-cell table:style-name="ce12" table:formula="of:=(-cpcu)*[.E334]+[.D334]" office:value-type="currency" office:currency="EUR" office:value="47212000" calcext:value-type="currency">
            <text:p>47 212 000 €</text:p>
          </table:table-cell>
          <table:table-cell table:style-name="ce12" table:formula="of:=financ-custoprot-custofab+[.B334]" office:value-type="currency" office:currency="EUR" office:value="47912000" calcext:value-type="currency">
            <text:p>47 912 000 €</text:p>
          </table:table-cell>
          <table:table-cell table:style-name="ce12" table:formula="of:=(qtdoses*pvpdose*7)*[.E334]+[.D333]" office:value-type="currency" office:currency="EUR" office:value="53592000" calcext:value-type="currency">
            <text:p>53 592 000 €</text:p>
          </table:table-cell>
          <table:table-cell table:style-name="ce20" office:value-type="string" calcext:value-type="string">
            <text:p>319</text:p>
          </table:table-cell>
          <table:table-cell table:number-columns-repeated="1019"/>
        </table:table-row>
        <table:table-row table:style-name="ro13">
          <table:table-cell table:style-name="ce7" table:formula="of:=[.A334]+7" office:value-type="date" office:date-value="2026-02-18" calcext:value-type="date">
            <text:p>2026-02-18</text:p>
          </table:table-cell>
          <table:table-cell table:style-name="ce12" table:formula="of:=(-cpcu)*[.E335]+[.D335]" office:value-type="currency" office:currency="EUR" office:value="47528000" calcext:value-type="currency">
            <text:p>47 528 000 €</text:p>
          </table:table-cell>
          <table:table-cell table:style-name="ce12" table:formula="of:=financ-custoprot-custofab+[.B335]" office:value-type="currency" office:currency="EUR" office:value="48228000" calcext:value-type="currency">
            <text:p>48 228 000 €</text:p>
          </table:table-cell>
          <table:table-cell table:style-name="ce12" table:formula="of:=(qtdoses*pvpdose*7)*[.E335]+[.D334]" office:value-type="currency" office:currency="EUR" office:value="53928000" calcext:value-type="currency">
            <text:p>53 928 000 €</text:p>
          </table:table-cell>
          <table:table-cell table:style-name="ce20" office:value-type="string" calcext:value-type="string">
            <text:p>320</text:p>
          </table:table-cell>
          <table:table-cell table:number-columns-repeated="1019"/>
        </table:table-row>
        <table:table-row table:style-name="ro13">
          <table:table-cell table:style-name="ce7" table:formula="of:=[.A335]+7" office:value-type="date" office:date-value="2026-02-25" calcext:value-type="date">
            <text:p>2026-02-25</text:p>
          </table:table-cell>
          <table:table-cell table:style-name="ce12" table:formula="of:=(-cpcu)*[.E336]+[.D336]" office:value-type="currency" office:currency="EUR" office:value="47845050" calcext:value-type="currency">
            <text:p>47 845 050 €</text:p>
          </table:table-cell>
          <table:table-cell table:style-name="ce12" table:formula="of:=financ-custoprot-custofab+[.B336]" office:value-type="currency" office:currency="EUR" office:value="48545050" calcext:value-type="currency">
            <text:p>48 545 050 €</text:p>
          </table:table-cell>
          <table:table-cell table:style-name="ce12" table:formula="of:=(qtdoses*pvpdose*7)*[.E336]+[.D335]" office:value-type="currency" office:currency="EUR" office:value="54265050" calcext:value-type="currency">
            <text:p>54 265 050 €</text:p>
          </table:table-cell>
          <table:table-cell table:style-name="ce20" office:value-type="string" calcext:value-type="string">
            <text:p>321</text:p>
          </table:table-cell>
          <table:table-cell table:number-columns-repeated="1019"/>
        </table:table-row>
        <table:table-row table:style-name="ro13">
          <table:table-cell table:style-name="ce7" table:formula="of:=[.A336]+7" office:value-type="date" office:date-value="2026-03-04" calcext:value-type="date">
            <text:p>2026-03-04</text:p>
          </table:table-cell>
          <table:table-cell table:style-name="ce12" table:formula="of:=(-cpcu)*[.E337]+[.D337]" office:value-type="currency" office:currency="EUR" office:value="48163150" calcext:value-type="currency">
            <text:p>48 163 150 €</text:p>
          </table:table-cell>
          <table:table-cell table:style-name="ce12" table:formula="of:=financ-custoprot-custofab+[.B337]" office:value-type="currency" office:currency="EUR" office:value="48863150" calcext:value-type="currency">
            <text:p>48 863 150 €</text:p>
          </table:table-cell>
          <table:table-cell table:style-name="ce12" table:formula="of:=(qtdoses*pvpdose*7)*[.E337]+[.D336]" office:value-type="currency" office:currency="EUR" office:value="54603150" calcext:value-type="currency">
            <text:p>54 603 150 €</text:p>
          </table:table-cell>
          <table:table-cell table:style-name="ce20" office:value-type="string" calcext:value-type="string">
            <text:p>322</text:p>
          </table:table-cell>
          <table:table-cell table:number-columns-repeated="1019"/>
        </table:table-row>
        <table:table-row table:style-name="ro13">
          <table:table-cell table:style-name="ce7" table:formula="of:=[.A337]+7" office:value-type="date" office:date-value="2026-03-11" calcext:value-type="date">
            <text:p>2026-03-11</text:p>
          </table:table-cell>
          <table:table-cell table:style-name="ce12" table:formula="of:=(-cpcu)*[.E338]+[.D338]" office:value-type="currency" office:currency="EUR" office:value="48482300" calcext:value-type="currency">
            <text:p>48 482 300 €</text:p>
          </table:table-cell>
          <table:table-cell table:style-name="ce12" table:formula="of:=financ-custoprot-custofab+[.B338]" office:value-type="currency" office:currency="EUR" office:value="49182300" calcext:value-type="currency">
            <text:p>49 182 300 €</text:p>
          </table:table-cell>
          <table:table-cell table:style-name="ce12" table:formula="of:=(qtdoses*pvpdose*7)*[.E338]+[.D337]" office:value-type="currency" office:currency="EUR" office:value="54942300" calcext:value-type="currency">
            <text:p>54 942 300 €</text:p>
          </table:table-cell>
          <table:table-cell table:style-name="ce20" office:value-type="string" calcext:value-type="string">
            <text:p>323</text:p>
          </table:table-cell>
          <table:table-cell table:number-columns-repeated="1019"/>
        </table:table-row>
        <table:table-row table:style-name="ro13">
          <table:table-cell table:style-name="ce7" table:formula="of:=[.A338]+7" office:value-type="date" office:date-value="2026-03-18" calcext:value-type="date">
            <text:p>2026-03-18</text:p>
          </table:table-cell>
          <table:table-cell table:style-name="ce12" table:formula="of:=(-cpcu)*[.E339]+[.D339]" office:value-type="currency" office:currency="EUR" office:value="48802500" calcext:value-type="currency">
            <text:p>48 802 500 €</text:p>
          </table:table-cell>
          <table:table-cell table:style-name="ce12" table:formula="of:=financ-custoprot-custofab+[.B339]" office:value-type="currency" office:currency="EUR" office:value="49502500" calcext:value-type="currency">
            <text:p>49 502 500 €</text:p>
          </table:table-cell>
          <table:table-cell table:style-name="ce12" table:formula="of:=(qtdoses*pvpdose*7)*[.E339]+[.D338]" office:value-type="currency" office:currency="EUR" office:value="55282500" calcext:value-type="currency">
            <text:p>55 282 500 €</text:p>
          </table:table-cell>
          <table:table-cell table:style-name="ce20" office:value-type="string" calcext:value-type="string">
            <text:p>324</text:p>
          </table:table-cell>
          <table:table-cell table:number-columns-repeated="1019"/>
        </table:table-row>
        <table:table-row table:style-name="ro13">
          <table:table-cell table:style-name="ce7" table:formula="of:=[.A339]+7" office:value-type="date" office:date-value="2026-03-25" calcext:value-type="date">
            <text:p>2026-03-25</text:p>
          </table:table-cell>
          <table:table-cell table:style-name="ce12" table:formula="of:=(-cpcu)*[.E340]+[.D340]" office:value-type="currency" office:currency="EUR" office:value="49123750" calcext:value-type="currency">
            <text:p>49 123 750 €</text:p>
          </table:table-cell>
          <table:table-cell table:style-name="ce12" table:formula="of:=financ-custoprot-custofab+[.B340]" office:value-type="currency" office:currency="EUR" office:value="49823750" calcext:value-type="currency">
            <text:p>49 823 750 €</text:p>
          </table:table-cell>
          <table:table-cell table:style-name="ce12" table:formula="of:=(qtdoses*pvpdose*7)*[.E340]+[.D339]" office:value-type="currency" office:currency="EUR" office:value="55623750" calcext:value-type="currency">
            <text:p>55 623 750 €</text:p>
          </table:table-cell>
          <table:table-cell table:style-name="ce20" office:value-type="string" calcext:value-type="string">
            <text:p>325</text:p>
          </table:table-cell>
          <table:table-cell table:number-columns-repeated="1019"/>
        </table:table-row>
        <table:table-row table:style-name="ro13">
          <table:table-cell table:style-name="ce7" table:formula="of:=[.A340]+7" office:value-type="date" office:date-value="2026-04-01" calcext:value-type="date">
            <text:p>2026-04-01</text:p>
          </table:table-cell>
          <table:table-cell table:style-name="ce12" table:formula="of:=(-cpcu)*[.E341]+[.D341]" office:value-type="currency" office:currency="EUR" office:value="49446050" calcext:value-type="currency">
            <text:p>49 446 050 €</text:p>
          </table:table-cell>
          <table:table-cell table:style-name="ce12" table:formula="of:=financ-custoprot-custofab+[.B341]" office:value-type="currency" office:currency="EUR" office:value="50146050" calcext:value-type="currency">
            <text:p>50 146 050 €</text:p>
          </table:table-cell>
          <table:table-cell table:style-name="ce12" table:formula="of:=(qtdoses*pvpdose*7)*[.E341]+[.D340]" office:value-type="currency" office:currency="EUR" office:value="55966050" calcext:value-type="currency">
            <text:p>55 966 050 €</text:p>
          </table:table-cell>
          <table:table-cell table:style-name="ce20" office:value-type="string" calcext:value-type="string">
            <text:p>326</text:p>
          </table:table-cell>
          <table:table-cell table:number-columns-repeated="1019"/>
        </table:table-row>
        <table:table-row table:style-name="ro13">
          <table:table-cell table:style-name="ce7" table:formula="of:=[.A341]+7" office:value-type="date" office:date-value="2026-04-08" calcext:value-type="date">
            <text:p>2026-04-08</text:p>
          </table:table-cell>
          <table:table-cell table:style-name="ce12" table:formula="of:=(-cpcu)*[.E342]+[.D342]" office:value-type="currency" office:currency="EUR" office:value="49769400" calcext:value-type="currency">
            <text:p>49 769 400 €</text:p>
          </table:table-cell>
          <table:table-cell table:style-name="ce12" table:formula="of:=financ-custoprot-custofab+[.B342]" office:value-type="currency" office:currency="EUR" office:value="50469400" calcext:value-type="currency">
            <text:p>50 469 400 €</text:p>
          </table:table-cell>
          <table:table-cell table:style-name="ce12" table:formula="of:=(qtdoses*pvpdose*7)*[.E342]+[.D341]" office:value-type="currency" office:currency="EUR" office:value="56309400" calcext:value-type="currency">
            <text:p>56 309 400 €</text:p>
          </table:table-cell>
          <table:table-cell table:style-name="ce20" office:value-type="string" calcext:value-type="string">
            <text:p>327</text:p>
          </table:table-cell>
          <table:table-cell table:number-columns-repeated="1019"/>
        </table:table-row>
        <table:table-row table:style-name="ro13">
          <table:table-cell table:style-name="ce7" table:formula="of:=[.A342]+7" office:value-type="date" office:date-value="2026-04-15" calcext:value-type="date">
            <text:p>2026-04-15</text:p>
          </table:table-cell>
          <table:table-cell table:style-name="ce12" table:formula="of:=(-cpcu)*[.E343]+[.D343]" office:value-type="currency" office:currency="EUR" office:value="50093800" calcext:value-type="currency">
            <text:p>50 093 800 €</text:p>
          </table:table-cell>
          <table:table-cell table:style-name="ce12" table:formula="of:=financ-custoprot-custofab+[.B343]" office:value-type="currency" office:currency="EUR" office:value="50793800" calcext:value-type="currency">
            <text:p>50 793 800 €</text:p>
          </table:table-cell>
          <table:table-cell table:style-name="ce12" table:formula="of:=(qtdoses*pvpdose*7)*[.E343]+[.D342]" office:value-type="currency" office:currency="EUR" office:value="56653800" calcext:value-type="currency">
            <text:p>56 653 800 €</text:p>
          </table:table-cell>
          <table:table-cell table:style-name="ce20" office:value-type="string" calcext:value-type="string">
            <text:p>328</text:p>
          </table:table-cell>
          <table:table-cell table:number-columns-repeated="1019"/>
        </table:table-row>
        <table:table-row table:style-name="ro13">
          <table:table-cell table:style-name="ce7" table:formula="of:=[.A343]+7" office:value-type="date" office:date-value="2026-04-22" calcext:value-type="date">
            <text:p>2026-04-22</text:p>
          </table:table-cell>
          <table:table-cell table:style-name="ce12" table:formula="of:=(-cpcu)*[.E344]+[.D344]" office:value-type="currency" office:currency="EUR" office:value="50419250" calcext:value-type="currency">
            <text:p>50 419 250 €</text:p>
          </table:table-cell>
          <table:table-cell table:style-name="ce12" table:formula="of:=financ-custoprot-custofab+[.B344]" office:value-type="currency" office:currency="EUR" office:value="51119250" calcext:value-type="currency">
            <text:p>51 119 250 €</text:p>
          </table:table-cell>
          <table:table-cell table:style-name="ce12" table:formula="of:=(qtdoses*pvpdose*7)*[.E344]+[.D343]" office:value-type="currency" office:currency="EUR" office:value="56999250" calcext:value-type="currency">
            <text:p>56 999 250 €</text:p>
          </table:table-cell>
          <table:table-cell table:style-name="ce20" office:value-type="string" calcext:value-type="string">
            <text:p>329</text:p>
          </table:table-cell>
          <table:table-cell table:number-columns-repeated="1019"/>
        </table:table-row>
        <table:table-row table:style-name="ro13">
          <table:table-cell table:style-name="ce7" table:formula="of:=[.A344]+7" office:value-type="date" office:date-value="2026-04-29" calcext:value-type="date">
            <text:p>2026-04-29</text:p>
          </table:table-cell>
          <table:table-cell table:style-name="ce12" table:formula="of:=(-cpcu)*[.E345]+[.D345]" office:value-type="currency" office:currency="EUR" office:value="50745750" calcext:value-type="currency">
            <text:p>50 745 750 €</text:p>
          </table:table-cell>
          <table:table-cell table:style-name="ce12" table:formula="of:=financ-custoprot-custofab+[.B345]" office:value-type="currency" office:currency="EUR" office:value="51445750" calcext:value-type="currency">
            <text:p>51 445 750 €</text:p>
          </table:table-cell>
          <table:table-cell table:style-name="ce12" table:formula="of:=(qtdoses*pvpdose*7)*[.E345]+[.D344]" office:value-type="currency" office:currency="EUR" office:value="57345750" calcext:value-type="currency">
            <text:p>57 345 750 €</text:p>
          </table:table-cell>
          <table:table-cell table:style-name="ce20" office:value-type="string" calcext:value-type="string">
            <text:p>330</text:p>
          </table:table-cell>
          <table:table-cell table:number-columns-repeated="1019"/>
        </table:table-row>
        <table:table-row table:style-name="ro13">
          <table:table-cell table:style-name="ce7" table:formula="of:=[.A345]+7" office:value-type="date" office:date-value="2026-05-06" calcext:value-type="date">
            <text:p>2026-05-06</text:p>
          </table:table-cell>
          <table:table-cell table:style-name="ce12" table:formula="of:=(-cpcu)*[.E346]+[.D346]" office:value-type="currency" office:currency="EUR" office:value="51073300" calcext:value-type="currency">
            <text:p>51 073 300 €</text:p>
          </table:table-cell>
          <table:table-cell table:style-name="ce12" table:formula="of:=financ-custoprot-custofab+[.B346]" office:value-type="currency" office:currency="EUR" office:value="51773300" calcext:value-type="currency">
            <text:p>51 773 300 €</text:p>
          </table:table-cell>
          <table:table-cell table:style-name="ce12" table:formula="of:=(qtdoses*pvpdose*7)*[.E346]+[.D345]" office:value-type="currency" office:currency="EUR" office:value="57693300" calcext:value-type="currency">
            <text:p>57 693 300 €</text:p>
          </table:table-cell>
          <table:table-cell table:style-name="ce20" office:value-type="string" calcext:value-type="string">
            <text:p>331</text:p>
          </table:table-cell>
          <table:table-cell table:number-columns-repeated="1019"/>
        </table:table-row>
        <table:table-row table:style-name="ro13">
          <table:table-cell table:style-name="ce7" table:formula="of:=[.A346]+7" office:value-type="date" office:date-value="2026-05-13" calcext:value-type="date">
            <text:p>2026-05-13</text:p>
          </table:table-cell>
          <table:table-cell table:style-name="ce12" table:formula="of:=(-cpcu)*[.E347]+[.D347]" office:value-type="currency" office:currency="EUR" office:value="51401900" calcext:value-type="currency">
            <text:p>51 401 900 €</text:p>
          </table:table-cell>
          <table:table-cell table:style-name="ce12" table:formula="of:=financ-custoprot-custofab+[.B347]" office:value-type="currency" office:currency="EUR" office:value="52101900" calcext:value-type="currency">
            <text:p>52 101 900 €</text:p>
          </table:table-cell>
          <table:table-cell table:style-name="ce12" table:formula="of:=(qtdoses*pvpdose*7)*[.E347]+[.D346]" office:value-type="currency" office:currency="EUR" office:value="58041900" calcext:value-type="currency">
            <text:p>58 041 900 €</text:p>
          </table:table-cell>
          <table:table-cell table:style-name="ce20" office:value-type="string" calcext:value-type="string">
            <text:p>332</text:p>
          </table:table-cell>
          <table:table-cell table:number-columns-repeated="1019"/>
        </table:table-row>
        <table:table-row table:style-name="ro13">
          <table:table-cell table:style-name="ce7" table:formula="of:=[.A347]+7" office:value-type="date" office:date-value="2026-05-20" calcext:value-type="date">
            <text:p>2026-05-20</text:p>
          </table:table-cell>
          <table:table-cell table:style-name="ce12" table:formula="of:=(-cpcu)*[.E348]+[.D348]" office:value-type="currency" office:currency="EUR" office:value="51731550" calcext:value-type="currency">
            <text:p>51 731 550 €</text:p>
          </table:table-cell>
          <table:table-cell table:style-name="ce12" table:formula="of:=financ-custoprot-custofab+[.B348]" office:value-type="currency" office:currency="EUR" office:value="52431550" calcext:value-type="currency">
            <text:p>52 431 550 €</text:p>
          </table:table-cell>
          <table:table-cell table:style-name="ce12" table:formula="of:=(qtdoses*pvpdose*7)*[.E348]+[.D347]" office:value-type="currency" office:currency="EUR" office:value="58391550" calcext:value-type="currency">
            <text:p>58 391 550 €</text:p>
          </table:table-cell>
          <table:table-cell table:style-name="ce20" office:value-type="string" calcext:value-type="string">
            <text:p>333</text:p>
          </table:table-cell>
          <table:table-cell table:number-columns-repeated="1019"/>
        </table:table-row>
        <table:table-row table:style-name="ro13">
          <table:table-cell table:style-name="ce7" table:formula="of:=[.A348]+7" office:value-type="date" office:date-value="2026-05-27" calcext:value-type="date">
            <text:p>2026-05-27</text:p>
          </table:table-cell>
          <table:table-cell table:style-name="ce12" table:formula="of:=(-cpcu)*[.E349]+[.D349]" office:value-type="currency" office:currency="EUR" office:value="52062250" calcext:value-type="currency">
            <text:p>52 062 250 €</text:p>
          </table:table-cell>
          <table:table-cell table:style-name="ce12" table:formula="of:=financ-custoprot-custofab+[.B349]" office:value-type="currency" office:currency="EUR" office:value="52762250" calcext:value-type="currency">
            <text:p>52 762 250 €</text:p>
          </table:table-cell>
          <table:table-cell table:style-name="ce12" table:formula="of:=(qtdoses*pvpdose*7)*[.E349]+[.D348]" office:value-type="currency" office:currency="EUR" office:value="58742250" calcext:value-type="currency">
            <text:p>58 742 250 €</text:p>
          </table:table-cell>
          <table:table-cell table:style-name="ce20" office:value-type="string" calcext:value-type="string">
            <text:p>334</text:p>
          </table:table-cell>
          <table:table-cell table:number-columns-repeated="1019"/>
        </table:table-row>
        <table:table-row table:style-name="ro13">
          <table:table-cell table:style-name="ce7" table:formula="of:=[.A349]+7" office:value-type="date" office:date-value="2026-06-03" calcext:value-type="date">
            <text:p>2026-06-03</text:p>
          </table:table-cell>
          <table:table-cell table:style-name="ce12" table:formula="of:=(-cpcu)*[.E350]+[.D350]" office:value-type="currency" office:currency="EUR" office:value="52394000" calcext:value-type="currency">
            <text:p>52 394 000 €</text:p>
          </table:table-cell>
          <table:table-cell table:style-name="ce12" table:formula="of:=financ-custoprot-custofab+[.B350]" office:value-type="currency" office:currency="EUR" office:value="53094000" calcext:value-type="currency">
            <text:p>53 094 000 €</text:p>
          </table:table-cell>
          <table:table-cell table:style-name="ce12" table:formula="of:=(qtdoses*pvpdose*7)*[.E350]+[.D349]" office:value-type="currency" office:currency="EUR" office:value="59094000" calcext:value-type="currency">
            <text:p>59 094 000 €</text:p>
          </table:table-cell>
          <table:table-cell table:style-name="ce20" office:value-type="string" calcext:value-type="string">
            <text:p>335</text:p>
          </table:table-cell>
          <table:table-cell table:number-columns-repeated="1019"/>
        </table:table-row>
        <table:table-row table:style-name="ro13">
          <table:table-cell table:style-name="ce7" table:formula="of:=[.A350]+7" office:value-type="date" office:date-value="2026-06-10" calcext:value-type="date">
            <text:p>2026-06-10</text:p>
          </table:table-cell>
          <table:table-cell table:style-name="ce12" table:formula="of:=(-cpcu)*[.E351]+[.D351]" office:value-type="currency" office:currency="EUR" office:value="52726800" calcext:value-type="currency">
            <text:p>52 726 800 €</text:p>
          </table:table-cell>
          <table:table-cell table:style-name="ce12" table:formula="of:=financ-custoprot-custofab+[.B351]" office:value-type="currency" office:currency="EUR" office:value="53426800" calcext:value-type="currency">
            <text:p>53 426 800 €</text:p>
          </table:table-cell>
          <table:table-cell table:style-name="ce12" table:formula="of:=(qtdoses*pvpdose*7)*[.E351]+[.D350]" office:value-type="currency" office:currency="EUR" office:value="59446800" calcext:value-type="currency">
            <text:p>59 446 800 €</text:p>
          </table:table-cell>
          <table:table-cell table:style-name="ce20" office:value-type="string" calcext:value-type="string">
            <text:p>336</text:p>
          </table:table-cell>
          <table:table-cell table:number-columns-repeated="1019"/>
        </table:table-row>
        <table:table-row table:style-name="ro13">
          <table:table-cell table:style-name="ce7" table:formula="of:=[.A351]+7" office:value-type="date" office:date-value="2026-06-17" calcext:value-type="date">
            <text:p>2026-06-17</text:p>
          </table:table-cell>
          <table:table-cell table:style-name="ce12" table:formula="of:=(-cpcu)*[.E352]+[.D352]" office:value-type="currency" office:currency="EUR" office:value="53060650" calcext:value-type="currency">
            <text:p>53 060 650 €</text:p>
          </table:table-cell>
          <table:table-cell table:style-name="ce12" table:formula="of:=financ-custoprot-custofab+[.B352]" office:value-type="currency" office:currency="EUR" office:value="53760650" calcext:value-type="currency">
            <text:p>53 760 650 €</text:p>
          </table:table-cell>
          <table:table-cell table:style-name="ce12" table:formula="of:=(qtdoses*pvpdose*7)*[.E352]+[.D351]" office:value-type="currency" office:currency="EUR" office:value="59800650" calcext:value-type="currency">
            <text:p>59 800 650 €</text:p>
          </table:table-cell>
          <table:table-cell table:style-name="ce20" office:value-type="string" calcext:value-type="string">
            <text:p>337</text:p>
          </table:table-cell>
          <table:table-cell table:number-columns-repeated="1019"/>
        </table:table-row>
        <table:table-row table:style-name="ro13">
          <table:table-cell table:style-name="ce7" table:formula="of:=[.A352]+7" office:value-type="date" office:date-value="2026-06-24" calcext:value-type="date">
            <text:p>2026-06-24</text:p>
          </table:table-cell>
          <table:table-cell table:style-name="ce12" table:formula="of:=(-cpcu)*[.E353]+[.D353]" office:value-type="currency" office:currency="EUR" office:value="53395550" calcext:value-type="currency">
            <text:p>53 395 550 €</text:p>
          </table:table-cell>
          <table:table-cell table:style-name="ce12" table:formula="of:=financ-custoprot-custofab+[.B353]" office:value-type="currency" office:currency="EUR" office:value="54095550" calcext:value-type="currency">
            <text:p>54 095 550 €</text:p>
          </table:table-cell>
          <table:table-cell table:style-name="ce12" table:formula="of:=(qtdoses*pvpdose*7)*[.E353]+[.D352]" office:value-type="currency" office:currency="EUR" office:value="60155550" calcext:value-type="currency">
            <text:p>60 155 550 €</text:p>
          </table:table-cell>
          <table:table-cell table:style-name="ce20" office:value-type="string" calcext:value-type="string">
            <text:p>338</text:p>
          </table:table-cell>
          <table:table-cell table:number-columns-repeated="1019"/>
        </table:table-row>
        <table:table-row table:style-name="ro13">
          <table:table-cell table:style-name="ce7" table:formula="of:=[.A353]+7" office:value-type="date" office:date-value="2026-07-01" calcext:value-type="date">
            <text:p>2026-07-01</text:p>
          </table:table-cell>
          <table:table-cell table:style-name="ce12" table:formula="of:=(-cpcu)*[.E354]+[.D354]" office:value-type="currency" office:currency="EUR" office:value="53731500" calcext:value-type="currency">
            <text:p>53 731 500 €</text:p>
          </table:table-cell>
          <table:table-cell table:style-name="ce12" table:formula="of:=financ-custoprot-custofab+[.B354]" office:value-type="currency" office:currency="EUR" office:value="54431500" calcext:value-type="currency">
            <text:p>54 431 500 €</text:p>
          </table:table-cell>
          <table:table-cell table:style-name="ce12" table:formula="of:=(qtdoses*pvpdose*7)*[.E354]+[.D353]" office:value-type="currency" office:currency="EUR" office:value="60511500" calcext:value-type="currency">
            <text:p>60 511 500 €</text:p>
          </table:table-cell>
          <table:table-cell table:style-name="ce20" office:value-type="string" calcext:value-type="string">
            <text:p>339</text:p>
          </table:table-cell>
          <table:table-cell table:number-columns-repeated="1019"/>
        </table:table-row>
        <table:table-row table:style-name="ro13">
          <table:table-cell table:style-name="ce7" table:formula="of:=[.A354]+7" office:value-type="date" office:date-value="2026-07-08" calcext:value-type="date">
            <text:p>2026-07-08</text:p>
          </table:table-cell>
          <table:table-cell table:style-name="ce12" table:formula="of:=(-cpcu)*[.E355]+[.D355]" office:value-type="currency" office:currency="EUR" office:value="54068500" calcext:value-type="currency">
            <text:p>54 068 500 €</text:p>
          </table:table-cell>
          <table:table-cell table:style-name="ce12" table:formula="of:=financ-custoprot-custofab+[.B355]" office:value-type="currency" office:currency="EUR" office:value="54768500" calcext:value-type="currency">
            <text:p>54 768 500 €</text:p>
          </table:table-cell>
          <table:table-cell table:style-name="ce12" table:formula="of:=(qtdoses*pvpdose*7)*[.E355]+[.D354]" office:value-type="currency" office:currency="EUR" office:value="60868500" calcext:value-type="currency">
            <text:p>60 868 500 €</text:p>
          </table:table-cell>
          <table:table-cell table:style-name="ce20" office:value-type="string" calcext:value-type="string">
            <text:p>340</text:p>
          </table:table-cell>
          <table:table-cell table:number-columns-repeated="1019"/>
        </table:table-row>
        <table:table-row table:style-name="ro13">
          <table:table-cell table:style-name="ce7" table:formula="of:=[.A355]+7" office:value-type="date" office:date-value="2026-07-15" calcext:value-type="date">
            <text:p>2026-07-15</text:p>
          </table:table-cell>
          <table:table-cell table:style-name="ce12" table:formula="of:=(-cpcu)*[.E356]+[.D356]" office:value-type="currency" office:currency="EUR" office:value="54406550" calcext:value-type="currency">
            <text:p>54 406 550 €</text:p>
          </table:table-cell>
          <table:table-cell table:style-name="ce12" table:formula="of:=financ-custoprot-custofab+[.B356]" office:value-type="currency" office:currency="EUR" office:value="55106550" calcext:value-type="currency">
            <text:p>55 106 550 €</text:p>
          </table:table-cell>
          <table:table-cell table:style-name="ce12" table:formula="of:=(qtdoses*pvpdose*7)*[.E356]+[.D355]" office:value-type="currency" office:currency="EUR" office:value="61226550" calcext:value-type="currency">
            <text:p>61 226 550 €</text:p>
          </table:table-cell>
          <table:table-cell table:style-name="ce20" office:value-type="string" calcext:value-type="string">
            <text:p>341</text:p>
          </table:table-cell>
          <table:table-cell table:number-columns-repeated="1019"/>
        </table:table-row>
        <table:table-row table:style-name="ro13">
          <table:table-cell table:style-name="ce7" table:formula="of:=[.A356]+7" office:value-type="date" office:date-value="2026-07-22" calcext:value-type="date">
            <text:p>2026-07-22</text:p>
          </table:table-cell>
          <table:table-cell table:style-name="ce12" table:formula="of:=(-cpcu)*[.E357]+[.D357]" office:value-type="currency" office:currency="EUR" office:value="54745650" calcext:value-type="currency">
            <text:p>54 745 650 €</text:p>
          </table:table-cell>
          <table:table-cell table:style-name="ce12" table:formula="of:=financ-custoprot-custofab+[.B357]" office:value-type="currency" office:currency="EUR" office:value="55445650" calcext:value-type="currency">
            <text:p>55 445 650 €</text:p>
          </table:table-cell>
          <table:table-cell table:style-name="ce12" table:formula="of:=(qtdoses*pvpdose*7)*[.E357]+[.D356]" office:value-type="currency" office:currency="EUR" office:value="61585650" calcext:value-type="currency">
            <text:p>61 585 650 €</text:p>
          </table:table-cell>
          <table:table-cell table:style-name="ce20" office:value-type="string" calcext:value-type="string">
            <text:p>342</text:p>
          </table:table-cell>
          <table:table-cell table:number-columns-repeated="1019"/>
        </table:table-row>
        <table:table-row table:style-name="ro13">
          <table:table-cell table:style-name="ce7" table:formula="of:=[.A357]+7" office:value-type="date" office:date-value="2026-07-29" calcext:value-type="date">
            <text:p>2026-07-29</text:p>
          </table:table-cell>
          <table:table-cell table:style-name="ce12" table:formula="of:=(-cpcu)*[.E358]+[.D358]" office:value-type="currency" office:currency="EUR" office:value="55085800" calcext:value-type="currency">
            <text:p>55 085 800 €</text:p>
          </table:table-cell>
          <table:table-cell table:style-name="ce12" table:formula="of:=financ-custoprot-custofab+[.B358]" office:value-type="currency" office:currency="EUR" office:value="55785800" calcext:value-type="currency">
            <text:p>55 785 800 €</text:p>
          </table:table-cell>
          <table:table-cell table:style-name="ce12" table:formula="of:=(qtdoses*pvpdose*7)*[.E358]+[.D357]" office:value-type="currency" office:currency="EUR" office:value="61945800" calcext:value-type="currency">
            <text:p>61 945 800 €</text:p>
          </table:table-cell>
          <table:table-cell table:style-name="ce20" office:value-type="string" calcext:value-type="string">
            <text:p>343</text:p>
          </table:table-cell>
          <table:table-cell table:number-columns-repeated="1019"/>
        </table:table-row>
        <table:table-row table:style-name="ro13">
          <table:table-cell table:style-name="ce7" table:formula="of:=[.A358]+7" office:value-type="date" office:date-value="2026-08-05" calcext:value-type="date">
            <text:p>2026-08-05</text:p>
          </table:table-cell>
          <table:table-cell table:style-name="ce12" table:formula="of:=(-cpcu)*[.E359]+[.D359]" office:value-type="currency" office:currency="EUR" office:value="55427000" calcext:value-type="currency">
            <text:p>55 427 000 €</text:p>
          </table:table-cell>
          <table:table-cell table:style-name="ce12" table:formula="of:=financ-custoprot-custofab+[.B359]" office:value-type="currency" office:currency="EUR" office:value="56127000" calcext:value-type="currency">
            <text:p>56 127 000 €</text:p>
          </table:table-cell>
          <table:table-cell table:style-name="ce12" table:formula="of:=(qtdoses*pvpdose*7)*[.E359]+[.D358]" office:value-type="currency" office:currency="EUR" office:value="62307000" calcext:value-type="currency">
            <text:p>62 307 000 €</text:p>
          </table:table-cell>
          <table:table-cell table:style-name="ce20" office:value-type="string" calcext:value-type="string">
            <text:p>344</text:p>
          </table:table-cell>
          <table:table-cell table:number-columns-repeated="1019"/>
        </table:table-row>
        <table:table-row table:style-name="ro13">
          <table:table-cell table:style-name="ce7" table:formula="of:=[.A359]+7" office:value-type="date" office:date-value="2026-08-12" calcext:value-type="date">
            <text:p>2026-08-12</text:p>
          </table:table-cell>
          <table:table-cell table:style-name="ce12" table:formula="of:=(-cpcu)*[.E360]+[.D360]" office:value-type="currency" office:currency="EUR" office:value="55769250" calcext:value-type="currency">
            <text:p>55 769 250 €</text:p>
          </table:table-cell>
          <table:table-cell table:style-name="ce12" table:formula="of:=financ-custoprot-custofab+[.B360]" office:value-type="currency" office:currency="EUR" office:value="56469250" calcext:value-type="currency">
            <text:p>56 469 250 €</text:p>
          </table:table-cell>
          <table:table-cell table:style-name="ce12" table:formula="of:=(qtdoses*pvpdose*7)*[.E360]+[.D359]" office:value-type="currency" office:currency="EUR" office:value="62669250" calcext:value-type="currency">
            <text:p>62 669 250 €</text:p>
          </table:table-cell>
          <table:table-cell table:style-name="ce20" office:value-type="string" calcext:value-type="string">
            <text:p>345</text:p>
          </table:table-cell>
          <table:table-cell table:number-columns-repeated="1019"/>
        </table:table-row>
        <table:table-row table:style-name="ro13">
          <table:table-cell table:style-name="ce7" table:formula="of:=[.A360]+7" office:value-type="date" office:date-value="2026-08-19" calcext:value-type="date">
            <text:p>2026-08-19</text:p>
          </table:table-cell>
          <table:table-cell table:style-name="ce12" table:formula="of:=(-cpcu)*[.E361]+[.D361]" office:value-type="currency" office:currency="EUR" office:value="56112550" calcext:value-type="currency">
            <text:p>56 112 550 €</text:p>
          </table:table-cell>
          <table:table-cell table:style-name="ce12" table:formula="of:=financ-custoprot-custofab+[.B361]" office:value-type="currency" office:currency="EUR" office:value="56812550" calcext:value-type="currency">
            <text:p>56 812 550 €</text:p>
          </table:table-cell>
          <table:table-cell table:style-name="ce12" table:formula="of:=(qtdoses*pvpdose*7)*[.E361]+[.D360]" office:value-type="currency" office:currency="EUR" office:value="63032550" calcext:value-type="currency">
            <text:p>63 032 550 €</text:p>
          </table:table-cell>
          <table:table-cell table:style-name="ce20" office:value-type="string" calcext:value-type="string">
            <text:p>346</text:p>
          </table:table-cell>
          <table:table-cell table:number-columns-repeated="1019"/>
        </table:table-row>
        <table:table-row table:style-name="ro13">
          <table:table-cell table:style-name="ce7" table:formula="of:=[.A361]+7" office:value-type="date" office:date-value="2026-08-26" calcext:value-type="date">
            <text:p>2026-08-26</text:p>
          </table:table-cell>
          <table:table-cell table:style-name="ce12" table:formula="of:=(-cpcu)*[.E362]+[.D362]" office:value-type="currency" office:currency="EUR" office:value="56456900" calcext:value-type="currency">
            <text:p>56 456 900 €</text:p>
          </table:table-cell>
          <table:table-cell table:style-name="ce12" table:formula="of:=financ-custoprot-custofab+[.B362]" office:value-type="currency" office:currency="EUR" office:value="57156900" calcext:value-type="currency">
            <text:p>57 156 900 €</text:p>
          </table:table-cell>
          <table:table-cell table:style-name="ce12" table:formula="of:=(qtdoses*pvpdose*7)*[.E362]+[.D361]" office:value-type="currency" office:currency="EUR" office:value="63396900" calcext:value-type="currency">
            <text:p>63 396 900 €</text:p>
          </table:table-cell>
          <table:table-cell table:style-name="ce20" office:value-type="string" calcext:value-type="string">
            <text:p>347</text:p>
          </table:table-cell>
          <table:table-cell table:number-columns-repeated="1019"/>
        </table:table-row>
        <table:table-row table:style-name="ro13">
          <table:table-cell table:style-name="ce7" table:formula="of:=[.A362]+7" office:value-type="date" office:date-value="2026-09-02" calcext:value-type="date">
            <text:p>2026-09-02</text:p>
          </table:table-cell>
          <table:table-cell table:style-name="ce12" table:formula="of:=(-cpcu)*[.E363]+[.D363]" office:value-type="currency" office:currency="EUR" office:value="56802300" calcext:value-type="currency">
            <text:p>56 802 300 €</text:p>
          </table:table-cell>
          <table:table-cell table:style-name="ce12" table:formula="of:=financ-custoprot-custofab+[.B363]" office:value-type="currency" office:currency="EUR" office:value="57502300" calcext:value-type="currency">
            <text:p>57 502 300 €</text:p>
          </table:table-cell>
          <table:table-cell table:style-name="ce12" table:formula="of:=(qtdoses*pvpdose*7)*[.E363]+[.D362]" office:value-type="currency" office:currency="EUR" office:value="63762300" calcext:value-type="currency">
            <text:p>63 762 300 €</text:p>
          </table:table-cell>
          <table:table-cell table:style-name="ce20" office:value-type="string" calcext:value-type="string">
            <text:p>348</text:p>
          </table:table-cell>
          <table:table-cell table:number-columns-repeated="1019"/>
        </table:table-row>
        <table:table-row table:style-name="ro13">
          <table:table-cell table:style-name="ce7" table:formula="of:=[.A363]+7" office:value-type="date" office:date-value="2026-09-09" calcext:value-type="date">
            <text:p>2026-09-09</text:p>
          </table:table-cell>
          <table:table-cell table:style-name="ce12" table:formula="of:=(-cpcu)*[.E364]+[.D364]" office:value-type="currency" office:currency="EUR" office:value="57148750" calcext:value-type="currency">
            <text:p>57 148 750 €</text:p>
          </table:table-cell>
          <table:table-cell table:style-name="ce12" table:formula="of:=financ-custoprot-custofab+[.B364]" office:value-type="currency" office:currency="EUR" office:value="57848750" calcext:value-type="currency">
            <text:p>57 848 750 €</text:p>
          </table:table-cell>
          <table:table-cell table:style-name="ce12" table:formula="of:=(qtdoses*pvpdose*7)*[.E364]+[.D363]" office:value-type="currency" office:currency="EUR" office:value="64128750" calcext:value-type="currency">
            <text:p>64 128 750 €</text:p>
          </table:table-cell>
          <table:table-cell table:style-name="ce20" office:value-type="string" calcext:value-type="string">
            <text:p>349</text:p>
          </table:table-cell>
          <table:table-cell table:number-columns-repeated="1019"/>
        </table:table-row>
        <table:table-row table:style-name="ro13">
          <table:table-cell table:style-name="ce7" table:formula="of:=[.A364]+7" office:value-type="date" office:date-value="2026-09-16" calcext:value-type="date">
            <text:p>2026-09-16</text:p>
          </table:table-cell>
          <table:table-cell table:style-name="ce12" table:formula="of:=(-cpcu)*[.E365]+[.D365]" office:value-type="currency" office:currency="EUR" office:value="57496250" calcext:value-type="currency">
            <text:p>57 496 250 €</text:p>
          </table:table-cell>
          <table:table-cell table:style-name="ce12" table:formula="of:=financ-custoprot-custofab+[.B365]" office:value-type="currency" office:currency="EUR" office:value="58196250" calcext:value-type="currency">
            <text:p>58 196 250 €</text:p>
          </table:table-cell>
          <table:table-cell table:style-name="ce12" table:formula="of:=(qtdoses*pvpdose*7)*[.E365]+[.D364]" office:value-type="currency" office:currency="EUR" office:value="64496250" calcext:value-type="currency">
            <text:p>64 496 250 €</text:p>
          </table:table-cell>
          <table:table-cell table:style-name="ce20" office:value-type="string" calcext:value-type="string">
            <text:p>350</text:p>
          </table:table-cell>
          <table:table-cell table:number-columns-repeated="1019"/>
        </table:table-row>
        <table:table-row table:style-name="ro13">
          <table:table-cell table:style-name="ce7" table:formula="of:=[.A365]+7" office:value-type="date" office:date-value="2026-09-23" calcext:value-type="date">
            <text:p>2026-09-23</text:p>
          </table:table-cell>
          <table:table-cell table:style-name="ce12" table:formula="of:=(-cpcu)*[.E366]+[.D366]" office:value-type="currency" office:currency="EUR" office:value="57844800" calcext:value-type="currency">
            <text:p>57 844 800 €</text:p>
          </table:table-cell>
          <table:table-cell table:style-name="ce12" table:formula="of:=financ-custoprot-custofab+[.B366]" office:value-type="currency" office:currency="EUR" office:value="58544800" calcext:value-type="currency">
            <text:p>58 544 800 €</text:p>
          </table:table-cell>
          <table:table-cell table:style-name="ce12" table:formula="of:=(qtdoses*pvpdose*7)*[.E366]+[.D365]" office:value-type="currency" office:currency="EUR" office:value="64864800" calcext:value-type="currency">
            <text:p>64 864 800 €</text:p>
          </table:table-cell>
          <table:table-cell table:style-name="ce20" office:value-type="string" calcext:value-type="string">
            <text:p>351</text:p>
          </table:table-cell>
          <table:table-cell table:number-columns-repeated="1019"/>
        </table:table-row>
        <table:table-row table:style-name="ro13">
          <table:table-cell table:style-name="ce7" table:formula="of:=[.A366]+7" office:value-type="date" office:date-value="2026-09-30" calcext:value-type="date">
            <text:p>2026-09-30</text:p>
          </table:table-cell>
          <table:table-cell table:style-name="ce12" table:formula="of:=(-cpcu)*[.E367]+[.D367]" office:value-type="currency" office:currency="EUR" office:value="58194400" calcext:value-type="currency">
            <text:p>58 194 400 €</text:p>
          </table:table-cell>
          <table:table-cell table:style-name="ce12" table:formula="of:=financ-custoprot-custofab+[.B367]" office:value-type="currency" office:currency="EUR" office:value="58894400" calcext:value-type="currency">
            <text:p>58 894 400 €</text:p>
          </table:table-cell>
          <table:table-cell table:style-name="ce12" table:formula="of:=(qtdoses*pvpdose*7)*[.E367]+[.D366]" office:value-type="currency" office:currency="EUR" office:value="65234400" calcext:value-type="currency">
            <text:p>65 234 400 €</text:p>
          </table:table-cell>
          <table:table-cell table:style-name="ce20" office:value-type="string" calcext:value-type="string">
            <text:p>352</text:p>
          </table:table-cell>
          <table:table-cell table:number-columns-repeated="1019"/>
        </table:table-row>
        <table:table-row table:style-name="ro13">
          <table:table-cell table:style-name="ce7" table:formula="of:=[.A367]+7" office:value-type="date" office:date-value="2026-10-07" calcext:value-type="date">
            <text:p>2026-10-07</text:p>
          </table:table-cell>
          <table:table-cell table:style-name="ce12" table:formula="of:=(-cpcu)*[.E368]+[.D368]" office:value-type="currency" office:currency="EUR" office:value="58545050" calcext:value-type="currency">
            <text:p>58 545 050 €</text:p>
          </table:table-cell>
          <table:table-cell table:style-name="ce12" table:formula="of:=financ-custoprot-custofab+[.B368]" office:value-type="currency" office:currency="EUR" office:value="59245050" calcext:value-type="currency">
            <text:p>59 245 050 €</text:p>
          </table:table-cell>
          <table:table-cell table:style-name="ce12" table:formula="of:=(qtdoses*pvpdose*7)*[.E368]+[.D367]" office:value-type="currency" office:currency="EUR" office:value="65605050" calcext:value-type="currency">
            <text:p>65 605 050 €</text:p>
          </table:table-cell>
          <table:table-cell table:style-name="ce20" office:value-type="string" calcext:value-type="string">
            <text:p>353</text:p>
          </table:table-cell>
          <table:table-cell table:number-columns-repeated="1019"/>
        </table:table-row>
        <table:table-row table:style-name="ro13">
          <table:table-cell table:style-name="ce7" table:formula="of:=[.A368]+7" office:value-type="date" office:date-value="2026-10-14" calcext:value-type="date">
            <text:p>2026-10-14</text:p>
          </table:table-cell>
          <table:table-cell table:style-name="ce12" table:formula="of:=(-cpcu)*[.E369]+[.D369]" office:value-type="currency" office:currency="EUR" office:value="58896750" calcext:value-type="currency">
            <text:p>58 896 750 €</text:p>
          </table:table-cell>
          <table:table-cell table:style-name="ce12" table:formula="of:=financ-custoprot-custofab+[.B369]" office:value-type="currency" office:currency="EUR" office:value="59596750" calcext:value-type="currency">
            <text:p>59 596 750 €</text:p>
          </table:table-cell>
          <table:table-cell table:style-name="ce12" table:formula="of:=(qtdoses*pvpdose*7)*[.E369]+[.D368]" office:value-type="currency" office:currency="EUR" office:value="65976750" calcext:value-type="currency">
            <text:p>65 976 750 €</text:p>
          </table:table-cell>
          <table:table-cell table:style-name="ce20" office:value-type="string" calcext:value-type="string">
            <text:p>354</text:p>
          </table:table-cell>
          <table:table-cell table:number-columns-repeated="1019"/>
        </table:table-row>
        <table:table-row table:style-name="ro13">
          <table:table-cell table:style-name="ce7" table:formula="of:=[.A369]+7" office:value-type="date" office:date-value="2026-10-21" calcext:value-type="date">
            <text:p>2026-10-21</text:p>
          </table:table-cell>
          <table:table-cell table:style-name="ce12" table:formula="of:=(-cpcu)*[.E370]+[.D370]" office:value-type="currency" office:currency="EUR" office:value="59249500" calcext:value-type="currency">
            <text:p>59 249 500 €</text:p>
          </table:table-cell>
          <table:table-cell table:style-name="ce12" table:formula="of:=financ-custoprot-custofab+[.B370]" office:value-type="currency" office:currency="EUR" office:value="59949500" calcext:value-type="currency">
            <text:p>59 949 500 €</text:p>
          </table:table-cell>
          <table:table-cell table:style-name="ce12" table:formula="of:=(qtdoses*pvpdose*7)*[.E370]+[.D369]" office:value-type="currency" office:currency="EUR" office:value="66349500" calcext:value-type="currency">
            <text:p>66 349 500 €</text:p>
          </table:table-cell>
          <table:table-cell table:style-name="ce20" office:value-type="string" calcext:value-type="string">
            <text:p>355</text:p>
          </table:table-cell>
          <table:table-cell table:number-columns-repeated="1019"/>
        </table:table-row>
        <table:table-row table:style-name="ro13">
          <table:table-cell table:style-name="ce7" table:formula="of:=[.A370]+7" office:value-type="date" office:date-value="2026-10-28" calcext:value-type="date">
            <text:p>2026-10-28</text:p>
          </table:table-cell>
          <table:table-cell table:style-name="ce12" table:formula="of:=(-cpcu)*[.E371]+[.D371]" office:value-type="currency" office:currency="EUR" office:value="59603300" calcext:value-type="currency">
            <text:p>59 603 300 €</text:p>
          </table:table-cell>
          <table:table-cell table:style-name="ce12" table:formula="of:=financ-custoprot-custofab+[.B371]" office:value-type="currency" office:currency="EUR" office:value="60303300" calcext:value-type="currency">
            <text:p>60 303 300 €</text:p>
          </table:table-cell>
          <table:table-cell table:style-name="ce12" table:formula="of:=(qtdoses*pvpdose*7)*[.E371]+[.D370]" office:value-type="currency" office:currency="EUR" office:value="66723300" calcext:value-type="currency">
            <text:p>66 723 300 €</text:p>
          </table:table-cell>
          <table:table-cell table:style-name="ce20" office:value-type="string" calcext:value-type="string">
            <text:p>356</text:p>
          </table:table-cell>
          <table:table-cell table:number-columns-repeated="1019"/>
        </table:table-row>
        <table:table-row table:style-name="ro13">
          <table:table-cell table:style-name="ce7" table:formula="of:=[.A371]+7" office:value-type="date" office:date-value="2026-11-04" calcext:value-type="date">
            <text:p>2026-11-04</text:p>
          </table:table-cell>
          <table:table-cell table:style-name="ce12" table:formula="of:=(-cpcu)*[.E372]+[.D372]" office:value-type="currency" office:currency="EUR" office:value="59958150" calcext:value-type="currency">
            <text:p>59 958 150 €</text:p>
          </table:table-cell>
          <table:table-cell table:style-name="ce12" table:formula="of:=financ-custoprot-custofab+[.B372]" office:value-type="currency" office:currency="EUR" office:value="60658150" calcext:value-type="currency">
            <text:p>60 658 150 €</text:p>
          </table:table-cell>
          <table:table-cell table:style-name="ce12" table:formula="of:=(qtdoses*pvpdose*7)*[.E372]+[.D371]" office:value-type="currency" office:currency="EUR" office:value="67098150" calcext:value-type="currency">
            <text:p>67 098 150 €</text:p>
          </table:table-cell>
          <table:table-cell table:style-name="ce20" office:value-type="string" calcext:value-type="string">
            <text:p>357</text:p>
          </table:table-cell>
          <table:table-cell table:number-columns-repeated="1019"/>
        </table:table-row>
        <table:table-row table:style-name="ro13">
          <table:table-cell table:style-name="ce7" table:formula="of:=[.A372]+7" office:value-type="date" office:date-value="2026-11-11" calcext:value-type="date">
            <text:p>2026-11-11</text:p>
          </table:table-cell>
          <table:table-cell table:style-name="ce12" table:formula="of:=(-cpcu)*[.E373]+[.D373]" office:value-type="currency" office:currency="EUR" office:value="60314050" calcext:value-type="currency">
            <text:p>60 314 050 €</text:p>
          </table:table-cell>
          <table:table-cell table:style-name="ce12" table:formula="of:=financ-custoprot-custofab+[.B373]" office:value-type="currency" office:currency="EUR" office:value="61014050" calcext:value-type="currency">
            <text:p>61 014 050 €</text:p>
          </table:table-cell>
          <table:table-cell table:style-name="ce12" table:formula="of:=(qtdoses*pvpdose*7)*[.E373]+[.D372]" office:value-type="currency" office:currency="EUR" office:value="67474050" calcext:value-type="currency">
            <text:p>67 474 050 €</text:p>
          </table:table-cell>
          <table:table-cell table:style-name="ce20" office:value-type="string" calcext:value-type="string">
            <text:p>358</text:p>
          </table:table-cell>
          <table:table-cell table:number-columns-repeated="1019"/>
        </table:table-row>
        <table:table-row table:style-name="ro13">
          <table:table-cell table:style-name="ce7" table:formula="of:=[.A373]+7" office:value-type="date" office:date-value="2026-11-18" calcext:value-type="date">
            <text:p>2026-11-18</text:p>
          </table:table-cell>
          <table:table-cell table:style-name="ce12" table:formula="of:=(-cpcu)*[.E374]+[.D374]" office:value-type="currency" office:currency="EUR" office:value="60671000" calcext:value-type="currency">
            <text:p>60 671 000 €</text:p>
          </table:table-cell>
          <table:table-cell table:style-name="ce12" table:formula="of:=financ-custoprot-custofab+[.B374]" office:value-type="currency" office:currency="EUR" office:value="61371000" calcext:value-type="currency">
            <text:p>61 371 000 €</text:p>
          </table:table-cell>
          <table:table-cell table:style-name="ce12" table:formula="of:=(qtdoses*pvpdose*7)*[.E374]+[.D373]" office:value-type="currency" office:currency="EUR" office:value="67851000" calcext:value-type="currency">
            <text:p>67 851 000 €</text:p>
          </table:table-cell>
          <table:table-cell table:style-name="ce20" office:value-type="string" calcext:value-type="string">
            <text:p>359</text:p>
          </table:table-cell>
          <table:table-cell table:number-columns-repeated="1019"/>
        </table:table-row>
        <table:table-row table:style-name="ro13">
          <table:table-cell table:style-name="ce7" table:formula="of:=[.A374]+7" office:value-type="date" office:date-value="2026-11-25" calcext:value-type="date">
            <text:p>2026-11-25</text:p>
          </table:table-cell>
          <table:table-cell table:style-name="ce12" table:formula="of:=(-cpcu)*[.E375]+[.D375]" office:value-type="currency" office:currency="EUR" office:value="61029000" calcext:value-type="currency">
            <text:p>61 029 000 €</text:p>
          </table:table-cell>
          <table:table-cell table:style-name="ce12" table:formula="of:=financ-custoprot-custofab+[.B375]" office:value-type="currency" office:currency="EUR" office:value="61729000" calcext:value-type="currency">
            <text:p>61 729 000 €</text:p>
          </table:table-cell>
          <table:table-cell table:style-name="ce12" table:formula="of:=(qtdoses*pvpdose*7)*[.E375]+[.D374]" office:value-type="currency" office:currency="EUR" office:value="68229000" calcext:value-type="currency">
            <text:p>68 229 000 €</text:p>
          </table:table-cell>
          <table:table-cell table:style-name="ce20" office:value-type="string" calcext:value-type="string">
            <text:p>360</text:p>
          </table:table-cell>
          <table:table-cell table:number-columns-repeated="1019"/>
        </table:table-row>
        <table:table-row table:style-name="ro13">
          <table:table-cell table:style-name="ce7" table:formula="of:=[.A375]+7" office:value-type="date" office:date-value="2026-12-02" calcext:value-type="date">
            <text:p>2026-12-02</text:p>
          </table:table-cell>
          <table:table-cell table:style-name="ce12" table:formula="of:=(-cpcu)*[.E376]+[.D376]" office:value-type="currency" office:currency="EUR" office:value="61388050" calcext:value-type="currency">
            <text:p>61 388 050 €</text:p>
          </table:table-cell>
          <table:table-cell table:style-name="ce12" table:formula="of:=financ-custoprot-custofab+[.B376]" office:value-type="currency" office:currency="EUR" office:value="62088050" calcext:value-type="currency">
            <text:p>62 088 050 €</text:p>
          </table:table-cell>
          <table:table-cell table:style-name="ce12" table:formula="of:=(qtdoses*pvpdose*7)*[.E376]+[.D375]" office:value-type="currency" office:currency="EUR" office:value="68608050" calcext:value-type="currency">
            <text:p>68 608 050 €</text:p>
          </table:table-cell>
          <table:table-cell table:style-name="ce20" office:value-type="string" calcext:value-type="string">
            <text:p>361</text:p>
          </table:table-cell>
          <table:table-cell table:number-columns-repeated="1019"/>
        </table:table-row>
        <table:table-row table:style-name="ro13">
          <table:table-cell table:style-name="ce7" table:formula="of:=[.A376]+7" office:value-type="date" office:date-value="2026-12-09" calcext:value-type="date">
            <text:p>2026-12-09</text:p>
          </table:table-cell>
          <table:table-cell table:style-name="ce12" table:formula="of:=(-cpcu)*[.E377]+[.D377]" office:value-type="currency" office:currency="EUR" office:value="61748150" calcext:value-type="currency">
            <text:p>61 748 150 €</text:p>
          </table:table-cell>
          <table:table-cell table:style-name="ce12" table:formula="of:=financ-custoprot-custofab+[.B377]" office:value-type="currency" office:currency="EUR" office:value="62448150" calcext:value-type="currency">
            <text:p>62 448 150 €</text:p>
          </table:table-cell>
          <table:table-cell table:style-name="ce12" table:formula="of:=(qtdoses*pvpdose*7)*[.E377]+[.D376]" office:value-type="currency" office:currency="EUR" office:value="68988150" calcext:value-type="currency">
            <text:p>68 988 150 €</text:p>
          </table:table-cell>
          <table:table-cell table:style-name="ce20" office:value-type="string" calcext:value-type="string">
            <text:p>362</text:p>
          </table:table-cell>
          <table:table-cell table:number-columns-repeated="1019"/>
        </table:table-row>
        <table:table-row table:style-name="ro13">
          <table:table-cell table:style-name="ce7" table:formula="of:=[.A377]+7" office:value-type="date" office:date-value="2026-12-16" calcext:value-type="date">
            <text:p>2026-12-16</text:p>
          </table:table-cell>
          <table:table-cell table:style-name="ce12" table:formula="of:=(-cpcu)*[.E378]+[.D378]" office:value-type="currency" office:currency="EUR" office:value="62109300" calcext:value-type="currency">
            <text:p>62 109 300 €</text:p>
          </table:table-cell>
          <table:table-cell table:style-name="ce12" table:formula="of:=financ-custoprot-custofab+[.B378]" office:value-type="currency" office:currency="EUR" office:value="62809300" calcext:value-type="currency">
            <text:p>62 809 300 €</text:p>
          </table:table-cell>
          <table:table-cell table:style-name="ce12" table:formula="of:=(qtdoses*pvpdose*7)*[.E378]+[.D377]" office:value-type="currency" office:currency="EUR" office:value="69369300" calcext:value-type="currency">
            <text:p>69 369 300 €</text:p>
          </table:table-cell>
          <table:table-cell table:style-name="ce20" office:value-type="string" calcext:value-type="string">
            <text:p>363</text:p>
          </table:table-cell>
          <table:table-cell table:number-columns-repeated="1019"/>
        </table:table-row>
        <table:table-row table:style-name="ro13">
          <table:table-cell table:style-name="ce7" table:formula="of:=[.A378]+7" office:value-type="date" office:date-value="2026-12-23" calcext:value-type="date">
            <text:p>2026-12-23</text:p>
          </table:table-cell>
          <table:table-cell table:style-name="ce12" table:formula="of:=(-cpcu)*[.E379]+[.D379]" office:value-type="currency" office:currency="EUR" office:value="62471500" calcext:value-type="currency">
            <text:p>62 471 500 €</text:p>
          </table:table-cell>
          <table:table-cell table:style-name="ce12" table:formula="of:=financ-custoprot-custofab+[.B379]" office:value-type="currency" office:currency="EUR" office:value="63171500" calcext:value-type="currency">
            <text:p>63 171 500 €</text:p>
          </table:table-cell>
          <table:table-cell table:style-name="ce12" table:formula="of:=(qtdoses*pvpdose*7)*[.E379]+[.D378]" office:value-type="currency" office:currency="EUR" office:value="69751500" calcext:value-type="currency">
            <text:p>69 751 500 €</text:p>
          </table:table-cell>
          <table:table-cell table:style-name="ce20" office:value-type="string" calcext:value-type="string">
            <text:p>364</text:p>
          </table:table-cell>
          <table:table-cell table:number-columns-repeated="1019"/>
        </table:table-row>
        <table:table-row table:style-name="ro13">
          <table:table-cell table:style-name="ce7" table:formula="of:=[.A379]+7" office:value-type="date" office:date-value="2026-12-30" calcext:value-type="date">
            <text:p>2026-12-30</text:p>
          </table:table-cell>
          <table:table-cell table:style-name="ce12" table:formula="of:=(-cpcu)*[.E380]+[.D380]" office:value-type="currency" office:currency="EUR" office:value="62834750" calcext:value-type="currency">
            <text:p>62 834 750 €</text:p>
          </table:table-cell>
          <table:table-cell table:style-name="ce12" table:formula="of:=financ-custoprot-custofab+[.B380]" office:value-type="currency" office:currency="EUR" office:value="63534750" calcext:value-type="currency">
            <text:p>63 534 750 €</text:p>
          </table:table-cell>
          <table:table-cell table:style-name="ce12" table:formula="of:=(qtdoses*pvpdose*7)*[.E380]+[.D379]" office:value-type="currency" office:currency="EUR" office:value="70134750" calcext:value-type="currency">
            <text:p>70 134 750 €</text:p>
          </table:table-cell>
          <table:table-cell table:style-name="ce20" office:value-type="string" calcext:value-type="string">
            <text:p>365</text:p>
          </table:table-cell>
          <table:table-cell table:number-columns-repeated="1019"/>
        </table:table-row>
        <table:table-row table:style-name="ro13">
          <table:table-cell table:style-name="ce7" table:formula="of:=[.A380]+7" office:value-type="date" office:date-value="2027-01-06" calcext:value-type="date">
            <text:p>2027-01-06</text:p>
          </table:table-cell>
          <table:table-cell table:style-name="ce12" table:formula="of:=(-cpcu)*[.E381]+[.D381]" office:value-type="currency" office:currency="EUR" office:value="63199050" calcext:value-type="currency">
            <text:p>63 199 050 €</text:p>
          </table:table-cell>
          <table:table-cell table:style-name="ce12" table:formula="of:=financ-custoprot-custofab+[.B381]" office:value-type="currency" office:currency="EUR" office:value="63899050" calcext:value-type="currency">
            <text:p>63 899 050 €</text:p>
          </table:table-cell>
          <table:table-cell table:style-name="ce12" table:formula="of:=(qtdoses*pvpdose*7)*[.E381]+[.D380]" office:value-type="currency" office:currency="EUR" office:value="70519050" calcext:value-type="currency">
            <text:p>70 519 050 €</text:p>
          </table:table-cell>
          <table:table-cell table:style-name="ce20" office:value-type="string" calcext:value-type="string">
            <text:p>366</text:p>
          </table:table-cell>
          <table:table-cell table:number-columns-repeated="1019"/>
        </table:table-row>
        <table:table-row table:style-name="ro13">
          <table:table-cell table:style-name="ce7" table:formula="of:=[.A381]+7" office:value-type="date" office:date-value="2027-01-13" calcext:value-type="date">
            <text:p>2027-01-13</text:p>
          </table:table-cell>
          <table:table-cell table:style-name="ce12" table:formula="of:=(-cpcu)*[.E382]+[.D382]" office:value-type="currency" office:currency="EUR" office:value="63564400" calcext:value-type="currency">
            <text:p>63 564 400 €</text:p>
          </table:table-cell>
          <table:table-cell table:style-name="ce12" table:formula="of:=financ-custoprot-custofab+[.B382]" office:value-type="currency" office:currency="EUR" office:value="64264400" calcext:value-type="currency">
            <text:p>64 264 400 €</text:p>
          </table:table-cell>
          <table:table-cell table:style-name="ce12" table:formula="of:=(qtdoses*pvpdose*7)*[.E382]+[.D381]" office:value-type="currency" office:currency="EUR" office:value="70904400" calcext:value-type="currency">
            <text:p>70 904 400 €</text:p>
          </table:table-cell>
          <table:table-cell table:style-name="ce20" office:value-type="string" calcext:value-type="string">
            <text:p>367</text:p>
          </table:table-cell>
          <table:table-cell table:number-columns-repeated="1019"/>
        </table:table-row>
        <table:table-row table:style-name="ro13">
          <table:table-cell table:style-name="ce7" table:formula="of:=[.A382]+7" office:value-type="date" office:date-value="2027-01-20" calcext:value-type="date">
            <text:p>2027-01-20</text:p>
          </table:table-cell>
          <table:table-cell table:style-name="ce12" table:formula="of:=(-cpcu)*[.E383]+[.D383]" office:value-type="currency" office:currency="EUR" office:value="63930800" calcext:value-type="currency">
            <text:p>63 930 800 €</text:p>
          </table:table-cell>
          <table:table-cell table:style-name="ce12" table:formula="of:=financ-custoprot-custofab+[.B383]" office:value-type="currency" office:currency="EUR" office:value="64630800" calcext:value-type="currency">
            <text:p>64 630 800 €</text:p>
          </table:table-cell>
          <table:table-cell table:style-name="ce12" table:formula="of:=(qtdoses*pvpdose*7)*[.E383]+[.D382]" office:value-type="currency" office:currency="EUR" office:value="71290800" calcext:value-type="currency">
            <text:p>71 290 800 €</text:p>
          </table:table-cell>
          <table:table-cell table:style-name="ce20" office:value-type="string" calcext:value-type="string">
            <text:p>368</text:p>
          </table:table-cell>
          <table:table-cell table:number-columns-repeated="1019"/>
        </table:table-row>
        <table:table-row table:style-name="ro13">
          <table:table-cell table:style-name="ce7" table:formula="of:=[.A383]+7" office:value-type="date" office:date-value="2027-01-27" calcext:value-type="date">
            <text:p>2027-01-27</text:p>
          </table:table-cell>
          <table:table-cell table:style-name="ce12" table:formula="of:=(-cpcu)*[.E384]+[.D384]" office:value-type="currency" office:currency="EUR" office:value="64298250" calcext:value-type="currency">
            <text:p>64 298 250 €</text:p>
          </table:table-cell>
          <table:table-cell table:style-name="ce12" table:formula="of:=financ-custoprot-custofab+[.B384]" office:value-type="currency" office:currency="EUR" office:value="64998250" calcext:value-type="currency">
            <text:p>64 998 250 €</text:p>
          </table:table-cell>
          <table:table-cell table:style-name="ce12" table:formula="of:=(qtdoses*pvpdose*7)*[.E384]+[.D383]" office:value-type="currency" office:currency="EUR" office:value="71678250" calcext:value-type="currency">
            <text:p>71 678 250 €</text:p>
          </table:table-cell>
          <table:table-cell table:style-name="ce20" office:value-type="string" calcext:value-type="string">
            <text:p>369</text:p>
          </table:table-cell>
          <table:table-cell table:number-columns-repeated="1019"/>
        </table:table-row>
        <table:table-row table:style-name="ro13">
          <table:table-cell table:style-name="ce7" table:formula="of:=[.A384]+7" office:value-type="date" office:date-value="2027-02-03" calcext:value-type="date">
            <text:p>2027-02-03</text:p>
          </table:table-cell>
          <table:table-cell table:style-name="ce12" table:formula="of:=(-cpcu)*[.E385]+[.D385]" office:value-type="currency" office:currency="EUR" office:value="64666750" calcext:value-type="currency">
            <text:p>64 666 750 €</text:p>
          </table:table-cell>
          <table:table-cell table:style-name="ce12" table:formula="of:=financ-custoprot-custofab+[.B385]" office:value-type="currency" office:currency="EUR" office:value="65366750" calcext:value-type="currency">
            <text:p>65 366 750 €</text:p>
          </table:table-cell>
          <table:table-cell table:style-name="ce12" table:formula="of:=(qtdoses*pvpdose*7)*[.E385]+[.D384]" office:value-type="currency" office:currency="EUR" office:value="72066750" calcext:value-type="currency">
            <text:p>72 066 750 €</text:p>
          </table:table-cell>
          <table:table-cell table:style-name="ce20" office:value-type="string" calcext:value-type="string">
            <text:p>370</text:p>
          </table:table-cell>
          <table:table-cell table:number-columns-repeated="1019"/>
        </table:table-row>
        <table:table-row table:style-name="ro13">
          <table:table-cell table:style-name="ce7" table:formula="of:=[.A385]+7" office:value-type="date" office:date-value="2027-02-10" calcext:value-type="date">
            <text:p>2027-02-10</text:p>
          </table:table-cell>
          <table:table-cell table:style-name="ce12" table:formula="of:=(-cpcu)*[.E386]+[.D386]" office:value-type="currency" office:currency="EUR" office:value="65036300" calcext:value-type="currency">
            <text:p>65 036 300 €</text:p>
          </table:table-cell>
          <table:table-cell table:style-name="ce12" table:formula="of:=financ-custoprot-custofab+[.B386]" office:value-type="currency" office:currency="EUR" office:value="65736300" calcext:value-type="currency">
            <text:p>65 736 300 €</text:p>
          </table:table-cell>
          <table:table-cell table:style-name="ce12" table:formula="of:=(qtdoses*pvpdose*7)*[.E386]+[.D385]" office:value-type="currency" office:currency="EUR" office:value="72456300" calcext:value-type="currency">
            <text:p>72 456 300 €</text:p>
          </table:table-cell>
          <table:table-cell table:style-name="ce20" office:value-type="string" calcext:value-type="string">
            <text:p>371</text:p>
          </table:table-cell>
          <table:table-cell table:number-columns-repeated="1019"/>
        </table:table-row>
        <table:table-row table:style-name="ro13">
          <table:table-cell table:style-name="ce7" table:formula="of:=[.A386]+7" office:value-type="date" office:date-value="2027-02-17" calcext:value-type="date">
            <text:p>2027-02-17</text:p>
          </table:table-cell>
          <table:table-cell table:style-name="ce12" table:formula="of:=(-cpcu)*[.E387]+[.D387]" office:value-type="currency" office:currency="EUR" office:value="65406900" calcext:value-type="currency">
            <text:p>65 406 900 €</text:p>
          </table:table-cell>
          <table:table-cell table:style-name="ce12" table:formula="of:=financ-custoprot-custofab+[.B387]" office:value-type="currency" office:currency="EUR" office:value="66106900" calcext:value-type="currency">
            <text:p>66 106 900 €</text:p>
          </table:table-cell>
          <table:table-cell table:style-name="ce12" table:formula="of:=(qtdoses*pvpdose*7)*[.E387]+[.D386]" office:value-type="currency" office:currency="EUR" office:value="72846900" calcext:value-type="currency">
            <text:p>72 846 900 €</text:p>
          </table:table-cell>
          <table:table-cell table:style-name="ce20" office:value-type="string" calcext:value-type="string">
            <text:p>372</text:p>
          </table:table-cell>
          <table:table-cell table:number-columns-repeated="1019"/>
        </table:table-row>
        <table:table-row table:style-name="ro13">
          <table:table-cell table:style-name="ce7" table:formula="of:=[.A387]+7" office:value-type="date" office:date-value="2027-02-24" calcext:value-type="date">
            <text:p>2027-02-24</text:p>
          </table:table-cell>
          <table:table-cell table:style-name="ce12" table:formula="of:=(-cpcu)*[.E388]+[.D388]" office:value-type="currency" office:currency="EUR" office:value="65778550" calcext:value-type="currency">
            <text:p>65 778 550 €</text:p>
          </table:table-cell>
          <table:table-cell table:style-name="ce12" table:formula="of:=financ-custoprot-custofab+[.B388]" office:value-type="currency" office:currency="EUR" office:value="66478550" calcext:value-type="currency">
            <text:p>66 478 550 €</text:p>
          </table:table-cell>
          <table:table-cell table:style-name="ce12" table:formula="of:=(qtdoses*pvpdose*7)*[.E388]+[.D387]" office:value-type="currency" office:currency="EUR" office:value="73238550" calcext:value-type="currency">
            <text:p>73 238 550 €</text:p>
          </table:table-cell>
          <table:table-cell table:style-name="ce20" office:value-type="string" calcext:value-type="string">
            <text:p>373</text:p>
          </table:table-cell>
          <table:table-cell table:number-columns-repeated="1019"/>
        </table:table-row>
        <table:table-row table:style-name="ro13">
          <table:table-cell table:style-name="ce7" table:formula="of:=[.A388]+7" office:value-type="date" office:date-value="2027-03-03" calcext:value-type="date">
            <text:p>2027-03-03</text:p>
          </table:table-cell>
          <table:table-cell table:style-name="ce12" table:formula="of:=(-cpcu)*[.E389]+[.D389]" office:value-type="currency" office:currency="EUR" office:value="66151250" calcext:value-type="currency">
            <text:p>66 151 250 €</text:p>
          </table:table-cell>
          <table:table-cell table:style-name="ce12" table:formula="of:=financ-custoprot-custofab+[.B389]" office:value-type="currency" office:currency="EUR" office:value="66851250" calcext:value-type="currency">
            <text:p>66 851 250 €</text:p>
          </table:table-cell>
          <table:table-cell table:style-name="ce12" table:formula="of:=(qtdoses*pvpdose*7)*[.E389]+[.D388]" office:value-type="currency" office:currency="EUR" office:value="73631250" calcext:value-type="currency">
            <text:p>73 631 250 €</text:p>
          </table:table-cell>
          <table:table-cell table:style-name="ce20" office:value-type="string" calcext:value-type="string">
            <text:p>374</text:p>
          </table:table-cell>
          <table:table-cell table:number-columns-repeated="1019"/>
        </table:table-row>
        <table:table-row table:style-name="ro13">
          <table:table-cell table:style-name="ce7" table:formula="of:=[.A389]+7" office:value-type="date" office:date-value="2027-03-10" calcext:value-type="date">
            <text:p>2027-03-10</text:p>
          </table:table-cell>
          <table:table-cell table:style-name="ce12" table:formula="of:=(-cpcu)*[.E390]+[.D390]" office:value-type="currency" office:currency="EUR" office:value="66525000" calcext:value-type="currency">
            <text:p>66 525 000 €</text:p>
          </table:table-cell>
          <table:table-cell table:style-name="ce12" table:formula="of:=financ-custoprot-custofab+[.B390]" office:value-type="currency" office:currency="EUR" office:value="67225000" calcext:value-type="currency">
            <text:p>67 225 000 €</text:p>
          </table:table-cell>
          <table:table-cell table:style-name="ce12" table:formula="of:=(qtdoses*pvpdose*7)*[.E390]+[.D389]" office:value-type="currency" office:currency="EUR" office:value="74025000" calcext:value-type="currency">
            <text:p>74 025 000 €</text:p>
          </table:table-cell>
          <table:table-cell table:style-name="ce20" office:value-type="string" calcext:value-type="string">
            <text:p>375</text:p>
          </table:table-cell>
          <table:table-cell table:number-columns-repeated="1019"/>
        </table:table-row>
        <table:table-row table:style-name="ro13">
          <table:table-cell table:style-name="ce7" table:formula="of:=[.A390]+7" office:value-type="date" office:date-value="2027-03-17" calcext:value-type="date">
            <text:p>2027-03-17</text:p>
          </table:table-cell>
          <table:table-cell table:style-name="ce12" table:formula="of:=(-cpcu)*[.E391]+[.D391]" office:value-type="currency" office:currency="EUR" office:value="66899800" calcext:value-type="currency">
            <text:p>66 899 800 €</text:p>
          </table:table-cell>
          <table:table-cell table:style-name="ce12" table:formula="of:=financ-custoprot-custofab+[.B391]" office:value-type="currency" office:currency="EUR" office:value="67599800" calcext:value-type="currency">
            <text:p>67 599 800 €</text:p>
          </table:table-cell>
          <table:table-cell table:style-name="ce12" table:formula="of:=(qtdoses*pvpdose*7)*[.E391]+[.D390]" office:value-type="currency" office:currency="EUR" office:value="74419800" calcext:value-type="currency">
            <text:p>74 419 800 €</text:p>
          </table:table-cell>
          <table:table-cell table:style-name="ce20" office:value-type="string" calcext:value-type="string">
            <text:p>376</text:p>
          </table:table-cell>
          <table:table-cell table:number-columns-repeated="1019"/>
        </table:table-row>
        <table:table-row table:style-name="ro13">
          <table:table-cell table:style-name="ce7" table:formula="of:=[.A391]+7" office:value-type="date" office:date-value="2027-03-24" calcext:value-type="date">
            <text:p>2027-03-24</text:p>
          </table:table-cell>
          <table:table-cell table:style-name="ce12" table:formula="of:=(-cpcu)*[.E392]+[.D392]" office:value-type="currency" office:currency="EUR" office:value="67275650" calcext:value-type="currency">
            <text:p>67 275 650 €</text:p>
          </table:table-cell>
          <table:table-cell table:style-name="ce12" table:formula="of:=financ-custoprot-custofab+[.B392]" office:value-type="currency" office:currency="EUR" office:value="67975650" calcext:value-type="currency">
            <text:p>67 975 650 €</text:p>
          </table:table-cell>
          <table:table-cell table:style-name="ce12" table:formula="of:=(qtdoses*pvpdose*7)*[.E392]+[.D391]" office:value-type="currency" office:currency="EUR" office:value="74815650" calcext:value-type="currency">
            <text:p>74 815 650 €</text:p>
          </table:table-cell>
          <table:table-cell table:style-name="ce20" office:value-type="string" calcext:value-type="string">
            <text:p>377</text:p>
          </table:table-cell>
          <table:table-cell table:number-columns-repeated="1019"/>
        </table:table-row>
        <table:table-row table:style-name="ro13">
          <table:table-cell table:style-name="ce7" table:formula="of:=[.A392]+7" office:value-type="date" office:date-value="2027-03-31" calcext:value-type="date">
            <text:p>2027-03-31</text:p>
          </table:table-cell>
          <table:table-cell table:style-name="ce12" table:formula="of:=(-cpcu)*[.E393]+[.D393]" office:value-type="currency" office:currency="EUR" office:value="67652550" calcext:value-type="currency">
            <text:p>67 652 550 €</text:p>
          </table:table-cell>
          <table:table-cell table:style-name="ce12" table:formula="of:=financ-custoprot-custofab+[.B393]" office:value-type="currency" office:currency="EUR" office:value="68352550" calcext:value-type="currency">
            <text:p>68 352 550 €</text:p>
          </table:table-cell>
          <table:table-cell table:style-name="ce12" table:formula="of:=(qtdoses*pvpdose*7)*[.E393]+[.D392]" office:value-type="currency" office:currency="EUR" office:value="75212550" calcext:value-type="currency">
            <text:p>75 212 550 €</text:p>
          </table:table-cell>
          <table:table-cell table:style-name="ce20" office:value-type="string" calcext:value-type="string">
            <text:p>378</text:p>
          </table:table-cell>
          <table:table-cell table:number-columns-repeated="1019"/>
        </table:table-row>
        <table:table-row table:style-name="ro13">
          <table:table-cell table:style-name="ce7" table:formula="of:=[.A393]+7" office:value-type="date" office:date-value="2027-04-07" calcext:value-type="date">
            <text:p>2027-04-07</text:p>
          </table:table-cell>
          <table:table-cell table:style-name="ce12" table:formula="of:=(-cpcu)*[.E394]+[.D394]" office:value-type="currency" office:currency="EUR" office:value="68030500" calcext:value-type="currency">
            <text:p>68 030 500 €</text:p>
          </table:table-cell>
          <table:table-cell table:style-name="ce12" table:formula="of:=financ-custoprot-custofab+[.B394]" office:value-type="currency" office:currency="EUR" office:value="68730500" calcext:value-type="currency">
            <text:p>68 730 500 €</text:p>
          </table:table-cell>
          <table:table-cell table:style-name="ce12" table:formula="of:=(qtdoses*pvpdose*7)*[.E394]+[.D393]" office:value-type="currency" office:currency="EUR" office:value="75610500" calcext:value-type="currency">
            <text:p>75 610 500 €</text:p>
          </table:table-cell>
          <table:table-cell table:style-name="ce20" office:value-type="string" calcext:value-type="string">
            <text:p>379</text:p>
          </table:table-cell>
          <table:table-cell table:number-columns-repeated="1019"/>
        </table:table-row>
        <table:table-row table:style-name="ro13">
          <table:table-cell table:style-name="ce7" table:formula="of:=[.A394]+7" office:value-type="date" office:date-value="2027-04-14" calcext:value-type="date">
            <text:p>2027-04-14</text:p>
          </table:table-cell>
          <table:table-cell table:style-name="ce12" table:formula="of:=(-cpcu)*[.E395]+[.D395]" office:value-type="currency" office:currency="EUR" office:value="68409500" calcext:value-type="currency">
            <text:p>68 409 500 €</text:p>
          </table:table-cell>
          <table:table-cell table:style-name="ce12" table:formula="of:=financ-custoprot-custofab+[.B395]" office:value-type="currency" office:currency="EUR" office:value="69109500" calcext:value-type="currency">
            <text:p>69 109 500 €</text:p>
          </table:table-cell>
          <table:table-cell table:style-name="ce12" table:formula="of:=(qtdoses*pvpdose*7)*[.E395]+[.D394]" office:value-type="currency" office:currency="EUR" office:value="76009500" calcext:value-type="currency">
            <text:p>76 009 500 €</text:p>
          </table:table-cell>
          <table:table-cell table:style-name="ce20" office:value-type="string" calcext:value-type="string">
            <text:p>380</text:p>
          </table:table-cell>
          <table:table-cell table:number-columns-repeated="1019"/>
        </table:table-row>
        <table:table-row table:style-name="ro13">
          <table:table-cell table:style-name="ce7" table:formula="of:=[.A395]+7" office:value-type="date" office:date-value="2027-04-21" calcext:value-type="date">
            <text:p>2027-04-21</text:p>
          </table:table-cell>
          <table:table-cell table:style-name="ce12" table:formula="of:=(-cpcu)*[.E396]+[.D396]" office:value-type="currency" office:currency="EUR" office:value="68789550" calcext:value-type="currency">
            <text:p>68 789 550 €</text:p>
          </table:table-cell>
          <table:table-cell table:style-name="ce12" table:formula="of:=financ-custoprot-custofab+[.B396]" office:value-type="currency" office:currency="EUR" office:value="69489550" calcext:value-type="currency">
            <text:p>69 489 550 €</text:p>
          </table:table-cell>
          <table:table-cell table:style-name="ce12" table:formula="of:=(qtdoses*pvpdose*7)*[.E396]+[.D395]" office:value-type="currency" office:currency="EUR" office:value="76409550" calcext:value-type="currency">
            <text:p>76 409 550 €</text:p>
          </table:table-cell>
          <table:table-cell table:style-name="ce20" office:value-type="string" calcext:value-type="string">
            <text:p>381</text:p>
          </table:table-cell>
          <table:table-cell table:number-columns-repeated="1019"/>
        </table:table-row>
        <table:table-row table:style-name="ro13">
          <table:table-cell table:style-name="ce7" table:formula="of:=[.A396]+7" office:value-type="date" office:date-value="2027-04-28" calcext:value-type="date">
            <text:p>2027-04-28</text:p>
          </table:table-cell>
          <table:table-cell table:style-name="ce12" table:formula="of:=(-cpcu)*[.E397]+[.D397]" office:value-type="currency" office:currency="EUR" office:value="69170650" calcext:value-type="currency">
            <text:p>69 170 650 €</text:p>
          </table:table-cell>
          <table:table-cell table:style-name="ce12" table:formula="of:=financ-custoprot-custofab+[.B397]" office:value-type="currency" office:currency="EUR" office:value="69870650" calcext:value-type="currency">
            <text:p>69 870 650 €</text:p>
          </table:table-cell>
          <table:table-cell table:style-name="ce12" table:formula="of:=(qtdoses*pvpdose*7)*[.E397]+[.D396]" office:value-type="currency" office:currency="EUR" office:value="76810650" calcext:value-type="currency">
            <text:p>76 810 650 €</text:p>
          </table:table-cell>
          <table:table-cell table:style-name="ce20" office:value-type="string" calcext:value-type="string">
            <text:p>382</text:p>
          </table:table-cell>
          <table:table-cell table:number-columns-repeated="1019"/>
        </table:table-row>
        <table:table-row table:style-name="ro13">
          <table:table-cell table:style-name="ce7" table:formula="of:=[.A397]+7" office:value-type="date" office:date-value="2027-05-05" calcext:value-type="date">
            <text:p>2027-05-05</text:p>
          </table:table-cell>
          <table:table-cell table:style-name="ce12" table:formula="of:=(-cpcu)*[.E398]+[.D398]" office:value-type="currency" office:currency="EUR" office:value="69552800" calcext:value-type="currency">
            <text:p>69 552 800 €</text:p>
          </table:table-cell>
          <table:table-cell table:style-name="ce12" table:formula="of:=financ-custoprot-custofab+[.B398]" office:value-type="currency" office:currency="EUR" office:value="70252800" calcext:value-type="currency">
            <text:p>70 252 800 €</text:p>
          </table:table-cell>
          <table:table-cell table:style-name="ce12" table:formula="of:=(qtdoses*pvpdose*7)*[.E398]+[.D397]" office:value-type="currency" office:currency="EUR" office:value="77212800" calcext:value-type="currency">
            <text:p>77 212 800 €</text:p>
          </table:table-cell>
          <table:table-cell table:style-name="ce20" office:value-type="string" calcext:value-type="string">
            <text:p>383</text:p>
          </table:table-cell>
          <table:table-cell table:number-columns-repeated="1019"/>
        </table:table-row>
        <table:table-row table:style-name="ro13">
          <table:table-cell table:style-name="ce7" table:formula="of:=[.A398]+7" office:value-type="date" office:date-value="2027-05-12" calcext:value-type="date">
            <text:p>2027-05-12</text:p>
          </table:table-cell>
          <table:table-cell table:style-name="ce12" table:formula="of:=(-cpcu)*[.E399]+[.D399]" office:value-type="currency" office:currency="EUR" office:value="69936000" calcext:value-type="currency">
            <text:p>69 936 000 €</text:p>
          </table:table-cell>
          <table:table-cell table:style-name="ce12" table:formula="of:=financ-custoprot-custofab+[.B399]" office:value-type="currency" office:currency="EUR" office:value="70636000" calcext:value-type="currency">
            <text:p>70 636 000 €</text:p>
          </table:table-cell>
          <table:table-cell table:style-name="ce12" table:formula="of:=(qtdoses*pvpdose*7)*[.E399]+[.D398]" office:value-type="currency" office:currency="EUR" office:value="77616000" calcext:value-type="currency">
            <text:p>77 616 000 €</text:p>
          </table:table-cell>
          <table:table-cell table:style-name="ce20" office:value-type="string" calcext:value-type="string">
            <text:p>384</text:p>
          </table:table-cell>
          <table:table-cell table:number-columns-repeated="1019"/>
        </table:table-row>
        <table:table-row table:style-name="ro13">
          <table:table-cell table:style-name="ce7" table:formula="of:=[.A399]+7" office:value-type="date" office:date-value="2027-05-19" calcext:value-type="date">
            <text:p>2027-05-19</text:p>
          </table:table-cell>
          <table:table-cell table:style-name="ce12" table:formula="of:=(-cpcu)*[.E400]+[.D400]" office:value-type="currency" office:currency="EUR" office:value="70320250" calcext:value-type="currency">
            <text:p>70 320 250 €</text:p>
          </table:table-cell>
          <table:table-cell table:style-name="ce12" table:formula="of:=financ-custoprot-custofab+[.B400]" office:value-type="currency" office:currency="EUR" office:value="71020250" calcext:value-type="currency">
            <text:p>71 020 250 €</text:p>
          </table:table-cell>
          <table:table-cell table:style-name="ce12" table:formula="of:=(qtdoses*pvpdose*7)*[.E400]+[.D399]" office:value-type="currency" office:currency="EUR" office:value="78020250" calcext:value-type="currency">
            <text:p>78 020 250 €</text:p>
          </table:table-cell>
          <table:table-cell table:style-name="ce20" office:value-type="string" calcext:value-type="string">
            <text:p>385</text:p>
          </table:table-cell>
          <table:table-cell table:number-columns-repeated="1019"/>
        </table:table-row>
        <table:table-row table:style-name="ro13">
          <table:table-cell table:style-name="ce7" table:formula="of:=[.A400]+7" office:value-type="date" office:date-value="2027-05-26" calcext:value-type="date">
            <text:p>2027-05-26</text:p>
          </table:table-cell>
          <table:table-cell table:style-name="ce12" table:formula="of:=(-cpcu)*[.E401]+[.D401]" office:value-type="currency" office:currency="EUR" office:value="70705550" calcext:value-type="currency">
            <text:p>70 705 550 €</text:p>
          </table:table-cell>
          <table:table-cell table:style-name="ce12" table:formula="of:=financ-custoprot-custofab+[.B401]" office:value-type="currency" office:currency="EUR" office:value="71405550" calcext:value-type="currency">
            <text:p>71 405 550 €</text:p>
          </table:table-cell>
          <table:table-cell table:style-name="ce12" table:formula="of:=(qtdoses*pvpdose*7)*[.E401]+[.D400]" office:value-type="currency" office:currency="EUR" office:value="78425550" calcext:value-type="currency">
            <text:p>78 425 550 €</text:p>
          </table:table-cell>
          <table:table-cell table:style-name="ce20" office:value-type="string" calcext:value-type="string">
            <text:p>386</text:p>
          </table:table-cell>
          <table:table-cell table:number-columns-repeated="1019"/>
        </table:table-row>
        <table:table-row table:style-name="ro13">
          <table:table-cell table:style-name="ce7" table:formula="of:=[.A401]+7" office:value-type="date" office:date-value="2027-06-02" calcext:value-type="date">
            <text:p>2027-06-02</text:p>
          </table:table-cell>
          <table:table-cell table:style-name="ce12" table:formula="of:=(-cpcu)*[.E402]+[.D402]" office:value-type="currency" office:currency="EUR" office:value="71091900" calcext:value-type="currency">
            <text:p>71 091 900 €</text:p>
          </table:table-cell>
          <table:table-cell table:style-name="ce12" table:formula="of:=financ-custoprot-custofab+[.B402]" office:value-type="currency" office:currency="EUR" office:value="71791900" calcext:value-type="currency">
            <text:p>71 791 900 €</text:p>
          </table:table-cell>
          <table:table-cell table:style-name="ce12" table:formula="of:=(qtdoses*pvpdose*7)*[.E402]+[.D401]" office:value-type="currency" office:currency="EUR" office:value="78831900" calcext:value-type="currency">
            <text:p>78 831 900 €</text:p>
          </table:table-cell>
          <table:table-cell table:style-name="ce20" office:value-type="string" calcext:value-type="string">
            <text:p>387</text:p>
          </table:table-cell>
          <table:table-cell table:number-columns-repeated="1019"/>
        </table:table-row>
        <table:table-row table:style-name="ro13">
          <table:table-cell table:style-name="ce7" table:formula="of:=[.A402]+7" office:value-type="date" office:date-value="2027-06-09" calcext:value-type="date">
            <text:p>2027-06-09</text:p>
          </table:table-cell>
          <table:table-cell table:style-name="ce12" table:formula="of:=(-cpcu)*[.E403]+[.D403]" office:value-type="currency" office:currency="EUR" office:value="71479300" calcext:value-type="currency">
            <text:p>71 479 300 €</text:p>
          </table:table-cell>
          <table:table-cell table:style-name="ce12" table:formula="of:=financ-custoprot-custofab+[.B403]" office:value-type="currency" office:currency="EUR" office:value="72179300" calcext:value-type="currency">
            <text:p>72 179 300 €</text:p>
          </table:table-cell>
          <table:table-cell table:style-name="ce12" table:formula="of:=(qtdoses*pvpdose*7)*[.E403]+[.D402]" office:value-type="currency" office:currency="EUR" office:value="79239300" calcext:value-type="currency">
            <text:p>79 239 300 €</text:p>
          </table:table-cell>
          <table:table-cell table:style-name="ce20" office:value-type="string" calcext:value-type="string">
            <text:p>388</text:p>
          </table:table-cell>
          <table:table-cell table:number-columns-repeated="1019"/>
        </table:table-row>
        <table:table-row table:style-name="ro13">
          <table:table-cell table:style-name="ce7" table:formula="of:=[.A403]+7" office:value-type="date" office:date-value="2027-06-16" calcext:value-type="date">
            <text:p>2027-06-16</text:p>
          </table:table-cell>
          <table:table-cell table:style-name="ce12" table:formula="of:=(-cpcu)*[.E404]+[.D404]" office:value-type="currency" office:currency="EUR" office:value="71867750" calcext:value-type="currency">
            <text:p>71 867 750 €</text:p>
          </table:table-cell>
          <table:table-cell table:style-name="ce12" table:formula="of:=financ-custoprot-custofab+[.B404]" office:value-type="currency" office:currency="EUR" office:value="72567750" calcext:value-type="currency">
            <text:p>72 567 750 €</text:p>
          </table:table-cell>
          <table:table-cell table:style-name="ce12" table:formula="of:=(qtdoses*pvpdose*7)*[.E404]+[.D403]" office:value-type="currency" office:currency="EUR" office:value="79647750" calcext:value-type="currency">
            <text:p>79 647 750 €</text:p>
          </table:table-cell>
          <table:table-cell table:style-name="ce20" office:value-type="string" calcext:value-type="string">
            <text:p>389</text:p>
          </table:table-cell>
          <table:table-cell table:number-columns-repeated="1019"/>
        </table:table-row>
        <table:table-row table:style-name="ro13">
          <table:table-cell table:style-name="ce7" table:formula="of:=[.A404]+7" office:value-type="date" office:date-value="2027-06-23" calcext:value-type="date">
            <text:p>2027-06-23</text:p>
          </table:table-cell>
          <table:table-cell table:style-name="ce12" table:formula="of:=(-cpcu)*[.E405]+[.D405]" office:value-type="currency" office:currency="EUR" office:value="72257250" calcext:value-type="currency">
            <text:p>72 257 250 €</text:p>
          </table:table-cell>
          <table:table-cell table:style-name="ce12" table:formula="of:=financ-custoprot-custofab+[.B405]" office:value-type="currency" office:currency="EUR" office:value="72957250" calcext:value-type="currency">
            <text:p>72 957 250 €</text:p>
          </table:table-cell>
          <table:table-cell table:style-name="ce12" table:formula="of:=(qtdoses*pvpdose*7)*[.E405]+[.D404]" office:value-type="currency" office:currency="EUR" office:value="80057250" calcext:value-type="currency">
            <text:p>80 057 250 €</text:p>
          </table:table-cell>
          <table:table-cell table:style-name="ce20" office:value-type="string" calcext:value-type="string">
            <text:p>390</text:p>
          </table:table-cell>
          <table:table-cell table:number-columns-repeated="1019"/>
        </table:table-row>
        <table:table-row table:style-name="ro13">
          <table:table-cell table:style-name="ce7" table:formula="of:=[.A405]+7" office:value-type="date" office:date-value="2027-06-30" calcext:value-type="date">
            <text:p>2027-06-30</text:p>
          </table:table-cell>
          <table:table-cell table:style-name="ce12" table:formula="of:=(-cpcu)*[.E406]+[.D406]" office:value-type="currency" office:currency="EUR" office:value="72647800" calcext:value-type="currency">
            <text:p>72 647 800 €</text:p>
          </table:table-cell>
          <table:table-cell table:style-name="ce12" table:formula="of:=financ-custoprot-custofab+[.B406]" office:value-type="currency" office:currency="EUR" office:value="73347800" calcext:value-type="currency">
            <text:p>73 347 800 €</text:p>
          </table:table-cell>
          <table:table-cell table:style-name="ce12" table:formula="of:=(qtdoses*pvpdose*7)*[.E406]+[.D405]" office:value-type="currency" office:currency="EUR" office:value="80467800" calcext:value-type="currency">
            <text:p>80 467 800 €</text:p>
          </table:table-cell>
          <table:table-cell table:style-name="ce20" office:value-type="string" calcext:value-type="string">
            <text:p>391</text:p>
          </table:table-cell>
          <table:table-cell table:number-columns-repeated="1019"/>
        </table:table-row>
        <table:table-row table:style-name="ro13">
          <table:table-cell table:style-name="ce7" table:formula="of:=[.A406]+7" office:value-type="date" office:date-value="2027-07-07" calcext:value-type="date">
            <text:p>2027-07-07</text:p>
          </table:table-cell>
          <table:table-cell table:style-name="ce12" table:formula="of:=(-cpcu)*[.E407]+[.D407]" office:value-type="currency" office:currency="EUR" office:value="73039400" calcext:value-type="currency">
            <text:p>73 039 400 €</text:p>
          </table:table-cell>
          <table:table-cell table:style-name="ce12" table:formula="of:=financ-custoprot-custofab+[.B407]" office:value-type="currency" office:currency="EUR" office:value="73739400" calcext:value-type="currency">
            <text:p>73 739 400 €</text:p>
          </table:table-cell>
          <table:table-cell table:style-name="ce12" table:formula="of:=(qtdoses*pvpdose*7)*[.E407]+[.D406]" office:value-type="currency" office:currency="EUR" office:value="80879400" calcext:value-type="currency">
            <text:p>80 879 400 €</text:p>
          </table:table-cell>
          <table:table-cell table:style-name="ce20" office:value-type="string" calcext:value-type="string">
            <text:p>392</text:p>
          </table:table-cell>
          <table:table-cell table:number-columns-repeated="1019"/>
        </table:table-row>
        <table:table-row table:style-name="ro13">
          <table:table-cell table:style-name="ce7" table:formula="of:=[.A407]+7" office:value-type="date" office:date-value="2027-07-14" calcext:value-type="date">
            <text:p>2027-07-14</text:p>
          </table:table-cell>
          <table:table-cell table:style-name="ce12" table:formula="of:=(-cpcu)*[.E408]+[.D408]" office:value-type="currency" office:currency="EUR" office:value="73432050" calcext:value-type="currency">
            <text:p>73 432 050 €</text:p>
          </table:table-cell>
          <table:table-cell table:style-name="ce12" table:formula="of:=financ-custoprot-custofab+[.B408]" office:value-type="currency" office:currency="EUR" office:value="74132050" calcext:value-type="currency">
            <text:p>74 132 050 €</text:p>
          </table:table-cell>
          <table:table-cell table:style-name="ce12" table:formula="of:=(qtdoses*pvpdose*7)*[.E408]+[.D407]" office:value-type="currency" office:currency="EUR" office:value="81292050" calcext:value-type="currency">
            <text:p>81 292 050 €</text:p>
          </table:table-cell>
          <table:table-cell table:style-name="ce20" office:value-type="string" calcext:value-type="string">
            <text:p>393</text:p>
          </table:table-cell>
          <table:table-cell table:number-columns-repeated="1019"/>
        </table:table-row>
        <table:table-row table:style-name="ro13">
          <table:table-cell table:style-name="ce7" table:formula="of:=[.A408]+7" office:value-type="date" office:date-value="2027-07-21" calcext:value-type="date">
            <text:p>2027-07-21</text:p>
          </table:table-cell>
          <table:table-cell table:style-name="ce12" table:formula="of:=(-cpcu)*[.E409]+[.D409]" office:value-type="currency" office:currency="EUR" office:value="73825750" calcext:value-type="currency">
            <text:p>73 825 750 €</text:p>
          </table:table-cell>
          <table:table-cell table:style-name="ce12" table:formula="of:=financ-custoprot-custofab+[.B409]" office:value-type="currency" office:currency="EUR" office:value="74525750" calcext:value-type="currency">
            <text:p>74 525 750 €</text:p>
          </table:table-cell>
          <table:table-cell table:style-name="ce12" table:formula="of:=(qtdoses*pvpdose*7)*[.E409]+[.D408]" office:value-type="currency" office:currency="EUR" office:value="81705750" calcext:value-type="currency">
            <text:p>81 705 750 €</text:p>
          </table:table-cell>
          <table:table-cell table:style-name="ce20" office:value-type="string" calcext:value-type="string">
            <text:p>394</text:p>
          </table:table-cell>
          <table:table-cell table:number-columns-repeated="1019"/>
        </table:table-row>
        <table:table-row table:style-name="ro13">
          <table:table-cell table:style-name="ce7" table:formula="of:=[.A409]+7" office:value-type="date" office:date-value="2027-07-28" calcext:value-type="date">
            <text:p>2027-07-28</text:p>
          </table:table-cell>
          <table:table-cell table:style-name="ce12" table:formula="of:=(-cpcu)*[.E410]+[.D410]" office:value-type="currency" office:currency="EUR" office:value="74220500" calcext:value-type="currency">
            <text:p>74 220 500 €</text:p>
          </table:table-cell>
          <table:table-cell table:style-name="ce12" table:formula="of:=financ-custoprot-custofab+[.B410]" office:value-type="currency" office:currency="EUR" office:value="74920500" calcext:value-type="currency">
            <text:p>74 920 500 €</text:p>
          </table:table-cell>
          <table:table-cell table:style-name="ce12" table:formula="of:=(qtdoses*pvpdose*7)*[.E410]+[.D409]" office:value-type="currency" office:currency="EUR" office:value="82120500" calcext:value-type="currency">
            <text:p>82 120 500 €</text:p>
          </table:table-cell>
          <table:table-cell table:style-name="ce20" office:value-type="string" calcext:value-type="string">
            <text:p>395</text:p>
          </table:table-cell>
          <table:table-cell table:number-columns-repeated="1019"/>
        </table:table-row>
        <table:table-row table:style-name="ro13">
          <table:table-cell table:style-name="ce7" table:formula="of:=[.A410]+7" office:value-type="date" office:date-value="2027-08-04" calcext:value-type="date">
            <text:p>2027-08-04</text:p>
          </table:table-cell>
          <table:table-cell table:style-name="ce12" table:formula="of:=(-cpcu)*[.E411]+[.D411]" office:value-type="currency" office:currency="EUR" office:value="74616300" calcext:value-type="currency">
            <text:p>74 616 300 €</text:p>
          </table:table-cell>
          <table:table-cell table:style-name="ce12" table:formula="of:=financ-custoprot-custofab+[.B411]" office:value-type="currency" office:currency="EUR" office:value="75316300" calcext:value-type="currency">
            <text:p>75 316 300 €</text:p>
          </table:table-cell>
          <table:table-cell table:style-name="ce12" table:formula="of:=(qtdoses*pvpdose*7)*[.E411]+[.D410]" office:value-type="currency" office:currency="EUR" office:value="82536300" calcext:value-type="currency">
            <text:p>82 536 300 €</text:p>
          </table:table-cell>
          <table:table-cell table:style-name="ce20" office:value-type="string" calcext:value-type="string">
            <text:p>396</text:p>
          </table:table-cell>
          <table:table-cell table:number-columns-repeated="1019"/>
        </table:table-row>
        <table:table-row table:style-name="ro13">
          <table:table-cell table:style-name="ce7" table:formula="of:=[.A411]+7" office:value-type="date" office:date-value="2027-08-11" calcext:value-type="date">
            <text:p>2027-08-11</text:p>
          </table:table-cell>
          <table:table-cell table:style-name="ce12" table:formula="of:=(-cpcu)*[.E412]+[.D412]" office:value-type="currency" office:currency="EUR" office:value="75013150" calcext:value-type="currency">
            <text:p>75 013 150 €</text:p>
          </table:table-cell>
          <table:table-cell table:style-name="ce12" table:formula="of:=financ-custoprot-custofab+[.B412]" office:value-type="currency" office:currency="EUR" office:value="75713150" calcext:value-type="currency">
            <text:p>75 713 150 €</text:p>
          </table:table-cell>
          <table:table-cell table:style-name="ce12" table:formula="of:=(qtdoses*pvpdose*7)*[.E412]+[.D411]" office:value-type="currency" office:currency="EUR" office:value="82953150" calcext:value-type="currency">
            <text:p>82 953 150 €</text:p>
          </table:table-cell>
          <table:table-cell table:style-name="ce20" office:value-type="string" calcext:value-type="string">
            <text:p>397</text:p>
          </table:table-cell>
          <table:table-cell table:number-columns-repeated="1019"/>
        </table:table-row>
        <table:table-row table:style-name="ro13">
          <table:table-cell table:style-name="ce7" table:formula="of:=[.A412]+7" office:value-type="date" office:date-value="2027-08-18" calcext:value-type="date">
            <text:p>2027-08-18</text:p>
          </table:table-cell>
          <table:table-cell table:style-name="ce12" table:formula="of:=(-cpcu)*[.E413]+[.D413]" office:value-type="currency" office:currency="EUR" office:value="75411050" calcext:value-type="currency">
            <text:p>75 411 050 €</text:p>
          </table:table-cell>
          <table:table-cell table:style-name="ce12" table:formula="of:=financ-custoprot-custofab+[.B413]" office:value-type="currency" office:currency="EUR" office:value="76111050" calcext:value-type="currency">
            <text:p>76 111 050 €</text:p>
          </table:table-cell>
          <table:table-cell table:style-name="ce12" table:formula="of:=(qtdoses*pvpdose*7)*[.E413]+[.D412]" office:value-type="currency" office:currency="EUR" office:value="83371050" calcext:value-type="currency">
            <text:p>83 371 050 €</text:p>
          </table:table-cell>
          <table:table-cell table:style-name="ce20" office:value-type="string" calcext:value-type="string">
            <text:p>398</text:p>
          </table:table-cell>
          <table:table-cell table:number-columns-repeated="1019"/>
        </table:table-row>
        <table:table-row table:style-name="ro13">
          <table:table-cell table:style-name="ce7" table:formula="of:=[.A413]+7" office:value-type="date" office:date-value="2027-08-25" calcext:value-type="date">
            <text:p>2027-08-25</text:p>
          </table:table-cell>
          <table:table-cell table:style-name="ce12" table:formula="of:=(-cpcu)*[.E414]+[.D414]" office:value-type="currency" office:currency="EUR" office:value="75810000" calcext:value-type="currency">
            <text:p>75 810 000 €</text:p>
          </table:table-cell>
          <table:table-cell table:style-name="ce12" table:formula="of:=financ-custoprot-custofab+[.B414]" office:value-type="currency" office:currency="EUR" office:value="76510000" calcext:value-type="currency">
            <text:p>76 510 000 €</text:p>
          </table:table-cell>
          <table:table-cell table:style-name="ce12" table:formula="of:=(qtdoses*pvpdose*7)*[.E414]+[.D413]" office:value-type="currency" office:currency="EUR" office:value="83790000" calcext:value-type="currency">
            <text:p>83 790 000 €</text:p>
          </table:table-cell>
          <table:table-cell table:style-name="ce20" office:value-type="string" calcext:value-type="string">
            <text:p>399</text:p>
          </table:table-cell>
          <table:table-cell table:number-columns-repeated="1019"/>
        </table:table-row>
        <table:table-row table:style-name="ro13">
          <table:table-cell table:style-name="ce7" table:formula="of:=[.A414]+7" office:value-type="date" office:date-value="2027-09-01" calcext:value-type="date">
            <text:p>2027-09-01</text:p>
          </table:table-cell>
          <table:table-cell table:style-name="ce12" table:formula="of:=(-cpcu)*[.E415]+[.D415]" office:value-type="currency" office:currency="EUR" office:value="76210000" calcext:value-type="currency">
            <text:p>76 210 000 €</text:p>
          </table:table-cell>
          <table:table-cell table:style-name="ce12" table:formula="of:=financ-custoprot-custofab+[.B415]" office:value-type="currency" office:currency="EUR" office:value="76910000" calcext:value-type="currency">
            <text:p>76 910 000 €</text:p>
          </table:table-cell>
          <table:table-cell table:style-name="ce12" table:formula="of:=(qtdoses*pvpdose*7)*[.E415]+[.D414]" office:value-type="currency" office:currency="EUR" office:value="84210000" calcext:value-type="currency">
            <text:p>84 210 000 €</text:p>
          </table:table-cell>
          <table:table-cell table:style-name="ce20" office:value-type="string" calcext:value-type="string">
            <text:p>400</text:p>
          </table:table-cell>
          <table:table-cell table:number-columns-repeated="1019"/>
        </table:table-row>
        <table:table-row table:style-name="ro13">
          <table:table-cell table:style-name="ce7" table:formula="of:=[.A415]+7" office:value-type="date" office:date-value="2027-09-08" calcext:value-type="date">
            <text:p>2027-09-08</text:p>
          </table:table-cell>
          <table:table-cell table:style-name="ce12" table:formula="of:=(-cpcu)*[.E416]+[.D416]" office:value-type="currency" office:currency="EUR" office:value="76611050" calcext:value-type="currency">
            <text:p>76 611 050 €</text:p>
          </table:table-cell>
          <table:table-cell table:style-name="ce12" table:formula="of:=financ-custoprot-custofab+[.B416]" office:value-type="currency" office:currency="EUR" office:value="77311050" calcext:value-type="currency">
            <text:p>77 311 050 €</text:p>
          </table:table-cell>
          <table:table-cell table:style-name="ce12" table:formula="of:=(qtdoses*pvpdose*7)*[.E416]+[.D415]" office:value-type="currency" office:currency="EUR" office:value="84631050" calcext:value-type="currency">
            <text:p>84 631 050 €</text:p>
          </table:table-cell>
          <table:table-cell table:style-name="ce20" office:value-type="string" calcext:value-type="string">
            <text:p>401</text:p>
          </table:table-cell>
          <table:table-cell table:number-columns-repeated="1019"/>
        </table:table-row>
        <table:table-row table:style-name="ro13">
          <table:table-cell table:style-name="ce7" table:formula="of:=[.A416]+7" office:value-type="date" office:date-value="2027-09-15" calcext:value-type="date">
            <text:p>2027-09-15</text:p>
          </table:table-cell>
          <table:table-cell table:style-name="ce12" table:formula="of:=(-cpcu)*[.E417]+[.D417]" office:value-type="currency" office:currency="EUR" office:value="77013150" calcext:value-type="currency">
            <text:p>77 013 150 €</text:p>
          </table:table-cell>
          <table:table-cell table:style-name="ce12" table:formula="of:=financ-custoprot-custofab+[.B417]" office:value-type="currency" office:currency="EUR" office:value="77713150" calcext:value-type="currency">
            <text:p>77 713 150 €</text:p>
          </table:table-cell>
          <table:table-cell table:style-name="ce12" table:formula="of:=(qtdoses*pvpdose*7)*[.E417]+[.D416]" office:value-type="currency" office:currency="EUR" office:value="85053150" calcext:value-type="currency">
            <text:p>85 053 150 €</text:p>
          </table:table-cell>
          <table:table-cell table:style-name="ce20" office:value-type="string" calcext:value-type="string">
            <text:p>402</text:p>
          </table:table-cell>
          <table:table-cell table:number-columns-repeated="1019"/>
        </table:table-row>
        <table:table-row table:style-name="ro13">
          <table:table-cell table:style-name="ce7" table:formula="of:=[.A417]+7" office:value-type="date" office:date-value="2027-09-22" calcext:value-type="date">
            <text:p>2027-09-22</text:p>
          </table:table-cell>
          <table:table-cell table:style-name="ce12" table:formula="of:=(-cpcu)*[.E418]+[.D418]" office:value-type="currency" office:currency="EUR" office:value="77416300" calcext:value-type="currency">
            <text:p>77 416 300 €</text:p>
          </table:table-cell>
          <table:table-cell table:style-name="ce12" table:formula="of:=financ-custoprot-custofab+[.B418]" office:value-type="currency" office:currency="EUR" office:value="78116300" calcext:value-type="currency">
            <text:p>78 116 300 €</text:p>
          </table:table-cell>
          <table:table-cell table:style-name="ce12" table:formula="of:=(qtdoses*pvpdose*7)*[.E418]+[.D417]" office:value-type="currency" office:currency="EUR" office:value="85476300" calcext:value-type="currency">
            <text:p>85 476 300 €</text:p>
          </table:table-cell>
          <table:table-cell table:style-name="ce20" office:value-type="string" calcext:value-type="string">
            <text:p>403</text:p>
          </table:table-cell>
          <table:table-cell table:number-columns-repeated="1019"/>
        </table:table-row>
        <table:table-row table:style-name="ro13">
          <table:table-cell table:style-name="ce7" table:formula="of:=[.A418]+7" office:value-type="date" office:date-value="2027-09-29" calcext:value-type="date">
            <text:p>2027-09-29</text:p>
          </table:table-cell>
          <table:table-cell table:style-name="ce12" table:formula="of:=(-cpcu)*[.E419]+[.D419]" office:value-type="currency" office:currency="EUR" office:value="77820500" calcext:value-type="currency">
            <text:p>77 820 500 €</text:p>
          </table:table-cell>
          <table:table-cell table:style-name="ce12" table:formula="of:=financ-custoprot-custofab+[.B419]" office:value-type="currency" office:currency="EUR" office:value="78520500" calcext:value-type="currency">
            <text:p>78 520 500 €</text:p>
          </table:table-cell>
          <table:table-cell table:style-name="ce12" table:formula="of:=(qtdoses*pvpdose*7)*[.E419]+[.D418]" office:value-type="currency" office:currency="EUR" office:value="85900500" calcext:value-type="currency">
            <text:p>85 900 500 €</text:p>
          </table:table-cell>
          <table:table-cell table:style-name="ce20" office:value-type="string" calcext:value-type="string">
            <text:p>404</text:p>
          </table:table-cell>
          <table:table-cell table:number-columns-repeated="1019"/>
        </table:table-row>
        <table:table-row table:style-name="ro13">
          <table:table-cell table:style-name="ce7" table:formula="of:=[.A419]+7" office:value-type="date" office:date-value="2027-10-06" calcext:value-type="date">
            <text:p>2027-10-06</text:p>
          </table:table-cell>
          <table:table-cell table:style-name="ce12" table:formula="of:=(-cpcu)*[.E420]+[.D420]" office:value-type="currency" office:currency="EUR" office:value="78225750" calcext:value-type="currency">
            <text:p>78 225 750 €</text:p>
          </table:table-cell>
          <table:table-cell table:style-name="ce12" table:formula="of:=financ-custoprot-custofab+[.B420]" office:value-type="currency" office:currency="EUR" office:value="78925750" calcext:value-type="currency">
            <text:p>78 925 750 €</text:p>
          </table:table-cell>
          <table:table-cell table:style-name="ce12" table:formula="of:=(qtdoses*pvpdose*7)*[.E420]+[.D419]" office:value-type="currency" office:currency="EUR" office:value="86325750" calcext:value-type="currency">
            <text:p>86 325 750 €</text:p>
          </table:table-cell>
          <table:table-cell table:style-name="ce20" office:value-type="string" calcext:value-type="string">
            <text:p>405</text:p>
          </table:table-cell>
          <table:table-cell table:number-columns-repeated="1019"/>
        </table:table-row>
        <table:table-row table:style-name="ro13">
          <table:table-cell table:style-name="ce7" table:formula="of:=[.A420]+7" office:value-type="date" office:date-value="2027-10-13" calcext:value-type="date">
            <text:p>2027-10-13</text:p>
          </table:table-cell>
          <table:table-cell table:style-name="ce12" table:formula="of:=(-cpcu)*[.E421]+[.D421]" office:value-type="currency" office:currency="EUR" office:value="78632050" calcext:value-type="currency">
            <text:p>78 632 050 €</text:p>
          </table:table-cell>
          <table:table-cell table:style-name="ce12" table:formula="of:=financ-custoprot-custofab+[.B421]" office:value-type="currency" office:currency="EUR" office:value="79332050" calcext:value-type="currency">
            <text:p>79 332 050 €</text:p>
          </table:table-cell>
          <table:table-cell table:style-name="ce12" table:formula="of:=(qtdoses*pvpdose*7)*[.E421]+[.D420]" office:value-type="currency" office:currency="EUR" office:value="86752050" calcext:value-type="currency">
            <text:p>86 752 050 €</text:p>
          </table:table-cell>
          <table:table-cell table:style-name="ce20" office:value-type="string" calcext:value-type="string">
            <text:p>406</text:p>
          </table:table-cell>
          <table:table-cell table:number-columns-repeated="1019"/>
        </table:table-row>
        <table:table-row table:style-name="ro14" table:number-rows-repeated="66">
          <table:table-cell table:number-columns-repeated="2"/>
          <table:table-cell table:style-name="ce19"/>
          <table:table-cell table:number-columns-repeated="1021"/>
        </table:table-row>
        <table:table-row table:style-name="ro14" table:number-rows-repeated="104808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range table:name="cpcu" table:base-cell-address="$Sheet1.$A$1" table:cell-range-address="$Sheet1.$C$4"/>
        <table:named-range table:name="custofab" table:base-cell-address="$Sheet1.$C$3" table:cell-range-address="$Sheet1.$C$3"/>
        <table:named-range table:name="custoprot" table:base-cell-address="$Sheet1.$C$2" table:cell-range-address="$Sheet1.$C$2"/>
        <table:named-range table:name="financ" table:base-cell-address="$Sheet1.$A$1" table:cell-range-address="$Sheet1.$C$1"/>
        <table:named-range table:name="pvpdose" table:base-cell-address="$Sheet1.$C$6" table:cell-range-address="$Sheet1.$C$7"/>
        <table:named-range table:name="qtdose" table:base-cell-address="$Sheet1.$C$5" table:cell-range-address="$Sheet1.$C$6"/>
        <table:named-range table:name="qtdoses" table:base-cell-address="$Sheet1.$C$5" table:cell-range-address="$Sheet1.$C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5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2P0"/>
    </number:currency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54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pt" number:country="PT">€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€</number:currency-symbol>
      <style:map style:condition="value()&gt;=0" style:apply-style-name="N156P0"/>
    </number:currency-style>
    <number:date-style style:name="N10121" number:language="pt" number:country="PT"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-00-0000</text:date>, <text:time style:data-style-name="N2" text:time-value="19:50:27.0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22:47:30.716000000</dc:date>
    <meta:editing-duration>P4DT20H1M46S</meta:editing-duration>
    <meta:editing-cycles>18</meta:editing-cycles>
    <meta:generator>LibreOffice/6.2.4.2$Windows_X86_64 LibreOffice_project/2412653d852ce75f65fbfa83fb7e7b669a126d64</meta:generator>
    <meta:document-statistic meta:table-count="1" meta:cell-count="2053" meta:object-count="0"/>
  </office:meta>
</office:document-meta>
</file>